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18" style:family="table-column">
      <style:table-column-properties fo:break-before="auto" style:column-width="0.9752in"/>
    </style:style>
    <style:style style:name="co19" style:family="table-column">
      <style:table-column-properties fo:break-before="auto" style:column-width="0.7827in"/>
    </style:style>
    <style:style style:name="co20" style:family="table-column">
      <style:table-column-properties fo:break-before="auto" style:column-width="1.522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1.0752in"/>
    </style:style>
    <style:style style:name="co26" style:family="table-column">
      <style:table-column-properties fo:break-before="auto" style:column-width="0.9783in"/>
    </style:style>
    <style:style style:name="co27" style:family="table-column">
      <style:table-column-properties fo:break-before="auto" style:column-width="1.0929in"/>
    </style:style>
    <style:style style:name="co28" style:family="table-column">
      <style:table-column-properties fo:break-before="auto" style:column-width="1.0862in"/>
    </style:style>
    <style:style style:name="co29" style:family="table-column">
      <style:table-column-properties fo:break-before="auto" style:column-width="0.8181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2681in"/>
    </style:style>
    <style:style style:name="co32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table:table-column table:style-name="co4" table:default-cell-style-name="Default"/>
        <table:table-column table:style-name="co2" table:default-cell-style-name="Default"/>
        <table:table-column table:style-name="co21" table:default-cell-style-name="ce19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Armor Reduction</text:p>
          </table:table-cell>
          <table:table-cell table:style-name="ce15" office:value-type="string" calcext:value-type="string">
            <text:p>Physical Resist Reduction</text:p>
          </table:table-cell>
          <table:table-cell table:style-name="ce15" office:value-type="string" calcext:value-type="string">
            <text:p>Flay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office:forms form:automatic-focus="false" form:apply-design-mode="false"/>
        <table:table-column table:style-name="co4" table:default-cell-style-name="Default"/>
        <table:table-column table:style-name="co9" table:default-cell-style-name="ce20"/>
        <table:table-column table:style-name="co23" table:default-cell-style-name="ce21"/>
        <table:table-column table:style-name="co24" table:default-cell-style-name="ce20"/>
        <table:table-column table:style-name="co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([.$G$2] * ([.A2]-1)^2 + ([.A2]-1) * [.$G$3]) * [.$G$1]) + [.$G$1]" office:value-type="float" office:value="100000" calcext:value-type="float">
            <text:p>100,000</text:p>
          </table:table-cell>
          <table:table-cell/>
          <table:table-cell table:formula="of:=[.B2]" office:value-type="float" office:value="100000" calcext:value-type="float">
            <text:p>1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([.$G$2] * ([.A3]-1)^2 + ([.A3]-1) * [.$G$3]) * [.$G$1]) + [.$G$1]" office:value-type="float" office:value="400000" calcext:value-type="float">
            <text:p>400,000</text:p>
          </table:table-cell>
          <table:table-cell table:formula="of:=[.B3]/[.B2]" office:value-type="float" office:value="4" calcext:value-type="float">
            <text:p>4.0000</text:p>
          </table:table-cell>
          <table:table-cell table:formula="of:=[.B3]+[.D2]" office:value-type="float" office:value="500000" calcext:value-type="float">
            <text:p>5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([.$G$2] * ([.A4]-1)^2 + ([.A4]-1) * [.$G$3]) * [.$G$1]) + [.$G$1]" office:value-type="float" office:value="1100000" calcext:value-type="float">
            <text:p>1,100,000</text:p>
          </table:table-cell>
          <table:table-cell table:formula="of:=[.B4]/[.B3]" office:value-type="float" office:value="2.75" calcext:value-type="float">
            <text:p>2.7500</text:p>
          </table:table-cell>
          <table:table-cell table:formula="of:=[.B4]+[.D3]" office:value-type="float" office:value="1600000" calcext:value-type="float">
            <text:p>1,600,000</text:p>
          </table:table-cell>
          <table:table-cell/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([.$G$2] * ([.A5]-1)^2 + ([.A5]-1) * [.$G$3]) * [.$G$1]) + [.$G$1]" office:value-type="float" office:value="2200000" calcext:value-type="float">
            <text:p>2,200,000</text:p>
          </table:table-cell>
          <table:table-cell table:formula="of:=[.B5]/[.B4]" office:value-type="float" office:value="2" calcext:value-type="float">
            <text:p>2.0000</text:p>
          </table:table-cell>
          <table:table-cell table:formula="of:=[.B5]+[.D4]" office:value-type="float" office:value="3800000" calcext:value-type="float">
            <text:p>3,8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([.$G$2] * ([.A6]-1)^2 + ([.A6]-1) * [.$G$3]) * [.$G$1]) + [.$G$1]" office:value-type="float" office:value="3700000" calcext:value-type="float">
            <text:p>3,700,000</text:p>
          </table:table-cell>
          <table:table-cell table:formula="of:=[.B6]/[.B5]" office:value-type="float" office:value="1.68181818181818" calcext:value-type="float">
            <text:p>1.6818</text:p>
          </table:table-cell>
          <table:table-cell table:formula="of:=[.B6]+[.D5]" office:value-type="float" office:value="7500000" calcext:value-type="float">
            <text:p>7,5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([.$G$2] * ([.A7]-1)^2 + ([.A7]-1) * [.$G$3]) * [.$G$1]) + [.$G$1]" office:value-type="float" office:value="5600000" calcext:value-type="float">
            <text:p>5,600,000</text:p>
          </table:table-cell>
          <table:table-cell table:formula="of:=[.B7]/[.B6]" office:value-type="float" office:value="1.51351351351351" calcext:value-type="float">
            <text:p>1.5135</text:p>
          </table:table-cell>
          <table:table-cell table:formula="of:=[.B7]+[.D6]" office:value-type="float" office:value="13100000" calcext:value-type="float">
            <text:p>13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([.$G$2] * ([.A8]-1)^2 + ([.A8]-1) * [.$G$3]) * [.$G$1]) + [.$G$1]" office:value-type="float" office:value="7900000" calcext:value-type="float">
            <text:p>7,900,000</text:p>
          </table:table-cell>
          <table:table-cell table:formula="of:=[.B8]/[.B7]" office:value-type="float" office:value="1.41071428571429" calcext:value-type="float">
            <text:p>1.4107</text:p>
          </table:table-cell>
          <table:table-cell table:formula="of:=[.B8]+[.D7]" office:value-type="float" office:value="21000000" calcext:value-type="float">
            <text:p>21,0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([.$G$2] * ([.A9]-1)^2 + ([.A9]-1) * [.$G$3]) * [.$G$1]) + [.$G$1]" office:value-type="float" office:value="10600000" calcext:value-type="float">
            <text:p>10,600,000</text:p>
          </table:table-cell>
          <table:table-cell table:formula="of:=[.B9]/[.B8]" office:value-type="float" office:value="1.34177215189873" calcext:value-type="float">
            <text:p>1.3418</text:p>
          </table:table-cell>
          <table:table-cell table:formula="of:=[.B9]+[.D8]" office:value-type="float" office:value="31600000" calcext:value-type="float">
            <text:p>31,6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([.$G$2] * ([.A10]-1)^2 + ([.A10]-1) * [.$G$3]) * [.$G$1]) + [.$G$1]" office:value-type="float" office:value="13700000" calcext:value-type="float">
            <text:p>13,700,000</text:p>
          </table:table-cell>
          <table:table-cell table:formula="of:=[.B10]/[.B9]" office:value-type="float" office:value="1.29245283018868" calcext:value-type="float">
            <text:p>1.2925</text:p>
          </table:table-cell>
          <table:table-cell table:formula="of:=[.B10]+[.D9]" office:value-type="float" office:value="45300000" calcext:value-type="float">
            <text:p>45,3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$G$2] * ([.A11]-1)^2 + ([.A11]-1) * [.$G$3]) * [.$G$1]) + [.$G$1]" office:value-type="float" office:value="17200000" calcext:value-type="float">
            <text:p>17,200,000</text:p>
          </table:table-cell>
          <table:table-cell table:formula="of:=[.B11]/[.B10]" office:value-type="float" office:value="1.25547445255474" calcext:value-type="float">
            <text:p>1.2555</text:p>
          </table:table-cell>
          <table:table-cell table:formula="of:=[.B11]+[.D10]" office:value-type="float" office:value="62500000" calcext:value-type="float">
            <text:p>62,5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([.$G$2] * ([.A12]-1)^2 + ([.A12]-1) * [.$G$3]) * [.$G$1]) + [.$G$1]" office:value-type="float" office:value="21100000" calcext:value-type="float">
            <text:p>21,100,000</text:p>
          </table:table-cell>
          <table:table-cell table:formula="of:=[.B12]/[.B11]" office:value-type="float" office:value="1.22674418604651" calcext:value-type="float">
            <text:p>1.2267</text:p>
          </table:table-cell>
          <table:table-cell table:formula="of:=[.B12]+[.D11]" office:value-type="float" office:value="83600000" calcext:value-type="float">
            <text:p>83,6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([.$G$2] * ([.A13]-1)^2 + ([.A13]-1) * [.$G$3]) * [.$G$1]) + [.$G$1]" office:value-type="float" office:value="25400000" calcext:value-type="float">
            <text:p>25,400,000</text:p>
          </table:table-cell>
          <table:table-cell table:formula="of:=[.B13]/[.B12]" office:value-type="float" office:value="1.20379146919431" calcext:value-type="float">
            <text:p>1.2038</text:p>
          </table:table-cell>
          <table:table-cell table:formula="of:=[.B13]+[.D12]" office:value-type="float" office:value="109000000" calcext:value-type="float">
            <text:p>109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([.$G$2] * ([.A14]-1)^2 + ([.A14]-1) * [.$G$3]) * [.$G$1]) + [.$G$1]" office:value-type="float" office:value="30100000" calcext:value-type="float">
            <text:p>30,100,000</text:p>
          </table:table-cell>
          <table:table-cell table:formula="of:=[.B14]/[.B13]" office:value-type="float" office:value="1.18503937007874" calcext:value-type="float">
            <text:p>1.1850</text:p>
          </table:table-cell>
          <table:table-cell table:formula="of:=[.B14]+[.D13]" office:value-type="float" office:value="139100000" calcext:value-type="float">
            <text:p>139,1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([.$G$2] * ([.A15]-1)^2 + ([.A15]-1) * [.$G$3]) * [.$G$1]) + [.$G$1]" office:value-type="float" office:value="35200000" calcext:value-type="float">
            <text:p>35,200,000</text:p>
          </table:table-cell>
          <table:table-cell table:formula="of:=[.B15]/[.B14]" office:value-type="float" office:value="1.16943521594684" calcext:value-type="float">
            <text:p>1.1694</text:p>
          </table:table-cell>
          <table:table-cell table:formula="of:=[.B15]+[.D14]" office:value-type="float" office:value="174300000" calcext:value-type="float">
            <text:p>174,3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$G$2] * ([.A16]-1)^2 + ([.A16]-1) * [.$G$3]) * [.$G$1]) + [.$G$1]" office:value-type="float" office:value="40700000" calcext:value-type="float">
            <text:p>40,700,000</text:p>
          </table:table-cell>
          <table:table-cell table:formula="of:=[.B16]/[.B15]" office:value-type="float" office:value="1.15625" calcext:value-type="float">
            <text:p>1.1563</text:p>
          </table:table-cell>
          <table:table-cell table:formula="of:=[.B16]+[.D15]" office:value-type="float" office:value="215000000" calcext:value-type="float">
            <text:p>215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([.$G$2] * ([.A17]-1)^2 + ([.A17]-1) * [.$G$3]) * [.$G$1]) + [.$G$1]" office:value-type="float" office:value="46600000" calcext:value-type="float">
            <text:p>46,600,000</text:p>
          </table:table-cell>
          <table:table-cell table:formula="of:=[.B17]/[.B16]" office:value-type="float" office:value="1.14496314496315" calcext:value-type="float">
            <text:p>1.1450</text:p>
          </table:table-cell>
          <table:table-cell table:formula="of:=[.B17]+[.D16]" office:value-type="float" office:value="261600000" calcext:value-type="float">
            <text:p>261,6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([.$G$2] * ([.A18]-1)^2 + ([.A18]-1) * [.$G$3]) * [.$G$1]) + [.$G$1]" office:value-type="float" office:value="52900000" calcext:value-type="float">
            <text:p>52,900,000</text:p>
          </table:table-cell>
          <table:table-cell table:formula="of:=[.B18]/[.B17]" office:value-type="float" office:value="1.13519313304721" calcext:value-type="float">
            <text:p>1.1352</text:p>
          </table:table-cell>
          <table:table-cell table:formula="of:=[.B18]+[.D17]" office:value-type="float" office:value="314500000" calcext:value-type="float">
            <text:p>314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([.$G$2] * ([.A19]-1)^2 + ([.A19]-1) * [.$G$3]) * [.$G$1]) + [.$G$1]" office:value-type="float" office:value="59600000" calcext:value-type="float">
            <text:p>59,600,000</text:p>
          </table:table-cell>
          <table:table-cell table:formula="of:=[.B19]/[.B18]" office:value-type="float" office:value="1.12665406427221" calcext:value-type="float">
            <text:p>1.1267</text:p>
          </table:table-cell>
          <table:table-cell table:formula="of:=[.B19]+[.D18]" office:value-type="float" office:value="374100000" calcext:value-type="float">
            <text:p>374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([.$G$2] * ([.A20]-1)^2 + ([.A20]-1) * [.$G$3]) * [.$G$1]) + [.$G$1]" office:value-type="float" office:value="66700000" calcext:value-type="float">
            <text:p>66,700,000</text:p>
          </table:table-cell>
          <table:table-cell table:formula="of:=[.B20]/[.B19]" office:value-type="float" office:value="1.11912751677852" calcext:value-type="float">
            <text:p>1.1191</text:p>
          </table:table-cell>
          <table:table-cell table:formula="of:=[.B20]+[.D19]" office:value-type="float" office:value="440800000" calcext:value-type="float">
            <text:p>440,8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$G$2] * ([.A21]-1)^2 + ([.A21]-1) * [.$G$3]) * [.$G$1]) + [.$G$1]" office:value-type="float" office:value="74200000" calcext:value-type="float">
            <text:p>74,200,000</text:p>
          </table:table-cell>
          <table:table-cell table:formula="of:=[.B21]/[.B20]" office:value-type="float" office:value="1.11244377811094" calcext:value-type="float">
            <text:p>1.1124</text:p>
          </table:table-cell>
          <table:table-cell table:formula="of:=[.B21]+[.D20]" office:value-type="float" office:value="515000000" calcext:value-type="float">
            <text:p>515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([.$G$2] * ([.A22]-1)^2 + ([.A22]-1) * [.$G$3]) * [.$G$1]) + [.$G$1]" office:value-type="float" office:value="82100000" calcext:value-type="float">
            <text:p>82,100,000</text:p>
          </table:table-cell>
          <table:table-cell table:formula="of:=[.B22]/[.B21]" office:value-type="float" office:value="1.10646900269542" calcext:value-type="float">
            <text:p>1.1065</text:p>
          </table:table-cell>
          <table:table-cell table:formula="of:=[.B22]+[.D21]" office:value-type="float" office:value="597100000" calcext:value-type="float">
            <text:p>597,1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([.$G$2] * ([.A23]-1)^2 + ([.A23]-1) * [.$G$3]) * [.$G$1]) + [.$G$1]" office:value-type="float" office:value="90400000" calcext:value-type="float">
            <text:p>90,400,000</text:p>
          </table:table-cell>
          <table:table-cell table:formula="of:=[.B23]/[.B22]" office:value-type="float" office:value="1.10109622411693" calcext:value-type="float">
            <text:p>1.1011</text:p>
          </table:table-cell>
          <table:table-cell table:formula="of:=[.B23]+[.D22]" office:value-type="float" office:value="687500000" calcext:value-type="float">
            <text:p>687,5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([.$G$2] * ([.A24]-1)^2 + ([.A24]-1) * [.$G$3]) * [.$G$1]) + [.$G$1]" office:value-type="float" office:value="99100000" calcext:value-type="float">
            <text:p>99,100,000</text:p>
          </table:table-cell>
          <table:table-cell table:formula="of:=[.B24]/[.B23]" office:value-type="float" office:value="1.0962389380531" calcext:value-type="float">
            <text:p>1.0962</text:p>
          </table:table-cell>
          <table:table-cell table:formula="of:=[.B24]+[.D23]" office:value-type="float" office:value="786600000" calcext:value-type="float">
            <text:p>786,6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([.$G$2] * ([.A25]-1)^2 + ([.A25]-1) * [.$G$3]) * [.$G$1]) + [.$G$1]" office:value-type="float" office:value="108200000" calcext:value-type="float">
            <text:p>108,200,000</text:p>
          </table:table-cell>
          <table:table-cell table:formula="of:=[.B25]/[.B24]" office:value-type="float" office:value="1.09182643794147" calcext:value-type="float">
            <text:p>1.0918</text:p>
          </table:table-cell>
          <table:table-cell table:formula="of:=[.B25]+[.D24]" office:value-type="float" office:value="894800000" calcext:value-type="float">
            <text:p>894,8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$G$2] * ([.A26]-1)^2 + ([.A26]-1) * [.$G$3]) * [.$G$1]) + [.$G$1]" office:value-type="float" office:value="117700000" calcext:value-type="float">
            <text:p>117,700,000</text:p>
          </table:table-cell>
          <table:table-cell table:formula="of:=[.B26]/[.B25]" office:value-type="float" office:value="1.08780036968577" calcext:value-type="float">
            <text:p>1.0878</text:p>
          </table:table-cell>
          <table:table-cell table:formula="of:=[.B26]+[.D25]" office:value-type="float" office:value="1012500000" calcext:value-type="float">
            <text:p>1,012,5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0" calcext:value-type="float">
            <text:p>10000000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$G$2] * ([.A27]-1)^2 + ([.A27]-1) * [.$G$3]) * [.$G$1]) + [.$G$1]" office:value-type="float" office:value="127600000" calcext:value-type="float">
            <text:p>127,600,000</text:p>
          </table:table-cell>
          <table:table-cell table:formula="of:=[.B27]/[.B26]" office:value-type="float" office:value="1.08411214953271" calcext:value-type="float">
            <text:p>1.0841</text:p>
          </table:table-cell>
          <table:table-cell table:formula="of:=[.B27]+[.D26]" office:value-type="float" office:value="1140100000" calcext:value-type="float">
            <text:p>1,140,1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$G$2] * ([.A28]-1)^2 + ([.A28]-1) * [.$G$3]) * [.$G$1]) + [.$G$1]" office:value-type="float" office:value="137900000" calcext:value-type="float">
            <text:p>137,900,000</text:p>
          </table:table-cell>
          <table:table-cell table:formula="of:=[.B28]/[.B27]" office:value-type="float" office:value="1.0807210031348" calcext:value-type="float">
            <text:p>1.0807</text:p>
          </table:table-cell>
          <table:table-cell table:formula="of:=[.B28]+[.D27]" office:value-type="float" office:value="1278000000" calcext:value-type="float">
            <text:p>1,278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$G$2] * ([.A29]-1)^2 + ([.A29]-1) * [.$G$3]) * [.$G$1]) + [.$G$1]" office:value-type="float" office:value="148600000" calcext:value-type="float">
            <text:p>148,600,000</text:p>
          </table:table-cell>
          <table:table-cell table:formula="of:=[.B29]/[.B28]" office:value-type="float" office:value="1.07759245830312" calcext:value-type="float">
            <text:p>1.0776</text:p>
          </table:table-cell>
          <table:table-cell table:formula="of:=[.B29]+[.D28]" office:value-type="float" office:value="1426600000" calcext:value-type="float">
            <text:p>1,426,600,000</text:p>
          </table:table-cell>
          <table:table-cell table:number-columns-repeated="4"/>
          <table:table-cell table:style-name="ce15" office:value-type="string" calcext:value-type="string">
            <text:p>soul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([.$G$2] * ([.A30]-1)^2 + ([.A30]-1) * [.$G$3]) * [.$G$1]) + [.$G$1]" office:value-type="float" office:value="159700000" calcext:value-type="float">
            <text:p>159,700,000</text:p>
          </table:table-cell>
          <table:table-cell table:formula="of:=[.B30]/[.B29]" office:value-type="float" office:value="1.07469717362046" calcext:value-type="float">
            <text:p>1.0747</text:p>
          </table:table-cell>
          <table:table-cell table:formula="of:=[.B30]+[.D29]" office:value-type="float" office:value="1586300000" calcext:value-type="float">
            <text:p>1,586,3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$G$2] * ([.A31]-1)^2 + ([.A31]-1) * [.$G$3]) * [.$G$1]) + [.$G$1]" office:value-type="float" office:value="171200000" calcext:value-type="float">
            <text:p>171,200,000</text:p>
          </table:table-cell>
          <table:table-cell table:formula="of:=[.B31]/[.B30]" office:value-type="float" office:value="1.07201001878522" calcext:value-type="float">
            <text:p>1.0720</text:p>
          </table:table-cell>
          <table:table-cell table:formula="of:=[.B31]+[.D30]" office:value-type="float" office:value="1757500000" calcext:value-type="float">
            <text:p>1,757,5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$G$2] * ([.A32]-1)^2 + ([.A32]-1) * [.$G$3]) * [.$G$1]) + [.$G$1]" office:value-type="float" office:value="183100000" calcext:value-type="float">
            <text:p>183,100,000</text:p>
          </table:table-cell>
          <table:table-cell table:formula="of:=[.B32]/[.B31]" office:value-type="float" office:value="1.06950934579439" calcext:value-type="float">
            <text:p>1.0695</text:p>
          </table:table-cell>
          <table:table-cell table:formula="of:=[.B32]+[.D31]" office:value-type="float" office:value="1940600000" calcext:value-type="float">
            <text:p>1,940,600,00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$G$2] * ([.A33]-1)^2 + ([.A33]-1) * [.$G$3]) * [.$G$1]) + [.$G$1]" office:value-type="float" office:value="195400000" calcext:value-type="float">
            <text:p>195,400,000</text:p>
          </table:table-cell>
          <table:table-cell table:formula="of:=[.B33]/[.B32]" office:value-type="float" office:value="1.06717640633534" calcext:value-type="float">
            <text:p>1.0672</text:p>
          </table:table-cell>
          <table:table-cell table:formula="of:=[.B33]+[.D32]" office:value-type="float" office:value="2136000000" calcext:value-type="float">
            <text:p>2,136,000,000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$G$2] * ([.A34]-1)^2 + ([.A34]-1) * [.$G$3]) * [.$G$1]) + [.$G$1]" office:value-type="float" office:value="208100000" calcext:value-type="float">
            <text:p>208,100,000</text:p>
          </table:table-cell>
          <table:table-cell table:formula="of:=[.B34]/[.B33]" office:value-type="float" office:value="1.06499488229273" calcext:value-type="float">
            <text:p>1.0650</text:p>
          </table:table-cell>
          <table:table-cell table:formula="of:=[.B34]+[.D33]" office:value-type="float" office:value="2344100000" calcext:value-type="float">
            <text:p>2,344,100,0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$G$2] * ([.A35]-1)^2 + ([.A35]-1) * [.$G$3]) * [.$G$1]) + [.$G$1]" office:value-type="float" office:value="221200000" calcext:value-type="float">
            <text:p>221,200,000</text:p>
          </table:table-cell>
          <table:table-cell table:formula="of:=[.B35]/[.B34]" office:value-type="float" office:value="1.06295050456511" calcext:value-type="float">
            <text:p>1.0630</text:p>
          </table:table-cell>
          <table:table-cell table:formula="of:=[.B35]+[.D34]" office:value-type="float" office:value="2565300000" calcext:value-type="float">
            <text:p>2,565,300,000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$G$2] * ([.A36]-1)^2 + ([.A36]-1) * [.$G$3]) * [.$G$1]) + [.$G$1]" office:value-type="float" office:value="234700000" calcext:value-type="float">
            <text:p>234,700,000</text:p>
          </table:table-cell>
          <table:table-cell table:formula="of:=[.B36]/[.B35]" office:value-type="float" office:value="1.06103074141049" calcext:value-type="float">
            <text:p>1.0610</text:p>
          </table:table-cell>
          <table:table-cell table:formula="of:=[.B36]+[.D35]" office:value-type="float" office:value="2800000000" calcext:value-type="float">
            <text:p>2,800,000,000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$G$2] * ([.A37]-1)^2 + ([.A37]-1) * [.$G$3]) * [.$G$1]) + [.$G$1]" office:value-type="float" office:value="248600000" calcext:value-type="float">
            <text:p>248,600,000</text:p>
          </table:table-cell>
          <table:table-cell table:formula="of:=[.B37]/[.B36]" office:value-type="float" office:value="1.05922454196847" calcext:value-type="float">
            <text:p>1.0592</text:p>
          </table:table-cell>
          <table:table-cell table:formula="of:=[.B37]+[.D36]" office:value-type="float" office:value="3048600000" calcext:value-type="float">
            <text:p>3,048,600,00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$G$2] * ([.A38]-1)^2 + ([.A38]-1) * [.$G$3]) * [.$G$1]) + [.$G$1]" office:value-type="float" office:value="262900000" calcext:value-type="float">
            <text:p>262,900,000</text:p>
          </table:table-cell>
          <table:table-cell table:formula="of:=[.B38]/[.B37]" office:value-type="float" office:value="1.05752212389381" calcext:value-type="float">
            <text:p>1.0575</text:p>
          </table:table-cell>
          <table:table-cell table:formula="of:=[.B38]+[.D37]" office:value-type="float" office:value="3311500000" calcext:value-type="float">
            <text:p>3,311,500,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$G$2] * ([.A39]-1)^2 + ([.A39]-1) * [.$G$3]) * [.$G$1]) + [.$G$1]" office:value-type="float" office:value="277600000" calcext:value-type="float">
            <text:p>277,600,000</text:p>
          </table:table-cell>
          <table:table-cell table:formula="of:=[.B39]/[.B38]" office:value-type="float" office:value="1.05591479650057" calcext:value-type="float">
            <text:p>1.0559</text:p>
          </table:table-cell>
          <table:table-cell table:formula="of:=[.B39]+[.D38]" office:value-type="float" office:value="3589100000" calcext:value-type="float">
            <text:p>3,589,100,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$G$2] * ([.A40]-1)^2 + ([.A40]-1) * [.$G$3]) * [.$G$1]) + [.$G$1]" office:value-type="float" office:value="292700000" calcext:value-type="float">
            <text:p>292,700,000</text:p>
          </table:table-cell>
          <table:table-cell table:formula="of:=[.B40]/[.B39]" office:value-type="float" office:value="1.05439481268012" calcext:value-type="float">
            <text:p>1.0544</text:p>
          </table:table-cell>
          <table:table-cell table:formula="of:=[.B40]+[.D39]" office:value-type="float" office:value="3881800000" calcext:value-type="float">
            <text:p>3,881,800,00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$G$2] * ([.A41]-1)^2 + ([.A41]-1) * [.$G$3]) * [.$G$1]) + [.$G$1]" office:value-type="float" office:value="308200000" calcext:value-type="float">
            <text:p>308,200,000</text:p>
          </table:table-cell>
          <table:table-cell table:formula="of:=[.B41]/[.B40]" office:value-type="float" office:value="1.05295524427742" calcext:value-type="float">
            <text:p>1.0530</text:p>
          </table:table-cell>
          <table:table-cell table:formula="of:=[.B41]+[.D40]" office:value-type="float" office:value="4190000000" calcext:value-type="float">
            <text:p>4,190,000,0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$G$2] * ([.A42]-1)^2 + ([.A42]-1) * [.$G$3]) * [.$G$1]) + [.$G$1]" office:value-type="float" office:value="324100000" calcext:value-type="float">
            <text:p>324,100,000</text:p>
          </table:table-cell>
          <table:table-cell table:formula="of:=[.B42]/[.B41]" office:value-type="float" office:value="1.05158987670344" calcext:value-type="float">
            <text:p>1.0516</text:p>
          </table:table-cell>
          <table:table-cell table:formula="of:=[.B42]+[.D41]" office:value-type="float" office:value="4514100000" calcext:value-type="float">
            <text:p>4,514,100,00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$G$2] * ([.A43]-1)^2 + ([.A43]-1) * [.$G$3]) * [.$G$1]) + [.$G$1]" office:value-type="float" office:value="340400000" calcext:value-type="float">
            <text:p>340,400,000</text:p>
          </table:table-cell>
          <table:table-cell table:formula="of:=[.B43]/[.B42]" office:value-type="float" office:value="1.05029311940759" calcext:value-type="float">
            <text:p>1.0503</text:p>
          </table:table-cell>
          <table:table-cell table:formula="of:=[.B43]+[.D42]" office:value-type="float" office:value="4854500000" calcext:value-type="float">
            <text:p>4,854,500,00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$G$2] * ([.A44]-1)^2 + ([.A44]-1) * [.$G$3]) * [.$G$1]) + [.$G$1]" office:value-type="float" office:value="357100000" calcext:value-type="float">
            <text:p>357,100,000</text:p>
          </table:table-cell>
          <table:table-cell table:formula="of:=[.B44]/[.B43]" office:value-type="float" office:value="1.04905992949471" calcext:value-type="float">
            <text:p>1.0491</text:p>
          </table:table-cell>
          <table:table-cell table:formula="of:=[.B44]+[.D43]" office:value-type="float" office:value="5211600000" calcext:value-type="float">
            <text:p>5,211,600,0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$G$2] * ([.A45]-1)^2 + ([.A45]-1) * [.$G$3]) * [.$G$1]) + [.$G$1]" office:value-type="float" office:value="374200000" calcext:value-type="float">
            <text:p>374,200,000</text:p>
          </table:table-cell>
          <table:table-cell table:formula="of:=[.B45]/[.B44]" office:value-type="float" office:value="1.04788574628955" calcext:value-type="float">
            <text:p>1.0479</text:p>
          </table:table-cell>
          <table:table-cell table:formula="of:=[.B45]+[.D44]" office:value-type="float" office:value="5585800000" calcext:value-type="float">
            <text:p>5,585,800,000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$G$2] * ([.A46]-1)^2 + ([.A46]-1) * [.$G$3]) * [.$G$1]) + [.$G$1]" office:value-type="float" office:value="391700000" calcext:value-type="float">
            <text:p>391,700,000</text:p>
          </table:table-cell>
          <table:table-cell table:formula="of:=[.B46]/[.B45]" office:value-type="float" office:value="1.04676643506146" calcext:value-type="float">
            <text:p>1.0468</text:p>
          </table:table-cell>
          <table:table-cell table:formula="of:=[.B46]+[.D45]" office:value-type="float" office:value="5977500000" calcext:value-type="float">
            <text:p>5,977,500,00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$G$2] * ([.A47]-1)^2 + ([.A47]-1) * [.$G$3]) * [.$G$1]) + [.$G$1]" office:value-type="float" office:value="409600000" calcext:value-type="float">
            <text:p>409,600,000</text:p>
          </table:table-cell>
          <table:table-cell table:formula="of:=[.B47]/[.B46]" office:value-type="float" office:value="1.04569823844779" calcext:value-type="float">
            <text:p>1.0457</text:p>
          </table:table-cell>
          <table:table-cell table:formula="of:=[.B47]+[.D46]" office:value-type="float" office:value="6387100000" calcext:value-type="float">
            <text:p>6,387,100,000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([.$G$2] * ([.A48]-1)^2 + ([.A48]-1) * [.$G$3]) * [.$G$1]) + [.$G$1]" office:value-type="float" office:value="427900000" calcext:value-type="float">
            <text:p>427,900,000</text:p>
          </table:table-cell>
          <table:table-cell table:formula="of:=[.B48]/[.B47]" office:value-type="float" office:value="1.044677734375" calcext:value-type="float">
            <text:p>1.0447</text:p>
          </table:table-cell>
          <table:table-cell table:formula="of:=[.B48]+[.D47]" office:value-type="float" office:value="6815000000" calcext:value-type="float">
            <text:p>6,815,000,000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([.$G$2] * ([.A49]-1)^2 + ([.A49]-1) * [.$G$3]) * [.$G$1]) + [.$G$1]" office:value-type="float" office:value="446600000" calcext:value-type="float">
            <text:p>446,600,000</text:p>
          </table:table-cell>
          <table:table-cell table:formula="of:=[.B49]/[.B48]" office:value-type="float" office:value="1.04370179948586" calcext:value-type="float">
            <text:p>1.0437</text:p>
          </table:table-cell>
          <table:table-cell table:formula="of:=[.B49]+[.D48]" office:value-type="float" office:value="7261600000" calcext:value-type="float">
            <text:p>7,261,600,000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([.$G$2] * ([.A50]-1)^2 + ([.A50]-1) * [.$G$3]) * [.$G$1]) + [.$G$1]" office:value-type="float" office:value="465700000" calcext:value-type="float">
            <text:p>465,700,000</text:p>
          </table:table-cell>
          <table:table-cell table:formula="of:=[.B50]/[.B49]" office:value-type="float" office:value="1.04276757725034" calcext:value-type="float">
            <text:p>1.0428</text:p>
          </table:table-cell>
          <table:table-cell table:formula="of:=[.B50]+[.D49]" office:value-type="float" office:value="7727300000" calcext:value-type="float">
            <text:p>7,727,300,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$G$2] * ([.A51]-1)^2 + ([.A51]-1) * [.$G$3]) * [.$G$1]) + [.$G$1]" office:value-type="float" office:value="485200000" calcext:value-type="float">
            <text:p>485,200,000</text:p>
          </table:table-cell>
          <table:table-cell table:formula="of:=[.B51]/[.B50]" office:value-type="float" office:value="1.04187245007516" calcext:value-type="float">
            <text:p>1.0419</text:p>
          </table:table-cell>
          <table:table-cell table:formula="of:=[.B51]+[.D50]" office:value-type="float" office:value="8212500000" calcext:value-type="float">
            <text:p>8,212,500,00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([.$G$2] * ([.A52]-1)^2 + ([.A52]-1) * [.$G$3]) * [.$G$1]) + [.$G$1]" office:value-type="float" office:value="505100000" calcext:value-type="float">
            <text:p>505,100,000</text:p>
          </table:table-cell>
          <table:table-cell table:formula="of:=[.B52]/[.B51]" office:value-type="float" office:value="1.04101401483924" calcext:value-type="float">
            <text:p>1.0410</text:p>
          </table:table-cell>
          <table:table-cell table:formula="of:=[.B52]+[.D51]" office:value-type="float" office:value="8717600000" calcext:value-type="float">
            <text:p>8,717,600,00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([.$G$2] * ([.A53]-1)^2 + ([.A53]-1) * [.$G$3]) * [.$G$1]) + [.$G$1]" office:value-type="float" office:value="525400000" calcext:value-type="float">
            <text:p>525,400,000</text:p>
          </table:table-cell>
          <table:table-cell table:formula="of:=[.B53]/[.B52]" office:value-type="float" office:value="1.04019006137399" calcext:value-type="float">
            <text:p>1.0402</text:p>
          </table:table-cell>
          <table:table-cell table:formula="of:=[.B53]+[.D52]" office:value-type="float" office:value="9243000000" calcext:value-type="float">
            <text:p>9,243,000,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([.$G$2] * ([.A54]-1)^2 + ([.A54]-1) * [.$G$3]) * [.$G$1]) + [.$G$1]" office:value-type="float" office:value="546100000" calcext:value-type="float">
            <text:p>546,100,000</text:p>
          </table:table-cell>
          <table:table-cell table:formula="of:=[.B54]/[.B53]" office:value-type="float" office:value="1.03939855348306" calcext:value-type="float">
            <text:p>1.0394</text:p>
          </table:table-cell>
          <table:table-cell table:formula="of:=[.B54]+[.D53]" office:value-type="float" office:value="9789100000" calcext:value-type="float">
            <text:p>9,789,100,0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([.$G$2] * ([.A55]-1)^2 + ([.A55]-1) * [.$G$3]) * [.$G$1]) + [.$G$1]" office:value-type="float" office:value="567200000" calcext:value-type="float">
            <text:p>567,200,000</text:p>
          </table:table-cell>
          <table:table-cell table:formula="of:=[.B55]/[.B54]" office:value-type="float" office:value="1.03863761215895" calcext:value-type="float">
            <text:p>1.0386</text:p>
          </table:table-cell>
          <table:table-cell table:formula="of:=[.B55]+[.D54]" office:value-type="float" office:value="10356300000" calcext:value-type="float">
            <text:p>10,356,300,00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([.$G$2] * ([.A56]-1)^2 + ([.A56]-1) * [.$G$3]) * [.$G$1]) + [.$G$1]" office:value-type="float" office:value="588700000" calcext:value-type="float">
            <text:p>588,700,000</text:p>
          </table:table-cell>
          <table:table-cell table:formula="of:=[.B56]/[.B55]" office:value-type="float" office:value="1.03790550070522" calcext:value-type="float">
            <text:p>1.0379</text:p>
          </table:table-cell>
          <table:table-cell table:formula="of:=[.B56]+[.D55]" office:value-type="float" office:value="10945000000" calcext:value-type="float">
            <text:p>10,945,000,00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([.$G$2] * ([.A57]-1)^2 + ([.A57]-1) * [.$G$3]) * [.$G$1]) + [.$G$1]" office:value-type="float" office:value="610600000" calcext:value-type="float">
            <text:p>610,600,000</text:p>
          </table:table-cell>
          <table:table-cell table:formula="of:=[.B57]/[.B56]" office:value-type="float" office:value="1.0372006115169" calcext:value-type="float">
            <text:p>1.0372</text:p>
          </table:table-cell>
          <table:table-cell table:formula="of:=[.B57]+[.D56]" office:value-type="float" office:value="11555600000" calcext:value-type="float">
            <text:p>11,555,600,000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([.$G$2] * ([.A58]-1)^2 + ([.A58]-1) * [.$G$3]) * [.$G$1]) + [.$G$1]" office:value-type="float" office:value="632900000" calcext:value-type="float">
            <text:p>632,900,000</text:p>
          </table:table-cell>
          <table:table-cell table:formula="of:=[.B58]/[.B57]" office:value-type="float" office:value="1.03652145430724" calcext:value-type="float">
            <text:p>1.0365</text:p>
          </table:table-cell>
          <table:table-cell table:formula="of:=[.B58]+[.D57]" office:value-type="float" office:value="12188500000" calcext:value-type="float">
            <text:p>12,188,500,000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([.$G$2] * ([.A59]-1)^2 + ([.A59]-1) * [.$G$3]) * [.$G$1]) + [.$G$1]" office:value-type="float" office:value="655600000" calcext:value-type="float">
            <text:p>655,600,000</text:p>
          </table:table-cell>
          <table:table-cell table:formula="of:=[.B59]/[.B58]" office:value-type="float" office:value="1.03586664559962" calcext:value-type="float">
            <text:p>1.0359</text:p>
          </table:table-cell>
          <table:table-cell table:formula="of:=[.B59]+[.D58]" office:value-type="float" office:value="12844100000" calcext:value-type="float">
            <text:p>12,844,100,000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([.$G$2] * ([.A60]-1)^2 + ([.A60]-1) * [.$G$3]) * [.$G$1]) + [.$G$1]" office:value-type="float" office:value="678700000" calcext:value-type="float">
            <text:p>678,700,000</text:p>
          </table:table-cell>
          <table:table-cell table:formula="of:=[.B60]/[.B59]" office:value-type="float" office:value="1.03523489932886" calcext:value-type="float">
            <text:p>1.0352</text:p>
          </table:table-cell>
          <table:table-cell table:formula="of:=[.B60]+[.D59]" office:value-type="float" office:value="13522800000" calcext:value-type="float">
            <text:p>13,522,800,00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$G$2] * ([.A61]-1)^2 + ([.A61]-1) * [.$G$3]) * [.$G$1]) + [.$G$1]" office:value-type="float" office:value="702200000" calcext:value-type="float">
            <text:p>702,200,000</text:p>
          </table:table-cell>
          <table:table-cell table:formula="of:=[.B61]/[.B60]" office:value-type="float" office:value="1.03462501841756" calcext:value-type="float">
            <text:p>1.0346</text:p>
          </table:table-cell>
          <table:table-cell table:formula="of:=[.B61]+[.D60]" office:value-type="float" office:value="14225000000" calcext:value-type="float">
            <text:p>14,225,000,00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([.$G$2] * ([.A62]-1)^2 + ([.A62]-1) * [.$G$3]) * [.$G$1]) + [.$G$1]" office:value-type="float" office:value="726100000" calcext:value-type="float">
            <text:p>726,100,000</text:p>
          </table:table-cell>
          <table:table-cell table:formula="of:=[.B62]/[.B61]" office:value-type="float" office:value="1.03403588721162" calcext:value-type="float">
            <text:p>1.0340</text:p>
          </table:table-cell>
          <table:table-cell table:formula="of:=[.B62]+[.D61]" office:value-type="float" office:value="14951100000" calcext:value-type="float">
            <text:p>14,951,100,000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([.$G$2] * ([.A63]-1)^2 + ([.A63]-1) * [.$G$3]) * [.$G$1]) + [.$G$1]" office:value-type="float" office:value="750400000" calcext:value-type="float">
            <text:p>750,400,000</text:p>
          </table:table-cell>
          <table:table-cell table:formula="of:=[.B63]/[.B62]" office:value-type="float" office:value="1.03346646467429" calcext:value-type="float">
            <text:p>1.0335</text:p>
          </table:table-cell>
          <table:table-cell table:formula="of:=[.B63]+[.D62]" office:value-type="float" office:value="15701500000" calcext:value-type="float">
            <text:p>15,701,500,000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([.$G$2] * ([.A64]-1)^2 + ([.A64]-1) * [.$G$3]) * [.$G$1]) + [.$G$1]" office:value-type="float" office:value="775100000" calcext:value-type="float">
            <text:p>775,100,000</text:p>
          </table:table-cell>
          <table:table-cell table:formula="of:=[.B64]/[.B63]" office:value-type="float" office:value="1.0329157782516" calcext:value-type="float">
            <text:p>1.0329</text:p>
          </table:table-cell>
          <table:table-cell table:formula="of:=[.B64]+[.D63]" office:value-type="float" office:value="16476600000" calcext:value-type="float">
            <text:p>16,476,600,000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([.$G$2] * ([.A65]-1)^2 + ([.A65]-1) * [.$G$3]) * [.$G$1]) + [.$G$1]" office:value-type="float" office:value="800200000" calcext:value-type="float">
            <text:p>800,200,000</text:p>
          </table:table-cell>
          <table:table-cell table:formula="of:=[.B65]/[.B64]" office:value-type="float" office:value="1.03238291833312" calcext:value-type="float">
            <text:p>1.0324</text:p>
          </table:table-cell>
          <table:table-cell table:formula="of:=[.B65]+[.D64]" office:value-type="float" office:value="17276800000" calcext:value-type="float">
            <text:p>17,276,800,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([.$G$2] * ([.A66]-1)^2 + ([.A66]-1) * [.$G$3]) * [.$G$1]) + [.$G$1]" office:value-type="float" office:value="825700000" calcext:value-type="float">
            <text:p>825,700,000</text:p>
          </table:table-cell>
          <table:table-cell table:formula="of:=[.B66]/[.B65]" office:value-type="float" office:value="1.03186703324169" calcext:value-type="float">
            <text:p>1.0319</text:p>
          </table:table-cell>
          <table:table-cell table:formula="of:=[.B66]+[.D65]" office:value-type="float" office:value="18102500000" calcext:value-type="float">
            <text:p>18,102,500,000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([.$G$2] * ([.A67]-1)^2 + ([.A67]-1) * [.$G$3]) * [.$G$1]) + [.$G$1]" office:value-type="float" office:value="851600000" calcext:value-type="float">
            <text:p>851,600,000</text:p>
          </table:table-cell>
          <table:table-cell table:formula="of:=[.B67]/[.B66]" office:value-type="float" office:value="1.0313673246942" calcext:value-type="float">
            <text:p>1.0314</text:p>
          </table:table-cell>
          <table:table-cell table:formula="of:=[.B67]+[.D66]" office:value-type="float" office:value="18954100000" calcext:value-type="float">
            <text:p>18,954,100,00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([.$G$2] * ([.A68]-1)^2 + ([.A68]-1) * [.$G$3]) * [.$G$1]) + [.$G$1]" office:value-type="float" office:value="877900000" calcext:value-type="float">
            <text:p>877,900,000</text:p>
          </table:table-cell>
          <table:table-cell table:formula="of:=[.B68]/[.B67]" office:value-type="float" office:value="1.03088304368248" calcext:value-type="float">
            <text:p>1.0309</text:p>
          </table:table-cell>
          <table:table-cell table:formula="of:=[.B68]+[.D67]" office:value-type="float" office:value="19832000000" calcext:value-type="float">
            <text:p>19,832,000,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([.$G$2] * ([.A69]-1)^2 + ([.A69]-1) * [.$G$3]) * [.$G$1]) + [.$G$1]" office:value-type="float" office:value="904600000" calcext:value-type="float">
            <text:p>904,600,000</text:p>
          </table:table-cell>
          <table:table-cell table:formula="of:=[.B69]/[.B68]" office:value-type="float" office:value="1.0304134867297" calcext:value-type="float">
            <text:p>1.0304</text:p>
          </table:table-cell>
          <table:table-cell table:formula="of:=[.B69]+[.D68]" office:value-type="float" office:value="20736600000" calcext:value-type="float">
            <text:p>20,736,600,000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([.$G$2] * ([.A70]-1)^2 + ([.A70]-1) * [.$G$3]) * [.$G$1]) + [.$G$1]" office:value-type="float" office:value="931700000" calcext:value-type="float">
            <text:p>931,700,000</text:p>
          </table:table-cell>
          <table:table-cell table:formula="of:=[.B70]/[.B69]" office:value-type="float" office:value="1.02995799248287" calcext:value-type="float">
            <text:p>1.0300</text:p>
          </table:table-cell>
          <table:table-cell table:formula="of:=[.B70]+[.D69]" office:value-type="float" office:value="21668300000" calcext:value-type="float">
            <text:p>21,668,300,00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$G$2] * ([.A71]-1)^2 + ([.A71]-1) * [.$G$3]) * [.$G$1]) + [.$G$1]" office:value-type="float" office:value="959200000" calcext:value-type="float">
            <text:p>959,200,000</text:p>
          </table:table-cell>
          <table:table-cell table:formula="of:=[.B71]/[.B70]" office:value-type="float" office:value="1.02951593860685" calcext:value-type="float">
            <text:p>1.0295</text:p>
          </table:table-cell>
          <table:table-cell table:formula="of:=[.B71]+[.D70]" office:value-type="float" office:value="22627500000" calcext:value-type="float">
            <text:p>22,627,500,00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([.$G$2] * ([.A72]-1)^2 + ([.A72]-1) * [.$G$3]) * [.$G$1]) + [.$G$1]" office:value-type="float" office:value="987100000" calcext:value-type="float">
            <text:p>987,100,000</text:p>
          </table:table-cell>
          <table:table-cell table:formula="of:=[.B72]/[.B71]" office:value-type="float" office:value="1.02908673894912" calcext:value-type="float">
            <text:p>1.0291</text:p>
          </table:table-cell>
          <table:table-cell table:formula="of:=[.B72]+[.D71]" office:value-type="float" office:value="23614600000" calcext:value-type="float">
            <text:p>23,614,600,00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([.$G$2] * ([.A73]-1)^2 + ([.A73]-1) * [.$G$3]) * [.$G$1]) + [.$G$1]" office:value-type="float" office:value="1015400000" calcext:value-type="float">
            <text:p>1,015,400,000</text:p>
          </table:table-cell>
          <table:table-cell table:formula="of:=[.B73]/[.B72]" office:value-type="float" office:value="1.02866984094823" calcext:value-type="float">
            <text:p>1.0287</text:p>
          </table:table-cell>
          <table:table-cell table:formula="of:=[.B73]+[.D72]" office:value-type="float" office:value="24630000000" calcext:value-type="float">
            <text:p>24,630,000,000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([.$G$2] * ([.A74]-1)^2 + ([.A74]-1) * [.$G$3]) * [.$G$1]) + [.$G$1]" office:value-type="float" office:value="1044100000" calcext:value-type="float">
            <text:p>1,044,100,000</text:p>
          </table:table-cell>
          <table:table-cell table:formula="of:=[.B74]/[.B73]" office:value-type="float" office:value="1.02826472326177" calcext:value-type="float">
            <text:p>1.0283</text:p>
          </table:table-cell>
          <table:table-cell table:formula="of:=[.B74]+[.D73]" office:value-type="float" office:value="25674100000" calcext:value-type="float">
            <text:p>25,674,100,0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([.$G$2] * ([.A75]-1)^2 + ([.A75]-1) * [.$G$3]) * [.$G$1]) + [.$G$1]" office:value-type="float" office:value="1073200000" calcext:value-type="float">
            <text:p>1,073,200,000</text:p>
          </table:table-cell>
          <table:table-cell table:formula="of:=[.B75]/[.B74]" office:value-type="float" office:value="1.02787089359257" calcext:value-type="float">
            <text:p>1.0279</text:p>
          </table:table-cell>
          <table:table-cell table:formula="of:=[.B75]+[.D74]" office:value-type="float" office:value="26747300000" calcext:value-type="float">
            <text:p>26,747,300,00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([.$G$2] * ([.A76]-1)^2 + ([.A76]-1) * [.$G$3]) * [.$G$1]) + [.$G$1]" office:value-type="float" office:value="1102700000" calcext:value-type="float">
            <text:p>1,102,700,000</text:p>
          </table:table-cell>
          <table:table-cell table:formula="of:=[.B76]/[.B75]" office:value-type="float" office:value="1.027487886694" calcext:value-type="float">
            <text:p>1.0275</text:p>
          </table:table-cell>
          <table:table-cell table:formula="of:=[.B76]+[.D75]" office:value-type="float" office:value="27850000000" calcext:value-type="float">
            <text:p>27,850,000,00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([.$G$2] * ([.A77]-1)^2 + ([.A77]-1) * [.$G$3]) * [.$G$1]) + [.$G$1]" office:value-type="float" office:value="1132600000" calcext:value-type="float">
            <text:p>1,132,600,000</text:p>
          </table:table-cell>
          <table:table-cell table:formula="of:=[.B77]/[.B76]" office:value-type="float" office:value="1.02711526253741" calcext:value-type="float">
            <text:p>1.0271</text:p>
          </table:table-cell>
          <table:table-cell table:formula="of:=[.B77]+[.D76]" office:value-type="float" office:value="28982600000" calcext:value-type="float">
            <text:p>28,982,600,000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([.$G$2] * ([.A78]-1)^2 + ([.A78]-1) * [.$G$3]) * [.$G$1]) + [.$G$1]" office:value-type="float" office:value="1162900000" calcext:value-type="float">
            <text:p>1,162,900,000</text:p>
          </table:table-cell>
          <table:table-cell table:formula="of:=[.B78]/[.B77]" office:value-type="float" office:value="1.02675260462652" calcext:value-type="float">
            <text:p>1.0268</text:p>
          </table:table-cell>
          <table:table-cell table:formula="of:=[.B78]+[.D77]" office:value-type="float" office:value="30145500000" calcext:value-type="float">
            <text:p>30,145,500,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([.$G$2] * ([.A79]-1)^2 + ([.A79]-1) * [.$G$3]) * [.$G$1]) + [.$G$1]" office:value-type="float" office:value="1193600000" calcext:value-type="float">
            <text:p>1,193,600,000</text:p>
          </table:table-cell>
          <table:table-cell table:formula="of:=[.B79]/[.B78]" office:value-type="float" office:value="1.02639951844527" calcext:value-type="float">
            <text:p>1.0264</text:p>
          </table:table-cell>
          <table:table-cell table:formula="of:=[.B79]+[.D78]" office:value-type="float" office:value="31339100000" calcext:value-type="float">
            <text:p>31,339,100,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([.$G$2] * ([.A80]-1)^2 + ([.A80]-1) * [.$G$3]) * [.$G$1]) + [.$G$1]" office:value-type="float" office:value="1224700000" calcext:value-type="float">
            <text:p>1,224,700,000</text:p>
          </table:table-cell>
          <table:table-cell table:formula="of:=[.B80]/[.B79]" office:value-type="float" office:value="1.02605563002681" calcext:value-type="float">
            <text:p>1.0261</text:p>
          </table:table-cell>
          <table:table-cell table:formula="of:=[.B80]+[.D79]" office:value-type="float" office:value="32563800000" calcext:value-type="float">
            <text:p>32,563,800,00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$G$2] * ([.A81]-1)^2 + ([.A81]-1) * [.$G$3]) * [.$G$1]) + [.$G$1]" office:value-type="float" office:value="1256200000" calcext:value-type="float">
            <text:p>1,256,200,000</text:p>
          </table:table-cell>
          <table:table-cell table:formula="of:=[.B81]/[.B80]" office:value-type="float" office:value="1.02572058463297" calcext:value-type="float">
            <text:p>1.0257</text:p>
          </table:table-cell>
          <table:table-cell table:formula="of:=[.B81]+[.D80]" office:value-type="float" office:value="33820000000" calcext:value-type="float">
            <text:p>33,820,000,00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([.$G$2] * ([.A82]-1)^2 + ([.A82]-1) * [.$G$3]) * [.$G$1]) + [.$G$1]" office:value-type="float" office:value="1288100000" calcext:value-type="float">
            <text:p>1,288,100,000</text:p>
          </table:table-cell>
          <table:table-cell table:formula="of:=[.B82]/[.B81]" office:value-type="float" office:value="1.02539404553415" calcext:value-type="float">
            <text:p>1.0254</text:p>
          </table:table-cell>
          <table:table-cell table:formula="of:=[.B82]+[.D81]" office:value-type="float" office:value="35108100000" calcext:value-type="float">
            <text:p>35,108,100,000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([.$G$2] * ([.A83]-1)^2 + ([.A83]-1) * [.$G$3]) * [.$G$1]) + [.$G$1]" office:value-type="float" office:value="1320400000" calcext:value-type="float">
            <text:p>1,320,400,000</text:p>
          </table:table-cell>
          <table:table-cell table:formula="of:=[.B83]/[.B82]" office:value-type="float" office:value="1.02507569288099" calcext:value-type="float">
            <text:p>1.0251</text:p>
          </table:table-cell>
          <table:table-cell table:formula="of:=[.B83]+[.D82]" office:value-type="float" office:value="36428500000" calcext:value-type="float">
            <text:p>36,428,500,000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([.$G$2] * ([.A84]-1)^2 + ([.A84]-1) * [.$G$3]) * [.$G$1]) + [.$G$1]" office:value-type="float" office:value="1353100000" calcext:value-type="float">
            <text:p>1,353,100,000</text:p>
          </table:table-cell>
          <table:table-cell table:formula="of:=[.B84]/[.B83]" office:value-type="float" office:value="1.0247652226598" calcext:value-type="float">
            <text:p>1.0248</text:p>
          </table:table-cell>
          <table:table-cell table:formula="of:=[.B84]+[.D83]" office:value-type="float" office:value="37781600000" calcext:value-type="float">
            <text:p>37,781,600,000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([.$G$2] * ([.A85]-1)^2 + ([.A85]-1) * [.$G$3]) * [.$G$1]) + [.$G$1]" office:value-type="float" office:value="1386200000" calcext:value-type="float">
            <text:p>1,386,200,000</text:p>
          </table:table-cell>
          <table:table-cell table:formula="of:=[.B85]/[.B84]" office:value-type="float" office:value="1.02446234572463" calcext:value-type="float">
            <text:p>1.0245</text:p>
          </table:table-cell>
          <table:table-cell table:formula="of:=[.B85]+[.D84]" office:value-type="float" office:value="39167800000" calcext:value-type="float">
            <text:p>39,167,800,00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([.$G$2] * ([.A86]-1)^2 + ([.A86]-1) * [.$G$3]) * [.$G$1]) + [.$G$1]" office:value-type="float" office:value="1419700000" calcext:value-type="float">
            <text:p>1,419,700,000</text:p>
          </table:table-cell>
          <table:table-cell table:formula="of:=[.B86]/[.B85]" office:value-type="float" office:value="1.02416678689944" calcext:value-type="float">
            <text:p>1.0242</text:p>
          </table:table-cell>
          <table:table-cell table:formula="of:=[.B86]+[.D85]" office:value-type="float" office:value="40587500000" calcext:value-type="float">
            <text:p>40,587,500,000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([.$G$2] * ([.A87]-1)^2 + ([.A87]-1) * [.$G$3]) * [.$G$1]) + [.$G$1]" office:value-type="float" office:value="1453600000" calcext:value-type="float">
            <text:p>1,453,600,000</text:p>
          </table:table-cell>
          <table:table-cell table:formula="of:=[.B87]/[.B86]" office:value-type="float" office:value="1.02387828414454" calcext:value-type="float">
            <text:p>1.0239</text:p>
          </table:table-cell>
          <table:table-cell table:formula="of:=[.B87]+[.D86]" office:value-type="float" office:value="42041100000" calcext:value-type="float">
            <text:p>42,041,100,0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([.$G$2] * ([.A88]-1)^2 + ([.A88]-1) * [.$G$3]) * [.$G$1]) + [.$G$1]" office:value-type="float" office:value="1487900000" calcext:value-type="float">
            <text:p>1,487,900,000</text:p>
          </table:table-cell>
          <table:table-cell table:formula="of:=[.B88]/[.B87]" office:value-type="float" office:value="1.02359658778206" calcext:value-type="float">
            <text:p>1.0236</text:p>
          </table:table-cell>
          <table:table-cell table:formula="of:=[.B88]+[.D87]" office:value-type="float" office:value="43529000000" calcext:value-type="float">
            <text:p>43,529,000,000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([.$G$2] * ([.A89]-1)^2 + ([.A89]-1) * [.$G$3]) * [.$G$1]) + [.$G$1]" office:value-type="float" office:value="1522600000" calcext:value-type="float">
            <text:p>1,522,600,000</text:p>
          </table:table-cell>
          <table:table-cell table:formula="of:=[.B89]/[.B88]" office:value-type="float" office:value="1.02332145977552" calcext:value-type="float">
            <text:p>1.0233</text:p>
          </table:table-cell>
          <table:table-cell table:formula="of:=[.B89]+[.D88]" office:value-type="float" office:value="45051600000" calcext:value-type="float">
            <text:p>45,051,600,000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([.$G$2] * ([.A90]-1)^2 + ([.A90]-1) * [.$G$3]) * [.$G$1]) + [.$G$1]" office:value-type="float" office:value="1557700000" calcext:value-type="float">
            <text:p>1,557,700,000</text:p>
          </table:table-cell>
          <table:table-cell table:formula="of:=[.B90]/[.B89]" office:value-type="float" office:value="1.02305267305924" calcext:value-type="float">
            <text:p>1.0231</text:p>
          </table:table-cell>
          <table:table-cell table:formula="of:=[.B90]+[.D89]" office:value-type="float" office:value="46609300000" calcext:value-type="float">
            <text:p>46,609,300,00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$G$2] * ([.A91]-1)^2 + ([.A91]-1) * [.$G$3]) * [.$G$1]) + [.$G$1]" office:value-type="float" office:value="1593200000" calcext:value-type="float">
            <text:p>1,593,200,000</text:p>
          </table:table-cell>
          <table:table-cell table:formula="of:=[.B91]/[.B90]" office:value-type="float" office:value="1.02279001091353" calcext:value-type="float">
            <text:p>1.0228</text:p>
          </table:table-cell>
          <table:table-cell table:formula="of:=[.B91]+[.D90]" office:value-type="float" office:value="48202500000" calcext:value-type="float">
            <text:p>48,202,500,00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([.$G$2] * ([.A92]-1)^2 + ([.A92]-1) * [.$G$3]) * [.$G$1]) + [.$G$1]" office:value-type="float" office:value="1629100000" calcext:value-type="float">
            <text:p>1,629,100,000</text:p>
          </table:table-cell>
          <table:table-cell table:formula="of:=[.B92]/[.B91]" office:value-type="float" office:value="1.02253326638212" calcext:value-type="float">
            <text:p>1.0225</text:p>
          </table:table-cell>
          <table:table-cell table:formula="of:=[.B92]+[.D91]" office:value-type="float" office:value="49831600000" calcext:value-type="float">
            <text:p>49,831,600,000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([.$G$2] * ([.A93]-1)^2 + ([.A93]-1) * [.$G$3]) * [.$G$1]) + [.$G$1]" office:value-type="float" office:value="1665400000" calcext:value-type="float">
            <text:p>1,665,400,000</text:p>
          </table:table-cell>
          <table:table-cell table:formula="of:=[.B93]/[.B92]" office:value-type="float" office:value="1.02228224172856" calcext:value-type="float">
            <text:p>1.0223</text:p>
          </table:table-cell>
          <table:table-cell table:formula="of:=[.B93]+[.D92]" office:value-type="float" office:value="51497000000" calcext:value-type="float">
            <text:p>51,497,000,000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([.$G$2] * ([.A94]-1)^2 + ([.A94]-1) * [.$G$3]) * [.$G$1]) + [.$G$1]" office:value-type="float" office:value="1702100000" calcext:value-type="float">
            <text:p>1,702,100,000</text:p>
          </table:table-cell>
          <table:table-cell table:formula="of:=[.B94]/[.B93]" office:value-type="float" office:value="1.02203674792843" calcext:value-type="float">
            <text:p>1.0220</text:p>
          </table:table-cell>
          <table:table-cell table:formula="of:=[.B94]+[.D93]" office:value-type="float" office:value="53199100000" calcext:value-type="float">
            <text:p>53,199,100,000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([.$G$2] * ([.A95]-1)^2 + ([.A95]-1) * [.$G$3]) * [.$G$1]) + [.$G$1]" office:value-type="float" office:value="1739200000" calcext:value-type="float">
            <text:p>1,739,200,000</text:p>
          </table:table-cell>
          <table:table-cell table:formula="of:=[.B95]/[.B94]" office:value-type="float" office:value="1.02179660419482" calcext:value-type="float">
            <text:p>1.0218</text:p>
          </table:table-cell>
          <table:table-cell table:formula="of:=[.B95]+[.D94]" office:value-type="float" office:value="54938300000" calcext:value-type="float">
            <text:p>54,938,300,00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([.$G$2] * ([.A96]-1)^2 + ([.A96]-1) * [.$G$3]) * [.$G$1]) + [.$G$1]" office:value-type="float" office:value="1776700000" calcext:value-type="float">
            <text:p>1,776,700,000</text:p>
          </table:table-cell>
          <table:table-cell table:formula="of:=[.B96]/[.B95]" office:value-type="float" office:value="1.0215616375345" calcext:value-type="float">
            <text:p>1.0216</text:p>
          </table:table-cell>
          <table:table-cell table:formula="of:=[.B96]+[.D95]" office:value-type="float" office:value="56715000000" calcext:value-type="float">
            <text:p>56,715,000,00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([.$G$2] * ([.A97]-1)^2 + ([.A97]-1) * [.$G$3]) * [.$G$1]) + [.$G$1]" office:value-type="float" office:value="1814600000" calcext:value-type="float">
            <text:p>1,814,600,000</text:p>
          </table:table-cell>
          <table:table-cell table:formula="of:=[.B97]/[.B96]" office:value-type="float" office:value="1.02133168233241" calcext:value-type="float">
            <text:p>1.0213</text:p>
          </table:table-cell>
          <table:table-cell table:formula="of:=[.B97]+[.D96]" office:value-type="float" office:value="58529600000" calcext:value-type="float">
            <text:p>58,529,600,000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([.$G$2] * ([.A98]-1)^2 + ([.A98]-1) * [.$G$3]) * [.$G$1]) + [.$G$1]" office:value-type="float" office:value="1852900000" calcext:value-type="float">
            <text:p>1,852,900,000</text:p>
          </table:table-cell>
          <table:table-cell table:formula="of:=[.B98]/[.B97]" office:value-type="float" office:value="1.02110657996253" calcext:value-type="float">
            <text:p>1.0211</text:p>
          </table:table-cell>
          <table:table-cell table:formula="of:=[.B98]+[.D97]" office:value-type="float" office:value="60382500000" calcext:value-type="float">
            <text:p>60,382,500,000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([.$G$2] * ([.A99]-1)^2 + ([.A99]-1) * [.$G$3]) * [.$G$1]) + [.$G$1]" office:value-type="float" office:value="1891600000" calcext:value-type="float">
            <text:p>1,891,600,000</text:p>
          </table:table-cell>
          <table:table-cell table:formula="of:=[.B99]/[.B98]" office:value-type="float" office:value="1.02088617842301" calcext:value-type="float">
            <text:p>1.0209</text:p>
          </table:table-cell>
          <table:table-cell table:formula="of:=[.B99]+[.D98]" office:value-type="float" office:value="62274100000" calcext:value-type="float">
            <text:p>62,274,100,000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([.$G$2] * ([.A100]-1)^2 + ([.A100]-1) * [.$G$3]) * [.$G$1]) + [.$G$1]" office:value-type="float" office:value="1930700000" calcext:value-type="float">
            <text:p>1,930,700,000</text:p>
          </table:table-cell>
          <table:table-cell table:formula="of:=[.B100]/[.B99]" office:value-type="float" office:value="1.02067033199408" calcext:value-type="float">
            <text:p>1.0207</text:p>
          </table:table-cell>
          <table:table-cell table:formula="of:=[.B100]+[.D99]" office:value-type="float" office:value="64204800000" calcext:value-type="float">
            <text:p>64,204,800,00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$G$2] * ([.A101]-1)^2 + ([.A101]-1) * [.$G$3]) * [.$G$1]) + [.$G$1]" office:value-type="float" office:value="1970200000" calcext:value-type="float">
            <text:p>1,970,200,000</text:p>
          </table:table-cell>
          <table:table-cell table:formula="of:=[.B101]/[.B100]" office:value-type="float" office:value="1.02045890091677" calcext:value-type="float">
            <text:p>1.0205</text:p>
          </table:table-cell>
          <table:table-cell table:formula="of:=[.B101]+[.D100]" office:value-type="float" office:value="66175000000" calcext:value-type="float">
            <text:p>66,175,000,000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([.$G$2] * ([.A102]-1)^2 + ([.A102]-1) * [.$G$3]) * [.$G$1]) + [.$G$1]" office:value-type="float" office:value="2010100000" calcext:value-type="float">
            <text:p>2,010,100,000</text:p>
          </table:table-cell>
          <table:table-cell table:formula="of:=[.B102]/[.B101]" office:value-type="float" office:value="1.02025175109126" calcext:value-type="float">
            <text:p>1.0203</text:p>
          </table:table-cell>
          <table:table-cell table:formula="of:=[.B102]+[.D101]" office:value-type="float" office:value="68185100000" calcext:value-type="float">
            <text:p>68,185,100,00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([.$G$2] * ([.A103]-1)^2 + ([.A103]-1) * [.$G$3]) * [.$G$1]) + [.$G$1]" office:value-type="float" office:value="2050400000" calcext:value-type="float">
            <text:p>2,050,400,000</text:p>
          </table:table-cell>
          <table:table-cell table:formula="of:=[.B103]/[.B102]" office:value-type="float" office:value="1.02004875379334" calcext:value-type="float">
            <text:p>1.0200</text:p>
          </table:table-cell>
          <table:table-cell table:formula="of:=[.B103]+[.D102]" office:value-type="float" office:value="70235500000" calcext:value-type="float">
            <text:p>70,235,500,00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([.$G$2] * ([.A104]-1)^2 + ([.A104]-1) * [.$G$3]) * [.$G$1]) + [.$G$1]" office:value-type="float" office:value="2091100000" calcext:value-type="float">
            <text:p>2,091,100,000</text:p>
          </table:table-cell>
          <table:table-cell table:formula="of:=[.B104]/[.B103]" office:value-type="float" office:value="1.01984978540773" calcext:value-type="float">
            <text:p>1.0198</text:p>
          </table:table-cell>
          <table:table-cell table:formula="of:=[.B104]+[.D103]" office:value-type="float" office:value="72326600000" calcext:value-type="float">
            <text:p>72,326,600,000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([.$G$2] * ([.A105]-1)^2 + ([.A105]-1) * [.$G$3]) * [.$G$1]) + [.$G$1]" office:value-type="float" office:value="2132200000" calcext:value-type="float">
            <text:p>2,132,200,000</text:p>
          </table:table-cell>
          <table:table-cell table:formula="of:=[.B105]/[.B104]" office:value-type="float" office:value="1.01965472717708" calcext:value-type="float">
            <text:p>1.0197</text:p>
          </table:table-cell>
          <table:table-cell table:formula="of:=[.B105]+[.D104]" office:value-type="float" office:value="74458800000" calcext:value-type="float">
            <text:p>74,458,800,000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([.$G$2] * ([.A106]-1)^2 + ([.A106]-1) * [.$G$3]) * [.$G$1]) + [.$G$1]" office:value-type="float" office:value="2173700000" calcext:value-type="float">
            <text:p>2,173,700,000</text:p>
          </table:table-cell>
          <table:table-cell table:formula="of:=[.B106]/[.B105]" office:value-type="float" office:value="1.01946346496576" calcext:value-type="float">
            <text:p>1.0195</text:p>
          </table:table-cell>
          <table:table-cell table:formula="of:=[.B106]+[.D105]" office:value-type="float" office:value="76632500000" calcext:value-type="float">
            <text:p>76,632,500,000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([.$G$2] * ([.A107]-1)^2 + ([.A107]-1) * [.$G$3]) * [.$G$1]) + [.$G$1]" office:value-type="float" office:value="2215600000" calcext:value-type="float">
            <text:p>2,215,600,000</text:p>
          </table:table-cell>
          <table:table-cell table:formula="of:=[.B107]/[.B106]" office:value-type="float" office:value="1.01927588903713" calcext:value-type="float">
            <text:p>1.0193</text:p>
          </table:table-cell>
          <table:table-cell table:formula="of:=[.B107]+[.D106]" office:value-type="float" office:value="78848100000" calcext:value-type="float">
            <text:p>78,848,100,000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([.$G$2] * ([.A108]-1)^2 + ([.A108]-1) * [.$G$3]) * [.$G$1]) + [.$G$1]" office:value-type="float" office:value="2257900000" calcext:value-type="float">
            <text:p>2,257,900,000</text:p>
          </table:table-cell>
          <table:table-cell table:formula="of:=[.B108]/[.B107]" office:value-type="float" office:value="1.01909189384365" calcext:value-type="float">
            <text:p>1.0191</text:p>
          </table:table-cell>
          <table:table-cell table:formula="of:=[.B108]+[.D107]" office:value-type="float" office:value="81106000000" calcext:value-type="float">
            <text:p>81,106,000,000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([.$G$2] * ([.A109]-1)^2 + ([.A109]-1) * [.$G$3]) * [.$G$1]) + [.$G$1]" office:value-type="float" office:value="2300600000" calcext:value-type="float">
            <text:p>2,300,600,000</text:p>
          </table:table-cell>
          <table:table-cell table:formula="of:=[.B109]/[.B108]" office:value-type="float" office:value="1.01891137782896" calcext:value-type="float">
            <text:p>1.0189</text:p>
          </table:table-cell>
          <table:table-cell table:formula="of:=[.B109]+[.D108]" office:value-type="float" office:value="83406600000" calcext:value-type="float">
            <text:p>83,406,600,00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([.$G$2] * ([.A110]-1)^2 + ([.A110]-1) * [.$G$3]) * [.$G$1]) + [.$G$1]" office:value-type="float" office:value="2343700000" calcext:value-type="float">
            <text:p>2,343,700,000</text:p>
          </table:table-cell>
          <table:table-cell table:formula="of:=[.B110]/[.B109]" office:value-type="float" office:value="1.01873424324089" calcext:value-type="float">
            <text:p>1.0187</text:p>
          </table:table-cell>
          <table:table-cell table:formula="of:=[.B110]+[.D109]" office:value-type="float" office:value="85750300000" calcext:value-type="float">
            <text:p>85,750,300,000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$G$2] * ([.A111]-1)^2 + ([.A111]-1) * [.$G$3]) * [.$G$1]) + [.$G$1]" office:value-type="float" office:value="2387200000" calcext:value-type="float">
            <text:p>2,387,200,000</text:p>
          </table:table-cell>
          <table:table-cell table:formula="of:=[.B111]/[.B110]" office:value-type="float" office:value="1.01856039595511" calcext:value-type="float">
            <text:p>1.0186</text:p>
          </table:table-cell>
          <table:table-cell table:formula="of:=[.B111]+[.D110]" office:value-type="float" office:value="88137500000" calcext:value-type="float">
            <text:p>88,137,500,00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([.$G$2] * ([.A112]-1)^2 + ([.A112]-1) * [.$G$3]) * [.$G$1]) + [.$G$1]" office:value-type="float" office:value="2431100000" calcext:value-type="float">
            <text:p>2,431,100,000</text:p>
          </table:table-cell>
          <table:table-cell table:formula="of:=[.B112]/[.B111]" office:value-type="float" office:value="1.01838974530831" calcext:value-type="float">
            <text:p>1.0184</text:p>
          </table:table-cell>
          <table:table-cell table:formula="of:=[.B112]+[.D111]" office:value-type="float" office:value="90568600000" calcext:value-type="float">
            <text:p>90,568,600,00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([.$G$2] * ([.A113]-1)^2 + ([.A113]-1) * [.$G$3]) * [.$G$1]) + [.$G$1]" office:value-type="float" office:value="2475400000" calcext:value-type="float">
            <text:p>2,475,400,000</text:p>
          </table:table-cell>
          <table:table-cell table:formula="of:=[.B113]/[.B112]" office:value-type="float" office:value="1.0182222039406" calcext:value-type="float">
            <text:p>1.0182</text:p>
          </table:table-cell>
          <table:table-cell table:formula="of:=[.B113]+[.D112]" office:value-type="float" office:value="93044000000" calcext:value-type="float">
            <text:p>93,044,000,00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([.$G$2] * ([.A114]-1)^2 + ([.A114]-1) * [.$G$3]) * [.$G$1]) + [.$G$1]" office:value-type="float" office:value="2520100000" calcext:value-type="float">
            <text:p>2,520,100,000</text:p>
          </table:table-cell>
          <table:table-cell table:formula="of:=[.B114]/[.B113]" office:value-type="float" office:value="1.01805768764644" calcext:value-type="float">
            <text:p>1.0181</text:p>
          </table:table-cell>
          <table:table-cell table:formula="of:=[.B114]+[.D113]" office:value-type="float" office:value="95564100000" calcext:value-type="float">
            <text:p>95,564,100,00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([.$G$2] * ([.A115]-1)^2 + ([.A115]-1) * [.$G$3]) * [.$G$1]) + [.$G$1]" office:value-type="float" office:value="2565200000" calcext:value-type="float">
            <text:p>2,565,200,000</text:p>
          </table:table-cell>
          <table:table-cell table:formula="of:=[.B115]/[.B114]" office:value-type="float" office:value="1.01789611523352" calcext:value-type="float">
            <text:p>1.0179</text:p>
          </table:table-cell>
          <table:table-cell table:formula="of:=[.B115]+[.D114]" office:value-type="float" office:value="98129300000" calcext:value-type="float">
            <text:p>98,129,300,00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([.$G$2] * ([.A116]-1)^2 + ([.A116]-1) * [.$G$3]) * [.$G$1]) + [.$G$1]" office:value-type="float" office:value="2610700000" calcext:value-type="float">
            <text:p>2,610,700,000</text:p>
          </table:table-cell>
          <table:table-cell table:formula="of:=[.B116]/[.B115]" office:value-type="float" office:value="1.01773740838921" calcext:value-type="float">
            <text:p>1.0177</text:p>
          </table:table-cell>
          <table:table-cell table:formula="of:=[.B116]+[.D115]" office:value-type="float" office:value="100740000000" calcext:value-type="float">
            <text:p>100,740,000,00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([.$G$2] * ([.A117]-1)^2 + ([.A117]-1) * [.$G$3]) * [.$G$1]) + [.$G$1]" office:value-type="float" office:value="2656600000" calcext:value-type="float">
            <text:p>2,656,600,000</text:p>
          </table:table-cell>
          <table:table-cell table:formula="of:=[.B117]/[.B116]" office:value-type="float" office:value="1.01758149155399" calcext:value-type="float">
            <text:p>1.0176</text:p>
          </table:table-cell>
          <table:table-cell table:formula="of:=[.B117]+[.D116]" office:value-type="float" office:value="103396600000" calcext:value-type="float">
            <text:p>103,396,600,00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([.$G$2] * ([.A118]-1)^2 + ([.A118]-1) * [.$G$3]) * [.$G$1]) + [.$G$1]" office:value-type="float" office:value="2702900000" calcext:value-type="float">
            <text:p>2,702,900,000</text:p>
          </table:table-cell>
          <table:table-cell table:formula="of:=[.B118]/[.B117]" office:value-type="float" office:value="1.01742829180155" calcext:value-type="float">
            <text:p>1.0174</text:p>
          </table:table-cell>
          <table:table-cell table:formula="of:=[.B118]+[.D117]" office:value-type="float" office:value="106099500000" calcext:value-type="float">
            <text:p>106,099,500,00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([.$G$2] * ([.A119]-1)^2 + ([.A119]-1) * [.$G$3]) * [.$G$1]) + [.$G$1]" office:value-type="float" office:value="2749600000" calcext:value-type="float">
            <text:p>2,749,600,000</text:p>
          </table:table-cell>
          <table:table-cell table:formula="of:=[.B119]/[.B118]" office:value-type="float" office:value="1.01727773872507" calcext:value-type="float">
            <text:p>1.0173</text:p>
          </table:table-cell>
          <table:table-cell table:formula="of:=[.B119]+[.D118]" office:value-type="float" office:value="108849100000" calcext:value-type="float">
            <text:p>108,849,100,00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([.$G$2] * ([.A120]-1)^2 + ([.A120]-1) * [.$G$3]) * [.$G$1]) + [.$G$1]" office:value-type="float" office:value="2796700000" calcext:value-type="float">
            <text:p>2,796,700,000</text:p>
          </table:table-cell>
          <table:table-cell table:formula="of:=[.B120]/[.B119]" office:value-type="float" office:value="1.01712976432936" calcext:value-type="float">
            <text:p>1.0171</text:p>
          </table:table-cell>
          <table:table-cell table:formula="of:=[.B120]+[.D119]" office:value-type="float" office:value="111645800000" calcext:value-type="float">
            <text:p>111,645,800,00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$G$2] * ([.A121]-1)^2 + ([.A121]-1) * [.$G$3]) * [.$G$1]) + [.$G$1]" office:value-type="float" office:value="2844200000" calcext:value-type="float">
            <text:p>2,844,200,000</text:p>
          </table:table-cell>
          <table:table-cell table:formula="of:=[.B121]/[.B120]" office:value-type="float" office:value="1.01698430292845" calcext:value-type="float">
            <text:p>1.0170</text:p>
          </table:table-cell>
          <table:table-cell table:formula="of:=[.B121]+[.D120]" office:value-type="float" office:value="114490000000" calcext:value-type="float">
            <text:p>114,490,000,00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([.$G$2] * ([.A122]-1)^2 + ([.A122]-1) * [.$G$3]) * [.$G$1]) + [.$G$1]" office:value-type="float" office:value="2892100000" calcext:value-type="float">
            <text:p>2,892,100,000</text:p>
          </table:table-cell>
          <table:table-cell table:formula="of:=[.B122]/[.B121]" office:value-type="float" office:value="1.01684129104845" calcext:value-type="float">
            <text:p>1.0168</text:p>
          </table:table-cell>
          <table:table-cell table:formula="of:=[.B122]+[.D121]" office:value-type="float" office:value="117382100000" calcext:value-type="float">
            <text:p>117,382,100,00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([.$G$2] * ([.A123]-1)^2 + ([.A123]-1) * [.$G$3]) * [.$G$1]) + [.$G$1]" office:value-type="float" office:value="2940400000" calcext:value-type="float">
            <text:p>2,940,400,000</text:p>
          </table:table-cell>
          <table:table-cell table:formula="of:=[.B123]/[.B122]" office:value-type="float" office:value="1.01670066733515" calcext:value-type="float">
            <text:p>1.0167</text:p>
          </table:table-cell>
          <table:table-cell table:formula="of:=[.B123]+[.D122]" office:value-type="float" office:value="120322500000" calcext:value-type="float">
            <text:p>120,322,500,000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([.$G$2] * ([.A124]-1)^2 + ([.A124]-1) * [.$G$3]) * [.$G$1]) + [.$G$1]" office:value-type="float" office:value="2989100000" calcext:value-type="float">
            <text:p>2,989,100,000</text:p>
          </table:table-cell>
          <table:table-cell table:formula="of:=[.B124]/[.B123]" office:value-type="float" office:value="1.01656237246633" calcext:value-type="float">
            <text:p>1.0166</text:p>
          </table:table-cell>
          <table:table-cell table:formula="of:=[.B124]+[.D123]" office:value-type="float" office:value="123311600000" calcext:value-type="float">
            <text:p>123,311,600,000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$G$2] * ([.A125]-1)^2 + ([.A125]-1) * [.$G$3]) * [.$G$1]) + [.$G$1]" office:value-type="float" office:value="3038200000" calcext:value-type="float">
            <text:p>3,038,200,000</text:p>
          </table:table-cell>
          <table:table-cell table:formula="of:=[.B125]/[.B124]" office:value-type="float" office:value="1.01642634906828" calcext:value-type="float">
            <text:p>1.0164</text:p>
          </table:table-cell>
          <table:table-cell table:formula="of:=[.B125]+[.D124]" office:value-type="float" office:value="126349800000" calcext:value-type="float">
            <text:p>126,349,800,000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([.$G$2] * ([.A126]-1)^2 + ([.A126]-1) * [.$G$3]) * [.$G$1]) + [.$G$1]" office:value-type="float" office:value="3087700000" calcext:value-type="float">
            <text:p>3,087,700,000</text:p>
          </table:table-cell>
          <table:table-cell table:formula="of:=[.B126]/[.B125]" office:value-type="float" office:value="1.0162925416365" calcext:value-type="float">
            <text:p>1.0163</text:p>
          </table:table-cell>
          <table:table-cell table:formula="of:=[.B126]+[.D125]" office:value-type="float" office:value="129437500000" calcext:value-type="float">
            <text:p>129,437,500,000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$G$2] * ([.A127]-1)^2 + ([.A127]-1) * [.$G$3]) * [.$G$1]) + [.$G$1]" office:value-type="float" office:value="3137600000" calcext:value-type="float">
            <text:p>3,137,600,000</text:p>
          </table:table-cell>
          <table:table-cell table:formula="of:=[.B127]/[.B126]" office:value-type="float" office:value="1.01616089646015" calcext:value-type="float">
            <text:p>1.0162</text:p>
          </table:table-cell>
          <table:table-cell table:formula="of:=[.B127]+[.D126]" office:value-type="float" office:value="132575100000" calcext:value-type="float">
            <text:p>132,575,100,000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([.$G$2] * ([.A128]-1)^2 + ([.A128]-1) * [.$G$3]) * [.$G$1]) + [.$G$1]" office:value-type="float" office:value="3187900000" calcext:value-type="float">
            <text:p>3,187,900,000</text:p>
          </table:table-cell>
          <table:table-cell table:formula="of:=[.B128]/[.B127]" office:value-type="float" office:value="1.01603136155023" calcext:value-type="float">
            <text:p>1.0160</text:p>
          </table:table-cell>
          <table:table-cell table:formula="of:=[.B128]+[.D127]" office:value-type="float" office:value="135763000000" calcext:value-type="float">
            <text:p>135,763,000,000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$G$2] * ([.A129]-1)^2 + ([.A129]-1) * [.$G$3]) * [.$G$1]) + [.$G$1]" office:value-type="float" office:value="3238600000" calcext:value-type="float">
            <text:p>3,238,600,000</text:p>
          </table:table-cell>
          <table:table-cell table:formula="of:=[.B129]/[.B128]" office:value-type="float" office:value="1.0159038865711" calcext:value-type="float">
            <text:p>1.0159</text:p>
          </table:table-cell>
          <table:table-cell table:formula="of:=[.B129]+[.D128]" office:value-type="float" office:value="139001600000" calcext:value-type="float">
            <text:p>139,001,600,000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([.$G$2] * ([.A130]-1)^2 + ([.A130]-1) * [.$G$3]) * [.$G$1]) + [.$G$1]" office:value-type="float" office:value="3289700000" calcext:value-type="float">
            <text:p>3,289,700,000</text:p>
          </table:table-cell>
          <table:table-cell table:formula="of:=[.B130]/[.B129]" office:value-type="float" office:value="1.01577842277527" calcext:value-type="float">
            <text:p>1.0158</text:p>
          </table:table-cell>
          <table:table-cell table:formula="of:=[.B130]+[.D129]" office:value-type="float" office:value="142291300000" calcext:value-type="float">
            <text:p>142,291,300,000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$G$2] * ([.A131]-1)^2 + ([.A131]-1) * [.$G$3]) * [.$G$1]) + [.$G$1]" office:value-type="float" office:value="3341200000" calcext:value-type="float">
            <text:p>3,341,200,000</text:p>
          </table:table-cell>
          <table:table-cell table:formula="of:=[.B131]/[.B130]" office:value-type="float" office:value="1.0156549229413" calcext:value-type="float">
            <text:p>1.0157</text:p>
          </table:table-cell>
          <table:table-cell table:formula="of:=[.B131]+[.D130]" office:value-type="float" office:value="145632500000" calcext:value-type="float">
            <text:p>145,632,500,00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([.$G$2] * ([.A132]-1)^2 + ([.A132]-1) * [.$G$3]) * [.$G$1]) + [.$G$1]" office:value-type="float" office:value="3393100000" calcext:value-type="float">
            <text:p>3,393,100,000</text:p>
          </table:table-cell>
          <table:table-cell table:formula="of:=[.B132]/[.B131]" office:value-type="float" office:value="1.0155333413145" calcext:value-type="float">
            <text:p>1.0155</text:p>
          </table:table-cell>
          <table:table-cell table:formula="of:=[.B132]+[.D131]" office:value-type="float" office:value="149025600000" calcext:value-type="float">
            <text:p>149,025,600,000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([.$G$2] * ([.A133]-1)^2 + ([.A133]-1) * [.$G$3]) * [.$G$1]) + [.$G$1]" office:value-type="float" office:value="3445400000" calcext:value-type="float">
            <text:p>3,445,400,000</text:p>
          </table:table-cell>
          <table:table-cell table:formula="of:=[.B133]/[.B132]" office:value-type="float" office:value="1.01541363355044" calcext:value-type="float">
            <text:p>1.0154</text:p>
          </table:table-cell>
          <table:table-cell table:formula="of:=[.B133]+[.D132]" office:value-type="float" office:value="152471000000" calcext:value-type="float">
            <text:p>152,471,000,000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([.$G$2] * ([.A134]-1)^2 + ([.A134]-1) * [.$G$3]) * [.$G$1]) + [.$G$1]" office:value-type="float" office:value="3498100000" calcext:value-type="float">
            <text:p>3,498,100,000</text:p>
          </table:table-cell>
          <table:table-cell table:formula="of:=[.B134]/[.B133]" office:value-type="float" office:value="1.01529575666106" calcext:value-type="float">
            <text:p>1.0153</text:p>
          </table:table-cell>
          <table:table-cell table:formula="of:=[.B134]+[.D133]" office:value-type="float" office:value="155969100000" calcext:value-type="float">
            <text:p>155,969,100,000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([.$G$2] * ([.A135]-1)^2 + ([.A135]-1) * [.$G$3]) * [.$G$1]) + [.$G$1]" office:value-type="float" office:value="3551200000" calcext:value-type="float">
            <text:p>3,551,200,000</text:p>
          </table:table-cell>
          <table:table-cell table:formula="of:=[.B135]/[.B134]" office:value-type="float" office:value="1.01517966896315" calcext:value-type="float">
            <text:p>1.0152</text:p>
          </table:table-cell>
          <table:table-cell table:formula="of:=[.B135]+[.D134]" office:value-type="float" office:value="159520300000" calcext:value-type="float">
            <text:p>159,520,300,000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([.$G$2] * ([.A136]-1)^2 + ([.A136]-1) * [.$G$3]) * [.$G$1]) + [.$G$1]" office:value-type="float" office:value="3604700000" calcext:value-type="float">
            <text:p>3,604,700,000</text:p>
          </table:table-cell>
          <table:table-cell table:formula="of:=[.B136]/[.B135]" office:value-type="float" office:value="1.01506533002929" calcext:value-type="float">
            <text:p>1.0151</text:p>
          </table:table-cell>
          <table:table-cell table:formula="of:=[.B136]+[.D135]" office:value-type="float" office:value="163125000000" calcext:value-type="float">
            <text:p>163,125,000,000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([.$G$2] * ([.A137]-1)^2 + ([.A137]-1) * [.$G$3]) * [.$G$1]) + [.$G$1]" office:value-type="float" office:value="3658600000" calcext:value-type="float">
            <text:p>3,658,600,000</text:p>
          </table:table-cell>
          <table:table-cell table:formula="of:=[.B137]/[.B136]" office:value-type="float" office:value="1.01495270064083" calcext:value-type="float">
            <text:p>1.0150</text:p>
          </table:table-cell>
          <table:table-cell table:formula="of:=[.B137]+[.D136]" office:value-type="float" office:value="166783600000" calcext:value-type="float">
            <text:p>166,783,600,00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([.$G$2] * ([.A138]-1)^2 + ([.A138]-1) * [.$G$3]) * [.$G$1]) + [.$G$1]" office:value-type="float" office:value="3712900000" calcext:value-type="float">
            <text:p>3,712,900,000</text:p>
          </table:table-cell>
          <table:table-cell table:formula="of:=[.B138]/[.B137]" office:value-type="float" office:value="1.01484174274313" calcext:value-type="float">
            <text:p>1.0148</text:p>
          </table:table-cell>
          <table:table-cell table:formula="of:=[.B138]+[.D137]" office:value-type="float" office:value="170496500000" calcext:value-type="float">
            <text:p>170,496,500,000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([.$G$2] * ([.A139]-1)^2 + ([.A139]-1) * [.$G$3]) * [.$G$1]) + [.$G$1]" office:value-type="float" office:value="3767600000" calcext:value-type="float">
            <text:p>3,767,600,000</text:p>
          </table:table-cell>
          <table:table-cell table:formula="of:=[.B139]/[.B138]" office:value-type="float" office:value="1.01473241940262" calcext:value-type="float">
            <text:p>1.0147</text:p>
          </table:table-cell>
          <table:table-cell table:formula="of:=[.B139]+[.D138]" office:value-type="float" office:value="174264100000" calcext:value-type="float">
            <text:p>174,264,100,000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([.$G$2] * ([.A140]-1)^2 + ([.A140]-1) * [.$G$3]) * [.$G$1]) + [.$G$1]" office:value-type="float" office:value="3822700000" calcext:value-type="float">
            <text:p>3,822,700,000</text:p>
          </table:table-cell>
          <table:table-cell table:formula="of:=[.B140]/[.B139]" office:value-type="float" office:value="1.0146246947659" calcext:value-type="float">
            <text:p>1.0146</text:p>
          </table:table-cell>
          <table:table-cell table:formula="of:=[.B140]+[.D139]" office:value-type="float" office:value="178086800000" calcext:value-type="float">
            <text:p>178,086,800,000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$G$2] * ([.A141]-1)^2 + ([.A141]-1) * [.$G$3]) * [.$G$1]) + [.$G$1]" office:value-type="float" office:value="3878200000" calcext:value-type="float">
            <text:p>3,878,200,000</text:p>
          </table:table-cell>
          <table:table-cell table:formula="of:=[.B141]/[.B140]" office:value-type="float" office:value="1.01451853402046" calcext:value-type="float">
            <text:p>1.0145</text:p>
          </table:table-cell>
          <table:table-cell table:formula="of:=[.B141]+[.D140]" office:value-type="float" office:value="181965000000" calcext:value-type="float">
            <text:p>181,965,000,000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([.$G$2] * ([.A142]-1)^2 + ([.A142]-1) * [.$G$3]) * [.$G$1]) + [.$G$1]" office:value-type="float" office:value="3934100000" calcext:value-type="float">
            <text:p>3,934,100,000</text:p>
          </table:table-cell>
          <table:table-cell table:formula="of:=[.B142]/[.B141]" office:value-type="float" office:value="1.01441390335723" calcext:value-type="float">
            <text:p>1.0144</text:p>
          </table:table-cell>
          <table:table-cell table:formula="of:=[.B142]+[.D141]" office:value-type="float" office:value="185899100000" calcext:value-type="float">
            <text:p>185,899,100,000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([.$G$2] * ([.A143]-1)^2 + ([.A143]-1) * [.$G$3]) * [.$G$1]) + [.$G$1]" office:value-type="float" office:value="3990400000" calcext:value-type="float">
            <text:p>3,990,400,000</text:p>
          </table:table-cell>
          <table:table-cell table:formula="of:=[.B143]/[.B142]" office:value-type="float" office:value="1.01431076993467" calcext:value-type="float">
            <text:p>1.0143</text:p>
          </table:table-cell>
          <table:table-cell table:formula="of:=[.B143]+[.D142]" office:value-type="float" office:value="189889500000" calcext:value-type="float">
            <text:p>189,889,500,000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([.$G$2] * ([.A144]-1)^2 + ([.A144]-1) * [.$G$3]) * [.$G$1]) + [.$G$1]" office:value-type="float" office:value="4047100000" calcext:value-type="float">
            <text:p>4,047,100,000</text:p>
          </table:table-cell>
          <table:table-cell table:formula="of:=[.B144]/[.B143]" office:value-type="float" office:value="1.01420910184443" calcext:value-type="float">
            <text:p>1.0142</text:p>
          </table:table-cell>
          <table:table-cell table:formula="of:=[.B144]+[.D143]" office:value-type="float" office:value="193936600000" calcext:value-type="float">
            <text:p>193,936,600,000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([.$G$2] * ([.A145]-1)^2 + ([.A145]-1) * [.$G$3]) * [.$G$1]) + [.$G$1]" office:value-type="float" office:value="4104200000" calcext:value-type="float">
            <text:p>4,104,200,000</text:p>
          </table:table-cell>
          <table:table-cell table:formula="of:=[.B145]/[.B144]" office:value-type="float" office:value="1.01410886807838" calcext:value-type="float">
            <text:p>1.0141</text:p>
          </table:table-cell>
          <table:table-cell table:formula="of:=[.B145]+[.D144]" office:value-type="float" office:value="198040800000" calcext:value-type="float">
            <text:p>198,040,800,000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([.$G$2] * ([.A146]-1)^2 + ([.A146]-1) * [.$G$3]) * [.$G$1]) + [.$G$1]" office:value-type="float" office:value="4161700000" calcext:value-type="float">
            <text:p>4,161,700,000</text:p>
          </table:table-cell>
          <table:table-cell table:formula="of:=[.B146]/[.B145]" office:value-type="float" office:value="1.01401003849715" calcext:value-type="float">
            <text:p>1.0140</text:p>
          </table:table-cell>
          <table:table-cell table:formula="of:=[.B146]+[.D145]" office:value-type="float" office:value="202202500000" calcext:value-type="float">
            <text:p>202,202,500,000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([.$G$2] * ([.A147]-1)^2 + ([.A147]-1) * [.$G$3]) * [.$G$1]) + [.$G$1]" office:value-type="float" office:value="4219600000" calcext:value-type="float">
            <text:p>4,219,600,000</text:p>
          </table:table-cell>
          <table:table-cell table:formula="of:=[.B147]/[.B146]" office:value-type="float" office:value="1.01391258379989" calcext:value-type="float">
            <text:p>1.0139</text:p>
          </table:table-cell>
          <table:table-cell table:formula="of:=[.B147]+[.D146]" office:value-type="float" office:value="206422100000" calcext:value-type="float">
            <text:p>206,422,100,000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([.$G$2] * ([.A148]-1)^2 + ([.A148]-1) * [.$G$3]) * [.$G$1]) + [.$G$1]" office:value-type="float" office:value="4277900000" calcext:value-type="float">
            <text:p>4,277,900,000</text:p>
          </table:table-cell>
          <table:table-cell table:formula="of:=[.B148]/[.B147]" office:value-type="float" office:value="1.01381647549531" calcext:value-type="float">
            <text:p>1.0138</text:p>
          </table:table-cell>
          <table:table-cell table:formula="of:=[.B148]+[.D147]" office:value-type="float" office:value="210700000000" calcext:value-type="float">
            <text:p>210,700,000,000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([.$G$2] * ([.A149]-1)^2 + ([.A149]-1) * [.$G$3]) * [.$G$1]) + [.$G$1]" office:value-type="float" office:value="4336600000" calcext:value-type="float">
            <text:p>4,336,600,000</text:p>
          </table:table-cell>
          <table:table-cell table:formula="of:=[.B149]/[.B148]" office:value-type="float" office:value="1.01372168587391" calcext:value-type="float">
            <text:p>1.0137</text:p>
          </table:table-cell>
          <table:table-cell table:formula="of:=[.B149]+[.D148]" office:value-type="float" office:value="215036600000" calcext:value-type="float">
            <text:p>215,036,600,000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([.$G$2] * ([.A150]-1)^2 + ([.A150]-1) * [.$G$3]) * [.$G$1]) + [.$G$1]" office:value-type="float" office:value="4395700000" calcext:value-type="float">
            <text:p>4,395,700,000</text:p>
          </table:table-cell>
          <table:table-cell table:formula="of:=[.B150]/[.B149]" office:value-type="float" office:value="1.01362818798137" calcext:value-type="float">
            <text:p>1.0136</text:p>
          </table:table-cell>
          <table:table-cell table:formula="of:=[.B150]+[.D149]" office:value-type="float" office:value="219432300000" calcext:value-type="float">
            <text:p>219,432,300,000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$G$2] * ([.A151]-1)^2 + ([.A151]-1) * [.$G$3]) * [.$G$1]) + [.$G$1]" office:value-type="float" office:value="4455200000" calcext:value-type="float">
            <text:p>4,455,200,000</text:p>
          </table:table-cell>
          <table:table-cell table:formula="of:=[.B151]/[.B150]" office:value-type="float" office:value="1.01353595559297" calcext:value-type="float">
            <text:p>1.0135</text:p>
          </table:table-cell>
          <table:table-cell table:formula="of:=[.B151]+[.D150]" office:value-type="float" office:value="223887500000" calcext:value-type="float">
            <text:p>223,887,500,000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([.$G$2] * ([.A152]-1)^2 + ([.A152]-1) * [.$G$3]) * [.$G$1]) + [.$G$1]" office:value-type="float" office:value="4515100000" calcext:value-type="float">
            <text:p>4,515,100,000</text:p>
          </table:table-cell>
          <table:table-cell table:formula="of:=[.B152]/[.B151]" office:value-type="float" office:value="1.01344496318908" calcext:value-type="float">
            <text:p>1.0134</text:p>
          </table:table-cell>
          <table:table-cell table:formula="of:=[.B152]+[.D151]" office:value-type="float" office:value="228402600000" calcext:value-type="float">
            <text:p>228,402,600,000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([.$G$2] * ([.A153]-1)^2 + ([.A153]-1) * [.$G$3]) * [.$G$1]) + [.$G$1]" office:value-type="float" office:value="4575400000" calcext:value-type="float">
            <text:p>4,575,400,000</text:p>
          </table:table-cell>
          <table:table-cell table:formula="of:=[.B153]/[.B152]" office:value-type="float" office:value="1.01335518593165" calcext:value-type="float">
            <text:p>1.0134</text:p>
          </table:table-cell>
          <table:table-cell table:formula="of:=[.B153]+[.D152]" office:value-type="float" office:value="232978000000" calcext:value-type="float">
            <text:p>232,978,000,000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([.$G$2] * ([.A154]-1)^2 + ([.A154]-1) * [.$G$3]) * [.$G$1]) + [.$G$1]" office:value-type="float" office:value="4636100000" calcext:value-type="float">
            <text:p>4,636,100,000</text:p>
          </table:table-cell>
          <table:table-cell table:formula="of:=[.B154]/[.B153]" office:value-type="float" office:value="1.01326659964156" calcext:value-type="float">
            <text:p>1.0133</text:p>
          </table:table-cell>
          <table:table-cell table:formula="of:=[.B154]+[.D153]" office:value-type="float" office:value="237614100000" calcext:value-type="float">
            <text:p>237,614,100,000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([.$G$2] * ([.A155]-1)^2 + ([.A155]-1) * [.$G$3]) * [.$G$1]) + [.$G$1]" office:value-type="float" office:value="4697200000" calcext:value-type="float">
            <text:p>4,697,200,000</text:p>
          </table:table-cell>
          <table:table-cell table:formula="of:=[.B155]/[.B154]" office:value-type="float" office:value="1.01317918077695" calcext:value-type="float">
            <text:p>1.0132</text:p>
          </table:table-cell>
          <table:table-cell table:formula="of:=[.B155]+[.D154]" office:value-type="float" office:value="242311300000" calcext:value-type="float">
            <text:p>242,311,300,000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([.$G$2] * ([.A156]-1)^2 + ([.A156]-1) * [.$G$3]) * [.$G$1]) + [.$G$1]" office:value-type="float" office:value="4758700000" calcext:value-type="float">
            <text:p>4,758,700,000</text:p>
          </table:table-cell>
          <table:table-cell table:formula="of:=[.B156]/[.B155]" office:value-type="float" office:value="1.01309290641233" calcext:value-type="float">
            <text:p>1.0131</text:p>
          </table:table-cell>
          <table:table-cell table:formula="of:=[.B156]+[.D155]" office:value-type="float" office:value="247070000000" calcext:value-type="float">
            <text:p>247,070,000,000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([.$G$2] * ([.A157]-1)^2 + ([.A157]-1) * [.$G$3]) * [.$G$1]) + [.$G$1]" office:value-type="float" office:value="4820600000" calcext:value-type="float">
            <text:p>4,820,600,000</text:p>
          </table:table-cell>
          <table:table-cell table:formula="of:=[.B157]/[.B156]" office:value-type="float" office:value="1.01300775421859" calcext:value-type="float">
            <text:p>1.0130</text:p>
          </table:table-cell>
          <table:table-cell table:formula="of:=[.B157]+[.D156]" office:value-type="float" office:value="251890600000" calcext:value-type="float">
            <text:p>251,890,600,000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([.$G$2] * ([.A158]-1)^2 + ([.A158]-1) * [.$G$3]) * [.$G$1]) + [.$G$1]" office:value-type="float" office:value="4882900000" calcext:value-type="float">
            <text:p>4,882,900,000</text:p>
          </table:table-cell>
          <table:table-cell table:formula="of:=[.B158]/[.B157]" office:value-type="float" office:value="1.01292370244368" calcext:value-type="float">
            <text:p>1.0129</text:p>
          </table:table-cell>
          <table:table-cell table:formula="of:=[.B158]+[.D157]" office:value-type="float" office:value="256773500000" calcext:value-type="float">
            <text:p>256,773,500,000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([.$G$2] * ([.A159]-1)^2 + ([.A159]-1) * [.$G$3]) * [.$G$1]) + [.$G$1]" office:value-type="float" office:value="4945600000" calcext:value-type="float">
            <text:p>4,945,600,000</text:p>
          </table:table-cell>
          <table:table-cell table:formula="of:=[.B159]/[.B158]" office:value-type="float" office:value="1.01284072989412" calcext:value-type="float">
            <text:p>1.0128</text:p>
          </table:table-cell>
          <table:table-cell table:formula="of:=[.B159]+[.D158]" office:value-type="float" office:value="261719100000" calcext:value-type="float">
            <text:p>261,719,100,000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([.$G$2] * ([.A160]-1)^2 + ([.A160]-1) * [.$G$3]) * [.$G$1]) + [.$G$1]" office:value-type="float" office:value="5008700000" calcext:value-type="float">
            <text:p>5,008,700,000</text:p>
          </table:table-cell>
          <table:table-cell table:formula="of:=[.B160]/[.B159]" office:value-type="float" office:value="1.01275881591718" calcext:value-type="float">
            <text:p>1.0128</text:p>
          </table:table-cell>
          <table:table-cell table:formula="of:=[.B160]+[.D159]" office:value-type="float" office:value="266727800000" calcext:value-type="float">
            <text:p>266,727,800,000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$G$2] * ([.A161]-1)^2 + ([.A161]-1) * [.$G$3]) * [.$G$1]) + [.$G$1]" office:value-type="float" office:value="5072200000" calcext:value-type="float">
            <text:p>5,072,200,000</text:p>
          </table:table-cell>
          <table:table-cell table:formula="of:=[.B161]/[.B160]" office:value-type="float" office:value="1.01267794038373" calcext:value-type="float">
            <text:p>1.0127</text:p>
          </table:table-cell>
          <table:table-cell table:formula="of:=[.B161]+[.D160]" office:value-type="float" office:value="271800000000" calcext:value-type="float">
            <text:p>271,800,000,00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([.$G$2] * ([.A162]-1)^2 + ([.A162]-1) * [.$G$3]) * [.$G$1]) + [.$G$1]" office:value-type="float" office:value="5136100000" calcext:value-type="float">
            <text:p>5,136,100,000</text:p>
          </table:table-cell>
          <table:table-cell table:formula="of:=[.B162]/[.B161]" office:value-type="float" office:value="1.01259808367178" calcext:value-type="float">
            <text:p>1.0126</text:p>
          </table:table-cell>
          <table:table-cell table:formula="of:=[.B162]+[.D161]" office:value-type="float" office:value="276936100000" calcext:value-type="float">
            <text:p>276,936,100,000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([.$G$2] * ([.A163]-1)^2 + ([.A163]-1) * [.$G$3]) * [.$G$1]) + [.$G$1]" office:value-type="float" office:value="5200400000" calcext:value-type="float">
            <text:p>5,200,400,000</text:p>
          </table:table-cell>
          <table:table-cell table:formula="of:=[.B163]/[.B162]" office:value-type="float" office:value="1.01251922665057" calcext:value-type="float">
            <text:p>1.0125</text:p>
          </table:table-cell>
          <table:table-cell table:formula="of:=[.B163]+[.D162]" office:value-type="float" office:value="282136500000" calcext:value-type="float">
            <text:p>282,136,500,000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([.$G$2] * ([.A164]-1)^2 + ([.A164]-1) * [.$G$3]) * [.$G$1]) + [.$G$1]" office:value-type="float" office:value="5265100000" calcext:value-type="float">
            <text:p>5,265,100,000</text:p>
          </table:table-cell>
          <table:table-cell table:formula="of:=[.B164]/[.B163]" office:value-type="float" office:value="1.01244135066533" calcext:value-type="float">
            <text:p>1.0124</text:p>
          </table:table-cell>
          <table:table-cell table:formula="of:=[.B164]+[.D163]" office:value-type="float" office:value="287401600000" calcext:value-type="float">
            <text:p>287,401,600,000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$G$2] * ([.A165]-1)^2 + ([.A165]-1) * [.$G$3]) * [.$G$1]) + [.$G$1]" office:value-type="float" office:value="5330200000" calcext:value-type="float">
            <text:p>5,330,200,000</text:p>
          </table:table-cell>
          <table:table-cell table:formula="of:=[.B165]/[.B164]" office:value-type="float" office:value="1.01236443752255" calcext:value-type="float">
            <text:p>1.0124</text:p>
          </table:table-cell>
          <table:table-cell table:formula="of:=[.B165]+[.D164]" office:value-type="float" office:value="292731800000" calcext:value-type="float">
            <text:p>292,731,800,000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([.$G$2] * ([.A166]-1)^2 + ([.A166]-1) * [.$G$3]) * [.$G$1]) + [.$G$1]" office:value-type="float" office:value="5395700000" calcext:value-type="float">
            <text:p>5,395,700,000</text:p>
          </table:table-cell>
          <table:table-cell table:formula="of:=[.B166]/[.B165]" office:value-type="float" office:value="1.01228846947582" calcext:value-type="float">
            <text:p>1.0123</text:p>
          </table:table-cell>
          <table:table-cell table:formula="of:=[.B166]+[.D165]" office:value-type="float" office:value="298127500000" calcext:value-type="float">
            <text:p>298,127,500,00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([.$G$2] * ([.A167]-1)^2 + ([.A167]-1) * [.$G$3]) * [.$G$1]) + [.$G$1]" office:value-type="float" office:value="5461600000" calcext:value-type="float">
            <text:p>5,461,600,000</text:p>
          </table:table-cell>
          <table:table-cell table:formula="of:=[.B167]/[.B166]" office:value-type="float" office:value="1.01221342921215" calcext:value-type="float">
            <text:p>1.0122</text:p>
          </table:table-cell>
          <table:table-cell table:formula="of:=[.B167]+[.D166]" office:value-type="float" office:value="303589100000" calcext:value-type="float">
            <text:p>303,589,100,00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([.$G$2] * ([.A168]-1)^2 + ([.A168]-1) * [.$G$3]) * [.$G$1]) + [.$G$1]" office:value-type="float" office:value="5527900000" calcext:value-type="float">
            <text:p>5,527,900,000</text:p>
          </table:table-cell>
          <table:table-cell table:formula="of:=[.B168]/[.B167]" office:value-type="float" office:value="1.01213929983888" calcext:value-type="float">
            <text:p>1.0121</text:p>
          </table:table-cell>
          <table:table-cell table:formula="of:=[.B168]+[.D167]" office:value-type="float" office:value="309117000000" calcext:value-type="float">
            <text:p>309,117,000,00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$G$2] * ([.A169]-1)^2 + ([.A169]-1) * [.$G$3]) * [.$G$1]) + [.$G$1]" office:value-type="float" office:value="5594600000" calcext:value-type="float">
            <text:p>5,594,600,000</text:p>
          </table:table-cell>
          <table:table-cell table:formula="of:=[.B169]/[.B168]" office:value-type="float" office:value="1.01206606487093" calcext:value-type="float">
            <text:p>1.0121</text:p>
          </table:table-cell>
          <table:table-cell table:formula="of:=[.B169]+[.D168]" office:value-type="float" office:value="314711600000" calcext:value-type="float">
            <text:p>314,711,600,00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([.$G$2] * ([.A170]-1)^2 + ([.A170]-1) * [.$G$3]) * [.$G$1]) + [.$G$1]" office:value-type="float" office:value="5661700000" calcext:value-type="float">
            <text:p>5,661,700,000</text:p>
          </table:table-cell>
          <table:table-cell table:formula="of:=[.B170]/[.B169]" office:value-type="float" office:value="1.01199370821864" calcext:value-type="float">
            <text:p>1.0120</text:p>
          </table:table-cell>
          <table:table-cell table:formula="of:=[.B170]+[.D169]" office:value-type="float" office:value="320373300000" calcext:value-type="float">
            <text:p>320,373,300,00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$G$2] * ([.A171]-1)^2 + ([.A171]-1) * [.$G$3]) * [.$G$1]) + [.$G$1]" office:value-type="float" office:value="5729200000" calcext:value-type="float">
            <text:p>5,729,200,000</text:p>
          </table:table-cell>
          <table:table-cell table:formula="of:=[.B171]/[.B170]" office:value-type="float" office:value="1.01192221417595" calcext:value-type="float">
            <text:p>1.0119</text:p>
          </table:table-cell>
          <table:table-cell table:formula="of:=[.B171]+[.D170]" office:value-type="float" office:value="326102500000" calcext:value-type="float">
            <text:p>326,102,500,00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([.$G$2] * ([.A172]-1)^2 + ([.A172]-1) * [.$G$3]) * [.$G$1]) + [.$G$1]" office:value-type="float" office:value="5797100000" calcext:value-type="float">
            <text:p>5,797,100,000</text:p>
          </table:table-cell>
          <table:table-cell table:formula="of:=[.B172]/[.B171]" office:value-type="float" office:value="1.01185156740906" calcext:value-type="float">
            <text:p>1.0119</text:p>
          </table:table-cell>
          <table:table-cell table:formula="of:=[.B172]+[.D171]" office:value-type="float" office:value="331899600000" calcext:value-type="float">
            <text:p>331,899,600,00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([.$G$2] * ([.A173]-1)^2 + ([.A173]-1) * [.$G$3]) * [.$G$1]) + [.$G$1]" office:value-type="float" office:value="5865400000" calcext:value-type="float">
            <text:p>5,865,400,000</text:p>
          </table:table-cell>
          <table:table-cell table:formula="of:=[.B173]/[.B172]" office:value-type="float" office:value="1.01178175294544" calcext:value-type="float">
            <text:p>1.0118</text:p>
          </table:table-cell>
          <table:table-cell table:formula="of:=[.B173]+[.D172]" office:value-type="float" office:value="337765000000" calcext:value-type="float">
            <text:p>337,765,000,00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([.$G$2] * ([.A174]-1)^2 + ([.A174]-1) * [.$G$3]) * [.$G$1]) + [.$G$1]" office:value-type="float" office:value="5934100000" calcext:value-type="float">
            <text:p>5,934,100,000</text:p>
          </table:table-cell>
          <table:table-cell table:formula="of:=[.B174]/[.B173]" office:value-type="float" office:value="1.01171275616326" calcext:value-type="float">
            <text:p>1.0117</text:p>
          </table:table-cell>
          <table:table-cell table:formula="of:=[.B174]+[.D173]" office:value-type="float" office:value="343699100000" calcext:value-type="float">
            <text:p>343,699,100,00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([.$G$2] * ([.A175]-1)^2 + ([.A175]-1) * [.$G$3]) * [.$G$1]) + [.$G$1]" office:value-type="float" office:value="6003200000" calcext:value-type="float">
            <text:p>6,003,200,000</text:p>
          </table:table-cell>
          <table:table-cell table:formula="of:=[.B175]/[.B174]" office:value-type="float" office:value="1.01164456278121" calcext:value-type="float">
            <text:p>1.0116</text:p>
          </table:table-cell>
          <table:table-cell table:formula="of:=[.B175]+[.D174]" office:value-type="float" office:value="349702300000" calcext:value-type="float">
            <text:p>349,702,300,00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([.$G$2] * ([.A176]-1)^2 + ([.A176]-1) * [.$G$3]) * [.$G$1]) + [.$G$1]" office:value-type="float" office:value="6072700000" calcext:value-type="float">
            <text:p>6,072,700,000</text:p>
          </table:table-cell>
          <table:table-cell table:formula="of:=[.B176]/[.B175]" office:value-type="float" office:value="1.01157715884861" calcext:value-type="float">
            <text:p>1.0116</text:p>
          </table:table-cell>
          <table:table-cell table:formula="of:=[.B176]+[.D175]" office:value-type="float" office:value="355775000000" calcext:value-type="float">
            <text:p>355,775,000,00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([.$G$2] * ([.A177]-1)^2 + ([.A177]-1) * [.$G$3]) * [.$G$1]) + [.$G$1]" office:value-type="float" office:value="6142600000" calcext:value-type="float">
            <text:p>6,142,600,000</text:p>
          </table:table-cell>
          <table:table-cell table:formula="of:=[.B177]/[.B176]" office:value-type="float" office:value="1.01151053073592" calcext:value-type="float">
            <text:p>1.0115</text:p>
          </table:table-cell>
          <table:table-cell table:formula="of:=[.B177]+[.D176]" office:value-type="float" office:value="361917600000" calcext:value-type="float">
            <text:p>361,917,600,00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([.$G$2] * ([.A178]-1)^2 + ([.A178]-1) * [.$G$3]) * [.$G$1]) + [.$G$1]" office:value-type="float" office:value="6212900000" calcext:value-type="float">
            <text:p>6,212,900,000</text:p>
          </table:table-cell>
          <table:table-cell table:formula="of:=[.B178]/[.B177]" office:value-type="float" office:value="1.01144466512552" calcext:value-type="float">
            <text:p>1.0114</text:p>
          </table:table-cell>
          <table:table-cell table:formula="of:=[.B178]+[.D177]" office:value-type="float" office:value="368130500000" calcext:value-type="float">
            <text:p>368,130,500,00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([.$G$2] * ([.A179]-1)^2 + ([.A179]-1) * [.$G$3]) * [.$G$1]) + [.$G$1]" office:value-type="float" office:value="6283600000" calcext:value-type="float">
            <text:p>6,283,600,000</text:p>
          </table:table-cell>
          <table:table-cell table:formula="of:=[.B179]/[.B178]" office:value-type="float" office:value="1.01137954900288" calcext:value-type="float">
            <text:p>1.0114</text:p>
          </table:table-cell>
          <table:table-cell table:formula="of:=[.B179]+[.D178]" office:value-type="float" office:value="374414100000" calcext:value-type="float">
            <text:p>374,414,100,000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([.$G$2] * ([.A180]-1)^2 + ([.A180]-1) * [.$G$3]) * [.$G$1]) + [.$G$1]" office:value-type="float" office:value="6354700000" calcext:value-type="float">
            <text:p>6,354,700,000</text:p>
          </table:table-cell>
          <table:table-cell table:formula="of:=[.B180]/[.B179]" office:value-type="float" office:value="1.01131516964797" calcext:value-type="float">
            <text:p>1.0113</text:p>
          </table:table-cell>
          <table:table-cell table:formula="of:=[.B180]+[.D179]" office:value-type="float" office:value="380768800000" calcext:value-type="float">
            <text:p>380,768,800,000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$G$2] * ([.A181]-1)^2 + ([.A181]-1) * [.$G$3]) * [.$G$1]) + [.$G$1]" office:value-type="float" office:value="6426200000" calcext:value-type="float">
            <text:p>6,426,200,000</text:p>
          </table:table-cell>
          <table:table-cell table:formula="of:=[.B181]/[.B180]" office:value-type="float" office:value="1.01125151462697" calcext:value-type="float">
            <text:p>1.0113</text:p>
          </table:table-cell>
          <table:table-cell table:formula="of:=[.B181]+[.D180]" office:value-type="float" office:value="387195000000" calcext:value-type="float">
            <text:p>387,195,000,000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([.$G$2] * ([.A182]-1)^2 + ([.A182]-1) * [.$G$3]) * [.$G$1]) + [.$G$1]" office:value-type="float" office:value="6498100000" calcext:value-type="float">
            <text:p>6,498,100,000</text:p>
          </table:table-cell>
          <table:table-cell table:formula="of:=[.B182]/[.B181]" office:value-type="float" office:value="1.01118857178426" calcext:value-type="float">
            <text:p>1.0112</text:p>
          </table:table-cell>
          <table:table-cell table:formula="of:=[.B182]+[.D181]" office:value-type="float" office:value="393693100000" calcext:value-type="float">
            <text:p>393,693,100,000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([.$G$2] * ([.A183]-1)^2 + ([.A183]-1) * [.$G$3]) * [.$G$1]) + [.$G$1]" office:value-type="float" office:value="6570400000" calcext:value-type="float">
            <text:p>6,570,400,000</text:p>
          </table:table-cell>
          <table:table-cell table:formula="of:=[.B183]/[.B182]" office:value-type="float" office:value="1.0111263292347" calcext:value-type="float">
            <text:p>1.0111</text:p>
          </table:table-cell>
          <table:table-cell table:formula="of:=[.B183]+[.D182]" office:value-type="float" office:value="400263500000" calcext:value-type="float">
            <text:p>400,263,500,0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([.$G$2] * ([.A184]-1)^2 + ([.A184]-1) * [.$G$3]) * [.$G$1]) + [.$G$1]" office:value-type="float" office:value="6643100000" calcext:value-type="float">
            <text:p>6,643,100,000</text:p>
          </table:table-cell>
          <table:table-cell table:formula="of:=[.B184]/[.B183]" office:value-type="float" office:value="1.01106477535614" calcext:value-type="float">
            <text:p>1.0111</text:p>
          </table:table-cell>
          <table:table-cell table:formula="of:=[.B184]+[.D183]" office:value-type="float" office:value="406906600000" calcext:value-type="float">
            <text:p>406,906,600,000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([.$G$2] * ([.A185]-1)^2 + ([.A185]-1) * [.$G$3]) * [.$G$1]) + [.$G$1]" office:value-type="float" office:value="6716200000" calcext:value-type="float">
            <text:p>6,716,200,000</text:p>
          </table:table-cell>
          <table:table-cell table:formula="of:=[.B185]/[.B184]" office:value-type="float" office:value="1.0110038987822" calcext:value-type="float">
            <text:p>1.0110</text:p>
          </table:table-cell>
          <table:table-cell table:formula="of:=[.B185]+[.D184]" office:value-type="float" office:value="413622800000" calcext:value-type="float">
            <text:p>413,622,800,000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([.$G$2] * ([.A186]-1)^2 + ([.A186]-1) * [.$G$3]) * [.$G$1]) + [.$G$1]" office:value-type="float" office:value="6789700000" calcext:value-type="float">
            <text:p>6,789,700,000</text:p>
          </table:table-cell>
          <table:table-cell table:formula="of:=[.B186]/[.B185]" office:value-type="float" office:value="1.01094368839522" calcext:value-type="float">
            <text:p>1.0109</text:p>
          </table:table-cell>
          <table:table-cell table:formula="of:=[.B186]+[.D185]" office:value-type="float" office:value="420412500000" calcext:value-type="float">
            <text:p>420,412,500,000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([.$G$2] * ([.A187]-1)^2 + ([.A187]-1) * [.$G$3]) * [.$G$1]) + [.$G$1]" office:value-type="float" office:value="6863600000" calcext:value-type="float">
            <text:p>6,863,600,000</text:p>
          </table:table-cell>
          <table:table-cell table:formula="of:=[.B187]/[.B186]" office:value-type="float" office:value="1.01088413331959" calcext:value-type="float">
            <text:p>1.0109</text:p>
          </table:table-cell>
          <table:table-cell table:formula="of:=[.B187]+[.D186]" office:value-type="float" office:value="427276100000" calcext:value-type="float">
            <text:p>427,276,100,000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([.$G$2] * ([.A188]-1)^2 + ([.A188]-1) * [.$G$3]) * [.$G$1]) + [.$G$1]" office:value-type="float" office:value="6937900000" calcext:value-type="float">
            <text:p>6,937,900,000</text:p>
          </table:table-cell>
          <table:table-cell table:formula="of:=[.B188]/[.B187]" office:value-type="float" office:value="1.01082522291509" calcext:value-type="float">
            <text:p>1.0108</text:p>
          </table:table-cell>
          <table:table-cell table:formula="of:=[.B188]+[.D187]" office:value-type="float" office:value="434214000000" calcext:value-type="float">
            <text:p>434,214,000,000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([.$G$2] * ([.A189]-1)^2 + ([.A189]-1) * [.$G$3]) * [.$G$1]) + [.$G$1]" office:value-type="float" office:value="7012600000" calcext:value-type="float">
            <text:p>7,012,600,000</text:p>
          </table:table-cell>
          <table:table-cell table:formula="of:=[.B189]/[.B188]" office:value-type="float" office:value="1.01076694677064" calcext:value-type="float">
            <text:p>1.0108</text:p>
          </table:table-cell>
          <table:table-cell table:formula="of:=[.B189]+[.D188]" office:value-type="float" office:value="441226600000" calcext:value-type="float">
            <text:p>441,226,600,000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([.$G$2] * ([.A190]-1)^2 + ([.A190]-1) * [.$G$3]) * [.$G$1]) + [.$G$1]" office:value-type="float" office:value="7087700000" calcext:value-type="float">
            <text:p>7,087,700,000</text:p>
          </table:table-cell>
          <table:table-cell table:formula="of:=[.B190]/[.B189]" office:value-type="float" office:value="1.01070929469811" calcext:value-type="float">
            <text:p>1.0107</text:p>
          </table:table-cell>
          <table:table-cell table:formula="of:=[.B190]+[.D189]" office:value-type="float" office:value="448314300000" calcext:value-type="float">
            <text:p>448,314,300,000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$G$2] * ([.A191]-1)^2 + ([.A191]-1) * [.$G$3]) * [.$G$1]) + [.$G$1]" office:value-type="float" office:value="7163200000" calcext:value-type="float">
            <text:p>7,163,200,000</text:p>
          </table:table-cell>
          <table:table-cell table:formula="of:=[.B191]/[.B190]" office:value-type="float" office:value="1.01065225672644" calcext:value-type="float">
            <text:p>1.0107</text:p>
          </table:table-cell>
          <table:table-cell table:formula="of:=[.B191]+[.D190]" office:value-type="float" office:value="455477500000" calcext:value-type="float">
            <text:p>455,477,500,000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([.$G$2] * ([.A192]-1)^2 + ([.A192]-1) * [.$G$3]) * [.$G$1]) + [.$G$1]" office:value-type="float" office:value="7239100000" calcext:value-type="float">
            <text:p>7,239,100,000</text:p>
          </table:table-cell>
          <table:table-cell table:formula="of:=[.B192]/[.B191]" office:value-type="float" office:value="1.01059582309582" calcext:value-type="float">
            <text:p>1.0106</text:p>
          </table:table-cell>
          <table:table-cell table:formula="of:=[.B192]+[.D191]" office:value-type="float" office:value="462716600000" calcext:value-type="float">
            <text:p>462,716,600,000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([.$G$2] * ([.A193]-1)^2 + ([.A193]-1) * [.$G$3]) * [.$G$1]) + [.$G$1]" office:value-type="float" office:value="7315400000" calcext:value-type="float">
            <text:p>7,315,400,000</text:p>
          </table:table-cell>
          <table:table-cell table:formula="of:=[.B193]/[.B192]" office:value-type="float" office:value="1.01053998425219" calcext:value-type="float">
            <text:p>1.0105</text:p>
          </table:table-cell>
          <table:table-cell table:formula="of:=[.B193]+[.D192]" office:value-type="float" office:value="470032000000" calcext:value-type="float">
            <text:p>470,032,000,000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([.$G$2] * ([.A194]-1)^2 + ([.A194]-1) * [.$G$3]) * [.$G$1]) + [.$G$1]" office:value-type="float" office:value="7392100000" calcext:value-type="float">
            <text:p>7,392,100,000</text:p>
          </table:table-cell>
          <table:table-cell table:formula="of:=[.B194]/[.B193]" office:value-type="float" office:value="1.01048473084179" calcext:value-type="float">
            <text:p>1.0105</text:p>
          </table:table-cell>
          <table:table-cell table:formula="of:=[.B194]+[.D193]" office:value-type="float" office:value="477424100000" calcext:value-type="float">
            <text:p>477,424,100,000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([.$G$2] * ([.A195]-1)^2 + ([.A195]-1) * [.$G$3]) * [.$G$1]) + [.$G$1]" office:value-type="float" office:value="7469200000" calcext:value-type="float">
            <text:p>7,469,200,000</text:p>
          </table:table-cell>
          <table:table-cell table:formula="of:=[.B195]/[.B194]" office:value-type="float" office:value="1.01043005370598" calcext:value-type="float">
            <text:p>1.0104</text:p>
          </table:table-cell>
          <table:table-cell table:formula="of:=[.B195]+[.D194]" office:value-type="float" office:value="484893300000" calcext:value-type="float">
            <text:p>484,893,300,000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([.$G$2] * ([.A196]-1)^2 + ([.A196]-1) * [.$G$3]) * [.$G$1]) + [.$G$1]" office:value-type="float" office:value="7546700000" calcext:value-type="float">
            <text:p>7,546,700,000</text:p>
          </table:table-cell>
          <table:table-cell table:formula="of:=[.B196]/[.B195]" office:value-type="float" office:value="1.01037594387618" calcext:value-type="float">
            <text:p>1.0104</text:p>
          </table:table-cell>
          <table:table-cell table:formula="of:=[.B196]+[.D195]" office:value-type="float" office:value="492440000000" calcext:value-type="float">
            <text:p>492,440,000,000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([.$G$2] * ([.A197]-1)^2 + ([.A197]-1) * [.$G$3]) * [.$G$1]) + [.$G$1]" office:value-type="float" office:value="7624600000" calcext:value-type="float">
            <text:p>7,624,600,000</text:p>
          </table:table-cell>
          <table:table-cell table:formula="of:=[.B197]/[.B196]" office:value-type="float" office:value="1.01032239256894" calcext:value-type="float">
            <text:p>1.0103</text:p>
          </table:table-cell>
          <table:table-cell table:formula="of:=[.B197]+[.D196]" office:value-type="float" office:value="500064600000" calcext:value-type="float">
            <text:p>500,064,600,000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([.$G$2] * ([.A198]-1)^2 + ([.A198]-1) * [.$G$3]) * [.$G$1]) + [.$G$1]" office:value-type="float" office:value="7702900000" calcext:value-type="float">
            <text:p>7,702,900,000</text:p>
          </table:table-cell>
          <table:table-cell table:formula="of:=[.B198]/[.B197]" office:value-type="float" office:value="1.01026939118118" calcext:value-type="float">
            <text:p>1.0103</text:p>
          </table:table-cell>
          <table:table-cell table:formula="of:=[.B198]+[.D197]" office:value-type="float" office:value="507767500000" calcext:value-type="float">
            <text:p>507,767,500,000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([.$G$2] * ([.A199]-1)^2 + ([.A199]-1) * [.$G$3]) * [.$G$1]) + [.$G$1]" office:value-type="float" office:value="7781600000" calcext:value-type="float">
            <text:p>7,781,600,000</text:p>
          </table:table-cell>
          <table:table-cell table:formula="of:=[.B199]/[.B198]" office:value-type="float" office:value="1.01021693128562" calcext:value-type="float">
            <text:p>1.0102</text:p>
          </table:table-cell>
          <table:table-cell table:formula="of:=[.B199]+[.D198]" office:value-type="float" office:value="515549100000" calcext:value-type="float">
            <text:p>515,549,100,000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([.$G$2] * ([.A200]-1)^2 + ([.A200]-1) * [.$G$3]) * [.$G$1]) + [.$G$1]" office:value-type="float" office:value="7860700000" calcext:value-type="float">
            <text:p>7,860,700,000</text:p>
          </table:table-cell>
          <table:table-cell table:formula="of:=[.B200]/[.B199]" office:value-type="float" office:value="1.0101650046263" calcext:value-type="float">
            <text:p>1.0102</text:p>
          </table:table-cell>
          <table:table-cell table:formula="of:=[.B200]+[.D199]" office:value-type="float" office:value="523409800000" calcext:value-type="float">
            <text:p>523,409,800,000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$G$2] * ([.A201]-1)^2 + ([.A201]-1) * [.$G$3]) * [.$G$1]) + [.$G$1]" office:value-type="float" office:value="7940200000" calcext:value-type="float">
            <text:p>7,940,200,000</text:p>
          </table:table-cell>
          <table:table-cell table:formula="of:=[.B201]/[.B200]" office:value-type="float" office:value="1.01011360311423" calcext:value-type="float">
            <text:p>1.0101</text:p>
          </table:table-cell>
          <table:table-cell table:formula="of:=[.B201]+[.D200]" office:value-type="float" office:value="531350000000" calcext:value-type="float">
            <text:p>531,350,000,000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([.$G$2] * ([.A202]-1)^2 + ([.A202]-1) * [.$G$3]) * [.$G$1]) + [.$G$1]" office:value-type="float" office:value="8020100000" calcext:value-type="float">
            <text:p>8,020,100,000</text:p>
          </table:table-cell>
          <table:table-cell table:formula="of:=[.B202]/[.B201]" office:value-type="float" office:value="1.0100627188232" calcext:value-type="float">
            <text:p>1.0101</text:p>
          </table:table-cell>
          <table:table-cell table:formula="of:=[.B202]+[.D201]" office:value-type="float" office:value="539370100000" calcext:value-type="float">
            <text:p>539,370,100,000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([.$G$2] * ([.A203]-1)^2 + ([.A203]-1) * [.$G$3]) * [.$G$1]) + [.$G$1]" office:value-type="float" office:value="8100400000" calcext:value-type="float">
            <text:p>8,100,400,000</text:p>
          </table:table-cell>
          <table:table-cell table:formula="of:=[.B203]/[.B202]" office:value-type="float" office:value="1.01001234398574" calcext:value-type="float">
            <text:p>1.0100</text:p>
          </table:table-cell>
          <table:table-cell table:formula="of:=[.B203]+[.D202]" office:value-type="float" office:value="547470500000" calcext:value-type="float">
            <text:p>547,470,500,000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([.$G$2] * ([.A204]-1)^2 + ([.A204]-1) * [.$G$3]) * [.$G$1]) + [.$G$1]" office:value-type="float" office:value="8181100000" calcext:value-type="float">
            <text:p>8,181,100,000</text:p>
          </table:table-cell>
          <table:table-cell table:formula="of:=[.B204]/[.B203]" office:value-type="float" office:value="1.00996247098909" calcext:value-type="float">
            <text:p>1.0100</text:p>
          </table:table-cell>
          <table:table-cell table:formula="of:=[.B204]+[.D203]" office:value-type="float" office:value="555651600000" calcext:value-type="float">
            <text:p>555,651,600,000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([.$G$2] * ([.A205]-1)^2 + ([.A205]-1) * [.$G$3]) * [.$G$1]) + [.$G$1]" office:value-type="float" office:value="8262200000" calcext:value-type="float">
            <text:p>8,262,200,000</text:p>
          </table:table-cell>
          <table:table-cell table:formula="of:=[.B205]/[.B204]" office:value-type="float" office:value="1.00991309237144" calcext:value-type="float">
            <text:p>1.0099</text:p>
          </table:table-cell>
          <table:table-cell table:formula="of:=[.B205]+[.D204]" office:value-type="float" office:value="563913800000" calcext:value-type="float">
            <text:p>563,913,800,000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([.$G$2] * ([.A206]-1)^2 + ([.A206]-1) * [.$G$3]) * [.$G$1]) + [.$G$1]" office:value-type="float" office:value="8343700000" calcext:value-type="float">
            <text:p>8,343,700,000</text:p>
          </table:table-cell>
          <table:table-cell table:formula="of:=[.B206]/[.B205]" office:value-type="float" office:value="1.00986420081818" calcext:value-type="float">
            <text:p>1.0099</text:p>
          </table:table-cell>
          <table:table-cell table:formula="of:=[.B206]+[.D205]" office:value-type="float" office:value="572257500000" calcext:value-type="float">
            <text:p>572,257,500,000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([.$G$2] * ([.A207]-1)^2 + ([.A207]-1) * [.$G$3]) * [.$G$1]) + [.$G$1]" office:value-type="float" office:value="8425600000" calcext:value-type="float">
            <text:p>8,425,600,000</text:p>
          </table:table-cell>
          <table:table-cell table:formula="of:=[.B207]/[.B206]" office:value-type="float" office:value="1.00981578915829" calcext:value-type="float">
            <text:p>1.0098</text:p>
          </table:table-cell>
          <table:table-cell table:formula="of:=[.B207]+[.D206]" office:value-type="float" office:value="580683100000" calcext:value-type="float">
            <text:p>580,683,100,00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([.$G$2] * ([.A208]-1)^2 + ([.A208]-1) * [.$G$3]) * [.$G$1]) + [.$G$1]" office:value-type="float" office:value="8507900000" calcext:value-type="float">
            <text:p>8,507,900,000</text:p>
          </table:table-cell>
          <table:table-cell table:formula="of:=[.B208]/[.B207]" office:value-type="float" office:value="1.00976785036081" calcext:value-type="float">
            <text:p>1.0098</text:p>
          </table:table-cell>
          <table:table-cell table:formula="of:=[.B208]+[.D207]" office:value-type="float" office:value="589191000000" calcext:value-type="float">
            <text:p>589,191,000,000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([.$G$2] * ([.A209]-1)^2 + ([.A209]-1) * [.$G$3]) * [.$G$1]) + [.$G$1]" office:value-type="float" office:value="8590600000" calcext:value-type="float">
            <text:p>8,590,600,000</text:p>
          </table:table-cell>
          <table:table-cell table:formula="of:=[.B209]/[.B208]" office:value-type="float" office:value="1.00972037753147" calcext:value-type="float">
            <text:p>1.0097</text:p>
          </table:table-cell>
          <table:table-cell table:formula="of:=[.B209]+[.D208]" office:value-type="float" office:value="597781600000" calcext:value-type="float">
            <text:p>597,781,600,000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([.$G$2] * ([.A210]-1)^2 + ([.A210]-1) * [.$G$3]) * [.$G$1]) + [.$G$1]" office:value-type="float" office:value="8673700000" calcext:value-type="float">
            <text:p>8,673,700,000</text:p>
          </table:table-cell>
          <table:table-cell table:formula="of:=[.B210]/[.B209]" office:value-type="float" office:value="1.00967336390939" calcext:value-type="float">
            <text:p>1.0097</text:p>
          </table:table-cell>
          <table:table-cell table:formula="of:=[.B210]+[.D209]" office:value-type="float" office:value="606455300000" calcext:value-type="float">
            <text:p>606,455,300,000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$G$2] * ([.A211]-1)^2 + ([.A211]-1) * [.$G$3]) * [.$G$1]) + [.$G$1]" office:value-type="float" office:value="8757200000" calcext:value-type="float">
            <text:p>8,757,200,000</text:p>
          </table:table-cell>
          <table:table-cell table:formula="of:=[.B211]/[.B210]" office:value-type="float" office:value="1.00962680286383" calcext:value-type="float">
            <text:p>1.0096</text:p>
          </table:table-cell>
          <table:table-cell table:formula="of:=[.B211]+[.D210]" office:value-type="float" office:value="615212500000" calcext:value-type="float">
            <text:p>615,212,500,000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([.$G$2] * ([.A212]-1)^2 + ([.A212]-1) * [.$G$3]) * [.$G$1]) + [.$G$1]" office:value-type="float" office:value="8841100000" calcext:value-type="float">
            <text:p>8,841,100,000</text:p>
          </table:table-cell>
          <table:table-cell table:formula="of:=[.B212]/[.B211]" office:value-type="float" office:value="1.00958068789111" calcext:value-type="float">
            <text:p>1.0096</text:p>
          </table:table-cell>
          <table:table-cell table:formula="of:=[.B212]+[.D211]" office:value-type="float" office:value="624053600000" calcext:value-type="float">
            <text:p>624,053,600,000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([.$G$2] * ([.A213]-1)^2 + ([.A213]-1) * [.$G$3]) * [.$G$1]) + [.$G$1]" office:value-type="float" office:value="8925400000" calcext:value-type="float">
            <text:p>8,925,400,000</text:p>
          </table:table-cell>
          <table:table-cell table:formula="of:=[.B213]/[.B212]" office:value-type="float" office:value="1.00953501261155" calcext:value-type="float">
            <text:p>1.0095</text:p>
          </table:table-cell>
          <table:table-cell table:formula="of:=[.B213]+[.D212]" office:value-type="float" office:value="632979000000" calcext:value-type="float">
            <text:p>632,979,000,000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([.$G$2] * ([.A214]-1)^2 + ([.A214]-1) * [.$G$3]) * [.$G$1]) + [.$G$1]" office:value-type="float" office:value="9010100000" calcext:value-type="float">
            <text:p>9,010,100,000</text:p>
          </table:table-cell>
          <table:table-cell table:formula="of:=[.B214]/[.B213]" office:value-type="float" office:value="1.00948977076658" calcext:value-type="float">
            <text:p>1.0095</text:p>
          </table:table-cell>
          <table:table-cell table:formula="of:=[.B214]+[.D213]" office:value-type="float" office:value="641989100000" calcext:value-type="float">
            <text:p>641,989,100,000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([.$G$2] * ([.A215]-1)^2 + ([.A215]-1) * [.$G$3]) * [.$G$1]) + [.$G$1]" office:value-type="float" office:value="9095200000" calcext:value-type="float">
            <text:p>9,095,200,000</text:p>
          </table:table-cell>
          <table:table-cell table:formula="of:=[.B215]/[.B214]" office:value-type="float" office:value="1.0094449562158" calcext:value-type="float">
            <text:p>1.0094</text:p>
          </table:table-cell>
          <table:table-cell table:formula="of:=[.B215]+[.D214]" office:value-type="float" office:value="651084300000" calcext:value-type="float">
            <text:p>651,084,300,000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([.$G$2] * ([.A216]-1)^2 + ([.A216]-1) * [.$G$3]) * [.$G$1]) + [.$G$1]" office:value-type="float" office:value="9180700000" calcext:value-type="float">
            <text:p>9,180,700,000</text:p>
          </table:table-cell>
          <table:table-cell table:formula="of:=[.B216]/[.B215]" office:value-type="float" office:value="1.0094005629343" calcext:value-type="float">
            <text:p>1.0094</text:p>
          </table:table-cell>
          <table:table-cell table:formula="of:=[.B216]+[.D215]" office:value-type="float" office:value="660265000000" calcext:value-type="float">
            <text:p>660,265,000,000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([.$G$2] * ([.A217]-1)^2 + ([.A217]-1) * [.$G$3]) * [.$G$1]) + [.$G$1]" office:value-type="float" office:value="9266600000" calcext:value-type="float">
            <text:p>9,266,600,000</text:p>
          </table:table-cell>
          <table:table-cell table:formula="of:=[.B217]/[.B216]" office:value-type="float" office:value="1.00935658500986" calcext:value-type="float">
            <text:p>1.0094</text:p>
          </table:table-cell>
          <table:table-cell table:formula="of:=[.B217]+[.D216]" office:value-type="float" office:value="669531600000" calcext:value-type="float">
            <text:p>669,531,600,000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([.$G$2] * ([.A218]-1)^2 + ([.A218]-1) * [.$G$3]) * [.$G$1]) + [.$G$1]" office:value-type="float" office:value="9352900000" calcext:value-type="float">
            <text:p>9,352,900,000</text:p>
          </table:table-cell>
          <table:table-cell table:formula="of:=[.B218]/[.B217]" office:value-type="float" office:value="1.00931301664041" calcext:value-type="float">
            <text:p>1.0093</text:p>
          </table:table-cell>
          <table:table-cell table:formula="of:=[.B218]+[.D217]" office:value-type="float" office:value="678884500000" calcext:value-type="float">
            <text:p>678,884,500,000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([.$G$2] * ([.A219]-1)^2 + ([.A219]-1) * [.$G$3]) * [.$G$1]) + [.$G$1]" office:value-type="float" office:value="9439600000" calcext:value-type="float">
            <text:p>9,439,600,000</text:p>
          </table:table-cell>
          <table:table-cell table:formula="of:=[.B219]/[.B218]" office:value-type="float" office:value="1.00926985213142" calcext:value-type="float">
            <text:p>1.0093</text:p>
          </table:table-cell>
          <table:table-cell table:formula="of:=[.B219]+[.D218]" office:value-type="float" office:value="688324100000" calcext:value-type="float">
            <text:p>688,324,100,000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([.$G$2] * ([.A220]-1)^2 + ([.A220]-1) * [.$G$3]) * [.$G$1]) + [.$G$1]" office:value-type="float" office:value="9526700000" calcext:value-type="float">
            <text:p>9,526,700,000</text:p>
          </table:table-cell>
          <table:table-cell table:formula="of:=[.B220]/[.B219]" office:value-type="float" office:value="1.00922708589347" calcext:value-type="float">
            <text:p>1.0092</text:p>
          </table:table-cell>
          <table:table-cell table:formula="of:=[.B220]+[.D219]" office:value-type="float" office:value="697850800000" calcext:value-type="float">
            <text:p>697,850,800,00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$G$2] * ([.A221]-1)^2 + ([.A221]-1) * [.$G$3]) * [.$G$1]) + [.$G$1]" office:value-type="float" office:value="9614200000" calcext:value-type="float">
            <text:p>9,614,200,000</text:p>
          </table:table-cell>
          <table:table-cell table:formula="of:=[.B221]/[.B220]" office:value-type="float" office:value="1.00918471243977" calcext:value-type="float">
            <text:p>1.0092</text:p>
          </table:table-cell>
          <table:table-cell table:formula="of:=[.B221]+[.D220]" office:value-type="float" office:value="707465000000" calcext:value-type="float">
            <text:p>707,465,000,000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([.$G$2] * ([.A222]-1)^2 + ([.A222]-1) * [.$G$3]) * [.$G$1]) + [.$G$1]" office:value-type="float" office:value="9702100000" calcext:value-type="float">
            <text:p>9,702,100,000</text:p>
          </table:table-cell>
          <table:table-cell table:formula="of:=[.B222]/[.B221]" office:value-type="float" office:value="1.00914272638389" calcext:value-type="float">
            <text:p>1.0091</text:p>
          </table:table-cell>
          <table:table-cell table:formula="of:=[.B222]+[.D221]" office:value-type="float" office:value="717167100000" calcext:value-type="float">
            <text:p>717,167,100,000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([.$G$2] * ([.A223]-1)^2 + ([.A223]-1) * [.$G$3]) * [.$G$1]) + [.$G$1]" office:value-type="float" office:value="9790400000" calcext:value-type="float">
            <text:p>9,790,400,000</text:p>
          </table:table-cell>
          <table:table-cell table:formula="of:=[.B223]/[.B222]" office:value-type="float" office:value="1.00910112243741" calcext:value-type="float">
            <text:p>1.0091</text:p>
          </table:table-cell>
          <table:table-cell table:formula="of:=[.B223]+[.D222]" office:value-type="float" office:value="726957500000" calcext:value-type="float">
            <text:p>726,957,500,000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([.$G$2] * ([.A224]-1)^2 + ([.A224]-1) * [.$G$3]) * [.$G$1]) + [.$G$1]" office:value-type="float" office:value="9879100000" calcext:value-type="float">
            <text:p>9,879,100,000</text:p>
          </table:table-cell>
          <table:table-cell table:formula="of:=[.B224]/[.B223]" office:value-type="float" office:value="1.00905989540775" calcext:value-type="float">
            <text:p>1.0091</text:p>
          </table:table-cell>
          <table:table-cell table:formula="of:=[.B224]+[.D223]" office:value-type="float" office:value="736836600000" calcext:value-type="float">
            <text:p>736,836,600,000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([.$G$2] * ([.A225]-1)^2 + ([.A225]-1) * [.$G$3]) * [.$G$1]) + [.$G$1]" office:value-type="float" office:value="9968200000" calcext:value-type="float">
            <text:p>9,968,200,000</text:p>
          </table:table-cell>
          <table:table-cell table:formula="of:=[.B225]/[.B224]" office:value-type="float" office:value="1.00901904019597" calcext:value-type="float">
            <text:p>1.0090</text:p>
          </table:table-cell>
          <table:table-cell table:formula="of:=[.B225]+[.D224]" office:value-type="float" office:value="746804800000" calcext:value-type="float">
            <text:p>746,804,800,000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([.$G$2] * ([.A226]-1)^2 + ([.A226]-1) * [.$G$3]) * [.$G$1]) + [.$G$1]" office:value-type="float" office:value="10057700000" calcext:value-type="float">
            <text:p>10,057,700,000</text:p>
          </table:table-cell>
          <table:table-cell table:formula="of:=[.B226]/[.B225]" office:value-type="float" office:value="1.00897855179471" calcext:value-type="float">
            <text:p>1.0090</text:p>
          </table:table-cell>
          <table:table-cell table:formula="of:=[.B226]+[.D225]" office:value-type="float" office:value="756862500000" calcext:value-type="float">
            <text:p>756,862,500,000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([.$G$2] * ([.A227]-1)^2 + ([.A227]-1) * [.$G$3]) * [.$G$1]) + [.$G$1]" office:value-type="float" office:value="10147600000" calcext:value-type="float">
            <text:p>10,147,600,000</text:p>
          </table:table-cell>
          <table:table-cell table:formula="of:=[.B227]/[.B226]" office:value-type="float" office:value="1.0089384252861" calcext:value-type="float">
            <text:p>1.0089</text:p>
          </table:table-cell>
          <table:table-cell table:formula="of:=[.B227]+[.D226]" office:value-type="float" office:value="767010100000" calcext:value-type="float">
            <text:p>767,010,100,000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([.$G$2] * ([.A228]-1)^2 + ([.A228]-1) * [.$G$3]) * [.$G$1]) + [.$G$1]" office:value-type="float" office:value="10237900000" calcext:value-type="float">
            <text:p>10,237,900,000</text:p>
          </table:table-cell>
          <table:table-cell table:formula="of:=[.B228]/[.B227]" office:value-type="float" office:value="1.0088986558398" calcext:value-type="float">
            <text:p>1.0089</text:p>
          </table:table-cell>
          <table:table-cell table:formula="of:=[.B228]+[.D227]" office:value-type="float" office:value="777248000000" calcext:value-type="float">
            <text:p>777,248,000,000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([.$G$2] * ([.A229]-1)^2 + ([.A229]-1) * [.$G$3]) * [.$G$1]) + [.$G$1]" office:value-type="float" office:value="10328600000" calcext:value-type="float">
            <text:p>10,328,600,000</text:p>
          </table:table-cell>
          <table:table-cell table:formula="of:=[.B229]/[.B228]" office:value-type="float" office:value="1.00885923871106" calcext:value-type="float">
            <text:p>1.0089</text:p>
          </table:table-cell>
          <table:table-cell table:formula="of:=[.B229]+[.D228]" office:value-type="float" office:value="787576600000" calcext:value-type="float">
            <text:p>787,576,600,000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([.$G$2] * ([.A230]-1)^2 + ([.A230]-1) * [.$G$3]) * [.$G$1]) + [.$G$1]" office:value-type="float" office:value="10419700000" calcext:value-type="float">
            <text:p>10,419,700,000</text:p>
          </table:table-cell>
          <table:table-cell table:formula="of:=[.B230]/[.B229]" office:value-type="float" office:value="1.00882016923881" calcext:value-type="float">
            <text:p>1.0088</text:p>
          </table:table-cell>
          <table:table-cell table:formula="of:=[.B230]+[.D229]" office:value-type="float" office:value="797996300000" calcext:value-type="float">
            <text:p>797,996,300,0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([.$G$2] * ([.A231]-1)^2 + ([.A231]-1) * [.$G$3]) * [.$G$1]) + [.$G$1]" office:value-type="float" office:value="10511200000" calcext:value-type="float">
            <text:p>10,511,200,000</text:p>
          </table:table-cell>
          <table:table-cell table:formula="of:=[.B231]/[.B230]" office:value-type="float" office:value="1.00878144284384" calcext:value-type="float">
            <text:p>1.0088</text:p>
          </table:table-cell>
          <table:table-cell table:formula="of:=[.B231]+[.D230]" office:value-type="float" office:value="808507500000" calcext:value-type="float">
            <text:p>808,507,500,000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([.$G$2] * ([.A232]-1)^2 + ([.A232]-1) * [.$G$3]) * [.$G$1]) + [.$G$1]" office:value-type="float" office:value="10603100000" calcext:value-type="float">
            <text:p>10,603,100,000</text:p>
          </table:table-cell>
          <table:table-cell table:formula="of:=[.B232]/[.B231]" office:value-type="float" office:value="1.00874305502702" calcext:value-type="float">
            <text:p>1.0087</text:p>
          </table:table-cell>
          <table:table-cell table:formula="of:=[.B232]+[.D231]" office:value-type="float" office:value="819110600000" calcext:value-type="float">
            <text:p>819,110,600,000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([.$G$2] * ([.A233]-1)^2 + ([.A233]-1) * [.$G$3]) * [.$G$1]) + [.$G$1]" office:value-type="float" office:value="10695400000" calcext:value-type="float">
            <text:p>10,695,400,000</text:p>
          </table:table-cell>
          <table:table-cell table:formula="of:=[.B233]/[.B232]" office:value-type="float" office:value="1.00870500136752" calcext:value-type="float">
            <text:p>1.0087</text:p>
          </table:table-cell>
          <table:table-cell table:formula="of:=[.B233]+[.D232]" office:value-type="float" office:value="829806000000" calcext:value-type="float">
            <text:p>829,806,000,000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([.$G$2] * ([.A234]-1)^2 + ([.A234]-1) * [.$G$3]) * [.$G$1]) + [.$G$1]" office:value-type="float" office:value="10788100000" calcext:value-type="float">
            <text:p>10,788,100,000</text:p>
          </table:table-cell>
          <table:table-cell table:formula="of:=[.B234]/[.B233]" office:value-type="float" office:value="1.00866727752118" calcext:value-type="float">
            <text:p>1.0087</text:p>
          </table:table-cell>
          <table:table-cell table:formula="of:=[.B234]+[.D233]" office:value-type="float" office:value="840594100000" calcext:value-type="float">
            <text:p>840,594,100,00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([.$G$2] * ([.A235]-1)^2 + ([.A235]-1) * [.$G$3]) * [.$G$1]) + [.$G$1]" office:value-type="float" office:value="10881200000" calcext:value-type="float">
            <text:p>10,881,200,000</text:p>
          </table:table-cell>
          <table:table-cell table:formula="of:=[.B235]/[.B234]" office:value-type="float" office:value="1.00862987921877" calcext:value-type="float">
            <text:p>1.0086</text:p>
          </table:table-cell>
          <table:table-cell table:formula="of:=[.B235]+[.D234]" office:value-type="float" office:value="851475300000" calcext:value-type="float">
            <text:p>851,475,300,000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([.$G$2] * ([.A236]-1)^2 + ([.A236]-1) * [.$G$3]) * [.$G$1]) + [.$G$1]" office:value-type="float" office:value="10974700000" calcext:value-type="float">
            <text:p>10,974,700,000</text:p>
          </table:table-cell>
          <table:table-cell table:formula="of:=[.B236]/[.B235]" office:value-type="float" office:value="1.00859280226446" calcext:value-type="float">
            <text:p>1.0086</text:p>
          </table:table-cell>
          <table:table-cell table:formula="of:=[.B236]+[.D235]" office:value-type="float" office:value="862450000000" calcext:value-type="float">
            <text:p>862,450,000,000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([.$G$2] * ([.A237]-1)^2 + ([.A237]-1) * [.$G$3]) * [.$G$1]) + [.$G$1]" office:value-type="float" office:value="11068600000" calcext:value-type="float">
            <text:p>11,068,600,000</text:p>
          </table:table-cell>
          <table:table-cell table:formula="of:=[.B237]/[.B236]" office:value-type="float" office:value="1.00855604253419" calcext:value-type="float">
            <text:p>1.0086</text:p>
          </table:table-cell>
          <table:table-cell table:formula="of:=[.B237]+[.D236]" office:value-type="float" office:value="873518600000" calcext:value-type="float">
            <text:p>873,518,600,000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([.$G$2] * ([.A238]-1)^2 + ([.A238]-1) * [.$G$3]) * [.$G$1]) + [.$G$1]" office:value-type="float" office:value="11162900000" calcext:value-type="float">
            <text:p>11,162,900,000</text:p>
          </table:table-cell>
          <table:table-cell table:formula="of:=[.B238]/[.B237]" office:value-type="float" office:value="1.0085195959742" calcext:value-type="float">
            <text:p>1.0085</text:p>
          </table:table-cell>
          <table:table-cell table:formula="of:=[.B238]+[.D237]" office:value-type="float" office:value="884681500000" calcext:value-type="float">
            <text:p>884,681,500,000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([.$G$2] * ([.A239]-1)^2 + ([.A239]-1) * [.$G$3]) * [.$G$1]) + [.$G$1]" office:value-type="float" office:value="11257600000" calcext:value-type="float">
            <text:p>11,257,600,000</text:p>
          </table:table-cell>
          <table:table-cell table:formula="of:=[.B239]/[.B238]" office:value-type="float" office:value="1.00848345859947" calcext:value-type="float">
            <text:p>1.0085</text:p>
          </table:table-cell>
          <table:table-cell table:formula="of:=[.B239]+[.D238]" office:value-type="float" office:value="895939100000" calcext:value-type="float">
            <text:p>895,939,100,000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([.$G$2] * ([.A240]-1)^2 + ([.A240]-1) * [.$G$3]) * [.$G$1]) + [.$G$1]" office:value-type="float" office:value="11352700000" calcext:value-type="float">
            <text:p>11,352,700,000</text:p>
          </table:table-cell>
          <table:table-cell table:formula="of:=[.B240]/[.B239]" office:value-type="float" office:value="1.00844762649233" calcext:value-type="float">
            <text:p>1.0084</text:p>
          </table:table-cell>
          <table:table-cell table:formula="of:=[.B240]+[.D239]" office:value-type="float" office:value="907291800000" calcext:value-type="float">
            <text:p>907,291,800,00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([.$G$2] * ([.A241]-1)^2 + ([.A241]-1) * [.$G$3]) * [.$G$1]) + [.$G$1]" office:value-type="float" office:value="11448200000" calcext:value-type="float">
            <text:p>11,448,200,000</text:p>
          </table:table-cell>
          <table:table-cell table:formula="of:=[.B241]/[.B240]" office:value-type="float" office:value="1.008412095801" calcext:value-type="float">
            <text:p>1.0084</text:p>
          </table:table-cell>
          <table:table-cell table:formula="of:=[.B241]+[.D240]" office:value-type="float" office:value="918740000000" calcext:value-type="float">
            <text:p>918,740,000,00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([.$G$2] * ([.A242]-1)^2 + ([.A242]-1) * [.$G$3]) * [.$G$1]) + [.$G$1]" office:value-type="float" office:value="11544100000" calcext:value-type="float">
            <text:p>11,544,100,000</text:p>
          </table:table-cell>
          <table:table-cell table:formula="of:=[.B242]/[.B241]" office:value-type="float" office:value="1.00837686273825" calcext:value-type="float">
            <text:p>1.0084</text:p>
          </table:table-cell>
          <table:table-cell table:formula="of:=[.B242]+[.D241]" office:value-type="float" office:value="930284100000" calcext:value-type="float">
            <text:p>930,284,100,000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([.$G$2] * ([.A243]-1)^2 + ([.A243]-1) * [.$G$3]) * [.$G$1]) + [.$G$1]" office:value-type="float" office:value="11640400000" calcext:value-type="float">
            <text:p>11,640,400,000</text:p>
          </table:table-cell>
          <table:table-cell table:formula="of:=[.B243]/[.B242]" office:value-type="float" office:value="1.00834192358001" calcext:value-type="float">
            <text:p>1.0083</text:p>
          </table:table-cell>
          <table:table-cell table:formula="of:=[.B243]+[.D242]" office:value-type="float" office:value="941924500000" calcext:value-type="float">
            <text:p>941,924,500,000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([.$G$2] * ([.A244]-1)^2 + ([.A244]-1) * [.$G$3]) * [.$G$1]) + [.$G$1]" office:value-type="float" office:value="11737100000" calcext:value-type="float">
            <text:p>11,737,100,000</text:p>
          </table:table-cell>
          <table:table-cell table:formula="of:=[.B244]/[.B243]" office:value-type="float" office:value="1.0083072746641" calcext:value-type="float">
            <text:p>1.0083</text:p>
          </table:table-cell>
          <table:table-cell table:formula="of:=[.B244]+[.D243]" office:value-type="float" office:value="953661600000" calcext:value-type="float">
            <text:p>953,661,600,000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([.$G$2] * ([.A245]-1)^2 + ([.A245]-1) * [.$G$3]) * [.$G$1]) + [.$G$1]" office:value-type="float" office:value="11834200000" calcext:value-type="float">
            <text:p>11,834,200,000</text:p>
          </table:table-cell>
          <table:table-cell table:formula="of:=[.B245]/[.B244]" office:value-type="float" office:value="1.00827291238892" calcext:value-type="float">
            <text:p>1.0083</text:p>
          </table:table-cell>
          <table:table-cell table:formula="of:=[.B245]+[.D244]" office:value-type="float" office:value="965495800000" calcext:value-type="float">
            <text:p>965,495,800,000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([.$G$2] * ([.A246]-1)^2 + ([.A246]-1) * [.$G$3]) * [.$G$1]) + [.$G$1]" office:value-type="float" office:value="11931700000" calcext:value-type="float">
            <text:p>11,931,700,000</text:p>
          </table:table-cell>
          <table:table-cell table:formula="of:=[.B246]/[.B245]" office:value-type="float" office:value="1.00823883321222" calcext:value-type="float">
            <text:p>1.0082</text:p>
          </table:table-cell>
          <table:table-cell table:formula="of:=[.B246]+[.D245]" office:value-type="float" office:value="977427500000" calcext:value-type="float">
            <text:p>977,427,500,000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([.$G$2] * ([.A247]-1)^2 + ([.A247]-1) * [.$G$3]) * [.$G$1]) + [.$G$1]" office:value-type="float" office:value="12029600000" calcext:value-type="float">
            <text:p>12,029,600,000</text:p>
          </table:table-cell>
          <table:table-cell table:formula="of:=[.B247]/[.B246]" office:value-type="float" office:value="1.00820503364986" calcext:value-type="float">
            <text:p>1.0082</text:p>
          </table:table-cell>
          <table:table-cell table:formula="of:=[.B247]+[.D246]" office:value-type="float" office:value="989457100000" calcext:value-type="float">
            <text:p>989,457,100,000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([.$G$2] * ([.A248]-1)^2 + ([.A248]-1) * [.$G$3]) * [.$G$1]) + [.$G$1]" office:value-type="float" office:value="12127900000" calcext:value-type="float">
            <text:p>12,127,900,000</text:p>
          </table:table-cell>
          <table:table-cell table:formula="of:=[.B248]/[.B247]" office:value-type="float" office:value="1.00817151027466" calcext:value-type="float">
            <text:p>1.0082</text:p>
          </table:table-cell>
          <table:table-cell table:formula="of:=[.B248]+[.D247]" office:value-type="float" office:value="1001585000000" calcext:value-type="float">
            <text:p>1,001,585,000,000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([.$G$2] * ([.A249]-1)^2 + ([.A249]-1) * [.$G$3]) * [.$G$1]) + [.$G$1]" office:value-type="float" office:value="12226600000" calcext:value-type="float">
            <text:p>12,226,600,000</text:p>
          </table:table-cell>
          <table:table-cell table:formula="of:=[.B249]/[.B248]" office:value-type="float" office:value="1.0081382597152" calcext:value-type="float">
            <text:p>1.0081</text:p>
          </table:table-cell>
          <table:table-cell table:formula="of:=[.B249]+[.D248]" office:value-type="float" office:value="1013811600000" calcext:value-type="float">
            <text:p>1,013,811,600,000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([.$G$2] * ([.A250]-1)^2 + ([.A250]-1) * [.$G$3]) * [.$G$1]) + [.$G$1]" office:value-type="float" office:value="12325700000" calcext:value-type="float">
            <text:p>12,325,700,000</text:p>
          </table:table-cell>
          <table:table-cell table:formula="of:=[.B250]/[.B249]" office:value-type="float" office:value="1.00810527865474" calcext:value-type="float">
            <text:p>1.0081</text:p>
          </table:table-cell>
          <table:table-cell table:formula="of:=[.B250]+[.D249]" office:value-type="float" office:value="1026137300000" calcext:value-type="float">
            <text:p>1,026,137,300,0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([.$G$2] * ([.A251]-1)^2 + ([.A251]-1) * [.$G$3]) * [.$G$1]) + [.$G$1]" office:value-type="float" office:value="12425200000" calcext:value-type="float">
            <text:p>12,425,200,000</text:p>
          </table:table-cell>
          <table:table-cell table:formula="of:=[.B251]/[.B250]" office:value-type="float" office:value="1.00807256383005" calcext:value-type="float">
            <text:p>1.0081</text:p>
          </table:table-cell>
          <table:table-cell table:formula="of:=[.B251]+[.D250]" office:value-type="float" office:value="1038562500000" calcext:value-type="float">
            <text:p>1,038,562,500,000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([.$G$2] * ([.A252]-1)^2 + ([.A252]-1) * [.$G$3]) * [.$G$1]) + [.$G$1]" office:value-type="float" office:value="12525100000" calcext:value-type="float">
            <text:p>12,525,100,000</text:p>
          </table:table-cell>
          <table:table-cell table:formula="of:=[.B252]/[.B251]" office:value-type="float" office:value="1.00804011203039" calcext:value-type="float">
            <text:p>1.0080</text:p>
          </table:table-cell>
          <table:table-cell table:formula="of:=[.B252]+[.D251]" office:value-type="float" office:value="1051087600000" calcext:value-type="float">
            <text:p>1,051,087,600,000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([.$G$2] * ([.A253]-1)^2 + ([.A253]-1) * [.$G$3]) * [.$G$1]) + [.$G$1]" office:value-type="float" office:value="12625400000" calcext:value-type="float">
            <text:p>12,625,400,000</text:p>
          </table:table-cell>
          <table:table-cell table:formula="of:=[.B253]/[.B252]" office:value-type="float" office:value="1.00800792009645" calcext:value-type="float">
            <text:p>1.0080</text:p>
          </table:table-cell>
          <table:table-cell table:formula="of:=[.B253]+[.D252]" office:value-type="float" office:value="1063713000000" calcext:value-type="float">
            <text:p>1,063,713,000,00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([.$G$2] * ([.A254]-1)^2 + ([.A254]-1) * [.$G$3]) * [.$G$1]) + [.$G$1]" office:value-type="float" office:value="12726100000" calcext:value-type="float">
            <text:p>12,726,100,000</text:p>
          </table:table-cell>
          <table:table-cell table:formula="of:=[.B254]/[.B253]" office:value-type="float" office:value="1.00797598491929" calcext:value-type="float">
            <text:p>1.0080</text:p>
          </table:table-cell>
          <table:table-cell table:formula="of:=[.B254]+[.D253]" office:value-type="float" office:value="1076439100000" calcext:value-type="float">
            <text:p>1,076,439,100,000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([.$G$2] * ([.A255]-1)^2 + ([.A255]-1) * [.$G$3]) * [.$G$1]) + [.$G$1]" office:value-type="float" office:value="12827200000" calcext:value-type="float">
            <text:p>12,827,200,000</text:p>
          </table:table-cell>
          <table:table-cell table:formula="of:=[.B255]/[.B254]" office:value-type="float" office:value="1.00794430343939" calcext:value-type="float">
            <text:p>1.0079</text:p>
          </table:table-cell>
          <table:table-cell table:formula="of:=[.B255]+[.D254]" office:value-type="float" office:value="1089266300000" calcext:value-type="float">
            <text:p>1,089,266,300,000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([.$G$2] * ([.A256]-1)^2 + ([.A256]-1) * [.$G$3]) * [.$G$1]) + [.$G$1]" office:value-type="float" office:value="12928700000" calcext:value-type="float">
            <text:p>12,928,700,000</text:p>
          </table:table-cell>
          <table:table-cell table:formula="of:=[.B256]/[.B255]" office:value-type="float" office:value="1.00791287264563" calcext:value-type="float">
            <text:p>1.0079</text:p>
          </table:table-cell>
          <table:table-cell table:formula="of:=[.B256]+[.D255]" office:value-type="float" office:value="1102195000000" calcext:value-type="float">
            <text:p>1,102,195,000,000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([.$G$2] * ([.A257]-1)^2 + ([.A257]-1) * [.$G$3]) * [.$G$1]) + [.$G$1]" office:value-type="float" office:value="13030600000" calcext:value-type="float">
            <text:p>13,030,600,000</text:p>
          </table:table-cell>
          <table:table-cell table:formula="of:=[.B257]/[.B256]" office:value-type="float" office:value="1.00788168957436" calcext:value-type="float">
            <text:p>1.0079</text:p>
          </table:table-cell>
          <table:table-cell table:formula="of:=[.B257]+[.D256]" office:value-type="float" office:value="1115225600000" calcext:value-type="float">
            <text:p>1,115,225,600,0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([.$G$2] * ([.A258]-1)^2 + ([.A258]-1) * [.$G$3]) * [.$G$1]) + [.$G$1]" office:value-type="float" office:value="13132900000" calcext:value-type="float">
            <text:p>13,132,900,000</text:p>
          </table:table-cell>
          <table:table-cell table:formula="of:=[.B258]/[.B257]" office:value-type="float" office:value="1.00785075130846" calcext:value-type="float">
            <text:p>1.0079</text:p>
          </table:table-cell>
          <table:table-cell table:formula="of:=[.B258]+[.D257]" office:value-type="float" office:value="1128358500000" calcext:value-type="float">
            <text:p>1,128,358,500,000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([.$G$2] * ([.A259]-1)^2 + ([.A259]-1) * [.$G$3]) * [.$G$1]) + [.$G$1]" office:value-type="float" office:value="13235600000" calcext:value-type="float">
            <text:p>13,235,600,000</text:p>
          </table:table-cell>
          <table:table-cell table:formula="of:=[.B259]/[.B258]" office:value-type="float" office:value="1.00782005497643" calcext:value-type="float">
            <text:p>1.0078</text:p>
          </table:table-cell>
          <table:table-cell table:formula="of:=[.B259]+[.D258]" office:value-type="float" office:value="1141594100000" calcext:value-type="float">
            <text:p>1,141,594,100,000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([.$G$2] * ([.A260]-1)^2 + ([.A260]-1) * [.$G$3]) * [.$G$1]) + [.$G$1]" office:value-type="float" office:value="13338700000" calcext:value-type="float">
            <text:p>13,338,700,000</text:p>
          </table:table-cell>
          <table:table-cell table:formula="of:=[.B260]/[.B259]" office:value-type="float" office:value="1.00778959775152" calcext:value-type="float">
            <text:p>1.0078</text:p>
          </table:table-cell>
          <table:table-cell table:formula="of:=[.B260]+[.D259]" office:value-type="float" office:value="1154932800000" calcext:value-type="float">
            <text:p>1,154,932,800,000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([.$G$2] * ([.A261]-1)^2 + ([.A261]-1) * [.$G$3]) * [.$G$1]) + [.$G$1]" office:value-type="float" office:value="13442200000" calcext:value-type="float">
            <text:p>13,442,200,000</text:p>
          </table:table-cell>
          <table:table-cell table:formula="of:=[.B261]/[.B260]" office:value-type="float" office:value="1.00775937685082" calcext:value-type="float">
            <text:p>1.0078</text:p>
          </table:table-cell>
          <table:table-cell table:formula="of:=[.B261]+[.D260]" office:value-type="float" office:value="1168375000000" calcext:value-type="float">
            <text:p>1,168,375,000,00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([.$G$2] * ([.A262]-1)^2 + ([.A262]-1) * [.$G$3]) * [.$G$1]) + [.$G$1]" office:value-type="float" office:value="13546100000" calcext:value-type="float">
            <text:p>13,546,100,000</text:p>
          </table:table-cell>
          <table:table-cell table:formula="of:=[.B262]/[.B261]" office:value-type="float" office:value="1.00772938953445" calcext:value-type="float">
            <text:p>1.0077</text:p>
          </table:table-cell>
          <table:table-cell table:formula="of:=[.B262]+[.D261]" office:value-type="float" office:value="1181921100000" calcext:value-type="float">
            <text:p>1,181,921,100,000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([.$G$2] * ([.A263]-1)^2 + ([.A263]-1) * [.$G$3]) * [.$G$1]) + [.$G$1]" office:value-type="float" office:value="13650400000" calcext:value-type="float">
            <text:p>13,650,400,000</text:p>
          </table:table-cell>
          <table:table-cell table:formula="of:=[.B263]/[.B262]" office:value-type="float" office:value="1.00769963310473" calcext:value-type="float">
            <text:p>1.0077</text:p>
          </table:table-cell>
          <table:table-cell table:formula="of:=[.B263]+[.D262]" office:value-type="float" office:value="1195571500000" calcext:value-type="float">
            <text:p>1,195,571,500,000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([.$G$2] * ([.A264]-1)^2 + ([.A264]-1) * [.$G$3]) * [.$G$1]) + [.$G$1]" office:value-type="float" office:value="13755100000" calcext:value-type="float">
            <text:p>13,755,100,000</text:p>
          </table:table-cell>
          <table:table-cell table:formula="of:=[.B264]/[.B263]" office:value-type="float" office:value="1.00767010490535" calcext:value-type="float">
            <text:p>1.0077</text:p>
          </table:table-cell>
          <table:table-cell table:formula="of:=[.B264]+[.D263]" office:value-type="float" office:value="1209326600000" calcext:value-type="float">
            <text:p>1,209,326,600,000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([.$G$2] * ([.A265]-1)^2 + ([.A265]-1) * [.$G$3]) * [.$G$1]) + [.$G$1]" office:value-type="float" office:value="13860200000" calcext:value-type="float">
            <text:p>13,860,200,000</text:p>
          </table:table-cell>
          <table:table-cell table:formula="of:=[.B265]/[.B264]" office:value-type="float" office:value="1.00764080232059" calcext:value-type="float">
            <text:p>1.0076</text:p>
          </table:table-cell>
          <table:table-cell table:formula="of:=[.B265]+[.D264]" office:value-type="float" office:value="1223186800000" calcext:value-type="float">
            <text:p>1,223,186,800,000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([.$G$2] * ([.A266]-1)^2 + ([.A266]-1) * [.$G$3]) * [.$G$1]) + [.$G$1]" office:value-type="float" office:value="13965700000" calcext:value-type="float">
            <text:p>13,965,700,000</text:p>
          </table:table-cell>
          <table:table-cell table:formula="of:=[.B266]/[.B265]" office:value-type="float" office:value="1.00761172277456" calcext:value-type="float">
            <text:p>1.0076</text:p>
          </table:table-cell>
          <table:table-cell table:formula="of:=[.B266]+[.D265]" office:value-type="float" office:value="1237152500000" calcext:value-type="float">
            <text:p>1,237,152,500,000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([.$G$2] * ([.A267]-1)^2 + ([.A267]-1) * [.$G$3]) * [.$G$1]) + [.$G$1]" office:value-type="float" office:value="14071600000" calcext:value-type="float">
            <text:p>14,071,600,000</text:p>
          </table:table-cell>
          <table:table-cell table:formula="of:=[.B267]/[.B266]" office:value-type="float" office:value="1.00758286373043" calcext:value-type="float">
            <text:p>1.0076</text:p>
          </table:table-cell>
          <table:table-cell table:formula="of:=[.B267]+[.D266]" office:value-type="float" office:value="1251224100000" calcext:value-type="float">
            <text:p>1,251,224,100,00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([.$G$2] * ([.A268]-1)^2 + ([.A268]-1) * [.$G$3]) * [.$G$1]) + [.$G$1]" office:value-type="float" office:value="14177900000" calcext:value-type="float">
            <text:p>14,177,900,000</text:p>
          </table:table-cell>
          <table:table-cell table:formula="of:=[.B268]/[.B267]" office:value-type="float" office:value="1.00755422268967" calcext:value-type="float">
            <text:p>1.0076</text:p>
          </table:table-cell>
          <table:table-cell table:formula="of:=[.B268]+[.D267]" office:value-type="float" office:value="1265402000000" calcext:value-type="float">
            <text:p>1,265,402,000,00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([.$G$2] * ([.A269]-1)^2 + ([.A269]-1) * [.$G$3]) * [.$G$1]) + [.$G$1]" office:value-type="float" office:value="14284600000" calcext:value-type="float">
            <text:p>14,284,600,000</text:p>
          </table:table-cell>
          <table:table-cell table:formula="of:=[.B269]/[.B268]" office:value-type="float" office:value="1.0075257971914" calcext:value-type="float">
            <text:p>1.0075</text:p>
          </table:table-cell>
          <table:table-cell table:formula="of:=[.B269]+[.D268]" office:value-type="float" office:value="1279686600000" calcext:value-type="float">
            <text:p>1,279,686,600,000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([.$G$2] * ([.A270]-1)^2 + ([.A270]-1) * [.$G$3]) * [.$G$1]) + [.$G$1]" office:value-type="float" office:value="14391700000" calcext:value-type="float">
            <text:p>14,391,700,000</text:p>
          </table:table-cell>
          <table:table-cell table:formula="of:=[.B270]/[.B269]" office:value-type="float" office:value="1.00749758481162" calcext:value-type="float">
            <text:p>1.0075</text:p>
          </table:table-cell>
          <table:table-cell table:formula="of:=[.B270]+[.D269]" office:value-type="float" office:value="1294078300000" calcext:value-type="float">
            <text:p>1,294,078,300,00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([.$G$2] * ([.A271]-1)^2 + ([.A271]-1) * [.$G$3]) * [.$G$1]) + [.$G$1]" office:value-type="float" office:value="14499200000" calcext:value-type="float">
            <text:p>14,499,200,000</text:p>
          </table:table-cell>
          <table:table-cell table:formula="of:=[.B271]/[.B270]" office:value-type="float" office:value="1.00746958316252" calcext:value-type="float">
            <text:p>1.0075</text:p>
          </table:table-cell>
          <table:table-cell table:formula="of:=[.B271]+[.D270]" office:value-type="float" office:value="1308577500000" calcext:value-type="float">
            <text:p>1,308,577,500,000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([.$G$2] * ([.A272]-1)^2 + ([.A272]-1) * [.$G$3]) * [.$G$1]) + [.$G$1]" office:value-type="float" office:value="14607100000" calcext:value-type="float">
            <text:p>14,607,100,000</text:p>
          </table:table-cell>
          <table:table-cell table:formula="of:=[.B272]/[.B271]" office:value-type="float" office:value="1.00744178989186" calcext:value-type="float">
            <text:p>1.0074</text:p>
          </table:table-cell>
          <table:table-cell table:formula="of:=[.B272]+[.D271]" office:value-type="float" office:value="1323184600000" calcext:value-type="float">
            <text:p>1,323,184,600,000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([.$G$2] * ([.A273]-1)^2 + ([.A273]-1) * [.$G$3]) * [.$G$1]) + [.$G$1]" office:value-type="float" office:value="14715400000" calcext:value-type="float">
            <text:p>14,715,400,000</text:p>
          </table:table-cell>
          <table:table-cell table:formula="of:=[.B273]/[.B272]" office:value-type="float" office:value="1.00741420268226" calcext:value-type="float">
            <text:p>1.0074</text:p>
          </table:table-cell>
          <table:table-cell table:formula="of:=[.B273]+[.D272]" office:value-type="float" office:value="1337900000000" calcext:value-type="float">
            <text:p>1,337,900,000,00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([.$G$2] * ([.A274]-1)^2 + ([.A274]-1) * [.$G$3]) * [.$G$1]) + [.$G$1]" office:value-type="float" office:value="14824100000" calcext:value-type="float">
            <text:p>14,824,100,000</text:p>
          </table:table-cell>
          <table:table-cell table:formula="of:=[.B274]/[.B273]" office:value-type="float" office:value="1.00738681925058" calcext:value-type="float">
            <text:p>1.0074</text:p>
          </table:table-cell>
          <table:table-cell table:formula="of:=[.B274]+[.D273]" office:value-type="float" office:value="1352724100000" calcext:value-type="float">
            <text:p>1,352,724,100,000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([.$G$2] * ([.A275]-1)^2 + ([.A275]-1) * [.$G$3]) * [.$G$1]) + [.$G$1]" office:value-type="float" office:value="14933200000" calcext:value-type="float">
            <text:p>14,933,200,000</text:p>
          </table:table-cell>
          <table:table-cell table:formula="of:=[.B275]/[.B274]" office:value-type="float" office:value="1.00735963734729" calcext:value-type="float">
            <text:p>1.0074</text:p>
          </table:table-cell>
          <table:table-cell table:formula="of:=[.B275]+[.D274]" office:value-type="float" office:value="1367657300000" calcext:value-type="float">
            <text:p>1,367,657,300,000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([.$G$2] * ([.A276]-1)^2 + ([.A276]-1) * [.$G$3]) * [.$G$1]) + [.$G$1]" office:value-type="float" office:value="15042700000" calcext:value-type="float">
            <text:p>15,042,700,000</text:p>
          </table:table-cell>
          <table:table-cell table:formula="of:=[.B276]/[.B275]" office:value-type="float" office:value="1.00733265475585" calcext:value-type="float">
            <text:p>1.0073</text:p>
          </table:table-cell>
          <table:table-cell table:formula="of:=[.B276]+[.D275]" office:value-type="float" office:value="1382700000000" calcext:value-type="float">
            <text:p>1,382,700,000,00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([.$G$2] * ([.A277]-1)^2 + ([.A277]-1) * [.$G$3]) * [.$G$1]) + [.$G$1]" office:value-type="float" office:value="15152600000" calcext:value-type="float">
            <text:p>15,152,600,000</text:p>
          </table:table-cell>
          <table:table-cell table:formula="of:=[.B277]/[.B276]" office:value-type="float" office:value="1.00730586929208" calcext:value-type="float">
            <text:p>1.0073</text:p>
          </table:table-cell>
          <table:table-cell table:formula="of:=[.B277]+[.D276]" office:value-type="float" office:value="1397852600000" calcext:value-type="float">
            <text:p>1,397,852,600,000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([.$G$2] * ([.A278]-1)^2 + ([.A278]-1) * [.$G$3]) * [.$G$1]) + [.$G$1]" office:value-type="float" office:value="15262900000" calcext:value-type="float">
            <text:p>15,262,900,000</text:p>
          </table:table-cell>
          <table:table-cell table:formula="of:=[.B278]/[.B277]" office:value-type="float" office:value="1.00727927880364" calcext:value-type="float">
            <text:p>1.0073</text:p>
          </table:table-cell>
          <table:table-cell table:formula="of:=[.B278]+[.D277]" office:value-type="float" office:value="1413115500000" calcext:value-type="float">
            <text:p>1,413,115,500,000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([.$G$2] * ([.A279]-1)^2 + ([.A279]-1) * [.$G$3]) * [.$G$1]) + [.$G$1]" office:value-type="float" office:value="15373600000" calcext:value-type="float">
            <text:p>15,373,600,000</text:p>
          </table:table-cell>
          <table:table-cell table:formula="of:=[.B279]/[.B278]" office:value-type="float" office:value="1.00725288116937" calcext:value-type="float">
            <text:p>1.0073</text:p>
          </table:table-cell>
          <table:table-cell table:formula="of:=[.B279]+[.D278]" office:value-type="float" office:value="1428489100000" calcext:value-type="float">
            <text:p>1,428,489,100,000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([.$G$2] * ([.A280]-1)^2 + ([.A280]-1) * [.$G$3]) * [.$G$1]) + [.$G$1]" office:value-type="float" office:value="15484700000" calcext:value-type="float">
            <text:p>15,484,700,000</text:p>
          </table:table-cell>
          <table:table-cell table:formula="of:=[.B280]/[.B279]" office:value-type="float" office:value="1.0072266742988" calcext:value-type="float">
            <text:p>1.0072</text:p>
          </table:table-cell>
          <table:table-cell table:formula="of:=[.B280]+[.D279]" office:value-type="float" office:value="1443973800000" calcext:value-type="float">
            <text:p>1,443,973,800,000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([.$G$2] * ([.A281]-1)^2 + ([.A281]-1) * [.$G$3]) * [.$G$1]) + [.$G$1]" office:value-type="float" office:value="15596200000" calcext:value-type="float">
            <text:p>15,596,200,000</text:p>
          </table:table-cell>
          <table:table-cell table:formula="of:=[.B281]/[.B280]" office:value-type="float" office:value="1.00720065613154" calcext:value-type="float">
            <text:p>1.0072</text:p>
          </table:table-cell>
          <table:table-cell table:formula="of:=[.B281]+[.D280]" office:value-type="float" office:value="1459570000000" calcext:value-type="float">
            <text:p>1,459,570,000,000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([.$G$2] * ([.A282]-1)^2 + ([.A282]-1) * [.$G$3]) * [.$G$1]) + [.$G$1]" office:value-type="float" office:value="15708100000" calcext:value-type="float">
            <text:p>15,708,100,000</text:p>
          </table:table-cell>
          <table:table-cell table:formula="of:=[.B282]/[.B281]" office:value-type="float" office:value="1.00717482463677" calcext:value-type="float">
            <text:p>1.0072</text:p>
          </table:table-cell>
          <table:table-cell table:formula="of:=[.B282]+[.D281]" office:value-type="float" office:value="1475278100000" calcext:value-type="float">
            <text:p>1,475,278,100,000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([.$G$2] * ([.A283]-1)^2 + ([.A283]-1) * [.$G$3]) * [.$G$1]) + [.$G$1]" office:value-type="float" office:value="15820400000" calcext:value-type="float">
            <text:p>15,820,400,000</text:p>
          </table:table-cell>
          <table:table-cell table:formula="of:=[.B283]/[.B282]" office:value-type="float" office:value="1.00714917781272" calcext:value-type="float">
            <text:p>1.0071</text:p>
          </table:table-cell>
          <table:table-cell table:formula="of:=[.B283]+[.D282]" office:value-type="float" office:value="1491098500000" calcext:value-type="float">
            <text:p>1,491,098,500,000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([.$G$2] * ([.A284]-1)^2 + ([.A284]-1) * [.$G$3]) * [.$G$1]) + [.$G$1]" office:value-type="float" office:value="15933100000" calcext:value-type="float">
            <text:p>15,933,100,000</text:p>
          </table:table-cell>
          <table:table-cell table:formula="of:=[.B284]/[.B283]" office:value-type="float" office:value="1.00712371368613" calcext:value-type="float">
            <text:p>1.0071</text:p>
          </table:table-cell>
          <table:table-cell table:formula="of:=[.B284]+[.D283]" office:value-type="float" office:value="1507031600000" calcext:value-type="float">
            <text:p>1,507,031,600,000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([.$G$2] * ([.A285]-1)^2 + ([.A285]-1) * [.$G$3]) * [.$G$1]) + [.$G$1]" office:value-type="float" office:value="16046200000" calcext:value-type="float">
            <text:p>16,046,200,000</text:p>
          </table:table-cell>
          <table:table-cell table:formula="of:=[.B285]/[.B284]" office:value-type="float" office:value="1.00709843031174" calcext:value-type="float">
            <text:p>1.0071</text:p>
          </table:table-cell>
          <table:table-cell table:formula="of:=[.B285]+[.D284]" office:value-type="float" office:value="1523077800000" calcext:value-type="float">
            <text:p>1,523,077,800,000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([.$G$2] * ([.A286]-1)^2 + ([.A286]-1) * [.$G$3]) * [.$G$1]) + [.$G$1]" office:value-type="float" office:value="16159700000" calcext:value-type="float">
            <text:p>16,159,700,000</text:p>
          </table:table-cell>
          <table:table-cell table:formula="of:=[.B286]/[.B285]" office:value-type="float" office:value="1.00707332577183" calcext:value-type="float">
            <text:p>1.0071</text:p>
          </table:table-cell>
          <table:table-cell table:formula="of:=[.B286]+[.D285]" office:value-type="float" office:value="1539237500000" calcext:value-type="float">
            <text:p>1,539,237,500,000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([.$G$2] * ([.A287]-1)^2 + ([.A287]-1) * [.$G$3]) * [.$G$1]) + [.$G$1]" office:value-type="float" office:value="16273600000" calcext:value-type="float">
            <text:p>16,273,600,000</text:p>
          </table:table-cell>
          <table:table-cell table:formula="of:=[.B287]/[.B286]" office:value-type="float" office:value="1.00704839817571" calcext:value-type="float">
            <text:p>1.0070</text:p>
          </table:table-cell>
          <table:table-cell table:formula="of:=[.B287]+[.D286]" office:value-type="float" office:value="1555511100000" calcext:value-type="float">
            <text:p>1,555,511,100,000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([.$G$2] * ([.A288]-1)^2 + ([.A288]-1) * [.$G$3]) * [.$G$1]) + [.$G$1]" office:value-type="float" office:value="16387900000" calcext:value-type="float">
            <text:p>16,387,900,000</text:p>
          </table:table-cell>
          <table:table-cell table:formula="of:=[.B288]/[.B287]" office:value-type="float" office:value="1.00702364565923" calcext:value-type="float">
            <text:p>1.0070</text:p>
          </table:table-cell>
          <table:table-cell table:formula="of:=[.B288]+[.D287]" office:value-type="float" office:value="1571899000000" calcext:value-type="float">
            <text:p>1,571,899,000,000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([.$G$2] * ([.A289]-1)^2 + ([.A289]-1) * [.$G$3]) * [.$G$1]) + [.$G$1]" office:value-type="float" office:value="16502600000" calcext:value-type="float">
            <text:p>16,502,600,000</text:p>
          </table:table-cell>
          <table:table-cell table:formula="of:=[.B289]/[.B288]" office:value-type="float" office:value="1.00699906638434" calcext:value-type="float">
            <text:p>1.0070</text:p>
          </table:table-cell>
          <table:table-cell table:formula="of:=[.B289]+[.D288]" office:value-type="float" office:value="1588401600000" calcext:value-type="float">
            <text:p>1,588,401,600,000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([.$G$2] * ([.A290]-1)^2 + ([.A290]-1) * [.$G$3]) * [.$G$1]) + [.$G$1]" office:value-type="float" office:value="16617700000" calcext:value-type="float">
            <text:p>16,617,700,000</text:p>
          </table:table-cell>
          <table:table-cell table:formula="of:=[.B290]/[.B289]" office:value-type="float" office:value="1.00697465853865" calcext:value-type="float">
            <text:p>1.0070</text:p>
          </table:table-cell>
          <table:table-cell table:formula="of:=[.B290]+[.D289]" office:value-type="float" office:value="1605019300000" calcext:value-type="float">
            <text:p>1,605,019,300,000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([.$G$2] * ([.A291]-1)^2 + ([.A291]-1) * [.$G$3]) * [.$G$1]) + [.$G$1]" office:value-type="float" office:value="16733200000" calcext:value-type="float">
            <text:p>16,733,200,000</text:p>
          </table:table-cell>
          <table:table-cell table:formula="of:=[.B291]/[.B290]" office:value-type="float" office:value="1.00695042033494" calcext:value-type="float">
            <text:p>1.0070</text:p>
          </table:table-cell>
          <table:table-cell table:formula="of:=[.B291]+[.D290]" office:value-type="float" office:value="1621752500000" calcext:value-type="float">
            <text:p>1,621,752,500,000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([.$G$2] * ([.A292]-1)^2 + ([.A292]-1) * [.$G$3]) * [.$G$1]) + [.$G$1]" office:value-type="float" office:value="16849100000" calcext:value-type="float">
            <text:p>16,849,100,000</text:p>
          </table:table-cell>
          <table:table-cell table:formula="of:=[.B292]/[.B291]" office:value-type="float" office:value="1.00692635001076" calcext:value-type="float">
            <text:p>1.0069</text:p>
          </table:table-cell>
          <table:table-cell table:formula="of:=[.B292]+[.D291]" office:value-type="float" office:value="1638601600000" calcext:value-type="float">
            <text:p>1,638,601,600,000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([.$G$2] * ([.A293]-1)^2 + ([.A293]-1) * [.$G$3]) * [.$G$1]) + [.$G$1]" office:value-type="float" office:value="16965400000" calcext:value-type="float">
            <text:p>16,965,400,000</text:p>
          </table:table-cell>
          <table:table-cell table:formula="of:=[.B293]/[.B292]" office:value-type="float" office:value="1.00690244582797" calcext:value-type="float">
            <text:p>1.0069</text:p>
          </table:table-cell>
          <table:table-cell table:formula="of:=[.B293]+[.D292]" office:value-type="float" office:value="1655567000000" calcext:value-type="float">
            <text:p>1,655,567,000,000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([.$G$2] * ([.A294]-1)^2 + ([.A294]-1) * [.$G$3]) * [.$G$1]) + [.$G$1]" office:value-type="float" office:value="17082100000" calcext:value-type="float">
            <text:p>17,082,100,000</text:p>
          </table:table-cell>
          <table:table-cell table:formula="of:=[.B294]/[.B293]" office:value-type="float" office:value="1.00687870607236" calcext:value-type="float">
            <text:p>1.0069</text:p>
          </table:table-cell>
          <table:table-cell table:formula="of:=[.B294]+[.D293]" office:value-type="float" office:value="1672649100000" calcext:value-type="float">
            <text:p>1,672,649,100,000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([.$G$2] * ([.A295]-1)^2 + ([.A295]-1) * [.$G$3]) * [.$G$1]) + [.$G$1]" office:value-type="float" office:value="17199200000" calcext:value-type="float">
            <text:p>17,199,200,000</text:p>
          </table:table-cell>
          <table:table-cell table:formula="of:=[.B295]/[.B294]" office:value-type="float" office:value="1.00685512905322" calcext:value-type="float">
            <text:p>1.0069</text:p>
          </table:table-cell>
          <table:table-cell table:formula="of:=[.B295]+[.D294]" office:value-type="float" office:value="1689848300000" calcext:value-type="float">
            <text:p>1,689,848,300,000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([.$G$2] * ([.A296]-1)^2 + ([.A296]-1) * [.$G$3]) * [.$G$1]) + [.$G$1]" office:value-type="float" office:value="17316700000" calcext:value-type="float">
            <text:p>17,316,700,000</text:p>
          </table:table-cell>
          <table:table-cell table:formula="of:=[.B296]/[.B295]" office:value-type="float" office:value="1.00683171310294" calcext:value-type="float">
            <text:p>1.0068</text:p>
          </table:table-cell>
          <table:table-cell table:formula="of:=[.B296]+[.D295]" office:value-type="float" office:value="1707165000000" calcext:value-type="float">
            <text:p>1,707,165,000,000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([.$G$2] * ([.A297]-1)^2 + ([.A297]-1) * [.$G$3]) * [.$G$1]) + [.$G$1]" office:value-type="float" office:value="17434600000" calcext:value-type="float">
            <text:p>17,434,600,000</text:p>
          </table:table-cell>
          <table:table-cell table:formula="of:=[.B297]/[.B296]" office:value-type="float" office:value="1.0068084565766" calcext:value-type="float">
            <text:p>1.0068</text:p>
          </table:table-cell>
          <table:table-cell table:formula="of:=[.B297]+[.D296]" office:value-type="float" office:value="1724599600000" calcext:value-type="float">
            <text:p>1,724,599,600,000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([.$G$2] * ([.A298]-1)^2 + ([.A298]-1) * [.$G$3]) * [.$G$1]) + [.$G$1]" office:value-type="float" office:value="17552900000" calcext:value-type="float">
            <text:p>17,552,900,000</text:p>
          </table:table-cell>
          <table:table-cell table:formula="of:=[.B298]/[.B297]" office:value-type="float" office:value="1.00678535785163" calcext:value-type="float">
            <text:p>1.0068</text:p>
          </table:table-cell>
          <table:table-cell table:formula="of:=[.B298]+[.D297]" office:value-type="float" office:value="1742152500000" calcext:value-type="float">
            <text:p>1,742,152,500,000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([.$G$2] * ([.A299]-1)^2 + ([.A299]-1) * [.$G$3]) * [.$G$1]) + [.$G$1]" office:value-type="float" office:value="17671600000" calcext:value-type="float">
            <text:p>17,671,600,000</text:p>
          </table:table-cell>
          <table:table-cell table:formula="of:=[.B299]/[.B298]" office:value-type="float" office:value="1.00676241532738" calcext:value-type="float">
            <text:p>1.0068</text:p>
          </table:table-cell>
          <table:table-cell table:formula="of:=[.B299]+[.D298]" office:value-type="float" office:value="1759824100000" calcext:value-type="float">
            <text:p>1,759,824,100,000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([.$G$2] * ([.A300]-1)^2 + ([.A300]-1) * [.$G$3]) * [.$G$1]) + [.$G$1]" office:value-type="float" office:value="17790700000" calcext:value-type="float">
            <text:p>17,790,700,000</text:p>
          </table:table-cell>
          <table:table-cell table:formula="of:=[.B300]/[.B299]" office:value-type="float" office:value="1.00673962742479" calcext:value-type="float">
            <text:p>1.0067</text:p>
          </table:table-cell>
          <table:table-cell table:formula="of:=[.B300]+[.D299]" office:value-type="float" office:value="1777614800000" calcext:value-type="float">
            <text:p>1,777,614,800,000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([.$G$2] * ([.A301]-1)^2 + ([.A301]-1) * [.$G$3]) * [.$G$1]) + [.$G$1]" office:value-type="float" office:value="17910200000" calcext:value-type="float">
            <text:p>17,910,200,000</text:p>
          </table:table-cell>
          <table:table-cell table:formula="of:=[.B301]/[.B300]" office:value-type="float" office:value="1.00671699258601" calcext:value-type="float">
            <text:p>1.0067</text:p>
          </table:table-cell>
          <table:table-cell table:formula="of:=[.B301]+[.D300]" office:value-type="float" office:value="1795525000000" calcext:value-type="float">
            <text:p>1,795,525,000,000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([.$G$2] * ([.A302]-1)^2 + ([.A302]-1) * [.$G$3]) * [.$G$1]) + [.$G$1]" office:value-type="float" office:value="18030100000" calcext:value-type="float">
            <text:p>18,030,100,000</text:p>
          </table:table-cell>
          <table:table-cell table:formula="of:=[.B302]/[.B301]" office:value-type="float" office:value="1.00669450927405" calcext:value-type="float">
            <text:p>1.0067</text:p>
          </table:table-cell>
          <table:table-cell table:formula="of:=[.B302]+[.D301]" office:value-type="float" office:value="1813555100000" calcext:value-type="float">
            <text:p>1,813,555,100,00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([.$G$2] * ([.A303]-1)^2 + ([.A303]-1) * [.$G$3]) * [.$G$1]) + [.$G$1]" office:value-type="float" office:value="18150400000" calcext:value-type="float">
            <text:p>18,150,400,000</text:p>
          </table:table-cell>
          <table:table-cell table:formula="of:=[.B303]/[.B302]" office:value-type="float" office:value="1.0066721759724" calcext:value-type="float">
            <text:p>1.0067</text:p>
          </table:table-cell>
          <table:table-cell table:formula="of:=[.B303]+[.D302]" office:value-type="float" office:value="1831705500000" calcext:value-type="float">
            <text:p>1,831,705,500,00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([.$G$2] * ([.A304]-1)^2 + ([.A304]-1) * [.$G$3]) * [.$G$1]) + [.$G$1]" office:value-type="float" office:value="18271100000" calcext:value-type="float">
            <text:p>18,271,100,000</text:p>
          </table:table-cell>
          <table:table-cell table:formula="of:=[.B304]/[.B303]" office:value-type="float" office:value="1.00664999118477" calcext:value-type="float">
            <text:p>1.0066</text:p>
          </table:table-cell>
          <table:table-cell table:formula="of:=[.B304]+[.D303]" office:value-type="float" office:value="1849976600000" calcext:value-type="float">
            <text:p>1,849,976,600,00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([.$G$2] * ([.A305]-1)^2 + ([.A305]-1) * [.$G$3]) * [.$G$1]) + [.$G$1]" office:value-type="float" office:value="18392200000" calcext:value-type="float">
            <text:p>18,392,200,000</text:p>
          </table:table-cell>
          <table:table-cell table:formula="of:=[.B305]/[.B304]" office:value-type="float" office:value="1.00662795343466" calcext:value-type="float">
            <text:p>1.0066</text:p>
          </table:table-cell>
          <table:table-cell table:formula="of:=[.B305]+[.D304]" office:value-type="float" office:value="1868368800000" calcext:value-type="float">
            <text:p>1,868,368,800,00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([.$G$2] * ([.A306]-1)^2 + ([.A306]-1) * [.$G$3]) * [.$G$1]) + [.$G$1]" office:value-type="float" office:value="18513700000" calcext:value-type="float">
            <text:p>18,513,700,000</text:p>
          </table:table-cell>
          <table:table-cell table:formula="of:=[.B306]/[.B305]" office:value-type="float" office:value="1.0066060612651" calcext:value-type="float">
            <text:p>1.0066</text:p>
          </table:table-cell>
          <table:table-cell table:formula="of:=[.B306]+[.D305]" office:value-type="float" office:value="1886882500000" calcext:value-type="float">
            <text:p>1,886,882,500,00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([.$G$2] * ([.A307]-1)^2 + ([.A307]-1) * [.$G$3]) * [.$G$1]) + [.$G$1]" office:value-type="float" office:value="18635600000" calcext:value-type="float">
            <text:p>18,635,600,000</text:p>
          </table:table-cell>
          <table:table-cell table:formula="of:=[.B307]/[.B306]" office:value-type="float" office:value="1.0065843132383" calcext:value-type="float">
            <text:p>1.0066</text:p>
          </table:table-cell>
          <table:table-cell table:formula="of:=[.B307]+[.D306]" office:value-type="float" office:value="1905518100000" calcext:value-type="float">
            <text:p>1,905,518,100,00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([.$G$2] * ([.A308]-1)^2 + ([.A308]-1) * [.$G$3]) * [.$G$1]) + [.$G$1]" office:value-type="float" office:value="18757900000" calcext:value-type="float">
            <text:p>18,757,900,000</text:p>
          </table:table-cell>
          <table:table-cell table:formula="of:=[.B308]/[.B307]" office:value-type="float" office:value="1.00656270793535" calcext:value-type="float">
            <text:p>1.0066</text:p>
          </table:table-cell>
          <table:table-cell table:formula="of:=[.B308]+[.D307]" office:value-type="float" office:value="1924276000000" calcext:value-type="float">
            <text:p>1,924,276,000,00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([.$G$2] * ([.A309]-1)^2 + ([.A309]-1) * [.$G$3]) * [.$G$1]) + [.$G$1]" office:value-type="float" office:value="18880600000" calcext:value-type="float">
            <text:p>18,880,600,000</text:p>
          </table:table-cell>
          <table:table-cell table:formula="of:=[.B309]/[.B308]" office:value-type="float" office:value="1.00654124395588" calcext:value-type="float">
            <text:p>1.0065</text:p>
          </table:table-cell>
          <table:table-cell table:formula="of:=[.B309]+[.D308]" office:value-type="float" office:value="1943156600000" calcext:value-type="float">
            <text:p>1,943,156,600,00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([.$G$2] * ([.A310]-1)^2 + ([.A310]-1) * [.$G$3]) * [.$G$1]) + [.$G$1]" office:value-type="float" office:value="19003700000" calcext:value-type="float">
            <text:p>19,003,700,000</text:p>
          </table:table-cell>
          <table:table-cell table:formula="of:=[.B310]/[.B309]" office:value-type="float" office:value="1.0065199199178" calcext:value-type="float">
            <text:p>1.0065</text:p>
          </table:table-cell>
          <table:table-cell table:formula="of:=[.B310]+[.D309]" office:value-type="float" office:value="1962160300000" calcext:value-type="float">
            <text:p>1,962,160,300,00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([.$G$2] * ([.A311]-1)^2 + ([.A311]-1) * [.$G$3]) * [.$G$1]) + [.$G$1]" office:value-type="float" office:value="19127200000" calcext:value-type="float">
            <text:p>19,127,200,000</text:p>
          </table:table-cell>
          <table:table-cell table:formula="of:=[.B311]/[.B310]" office:value-type="float" office:value="1.00649873445697" calcext:value-type="float">
            <text:p>1.0065</text:p>
          </table:table-cell>
          <table:table-cell table:formula="of:=[.B311]+[.D310]" office:value-type="float" office:value="1981287500000" calcext:value-type="float">
            <text:p>1,981,287,500,00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([.$G$2] * ([.A312]-1)^2 + ([.A312]-1) * [.$G$3]) * [.$G$1]) + [.$G$1]" office:value-type="float" office:value="19251100000" calcext:value-type="float">
            <text:p>19,251,100,000</text:p>
          </table:table-cell>
          <table:table-cell table:formula="of:=[.B312]/[.B311]" office:value-type="float" office:value="1.00647768622694" calcext:value-type="float">
            <text:p>1.0065</text:p>
          </table:table-cell>
          <table:table-cell table:formula="of:=[.B312]+[.D311]" office:value-type="float" office:value="2000538600000" calcext:value-type="float">
            <text:p>2,000,538,600,00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([.$G$2] * ([.A313]-1)^2 + ([.A313]-1) * [.$G$3]) * [.$G$1]) + [.$G$1]" office:value-type="float" office:value="19375400000" calcext:value-type="float">
            <text:p>19,375,400,000</text:p>
          </table:table-cell>
          <table:table-cell table:formula="of:=[.B313]/[.B312]" office:value-type="float" office:value="1.00645677389863" calcext:value-type="float">
            <text:p>1.0065</text:p>
          </table:table-cell>
          <table:table-cell table:formula="of:=[.B313]+[.D312]" office:value-type="float" office:value="2019914000000" calcext:value-type="float">
            <text:p>2,019,914,000,00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([.$G$2] * ([.A314]-1)^2 + ([.A314]-1) * [.$G$3]) * [.$G$1]) + [.$G$1]" office:value-type="float" office:value="19500100000" calcext:value-type="float">
            <text:p>19,500,100,000</text:p>
          </table:table-cell>
          <table:table-cell table:formula="of:=[.B314]/[.B313]" office:value-type="float" office:value="1.00643599616008" calcext:value-type="float">
            <text:p>1.0064</text:p>
          </table:table-cell>
          <table:table-cell table:formula="of:=[.B314]+[.D313]" office:value-type="float" office:value="2039414100000" calcext:value-type="float">
            <text:p>2,039,414,100,000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([.$G$2] * ([.A315]-1)^2 + ([.A315]-1) * [.$G$3]) * [.$G$1]) + [.$G$1]" office:value-type="float" office:value="19625200000" calcext:value-type="float">
            <text:p>19,625,200,000</text:p>
          </table:table-cell>
          <table:table-cell table:formula="of:=[.B315]/[.B314]" office:value-type="float" office:value="1.00641535171615" calcext:value-type="float">
            <text:p>1.0064</text:p>
          </table:table-cell>
          <table:table-cell table:formula="of:=[.B315]+[.D314]" office:value-type="float" office:value="2059039300000" calcext:value-type="float">
            <text:p>2,059,039,300,00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([.$G$2] * ([.A316]-1)^2 + ([.A316]-1) * [.$G$3]) * [.$G$1]) + [.$G$1]" office:value-type="float" office:value="19750700000" calcext:value-type="float">
            <text:p>19,750,700,000</text:p>
          </table:table-cell>
          <table:table-cell table:formula="of:=[.B316]/[.B315]" office:value-type="float" office:value="1.00639483928826" calcext:value-type="float">
            <text:p>1.0064</text:p>
          </table:table-cell>
          <table:table-cell table:formula="of:=[.B316]+[.D315]" office:value-type="float" office:value="2078790000000" calcext:value-type="float">
            <text:p>2,078,790,000,00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([.$G$2] * ([.A317]-1)^2 + ([.A317]-1) * [.$G$3]) * [.$G$1]) + [.$G$1]" office:value-type="float" office:value="19876600000" calcext:value-type="float">
            <text:p>19,876,600,000</text:p>
          </table:table-cell>
          <table:table-cell table:formula="of:=[.B317]/[.B316]" office:value-type="float" office:value="1.00637445761416" calcext:value-type="float">
            <text:p>1.0064</text:p>
          </table:table-cell>
          <table:table-cell table:formula="of:=[.B317]+[.D316]" office:value-type="float" office:value="2098666600000" calcext:value-type="float">
            <text:p>2,098,666,600,00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([.$G$2] * ([.A318]-1)^2 + ([.A318]-1) * [.$G$3]) * [.$G$1]) + [.$G$1]" office:value-type="float" office:value="20002900000" calcext:value-type="float">
            <text:p>20,002,900,000</text:p>
          </table:table-cell>
          <table:table-cell table:formula="of:=[.B318]/[.B317]" office:value-type="float" office:value="1.00635420544761" calcext:value-type="float">
            <text:p>1.0064</text:p>
          </table:table-cell>
          <table:table-cell table:formula="of:=[.B318]+[.D317]" office:value-type="float" office:value="2118669500000" calcext:value-type="float">
            <text:p>2,118,669,500,00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([.$G$2] * ([.A319]-1)^2 + ([.A319]-1) * [.$G$3]) * [.$G$1]) + [.$G$1]" office:value-type="float" office:value="20129600000" calcext:value-type="float">
            <text:p>20,129,600,000</text:p>
          </table:table-cell>
          <table:table-cell table:formula="of:=[.B319]/[.B318]" office:value-type="float" office:value="1.00633408155817" calcext:value-type="float">
            <text:p>1.0063</text:p>
          </table:table-cell>
          <table:table-cell table:formula="of:=[.B319]+[.D318]" office:value-type="float" office:value="2138799100000" calcext:value-type="float">
            <text:p>2,138,799,100,00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([.$G$2] * ([.A320]-1)^2 + ([.A320]-1) * [.$G$3]) * [.$G$1]) + [.$G$1]" office:value-type="float" office:value="20256700000" calcext:value-type="float">
            <text:p>20,256,700,000</text:p>
          </table:table-cell>
          <table:table-cell table:formula="of:=[.B320]/[.B319]" office:value-type="float" office:value="1.00631408473094" calcext:value-type="float">
            <text:p>1.0063</text:p>
          </table:table-cell>
          <table:table-cell table:formula="of:=[.B320]+[.D319]" office:value-type="float" office:value="2159055800000" calcext:value-type="float">
            <text:p>2,159,055,800,00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([.$G$2] * ([.A321]-1)^2 + ([.A321]-1) * [.$G$3]) * [.$G$1]) + [.$G$1]" office:value-type="float" office:value="20384200000" calcext:value-type="float">
            <text:p>20,384,200,000</text:p>
          </table:table-cell>
          <table:table-cell table:formula="of:=[.B321]/[.B320]" office:value-type="float" office:value="1.00629421376631" calcext:value-type="float">
            <text:p>1.0063</text:p>
          </table:table-cell>
          <table:table-cell table:formula="of:=[.B321]+[.D320]" office:value-type="float" office:value="2179440000000" calcext:value-type="float">
            <text:p>2,179,440,000,00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([.$G$2] * ([.A322]-1)^2 + ([.A322]-1) * [.$G$3]) * [.$G$1]) + [.$G$1]" office:value-type="float" office:value="20512100000" calcext:value-type="float">
            <text:p>20,512,100,000</text:p>
          </table:table-cell>
          <table:table-cell table:formula="of:=[.B322]/[.B321]" office:value-type="float" office:value="1.00627446747971" calcext:value-type="float">
            <text:p>1.0063</text:p>
          </table:table-cell>
          <table:table-cell table:formula="of:=[.B322]+[.D321]" office:value-type="float" office:value="2199952100000" calcext:value-type="float">
            <text:p>2,199,952,100,00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([.$G$2] * ([.A323]-1)^2 + ([.A323]-1) * [.$G$3]) * [.$G$1]) + [.$G$1]" office:value-type="float" office:value="20640400000" calcext:value-type="float">
            <text:p>20,640,400,000</text:p>
          </table:table-cell>
          <table:table-cell table:formula="of:=[.B323]/[.B322]" office:value-type="float" office:value="1.00625484470142" calcext:value-type="float">
            <text:p>1.0063</text:p>
          </table:table-cell>
          <table:table-cell table:formula="of:=[.B323]+[.D322]" office:value-type="float" office:value="2220592500000" calcext:value-type="float">
            <text:p>2,220,592,500,00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([.$G$2] * ([.A324]-1)^2 + ([.A324]-1) * [.$G$3]) * [.$G$1]) + [.$G$1]" office:value-type="float" office:value="20769100000" calcext:value-type="float">
            <text:p>20,769,100,000</text:p>
          </table:table-cell>
          <table:table-cell table:formula="of:=[.B324]/[.B323]" office:value-type="float" office:value="1.00623534427627" calcext:value-type="float">
            <text:p>1.0062</text:p>
          </table:table-cell>
          <table:table-cell table:formula="of:=[.B324]+[.D323]" office:value-type="float" office:value="2241361600000" calcext:value-type="float">
            <text:p>2,241,361,600,00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([.$G$2] * ([.A325]-1)^2 + ([.A325]-1) * [.$G$3]) * [.$G$1]) + [.$G$1]" office:value-type="float" office:value="20898200000" calcext:value-type="float">
            <text:p>20,898,200,000</text:p>
          </table:table-cell>
          <table:table-cell table:formula="of:=[.B325]/[.B324]" office:value-type="float" office:value="1.00621596506348" calcext:value-type="float">
            <text:p>1.0062</text:p>
          </table:table-cell>
          <table:table-cell table:formula="of:=[.B325]+[.D324]" office:value-type="float" office:value="2262259800000" calcext:value-type="float">
            <text:p>2,262,259,800,00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([.$G$2] * ([.A326]-1)^2 + ([.A326]-1) * [.$G$3]) * [.$G$1]) + [.$G$1]" office:value-type="float" office:value="21027700000" calcext:value-type="float">
            <text:p>21,027,700,000</text:p>
          </table:table-cell>
          <table:table-cell table:formula="of:=[.B326]/[.B325]" office:value-type="float" office:value="1.0061967059364" calcext:value-type="float">
            <text:p>1.0062</text:p>
          </table:table-cell>
          <table:table-cell table:formula="of:=[.B326]+[.D325]" office:value-type="float" office:value="2283287500000" calcext:value-type="float">
            <text:p>2,283,287,500,00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([.$G$2] * ([.A327]-1)^2 + ([.A327]-1) * [.$G$3]) * [.$G$1]) + [.$G$1]" office:value-type="float" office:value="21157600000" calcext:value-type="float">
            <text:p>21,157,600,000</text:p>
          </table:table-cell>
          <table:table-cell table:formula="of:=[.B327]/[.B326]" office:value-type="float" office:value="1.00617756578228" calcext:value-type="float">
            <text:p>1.0062</text:p>
          </table:table-cell>
          <table:table-cell table:formula="of:=[.B327]+[.D326]" office:value-type="float" office:value="2304445100000" calcext:value-type="float">
            <text:p>2,304,445,100,00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([.$G$2] * ([.A328]-1)^2 + ([.A328]-1) * [.$G$3]) * [.$G$1]) + [.$G$1]" office:value-type="float" office:value="21287900000" calcext:value-type="float">
            <text:p>21,287,900,000</text:p>
          </table:table-cell>
          <table:table-cell table:formula="of:=[.B328]/[.B327]" office:value-type="float" office:value="1.0061585435021" calcext:value-type="float">
            <text:p>1.0062</text:p>
          </table:table-cell>
          <table:table-cell table:formula="of:=[.B328]+[.D327]" office:value-type="float" office:value="2325733000000" calcext:value-type="float">
            <text:p>2,325,733,000,00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([.$G$2] * ([.A329]-1)^2 + ([.A329]-1) * [.$G$3]) * [.$G$1]) + [.$G$1]" office:value-type="float" office:value="21418600000" calcext:value-type="float">
            <text:p>21,418,600,000</text:p>
          </table:table-cell>
          <table:table-cell table:formula="of:=[.B329]/[.B328]" office:value-type="float" office:value="1.00613963801033" calcext:value-type="float">
            <text:p>1.0061</text:p>
          </table:table-cell>
          <table:table-cell table:formula="of:=[.B329]+[.D328]" office:value-type="float" office:value="2347151600000" calcext:value-type="float">
            <text:p>2,347,151,600,000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([.$G$2] * ([.A330]-1)^2 + ([.A330]-1) * [.$G$3]) * [.$G$1]) + [.$G$1]" office:value-type="float" office:value="21549700000" calcext:value-type="float">
            <text:p>21,549,700,000</text:p>
          </table:table-cell>
          <table:table-cell table:formula="of:=[.B330]/[.B329]" office:value-type="float" office:value="1.00612084823471" calcext:value-type="float">
            <text:p>1.0061</text:p>
          </table:table-cell>
          <table:table-cell table:formula="of:=[.B330]+[.D329]" office:value-type="float" office:value="2368701300000" calcext:value-type="float">
            <text:p>2,368,701,300,00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([.$G$2] * ([.A331]-1)^2 + ([.A331]-1) * [.$G$3]) * [.$G$1]) + [.$G$1]" office:value-type="float" office:value="21681200000" calcext:value-type="float">
            <text:p>21,681,200,000</text:p>
          </table:table-cell>
          <table:table-cell table:formula="of:=[.B331]/[.B330]" office:value-type="float" office:value="1.0061021731161" calcext:value-type="float">
            <text:p>1.0061</text:p>
          </table:table-cell>
          <table:table-cell table:formula="of:=[.B331]+[.D330]" office:value-type="float" office:value="2390382500000" calcext:value-type="float">
            <text:p>2,390,382,500,00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([.$G$2] * ([.A332]-1)^2 + ([.A332]-1) * [.$G$3]) * [.$G$1]) + [.$G$1]" office:value-type="float" office:value="21813100000" calcext:value-type="float">
            <text:p>21,813,100,000</text:p>
          </table:table-cell>
          <table:table-cell table:formula="of:=[.B332]/[.B331]" office:value-type="float" office:value="1.00608361160821" calcext:value-type="float">
            <text:p>1.0061</text:p>
          </table:table-cell>
          <table:table-cell table:formula="of:=[.B332]+[.D331]" office:value-type="float" office:value="2412195600000" calcext:value-type="float">
            <text:p>2,412,195,600,00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([.$G$2] * ([.A333]-1)^2 + ([.A333]-1) * [.$G$3]) * [.$G$1]) + [.$G$1]" office:value-type="float" office:value="21945400000" calcext:value-type="float">
            <text:p>21,945,400,000</text:p>
          </table:table-cell>
          <table:table-cell table:formula="of:=[.B333]/[.B332]" office:value-type="float" office:value="1.00606516267747" calcext:value-type="float">
            <text:p>1.0061</text:p>
          </table:table-cell>
          <table:table-cell table:formula="of:=[.B333]+[.D332]" office:value-type="float" office:value="2434141000000" calcext:value-type="float">
            <text:p>2,434,141,000,00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([.$G$2] * ([.A334]-1)^2 + ([.A334]-1) * [.$G$3]) * [.$G$1]) + [.$G$1]" office:value-type="float" office:value="22078100000" calcext:value-type="float">
            <text:p>22,078,100,000</text:p>
          </table:table-cell>
          <table:table-cell table:formula="of:=[.B334]/[.B333]" office:value-type="float" office:value="1.0060468253028" calcext:value-type="float">
            <text:p>1.0060</text:p>
          </table:table-cell>
          <table:table-cell table:formula="of:=[.B334]+[.D333]" office:value-type="float" office:value="2456219100000" calcext:value-type="float">
            <text:p>2,456,219,100,00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([.$G$2] * ([.A335]-1)^2 + ([.A335]-1) * [.$G$3]) * [.$G$1]) + [.$G$1]" office:value-type="float" office:value="22211200000" calcext:value-type="float">
            <text:p>22,211,200,000</text:p>
          </table:table-cell>
          <table:table-cell table:formula="of:=[.B335]/[.B334]" office:value-type="float" office:value="1.00602859847541" calcext:value-type="float">
            <text:p>1.0060</text:p>
          </table:table-cell>
          <table:table-cell table:formula="of:=[.B335]+[.D334]" office:value-type="float" office:value="2478430300000" calcext:value-type="float">
            <text:p>2,478,430,300,00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([.$G$2] * ([.A336]-1)^2 + ([.A336]-1) * [.$G$3]) * [.$G$1]) + [.$G$1]" office:value-type="float" office:value="22344700000" calcext:value-type="float">
            <text:p>22,344,700,000</text:p>
          </table:table-cell>
          <table:table-cell table:formula="of:=[.B336]/[.B335]" office:value-type="float" office:value="1.00601048119867" calcext:value-type="float">
            <text:p>1.0060</text:p>
          </table:table-cell>
          <table:table-cell table:formula="of:=[.B336]+[.D335]" office:value-type="float" office:value="2500775000000" calcext:value-type="float">
            <text:p>2,500,775,000,00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([.$G$2] * ([.A337]-1)^2 + ([.A337]-1) * [.$G$3]) * [.$G$1]) + [.$G$1]" office:value-type="float" office:value="22478600000" calcext:value-type="float">
            <text:p>22,478,600,000</text:p>
          </table:table-cell>
          <table:table-cell table:formula="of:=[.B337]/[.B336]" office:value-type="float" office:value="1.00599247248788" calcext:value-type="float">
            <text:p>1.0060</text:p>
          </table:table-cell>
          <table:table-cell table:formula="of:=[.B337]+[.D336]" office:value-type="float" office:value="2523253600000" calcext:value-type="float">
            <text:p>2,523,253,600,00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([.$G$2] * ([.A338]-1)^2 + ([.A338]-1) * [.$G$3]) * [.$G$1]) + [.$G$1]" office:value-type="float" office:value="22612900000" calcext:value-type="float">
            <text:p>22,612,900,000</text:p>
          </table:table-cell>
          <table:table-cell table:formula="of:=[.B338]/[.B337]" office:value-type="float" office:value="1.0059745713701" calcext:value-type="float">
            <text:p>1.0060</text:p>
          </table:table-cell>
          <table:table-cell table:formula="of:=[.B338]+[.D337]" office:value-type="float" office:value="2545866500000" calcext:value-type="float">
            <text:p>2,545,866,500,00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([.$G$2] * ([.A339]-1)^2 + ([.A339]-1) * [.$G$3]) * [.$G$1]) + [.$G$1]" office:value-type="float" office:value="22747600000" calcext:value-type="float">
            <text:p>22,747,600,000</text:p>
          </table:table-cell>
          <table:table-cell table:formula="of:=[.B339]/[.B338]" office:value-type="float" office:value="1.00595677688399" calcext:value-type="float">
            <text:p>1.0060</text:p>
          </table:table-cell>
          <table:table-cell table:formula="of:=[.B339]+[.D338]" office:value-type="float" office:value="2568614100000" calcext:value-type="float">
            <text:p>2,568,614,100,00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([.$G$2] * ([.A340]-1)^2 + ([.A340]-1) * [.$G$3]) * [.$G$1]) + [.$G$1]" office:value-type="float" office:value="22882700000" calcext:value-type="float">
            <text:p>22,882,700,000</text:p>
          </table:table-cell>
          <table:table-cell table:formula="of:=[.B340]/[.B339]" office:value-type="float" office:value="1.00593908807962" calcext:value-type="float">
            <text:p>1.0059</text:p>
          </table:table-cell>
          <table:table-cell table:formula="of:=[.B340]+[.D339]" office:value-type="float" office:value="2591496800000" calcext:value-type="float">
            <text:p>2,591,496,800,00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([.$G$2] * ([.A341]-1)^2 + ([.A341]-1) * [.$G$3]) * [.$G$1]) + [.$G$1]" office:value-type="float" office:value="23018200000" calcext:value-type="float">
            <text:p>23,018,200,000</text:p>
          </table:table-cell>
          <table:table-cell table:formula="of:=[.B341]/[.B340]" office:value-type="float" office:value="1.00592150401832" calcext:value-type="float">
            <text:p>1.0059</text:p>
          </table:table-cell>
          <table:table-cell table:formula="of:=[.B341]+[.D340]" office:value-type="float" office:value="2614515000000" calcext:value-type="float">
            <text:p>2,614,515,000,00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([.$G$2] * ([.A342]-1)^2 + ([.A342]-1) * [.$G$3]) * [.$G$1]) + [.$G$1]" office:value-type="float" office:value="23154100000" calcext:value-type="float">
            <text:p>23,154,100,000</text:p>
          </table:table-cell>
          <table:table-cell table:formula="of:=[.B342]/[.B341]" office:value-type="float" office:value="1.00590402377249" calcext:value-type="float">
            <text:p>1.0059</text:p>
          </table:table-cell>
          <table:table-cell table:formula="of:=[.B342]+[.D341]" office:value-type="float" office:value="2637669100000" calcext:value-type="float">
            <text:p>2,637,669,100,00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([.$G$2] * ([.A343]-1)^2 + ([.A343]-1) * [.$G$3]) * [.$G$1]) + [.$G$1]" office:value-type="float" office:value="23290400000" calcext:value-type="float">
            <text:p>23,290,400,000</text:p>
          </table:table-cell>
          <table:table-cell table:formula="of:=[.B343]/[.B342]" office:value-type="float" office:value="1.00588664642547" calcext:value-type="float">
            <text:p>1.0059</text:p>
          </table:table-cell>
          <table:table-cell table:formula="of:=[.B343]+[.D342]" office:value-type="float" office:value="2660959500000" calcext:value-type="float">
            <text:p>2,660,959,500,000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([.$G$2] * ([.A344]-1)^2 + ([.A344]-1) * [.$G$3]) * [.$G$1]) + [.$G$1]" office:value-type="float" office:value="23427100000" calcext:value-type="float">
            <text:p>23,427,100,000</text:p>
          </table:table-cell>
          <table:table-cell table:formula="of:=[.B344]/[.B343]" office:value-type="float" office:value="1.00586937107134" calcext:value-type="float">
            <text:p>1.0059</text:p>
          </table:table-cell>
          <table:table-cell table:formula="of:=[.B344]+[.D343]" office:value-type="float" office:value="2684386600000" calcext:value-type="float">
            <text:p>2,684,386,600,00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([.$G$2] * ([.A345]-1)^2 + ([.A345]-1) * [.$G$3]) * [.$G$1]) + [.$G$1]" office:value-type="float" office:value="23564200000" calcext:value-type="float">
            <text:p>23,564,200,000</text:p>
          </table:table-cell>
          <table:table-cell table:formula="of:=[.B345]/[.B344]" office:value-type="float" office:value="1.0058521968148" calcext:value-type="float">
            <text:p>1.0059</text:p>
          </table:table-cell>
          <table:table-cell table:formula="of:=[.B345]+[.D344]" office:value-type="float" office:value="2707950800000" calcext:value-type="float">
            <text:p>2,707,950,800,00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([.$G$2] * ([.A346]-1)^2 + ([.A346]-1) * [.$G$3]) * [.$G$1]) + [.$G$1]" office:value-type="float" office:value="23701700000" calcext:value-type="float">
            <text:p>23,701,700,000</text:p>
          </table:table-cell>
          <table:table-cell table:formula="of:=[.B346]/[.B345]" office:value-type="float" office:value="1.00583512277098" calcext:value-type="float">
            <text:p>1.0058</text:p>
          </table:table-cell>
          <table:table-cell table:formula="of:=[.B346]+[.D345]" office:value-type="float" office:value="2731652500000" calcext:value-type="float">
            <text:p>2,731,652,500,00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([.$G$2] * ([.A347]-1)^2 + ([.A347]-1) * [.$G$3]) * [.$G$1]) + [.$G$1]" office:value-type="float" office:value="23839600000" calcext:value-type="float">
            <text:p>23,839,600,000</text:p>
          </table:table-cell>
          <table:table-cell table:formula="of:=[.B347]/[.B346]" office:value-type="float" office:value="1.00581814806533" calcext:value-type="float">
            <text:p>1.0058</text:p>
          </table:table-cell>
          <table:table-cell table:formula="of:=[.B347]+[.D346]" office:value-type="float" office:value="2755492100000" calcext:value-type="float">
            <text:p>2,755,492,100,00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([.$G$2] * ([.A348]-1)^2 + ([.A348]-1) * [.$G$3]) * [.$G$1]) + [.$G$1]" office:value-type="float" office:value="23977900000" calcext:value-type="float">
            <text:p>23,977,900,000</text:p>
          </table:table-cell>
          <table:table-cell table:formula="of:=[.B348]/[.B347]" office:value-type="float" office:value="1.00580127183342" calcext:value-type="float">
            <text:p>1.0058</text:p>
          </table:table-cell>
          <table:table-cell table:formula="of:=[.B348]+[.D347]" office:value-type="float" office:value="2779470000000" calcext:value-type="float">
            <text:p>2,779,470,000,00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([.$G$2] * ([.A349]-1)^2 + ([.A349]-1) * [.$G$3]) * [.$G$1]) + [.$G$1]" office:value-type="float" office:value="24116600000" calcext:value-type="float">
            <text:p>24,116,600,000</text:p>
          </table:table-cell>
          <table:table-cell table:formula="of:=[.B349]/[.B348]" office:value-type="float" office:value="1.00578449322084" calcext:value-type="float">
            <text:p>1.0058</text:p>
          </table:table-cell>
          <table:table-cell table:formula="of:=[.B349]+[.D348]" office:value-type="float" office:value="2803586600000" calcext:value-type="float">
            <text:p>2,803,586,600,00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([.$G$2] * ([.A350]-1)^2 + ([.A350]-1) * [.$G$3]) * [.$G$1]) + [.$G$1]" office:value-type="float" office:value="24255700000" calcext:value-type="float">
            <text:p>24,255,700,000</text:p>
          </table:table-cell>
          <table:table-cell table:formula="of:=[.B350]/[.B349]" office:value-type="float" office:value="1.00576781138303" calcext:value-type="float">
            <text:p>1.0058</text:p>
          </table:table-cell>
          <table:table-cell table:formula="of:=[.B350]+[.D349]" office:value-type="float" office:value="2827842300000" calcext:value-type="float">
            <text:p>2,827,842,300,00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([.$G$2] * ([.A351]-1)^2 + ([.A351]-1) * [.$G$3]) * [.$G$1]) + [.$G$1]" office:value-type="float" office:value="24395200000" calcext:value-type="float">
            <text:p>24,395,200,000</text:p>
          </table:table-cell>
          <table:table-cell table:formula="of:=[.B351]/[.B350]" office:value-type="float" office:value="1.00575122548514" calcext:value-type="float">
            <text:p>1.0058</text:p>
          </table:table-cell>
          <table:table-cell table:formula="of:=[.B351]+[.D350]" office:value-type="float" office:value="2852237500000" calcext:value-type="float">
            <text:p>2,852,237,500,00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([.$G$2] * ([.A352]-1)^2 + ([.A352]-1) * [.$G$3]) * [.$G$1]) + [.$G$1]" office:value-type="float" office:value="24535100000" calcext:value-type="float">
            <text:p>24,535,100,000</text:p>
          </table:table-cell>
          <table:table-cell table:formula="of:=[.B352]/[.B351]" office:value-type="float" office:value="1.00573473470191" calcext:value-type="float">
            <text:p>1.0057</text:p>
          </table:table-cell>
          <table:table-cell table:formula="of:=[.B352]+[.D351]" office:value-type="float" office:value="2876772600000" calcext:value-type="float">
            <text:p>2,876,772,600,00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([.$G$2] * ([.A353]-1)^2 + ([.A353]-1) * [.$G$3]) * [.$G$1]) + [.$G$1]" office:value-type="float" office:value="24675400000" calcext:value-type="float">
            <text:p>24,675,400,000</text:p>
          </table:table-cell>
          <table:table-cell table:formula="of:=[.B353]/[.B352]" office:value-type="float" office:value="1.00571833821749" calcext:value-type="float">
            <text:p>1.0057</text:p>
          </table:table-cell>
          <table:table-cell table:formula="of:=[.B353]+[.D352]" office:value-type="float" office:value="2901448000000" calcext:value-type="float">
            <text:p>2,901,448,000,00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([.$G$2] * ([.A354]-1)^2 + ([.A354]-1) * [.$G$3]) * [.$G$1]) + [.$G$1]" office:value-type="float" office:value="24816100000" calcext:value-type="float">
            <text:p>24,816,100,000</text:p>
          </table:table-cell>
          <table:table-cell table:formula="of:=[.B354]/[.B353]" office:value-type="float" office:value="1.00570203522537" calcext:value-type="float">
            <text:p>1.0057</text:p>
          </table:table-cell>
          <table:table-cell table:formula="of:=[.B354]+[.D353]" office:value-type="float" office:value="2926264100000" calcext:value-type="float">
            <text:p>2,926,264,100,00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([.$G$2] * ([.A355]-1)^2 + ([.A355]-1) * [.$G$3]) * [.$G$1]) + [.$G$1]" office:value-type="float" office:value="24957200000" calcext:value-type="float">
            <text:p>24,957,200,000</text:p>
          </table:table-cell>
          <table:table-cell table:formula="of:=[.B355]/[.B354]" office:value-type="float" office:value="1.00568582492817" calcext:value-type="float">
            <text:p>1.0057</text:p>
          </table:table-cell>
          <table:table-cell table:formula="of:=[.B355]+[.D354]" office:value-type="float" office:value="2951221300000" calcext:value-type="float">
            <text:p>2,951,221,300,00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([.$G$2] * ([.A356]-1)^2 + ([.A356]-1) * [.$G$3]) * [.$G$1]) + [.$G$1]" office:value-type="float" office:value="25098700000" calcext:value-type="float">
            <text:p>25,098,700,000</text:p>
          </table:table-cell>
          <table:table-cell table:formula="of:=[.B356]/[.B355]" office:value-type="float" office:value="1.00566970653759" calcext:value-type="float">
            <text:p>1.0057</text:p>
          </table:table-cell>
          <table:table-cell table:formula="of:=[.B356]+[.D355]" office:value-type="float" office:value="2976320000000" calcext:value-type="float">
            <text:p>2,976,320,000,00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([.$G$2] * ([.A357]-1)^2 + ([.A357]-1) * [.$G$3]) * [.$G$1]) + [.$G$1]" office:value-type="float" office:value="25240600000" calcext:value-type="float">
            <text:p>25,240,600,000</text:p>
          </table:table-cell>
          <table:table-cell table:formula="of:=[.B357]/[.B356]" office:value-type="float" office:value="1.00565367927423" calcext:value-type="float">
            <text:p>1.0057</text:p>
          </table:table-cell>
          <table:table-cell table:formula="of:=[.B357]+[.D356]" office:value-type="float" office:value="3001560600000" calcext:value-type="float">
            <text:p>3,001,560,600,00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([.$G$2] * ([.A358]-1)^2 + ([.A358]-1) * [.$G$3]) * [.$G$1]) + [.$G$1]" office:value-type="float" office:value="25382900000" calcext:value-type="float">
            <text:p>25,382,900,000</text:p>
          </table:table-cell>
          <table:table-cell table:formula="of:=[.B358]/[.B357]" office:value-type="float" office:value="1.00563774236746" calcext:value-type="float">
            <text:p>1.0056</text:p>
          </table:table-cell>
          <table:table-cell table:formula="of:=[.B358]+[.D357]" office:value-type="float" office:value="3026943500000" calcext:value-type="float">
            <text:p>3,026,943,500,000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([.$G$2] * ([.A359]-1)^2 + ([.A359]-1) * [.$G$3]) * [.$G$1]) + [.$G$1]" office:value-type="float" office:value="25525600000" calcext:value-type="float">
            <text:p>25,525,600,000</text:p>
          </table:table-cell>
          <table:table-cell table:formula="of:=[.B359]/[.B358]" office:value-type="float" office:value="1.00562189505533" calcext:value-type="float">
            <text:p>1.0056</text:p>
          </table:table-cell>
          <table:table-cell table:formula="of:=[.B359]+[.D358]" office:value-type="float" office:value="3052469100000" calcext:value-type="float">
            <text:p>3,052,469,100,00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([.$G$2] * ([.A360]-1)^2 + ([.A360]-1) * [.$G$3]) * [.$G$1]) + [.$G$1]" office:value-type="float" office:value="25668700000" calcext:value-type="float">
            <text:p>25,668,700,000</text:p>
          </table:table-cell>
          <table:table-cell table:formula="of:=[.B360]/[.B359]" office:value-type="float" office:value="1.00560613658445" calcext:value-type="float">
            <text:p>1.0056</text:p>
          </table:table-cell>
          <table:table-cell table:formula="of:=[.B360]+[.D359]" office:value-type="float" office:value="3078137800000" calcext:value-type="float">
            <text:p>3,078,137,800,00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([.$G$2] * ([.A361]-1)^2 + ([.A361]-1) * [.$G$3]) * [.$G$1]) + [.$G$1]" office:value-type="float" office:value="25812200000" calcext:value-type="float">
            <text:p>25,812,200,000</text:p>
          </table:table-cell>
          <table:table-cell table:formula="of:=[.B361]/[.B360]" office:value-type="float" office:value="1.00559046620982" calcext:value-type="float">
            <text:p>1.0056</text:p>
          </table:table-cell>
          <table:table-cell table:formula="of:=[.B361]+[.D360]" office:value-type="float" office:value="3103950000000" calcext:value-type="float">
            <text:p>3,103,950,000,00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([.$G$2] * ([.A362]-1)^2 + ([.A362]-1) * [.$G$3]) * [.$G$1]) + [.$G$1]" office:value-type="float" office:value="25956100000" calcext:value-type="float">
            <text:p>25,956,100,000</text:p>
          </table:table-cell>
          <table:table-cell table:formula="of:=[.B362]/[.B361]" office:value-type="float" office:value="1.00557488319477" calcext:value-type="float">
            <text:p>1.0056</text:p>
          </table:table-cell>
          <table:table-cell table:formula="of:=[.B362]+[.D361]" office:value-type="float" office:value="3129906100000" calcext:value-type="float">
            <text:p>3,129,906,100,00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([.$G$2] * ([.A363]-1)^2 + ([.A363]-1) * [.$G$3]) * [.$G$1]) + [.$G$1]" office:value-type="float" office:value="26100400000" calcext:value-type="float">
            <text:p>26,100,400,000</text:p>
          </table:table-cell>
          <table:table-cell table:formula="of:=[.B363]/[.B362]" office:value-type="float" office:value="1.00555938681081" calcext:value-type="float">
            <text:p>1.0056</text:p>
          </table:table-cell>
          <table:table-cell table:formula="of:=[.B363]+[.D362]" office:value-type="float" office:value="3156006500000" calcext:value-type="float">
            <text:p>3,156,006,500,00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([.$G$2] * ([.A364]-1)^2 + ([.A364]-1) * [.$G$3]) * [.$G$1]) + [.$G$1]" office:value-type="float" office:value="26245100000" calcext:value-type="float">
            <text:p>26,245,100,000</text:p>
          </table:table-cell>
          <table:table-cell table:formula="of:=[.B364]/[.B363]" office:value-type="float" office:value="1.00554397633753" calcext:value-type="float">
            <text:p>1.0055</text:p>
          </table:table-cell>
          <table:table-cell table:formula="of:=[.B364]+[.D363]" office:value-type="float" office:value="3182251600000" calcext:value-type="float">
            <text:p>3,182,251,600,00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([.$G$2] * ([.A365]-1)^2 + ([.A365]-1) * [.$G$3]) * [.$G$1]) + [.$G$1]" office:value-type="float" office:value="26390200000" calcext:value-type="float">
            <text:p>26,390,200,000</text:p>
          </table:table-cell>
          <table:table-cell table:formula="of:=[.B365]/[.B364]" office:value-type="float" office:value="1.00552865106248" calcext:value-type="float">
            <text:p>1.0055</text:p>
          </table:table-cell>
          <table:table-cell table:formula="of:=[.B365]+[.D364]" office:value-type="float" office:value="3208641800000" calcext:value-type="float">
            <text:p>3,208,641,800,00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([.$G$2] * ([.A366]-1)^2 + ([.A366]-1) * [.$G$3]) * [.$G$1]) + [.$G$1]" office:value-type="float" office:value="26535700000" calcext:value-type="float">
            <text:p>26,535,700,000</text:p>
          </table:table-cell>
          <table:table-cell table:formula="of:=[.B366]/[.B365]" office:value-type="float" office:value="1.00551341028109" calcext:value-type="float">
            <text:p>1.0055</text:p>
          </table:table-cell>
          <table:table-cell table:formula="of:=[.B366]+[.D365]" office:value-type="float" office:value="3235177500000" calcext:value-type="float">
            <text:p>3,235,177,500,00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([.$G$2] * ([.A367]-1)^2 + ([.A367]-1) * [.$G$3]) * [.$G$1]) + [.$G$1]" office:value-type="float" office:value="26681600000" calcext:value-type="float">
            <text:p>26,681,600,000</text:p>
          </table:table-cell>
          <table:table-cell table:formula="of:=[.B367]/[.B366]" office:value-type="float" office:value="1.0054982532965" calcext:value-type="float">
            <text:p>1.0055</text:p>
          </table:table-cell>
          <table:table-cell table:formula="of:=[.B367]+[.D366]" office:value-type="float" office:value="3261859100000" calcext:value-type="float">
            <text:p>3,261,859,100,00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([.$G$2] * ([.A368]-1)^2 + ([.A368]-1) * [.$G$3]) * [.$G$1]) + [.$G$1]" office:value-type="float" office:value="26827900000" calcext:value-type="float">
            <text:p>26,827,900,000</text:p>
          </table:table-cell>
          <table:table-cell table:formula="of:=[.B368]/[.B367]" office:value-type="float" office:value="1.00548317941953" calcext:value-type="float">
            <text:p>1.0055</text:p>
          </table:table-cell>
          <table:table-cell table:formula="of:=[.B368]+[.D367]" office:value-type="float" office:value="3288687000000" calcext:value-type="float">
            <text:p>3,288,687,000,00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([.$G$2] * ([.A369]-1)^2 + ([.A369]-1) * [.$G$3]) * [.$G$1]) + [.$G$1]" office:value-type="float" office:value="26974600000" calcext:value-type="float">
            <text:p>26,974,600,000</text:p>
          </table:table-cell>
          <table:table-cell table:formula="of:=[.B369]/[.B368]" office:value-type="float" office:value="1.0054681879685" calcext:value-type="float">
            <text:p>1.0055</text:p>
          </table:table-cell>
          <table:table-cell table:formula="of:=[.B369]+[.D368]" office:value-type="float" office:value="3315661600000" calcext:value-type="float">
            <text:p>3,315,661,600,00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([.$G$2] * ([.A370]-1)^2 + ([.A370]-1) * [.$G$3]) * [.$G$1]) + [.$G$1]" office:value-type="float" office:value="27121700000" calcext:value-type="float">
            <text:p>27,121,700,000</text:p>
          </table:table-cell>
          <table:table-cell table:formula="of:=[.B370]/[.B369]" office:value-type="float" office:value="1.00545327826919" calcext:value-type="float">
            <text:p>1.0055</text:p>
          </table:table-cell>
          <table:table-cell table:formula="of:=[.B370]+[.D369]" office:value-type="float" office:value="3342783300000" calcext:value-type="float">
            <text:p>3,342,783,300,00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([.$G$2] * ([.A371]-1)^2 + ([.A371]-1) * [.$G$3]) * [.$G$1]) + [.$G$1]" office:value-type="float" office:value="27269200000" calcext:value-type="float">
            <text:p>27,269,200,000</text:p>
          </table:table-cell>
          <table:table-cell table:formula="of:=[.B371]/[.B370]" office:value-type="float" office:value="1.0054384496547" calcext:value-type="float">
            <text:p>1.0054</text:p>
          </table:table-cell>
          <table:table-cell table:formula="of:=[.B371]+[.D370]" office:value-type="float" office:value="3370052500000" calcext:value-type="float">
            <text:p>3,370,052,500,00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([.$G$2] * ([.A372]-1)^2 + ([.A372]-1) * [.$G$3]) * [.$G$1]) + [.$G$1]" office:value-type="float" office:value="27417100000" calcext:value-type="float">
            <text:p>27,417,100,000</text:p>
          </table:table-cell>
          <table:table-cell table:formula="of:=[.B372]/[.B371]" office:value-type="float" office:value="1.00542370146539" calcext:value-type="float">
            <text:p>1.0054</text:p>
          </table:table-cell>
          <table:table-cell table:formula="of:=[.B372]+[.D371]" office:value-type="float" office:value="3397469600000" calcext:value-type="float">
            <text:p>3,397,469,600,000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([.$G$2] * ([.A373]-1)^2 + ([.A373]-1) * [.$G$3]) * [.$G$1]) + [.$G$1]" office:value-type="float" office:value="27565400000" calcext:value-type="float">
            <text:p>27,565,400,000</text:p>
          </table:table-cell>
          <table:table-cell table:formula="of:=[.B373]/[.B372]" office:value-type="float" office:value="1.00540903304872" calcext:value-type="float">
            <text:p>1.0054</text:p>
          </table:table-cell>
          <table:table-cell table:formula="of:=[.B373]+[.D372]" office:value-type="float" office:value="3425035000000" calcext:value-type="float">
            <text:p>3,425,035,000,00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([.$G$2] * ([.A374]-1)^2 + ([.A374]-1) * [.$G$3]) * [.$G$1]) + [.$G$1]" office:value-type="float" office:value="27714100000" calcext:value-type="float">
            <text:p>27,714,100,000</text:p>
          </table:table-cell>
          <table:table-cell table:formula="of:=[.B374]/[.B373]" office:value-type="float" office:value="1.00539444375921" calcext:value-type="float">
            <text:p>1.0054</text:p>
          </table:table-cell>
          <table:table-cell table:formula="of:=[.B374]+[.D373]" office:value-type="float" office:value="3452749100000" calcext:value-type="float">
            <text:p>3,452,749,100,00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([.$G$2] * ([.A375]-1)^2 + ([.A375]-1) * [.$G$3]) * [.$G$1]) + [.$G$1]" office:value-type="float" office:value="27863200000" calcext:value-type="float">
            <text:p>27,863,200,000</text:p>
          </table:table-cell>
          <table:table-cell table:formula="of:=[.B375]/[.B374]" office:value-type="float" office:value="1.00537993295831" calcext:value-type="float">
            <text:p>1.0054</text:p>
          </table:table-cell>
          <table:table-cell table:formula="of:=[.B375]+[.D374]" office:value-type="float" office:value="3480612300000" calcext:value-type="float">
            <text:p>3,480,612,300,00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([.$G$2] * ([.A376]-1)^2 + ([.A376]-1) * [.$G$3]) * [.$G$1]) + [.$G$1]" office:value-type="float" office:value="28012700000" calcext:value-type="float">
            <text:p>28,012,700,000</text:p>
          </table:table-cell>
          <table:table-cell table:formula="of:=[.B376]/[.B375]" office:value-type="float" office:value="1.00536550001436" calcext:value-type="float">
            <text:p>1.0054</text:p>
          </table:table-cell>
          <table:table-cell table:formula="of:=[.B376]+[.D375]" office:value-type="float" office:value="3508625000000" calcext:value-type="float">
            <text:p>3,508,625,000,00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([.$G$2] * ([.A377]-1)^2 + ([.A377]-1) * [.$G$3]) * [.$G$1]) + [.$G$1]" office:value-type="float" office:value="28162600000" calcext:value-type="float">
            <text:p>28,162,600,000</text:p>
          </table:table-cell>
          <table:table-cell table:formula="of:=[.B377]/[.B376]" office:value-type="float" office:value="1.00535114430241" calcext:value-type="float">
            <text:p>1.0054</text:p>
          </table:table-cell>
          <table:table-cell table:formula="of:=[.B377]+[.D376]" office:value-type="float" office:value="3536787600000" calcext:value-type="float">
            <text:p>3,536,787,600,00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([.$G$2] * ([.A378]-1)^2 + ([.A378]-1) * [.$G$3]) * [.$G$1]) + [.$G$1]" office:value-type="float" office:value="28312900000" calcext:value-type="float">
            <text:p>28,312,900,000</text:p>
          </table:table-cell>
          <table:table-cell table:formula="of:=[.B378]/[.B377]" office:value-type="float" office:value="1.00533686520421" calcext:value-type="float">
            <text:p>1.0053</text:p>
          </table:table-cell>
          <table:table-cell table:formula="of:=[.B378]+[.D377]" office:value-type="float" office:value="3565100500000" calcext:value-type="float">
            <text:p>3,565,100,500,00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([.$G$2] * ([.A379]-1)^2 + ([.A379]-1) * [.$G$3]) * [.$G$1]) + [.$G$1]" office:value-type="float" office:value="28463600000" calcext:value-type="float">
            <text:p>28,463,600,000</text:p>
          </table:table-cell>
          <table:table-cell table:formula="of:=[.B379]/[.B378]" office:value-type="float" office:value="1.00532266210809" calcext:value-type="float">
            <text:p>1.0053</text:p>
          </table:table-cell>
          <table:table-cell table:formula="of:=[.B379]+[.D378]" office:value-type="float" office:value="3593564100000" calcext:value-type="float">
            <text:p>3,593,564,100,00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([.$G$2] * ([.A380]-1)^2 + ([.A380]-1) * [.$G$3]) * [.$G$1]) + [.$G$1]" office:value-type="float" office:value="28614700000" calcext:value-type="float">
            <text:p>28,614,700,000</text:p>
          </table:table-cell>
          <table:table-cell table:formula="of:=[.B380]/[.B379]" office:value-type="float" office:value="1.00530853440886" calcext:value-type="float">
            <text:p>1.0053</text:p>
          </table:table-cell>
          <table:table-cell table:formula="of:=[.B380]+[.D379]" office:value-type="float" office:value="3622178800000" calcext:value-type="float">
            <text:p>3,622,178,800,00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([.$G$2] * ([.A381]-1)^2 + ([.A381]-1) * [.$G$3]) * [.$G$1]) + [.$G$1]" office:value-type="float" office:value="28766200000" calcext:value-type="float">
            <text:p>28,766,200,000</text:p>
          </table:table-cell>
          <table:table-cell table:formula="of:=[.B381]/[.B380]" office:value-type="float" office:value="1.00529448150776" calcext:value-type="float">
            <text:p>1.0053</text:p>
          </table:table-cell>
          <table:table-cell table:formula="of:=[.B381]+[.D380]" office:value-type="float" office:value="3650945000000" calcext:value-type="float">
            <text:p>3,650,945,000,00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([.$G$2] * ([.A382]-1)^2 + ([.A382]-1) * [.$G$3]) * [.$G$1]) + [.$G$1]" office:value-type="float" office:value="28918100000" calcext:value-type="float">
            <text:p>28,918,100,000</text:p>
          </table:table-cell>
          <table:table-cell table:formula="of:=[.B382]/[.B381]" office:value-type="float" office:value="1.00528050281233" calcext:value-type="float">
            <text:p>1.0053</text:p>
          </table:table-cell>
          <table:table-cell table:formula="of:=[.B382]+[.D381]" office:value-type="float" office:value="3679863100000" calcext:value-type="float">
            <text:p>3,679,863,100,00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([.$G$2] * ([.A383]-1)^2 + ([.A383]-1) * [.$G$3]) * [.$G$1]) + [.$G$1]" office:value-type="float" office:value="29070400000" calcext:value-type="float">
            <text:p>29,070,400,000</text:p>
          </table:table-cell>
          <table:table-cell table:formula="of:=[.B383]/[.B382]" office:value-type="float" office:value="1.00526659773637" calcext:value-type="float">
            <text:p>1.0053</text:p>
          </table:table-cell>
          <table:table-cell table:formula="of:=[.B383]+[.D382]" office:value-type="float" office:value="3708933500000" calcext:value-type="float">
            <text:p>3,708,933,500,00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([.$G$2] * ([.A384]-1)^2 + ([.A384]-1) * [.$G$3]) * [.$G$1]) + [.$G$1]" office:value-type="float" office:value="29223100000" calcext:value-type="float">
            <text:p>29,223,100,000</text:p>
          </table:table-cell>
          <table:table-cell table:formula="of:=[.B384]/[.B383]" office:value-type="float" office:value="1.00525276569982" calcext:value-type="float">
            <text:p>1.0053</text:p>
          </table:table-cell>
          <table:table-cell table:formula="of:=[.B384]+[.D383]" office:value-type="float" office:value="3738156600000" calcext:value-type="float">
            <text:p>3,738,156,600,00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([.$G$2] * ([.A385]-1)^2 + ([.A385]-1) * [.$G$3]) * [.$G$1]) + [.$G$1]" office:value-type="float" office:value="29376200000" calcext:value-type="float">
            <text:p>29,376,200,000</text:p>
          </table:table-cell>
          <table:table-cell table:formula="of:=[.B385]/[.B384]" office:value-type="float" office:value="1.00523900612871" calcext:value-type="float">
            <text:p>1.0052</text:p>
          </table:table-cell>
          <table:table-cell table:formula="of:=[.B385]+[.D384]" office:value-type="float" office:value="3767532800000" calcext:value-type="float">
            <text:p>3,767,532,800,00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([.$G$2] * ([.A386]-1)^2 + ([.A386]-1) * [.$G$3]) * [.$G$1]) + [.$G$1]" office:value-type="float" office:value="29529700000" calcext:value-type="float">
            <text:p>29,529,700,000</text:p>
          </table:table-cell>
          <table:table-cell table:formula="of:=[.B386]/[.B385]" office:value-type="float" office:value="1.00522531845508" calcext:value-type="float">
            <text:p>1.0052</text:p>
          </table:table-cell>
          <table:table-cell table:formula="of:=[.B386]+[.D385]" office:value-type="float" office:value="3797062500000" calcext:value-type="float">
            <text:p>3,797,062,500,000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([.$G$2] * ([.A387]-1)^2 + ([.A387]-1) * [.$G$3]) * [.$G$1]) + [.$G$1]" office:value-type="float" office:value="29683600000" calcext:value-type="float">
            <text:p>29,683,600,000</text:p>
          </table:table-cell>
          <table:table-cell table:formula="of:=[.B387]/[.B386]" office:value-type="float" office:value="1.00521170211685" calcext:value-type="float">
            <text:p>1.0052</text:p>
          </table:table-cell>
          <table:table-cell table:formula="of:=[.B387]+[.D386]" office:value-type="float" office:value="3826746100000" calcext:value-type="float">
            <text:p>3,826,746,100,00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([.$G$2] * ([.A388]-1)^2 + ([.A388]-1) * [.$G$3]) * [.$G$1]) + [.$G$1]" office:value-type="float" office:value="29837900000" calcext:value-type="float">
            <text:p>29,837,900,000</text:p>
          </table:table-cell>
          <table:table-cell table:formula="of:=[.B388]/[.B387]" office:value-type="float" office:value="1.00519815655783" calcext:value-type="float">
            <text:p>1.0052</text:p>
          </table:table-cell>
          <table:table-cell table:formula="of:=[.B388]+[.D387]" office:value-type="float" office:value="3856584000000" calcext:value-type="float">
            <text:p>3,856,584,000,00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([.$G$2] * ([.A389]-1)^2 + ([.A389]-1) * [.$G$3]) * [.$G$1]) + [.$G$1]" office:value-type="float" office:value="29992600000" calcext:value-type="float">
            <text:p>29,992,600,000</text:p>
          </table:table-cell>
          <table:table-cell table:formula="of:=[.B389]/[.B388]" office:value-type="float" office:value="1.00518468122757" calcext:value-type="float">
            <text:p>1.0052</text:p>
          </table:table-cell>
          <table:table-cell table:formula="of:=[.B389]+[.D388]" office:value-type="float" office:value="3886576600000" calcext:value-type="float">
            <text:p>3,886,576,600,00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([.$G$2] * ([.A390]-1)^2 + ([.A390]-1) * [.$G$3]) * [.$G$1]) + [.$G$1]" office:value-type="float" office:value="30147700000" calcext:value-type="float">
            <text:p>30,147,700,000</text:p>
          </table:table-cell>
          <table:table-cell table:formula="of:=[.B390]/[.B389]" office:value-type="float" office:value="1.00517127558131" calcext:value-type="float">
            <text:p>1.0052</text:p>
          </table:table-cell>
          <table:table-cell table:formula="of:=[.B390]+[.D389]" office:value-type="float" office:value="3916724300000" calcext:value-type="float">
            <text:p>3,916,724,300,00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([.$G$2] * ([.A391]-1)^2 + ([.A391]-1) * [.$G$3]) * [.$G$1]) + [.$G$1]" office:value-type="float" office:value="30303200000" calcext:value-type="float">
            <text:p>30,303,200,000</text:p>
          </table:table-cell>
          <table:table-cell table:formula="of:=[.B391]/[.B390]" office:value-type="float" office:value="1.00515793907993" calcext:value-type="float">
            <text:p>1.0052</text:p>
          </table:table-cell>
          <table:table-cell table:formula="of:=[.B391]+[.D390]" office:value-type="float" office:value="3947027500000" calcext:value-type="float">
            <text:p>3,947,027,500,00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([.$G$2] * ([.A392]-1)^2 + ([.A392]-1) * [.$G$3]) * [.$G$1]) + [.$G$1]" office:value-type="float" office:value="30459100000" calcext:value-type="float">
            <text:p>30,459,100,000</text:p>
          </table:table-cell>
          <table:table-cell table:formula="of:=[.B392]/[.B391]" office:value-type="float" office:value="1.00514467118984" calcext:value-type="float">
            <text:p>1.0051</text:p>
          </table:table-cell>
          <table:table-cell table:formula="of:=[.B392]+[.D391]" office:value-type="float" office:value="3977486600000" calcext:value-type="float">
            <text:p>3,977,486,600,00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([.$G$2] * ([.A393]-1)^2 + ([.A393]-1) * [.$G$3]) * [.$G$1]) + [.$G$1]" office:value-type="float" office:value="30615400000" calcext:value-type="float">
            <text:p>30,615,400,000</text:p>
          </table:table-cell>
          <table:table-cell table:formula="of:=[.B393]/[.B392]" office:value-type="float" office:value="1.00513147138294" calcext:value-type="float">
            <text:p>1.0051</text:p>
          </table:table-cell>
          <table:table-cell table:formula="of:=[.B393]+[.D392]" office:value-type="float" office:value="4008102000000" calcext:value-type="float">
            <text:p>4,008,102,000,00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([.$G$2] * ([.A394]-1)^2 + ([.A394]-1) * [.$G$3]) * [.$G$1]) + [.$G$1]" office:value-type="float" office:value="30772100000" calcext:value-type="float">
            <text:p>30,772,100,000</text:p>
          </table:table-cell>
          <table:table-cell table:formula="of:=[.B394]/[.B393]" office:value-type="float" office:value="1.00511833913651" calcext:value-type="float">
            <text:p>1.0051</text:p>
          </table:table-cell>
          <table:table-cell table:formula="of:=[.B394]+[.D393]" office:value-type="float" office:value="4038874100000" calcext:value-type="float">
            <text:p>4,038,874,100,00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([.$G$2] * ([.A395]-1)^2 + ([.A395]-1) * [.$G$3]) * [.$G$1]) + [.$G$1]" office:value-type="float" office:value="30929200000" calcext:value-type="float">
            <text:p>30,929,200,000</text:p>
          </table:table-cell>
          <table:table-cell table:formula="of:=[.B395]/[.B394]" office:value-type="float" office:value="1.00510527393321" calcext:value-type="float">
            <text:p>1.0051</text:p>
          </table:table-cell>
          <table:table-cell table:formula="of:=[.B395]+[.D394]" office:value-type="float" office:value="4069803300000" calcext:value-type="float">
            <text:p>4,069,803,300,00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([.$G$2] * ([.A396]-1)^2 + ([.A396]-1) * [.$G$3]) * [.$G$1]) + [.$G$1]" office:value-type="float" office:value="31086700000" calcext:value-type="float">
            <text:p>31,086,700,000</text:p>
          </table:table-cell>
          <table:table-cell table:formula="of:=[.B396]/[.B395]" office:value-type="float" office:value="1.00509227526092" calcext:value-type="float">
            <text:p>1.0051</text:p>
          </table:table-cell>
          <table:table-cell table:formula="of:=[.B396]+[.D395]" office:value-type="float" office:value="4100890000000" calcext:value-type="float">
            <text:p>4,100,890,000,00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([.$G$2] * ([.A397]-1)^2 + ([.A397]-1) * [.$G$3]) * [.$G$1]) + [.$G$1]" office:value-type="float" office:value="31244600000" calcext:value-type="float">
            <text:p>31,244,600,000</text:p>
          </table:table-cell>
          <table:table-cell table:formula="of:=[.B397]/[.B396]" office:value-type="float" office:value="1.00507934261276" calcext:value-type="float">
            <text:p>1.0051</text:p>
          </table:table-cell>
          <table:table-cell table:formula="of:=[.B397]+[.D396]" office:value-type="float" office:value="4132134600000" calcext:value-type="float">
            <text:p>4,132,134,600,00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([.$G$2] * ([.A398]-1)^2 + ([.A398]-1) * [.$G$3]) * [.$G$1]) + [.$G$1]" office:value-type="float" office:value="31402900000" calcext:value-type="float">
            <text:p>31,402,900,000</text:p>
          </table:table-cell>
          <table:table-cell table:formula="of:=[.B398]/[.B397]" office:value-type="float" office:value="1.00506647548696" calcext:value-type="float">
            <text:p>1.0051</text:p>
          </table:table-cell>
          <table:table-cell table:formula="of:=[.B398]+[.D397]" office:value-type="float" office:value="4163537500000" calcext:value-type="float">
            <text:p>4,163,537,500,00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([.$G$2] * ([.A399]-1)^2 + ([.A399]-1) * [.$G$3]) * [.$G$1]) + [.$G$1]" office:value-type="float" office:value="31561600000" calcext:value-type="float">
            <text:p>31,561,600,000</text:p>
          </table:table-cell>
          <table:table-cell table:formula="of:=[.B399]/[.B398]" office:value-type="float" office:value="1.00505367338685" calcext:value-type="float">
            <text:p>1.0051</text:p>
          </table:table-cell>
          <table:table-cell table:formula="of:=[.B399]+[.D398]" office:value-type="float" office:value="4195099100000" calcext:value-type="float">
            <text:p>4,195,099,100,00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([.$G$2] * ([.A400]-1)^2 + ([.A400]-1) * [.$G$3]) * [.$G$1]) + [.$G$1]" office:value-type="float" office:value="31720700000" calcext:value-type="float">
            <text:p>31,720,700,000</text:p>
          </table:table-cell>
          <table:table-cell table:formula="of:=[.B400]/[.B399]" office:value-type="float" office:value="1.00504093582074" calcext:value-type="float">
            <text:p>1.0050</text:p>
          </table:table-cell>
          <table:table-cell table:formula="of:=[.B400]+[.D399]" office:value-type="float" office:value="4226819800000" calcext:value-type="float">
            <text:p>4,226,819,800,000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([.$G$2] * ([.A401]-1)^2 + ([.A401]-1) * [.$G$3]) * [.$G$1]) + [.$G$1]" office:value-type="float" office:value="31880200000" calcext:value-type="float">
            <text:p>31,880,200,000</text:p>
          </table:table-cell>
          <table:table-cell table:formula="of:=[.B401]/[.B400]" office:value-type="float" office:value="1.0050282623019" calcext:value-type="float">
            <text:p>1.0050</text:p>
          </table:table-cell>
          <table:table-cell table:formula="of:=[.B401]+[.D400]" office:value-type="float" office:value="4258700000000" calcext:value-type="float">
            <text:p>4,258,700,000,00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([.$G$2] * ([.A402]-1)^2 + ([.A402]-1) * [.$G$3]) * [.$G$1]) + [.$G$1]" office:value-type="float" office:value="32040100000" calcext:value-type="float">
            <text:p>32,040,100,000</text:p>
          </table:table-cell>
          <table:table-cell table:formula="of:=[.B402]/[.B401]" office:value-type="float" office:value="1.00501565234848" calcext:value-type="float">
            <text:p>1.0050</text:p>
          </table:table-cell>
          <table:table-cell table:formula="of:=[.B402]+[.D401]" office:value-type="float" office:value="4290740100000" calcext:value-type="float">
            <text:p>4,290,740,100,00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([.$G$2] * ([.A403]-1)^2 + ([.A403]-1) * [.$G$3]) * [.$G$1]) + [.$G$1]" office:value-type="float" office:value="32200400000" calcext:value-type="float">
            <text:p>32,200,400,000</text:p>
          </table:table-cell>
          <table:table-cell table:formula="of:=[.B403]/[.B402]" office:value-type="float" office:value="1.00500310548344" calcext:value-type="float">
            <text:p>1.0050</text:p>
          </table:table-cell>
          <table:table-cell table:formula="of:=[.B403]+[.D402]" office:value-type="float" office:value="4322940500000" calcext:value-type="float">
            <text:p>4,322,940,500,00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([.$G$2] * ([.A404]-1)^2 + ([.A404]-1) * [.$G$3]) * [.$G$1]) + [.$G$1]" office:value-type="float" office:value="32361100000" calcext:value-type="float">
            <text:p>32,361,100,000</text:p>
          </table:table-cell>
          <table:table-cell table:formula="of:=[.B404]/[.B403]" office:value-type="float" office:value="1.00499062123452" calcext:value-type="float">
            <text:p>1.0050</text:p>
          </table:table-cell>
          <table:table-cell table:formula="of:=[.B404]+[.D403]" office:value-type="float" office:value="4355301600000" calcext:value-type="float">
            <text:p>4,355,301,600,00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([.$G$2] * ([.A405]-1)^2 + ([.A405]-1) * [.$G$3]) * [.$G$1]) + [.$G$1]" office:value-type="float" office:value="32522200000" calcext:value-type="float">
            <text:p>32,522,200,000</text:p>
          </table:table-cell>
          <table:table-cell table:formula="of:=[.B405]/[.B404]" office:value-type="float" office:value="1.00497819913415" calcext:value-type="float">
            <text:p>1.0050</text:p>
          </table:table-cell>
          <table:table-cell table:formula="of:=[.B405]+[.D404]" office:value-type="float" office:value="4387823800000" calcext:value-type="float">
            <text:p>4,387,823,800,00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([.$G$2] * ([.A406]-1)^2 + ([.A406]-1) * [.$G$3]) * [.$G$1]) + [.$G$1]" office:value-type="float" office:value="32683700000" calcext:value-type="float">
            <text:p>32,683,700,000</text:p>
          </table:table-cell>
          <table:table-cell table:formula="of:=[.B406]/[.B405]" office:value-type="float" office:value="1.0049658387194" calcext:value-type="float">
            <text:p>1.0050</text:p>
          </table:table-cell>
          <table:table-cell table:formula="of:=[.B406]+[.D405]" office:value-type="float" office:value="4420507500000" calcext:value-type="float">
            <text:p>4,420,507,500,00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([.$G$2] * ([.A407]-1)^2 + ([.A407]-1) * [.$G$3]) * [.$G$1]) + [.$G$1]" office:value-type="float" office:value="32845600000" calcext:value-type="float">
            <text:p>32,845,600,000</text:p>
          </table:table-cell>
          <table:table-cell table:formula="of:=[.B407]/[.B406]" office:value-type="float" office:value="1.00495353953194" calcext:value-type="float">
            <text:p>1.0050</text:p>
          </table:table-cell>
          <table:table-cell table:formula="of:=[.B407]+[.D406]" office:value-type="float" office:value="4453353100000" calcext:value-type="float">
            <text:p>4,453,353,100,00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([.$G$2] * ([.A408]-1)^2 + ([.A408]-1) * [.$G$3]) * [.$G$1]) + [.$G$1]" office:value-type="float" office:value="33007900000" calcext:value-type="float">
            <text:p>33,007,900,000</text:p>
          </table:table-cell>
          <table:table-cell table:formula="of:=[.B408]/[.B407]" office:value-type="float" office:value="1.00494130111796" calcext:value-type="float">
            <text:p>1.0049</text:p>
          </table:table-cell>
          <table:table-cell table:formula="of:=[.B408]+[.D407]" office:value-type="float" office:value="4486361000000" calcext:value-type="float">
            <text:p>4,486,361,000,00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([.$G$2] * ([.A409]-1)^2 + ([.A409]-1) * [.$G$3]) * [.$G$1]) + [.$G$1]" office:value-type="float" office:value="33170600000" calcext:value-type="float">
            <text:p>33,170,600,000</text:p>
          </table:table-cell>
          <table:table-cell table:formula="of:=[.B409]/[.B408]" office:value-type="float" office:value="1.00492912302812" calcext:value-type="float">
            <text:p>1.0049</text:p>
          </table:table-cell>
          <table:table-cell table:formula="of:=[.B409]+[.D408]" office:value-type="float" office:value="4519531600000" calcext:value-type="float">
            <text:p>4,519,531,600,00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([.$G$2] * ([.A410]-1)^2 + ([.A410]-1) * [.$G$3]) * [.$G$1]) + [.$G$1]" office:value-type="float" office:value="33333700000" calcext:value-type="float">
            <text:p>33,333,700,000</text:p>
          </table:table-cell>
          <table:table-cell table:formula="of:=[.B410]/[.B409]" office:value-type="float" office:value="1.00491700481752" calcext:value-type="float">
            <text:p>1.0049</text:p>
          </table:table-cell>
          <table:table-cell table:formula="of:=[.B410]+[.D409]" office:value-type="float" office:value="4552865300000" calcext:value-type="float">
            <text:p>4,552,865,300,00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([.$G$2] * ([.A411]-1)^2 + ([.A411]-1) * [.$G$3]) * [.$G$1]) + [.$G$1]" office:value-type="float" office:value="33497200000" calcext:value-type="float">
            <text:p>33,497,200,000</text:p>
          </table:table-cell>
          <table:table-cell table:formula="of:=[.B411]/[.B410]" office:value-type="float" office:value="1.00490494604559" calcext:value-type="float">
            <text:p>1.0049</text:p>
          </table:table-cell>
          <table:table-cell table:formula="of:=[.B411]+[.D410]" office:value-type="float" office:value="4586362500000" calcext:value-type="float">
            <text:p>4,586,362,500,00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([.$G$2] * ([.A412]-1)^2 + ([.A412]-1) * [.$G$3]) * [.$G$1]) + [.$G$1]" office:value-type="float" office:value="33661100000" calcext:value-type="float">
            <text:p>33,661,100,000</text:p>
          </table:table-cell>
          <table:table-cell table:formula="of:=[.B412]/[.B411]" office:value-type="float" office:value="1.00489294627611" calcext:value-type="float">
            <text:p>1.0049</text:p>
          </table:table-cell>
          <table:table-cell table:formula="of:=[.B412]+[.D411]" office:value-type="float" office:value="4620023600000" calcext:value-type="float">
            <text:p>4,620,023,600,00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([.$G$2] * ([.A413]-1)^2 + ([.A413]-1) * [.$G$3]) * [.$G$1]) + [.$G$1]" office:value-type="float" office:value="33825400000" calcext:value-type="float">
            <text:p>33,825,400,000</text:p>
          </table:table-cell>
          <table:table-cell table:formula="of:=[.B413]/[.B412]" office:value-type="float" office:value="1.00488100507708" calcext:value-type="float">
            <text:p>1.0049</text:p>
          </table:table-cell>
          <table:table-cell table:formula="of:=[.B413]+[.D412]" office:value-type="float" office:value="4653849000000" calcext:value-type="float">
            <text:p>4,653,849,000,00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([.$G$2] * ([.A414]-1)^2 + ([.A414]-1) * [.$G$3]) * [.$G$1]) + [.$G$1]" office:value-type="float" office:value="33990100000" calcext:value-type="float">
            <text:p>33,990,100,000</text:p>
          </table:table-cell>
          <table:table-cell table:formula="of:=[.B414]/[.B413]" office:value-type="float" office:value="1.00486912202073" calcext:value-type="float">
            <text:p>1.0049</text:p>
          </table:table-cell>
          <table:table-cell table:formula="of:=[.B414]+[.D413]" office:value-type="float" office:value="4687839100000" calcext:value-type="float">
            <text:p>4,687,839,100,000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([.$G$2] * ([.A415]-1)^2 + ([.A415]-1) * [.$G$3]) * [.$G$1]) + [.$G$1]" office:value-type="float" office:value="34155200000" calcext:value-type="float">
            <text:p>34,155,200,000</text:p>
          </table:table-cell>
          <table:table-cell table:formula="of:=[.B415]/[.B414]" office:value-type="float" office:value="1.00485729668345" calcext:value-type="float">
            <text:p>1.0049</text:p>
          </table:table-cell>
          <table:table-cell table:formula="of:=[.B415]+[.D414]" office:value-type="float" office:value="4721994300000" calcext:value-type="float">
            <text:p>4,721,994,300,00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([.$G$2] * ([.A416]-1)^2 + ([.A416]-1) * [.$G$3]) * [.$G$1]) + [.$G$1]" office:value-type="float" office:value="34320700000" calcext:value-type="float">
            <text:p>34,320,700,000</text:p>
          </table:table-cell>
          <table:table-cell table:formula="of:=[.B416]/[.B415]" office:value-type="float" office:value="1.00484552864571" calcext:value-type="float">
            <text:p>1.0048</text:p>
          </table:table-cell>
          <table:table-cell table:formula="of:=[.B416]+[.D415]" office:value-type="float" office:value="4756315000000" calcext:value-type="float">
            <text:p>4,756,315,000,00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([.$G$2] * ([.A417]-1)^2 + ([.A417]-1) * [.$G$3]) * [.$G$1]) + [.$G$1]" office:value-type="float" office:value="34486600000" calcext:value-type="float">
            <text:p>34,486,600,000</text:p>
          </table:table-cell>
          <table:table-cell table:formula="of:=[.B417]/[.B416]" office:value-type="float" office:value="1.00483381749207" calcext:value-type="float">
            <text:p>1.0048</text:p>
          </table:table-cell>
          <table:table-cell table:formula="of:=[.B417]+[.D416]" office:value-type="float" office:value="4790801600000" calcext:value-type="float">
            <text:p>4,790,801,600,00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([.$G$2] * ([.A418]-1)^2 + ([.A418]-1) * [.$G$3]) * [.$G$1]) + [.$G$1]" office:value-type="float" office:value="34652900000" calcext:value-type="float">
            <text:p>34,652,900,000</text:p>
          </table:table-cell>
          <table:table-cell table:formula="of:=[.B418]/[.B417]" office:value-type="float" office:value="1.00482216281106" calcext:value-type="float">
            <text:p>1.0048</text:p>
          </table:table-cell>
          <table:table-cell table:formula="of:=[.B418]+[.D417]" office:value-type="float" office:value="4825454500000" calcext:value-type="float">
            <text:p>4,825,454,500,00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([.$G$2] * ([.A419]-1)^2 + ([.A419]-1) * [.$G$3]) * [.$G$1]) + [.$G$1]" office:value-type="float" office:value="34819600000" calcext:value-type="float">
            <text:p>34,819,600,000</text:p>
          </table:table-cell>
          <table:table-cell table:formula="of:=[.B419]/[.B418]" office:value-type="float" office:value="1.0048105641952" calcext:value-type="float">
            <text:p>1.0048</text:p>
          </table:table-cell>
          <table:table-cell table:formula="of:=[.B419]+[.D418]" office:value-type="float" office:value="4860274100000" calcext:value-type="float">
            <text:p>4,860,274,100,00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([.$G$2] * ([.A420]-1)^2 + ([.A420]-1) * [.$G$3]) * [.$G$1]) + [.$G$1]" office:value-type="float" office:value="34986700000" calcext:value-type="float">
            <text:p>34,986,700,000</text:p>
          </table:table-cell>
          <table:table-cell table:formula="of:=[.B420]/[.B419]" office:value-type="float" office:value="1.00479902124091" calcext:value-type="float">
            <text:p>1.0048</text:p>
          </table:table-cell>
          <table:table-cell table:formula="of:=[.B420]+[.D419]" office:value-type="float" office:value="4895260800000" calcext:value-type="float">
            <text:p>4,895,260,800,00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([.$G$2] * ([.A421]-1)^2 + ([.A421]-1) * [.$G$3]) * [.$G$1]) + [.$G$1]" office:value-type="float" office:value="35154200000" calcext:value-type="float">
            <text:p>35,154,200,000</text:p>
          </table:table-cell>
          <table:table-cell table:formula="of:=[.B421]/[.B420]" office:value-type="float" office:value="1.00478753354846" calcext:value-type="float">
            <text:p>1.0048</text:p>
          </table:table-cell>
          <table:table-cell table:formula="of:=[.B421]+[.D420]" office:value-type="float" office:value="4930415000000" calcext:value-type="float">
            <text:p>4,930,415,000,00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([.$G$2] * ([.A422]-1)^2 + ([.A422]-1) * [.$G$3]) * [.$G$1]) + [.$G$1]" office:value-type="float" office:value="35322100000" calcext:value-type="float">
            <text:p>35,322,100,000</text:p>
          </table:table-cell>
          <table:table-cell table:formula="of:=[.B422]/[.B421]" office:value-type="float" office:value="1.00477610072196" calcext:value-type="float">
            <text:p>1.0048</text:p>
          </table:table-cell>
          <table:table-cell table:formula="of:=[.B422]+[.D421]" office:value-type="float" office:value="4965737100000" calcext:value-type="float">
            <text:p>4,965,737,100,00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([.$G$2] * ([.A423]-1)^2 + ([.A423]-1) * [.$G$3]) * [.$G$1]) + [.$G$1]" office:value-type="float" office:value="35490400000" calcext:value-type="float">
            <text:p>35,490,400,000</text:p>
          </table:table-cell>
          <table:table-cell table:formula="of:=[.B423]/[.B422]" office:value-type="float" office:value="1.00476472236928" calcext:value-type="float">
            <text:p>1.0048</text:p>
          </table:table-cell>
          <table:table-cell table:formula="of:=[.B423]+[.D422]" office:value-type="float" office:value="5001227500000" calcext:value-type="float">
            <text:p>5,001,227,500,00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([.$G$2] * ([.A424]-1)^2 + ([.A424]-1) * [.$G$3]) * [.$G$1]) + [.$G$1]" office:value-type="float" office:value="35659100000" calcext:value-type="float">
            <text:p>35,659,100,000</text:p>
          </table:table-cell>
          <table:table-cell table:formula="of:=[.B424]/[.B423]" office:value-type="float" office:value="1.00475339810202" calcext:value-type="float">
            <text:p>1.0048</text:p>
          </table:table-cell>
          <table:table-cell table:formula="of:=[.B424]+[.D423]" office:value-type="float" office:value="5036886600000" calcext:value-type="float">
            <text:p>5,036,886,600,00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([.$G$2] * ([.A425]-1)^2 + ([.A425]-1) * [.$G$3]) * [.$G$1]) + [.$G$1]" office:value-type="float" office:value="35828200000" calcext:value-type="float">
            <text:p>35,828,200,000</text:p>
          </table:table-cell>
          <table:table-cell table:formula="of:=[.B425]/[.B424]" office:value-type="float" office:value="1.00474212753547" calcext:value-type="float">
            <text:p>1.0047</text:p>
          </table:table-cell>
          <table:table-cell table:formula="of:=[.B425]+[.D424]" office:value-type="float" office:value="5072714800000" calcext:value-type="float">
            <text:p>5,072,714,800,00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([.$G$2] * ([.A426]-1)^2 + ([.A426]-1) * [.$G$3]) * [.$G$1]) + [.$G$1]" office:value-type="float" office:value="35997700000" calcext:value-type="float">
            <text:p>35,997,700,000</text:p>
          </table:table-cell>
          <table:table-cell table:formula="of:=[.B426]/[.B425]" office:value-type="float" office:value="1.00473091028854" calcext:value-type="float">
            <text:p>1.0047</text:p>
          </table:table-cell>
          <table:table-cell table:formula="of:=[.B426]+[.D425]" office:value-type="float" office:value="5108712500000" calcext:value-type="float">
            <text:p>5,108,712,500,00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([.$G$2] * ([.A427]-1)^2 + ([.A427]-1) * [.$G$3]) * [.$G$1]) + [.$G$1]" office:value-type="float" office:value="36167600000" calcext:value-type="float">
            <text:p>36,167,600,000</text:p>
          </table:table-cell>
          <table:table-cell table:formula="of:=[.B427]/[.B426]" office:value-type="float" office:value="1.00471974598377" calcext:value-type="float">
            <text:p>1.0047</text:p>
          </table:table-cell>
          <table:table-cell table:formula="of:=[.B427]+[.D426]" office:value-type="float" office:value="5144880100000" calcext:value-type="float">
            <text:p>5,144,880,100,00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([.$G$2] * ([.A428]-1)^2 + ([.A428]-1) * [.$G$3]) * [.$G$1]) + [.$G$1]" office:value-type="float" office:value="36337900000" calcext:value-type="float">
            <text:p>36,337,900,000</text:p>
          </table:table-cell>
          <table:table-cell table:formula="of:=[.B428]/[.B427]" office:value-type="float" office:value="1.00470863424723" calcext:value-type="float">
            <text:p>1.0047</text:p>
          </table:table-cell>
          <table:table-cell table:formula="of:=[.B428]+[.D427]" office:value-type="float" office:value="5181218000000" calcext:value-type="float">
            <text:p>5,181,218,000,000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([.$G$2] * ([.A429]-1)^2 + ([.A429]-1) * [.$G$3]) * [.$G$1]) + [.$G$1]" office:value-type="float" office:value="36508600000" calcext:value-type="float">
            <text:p>36,508,600,000</text:p>
          </table:table-cell>
          <table:table-cell table:formula="of:=[.B429]/[.B428]" office:value-type="float" office:value="1.0046975747085" calcext:value-type="float">
            <text:p>1.0047</text:p>
          </table:table-cell>
          <table:table-cell table:formula="of:=[.B429]+[.D428]" office:value-type="float" office:value="5217726600000" calcext:value-type="float">
            <text:p>5,217,726,600,00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([.$G$2] * ([.A430]-1)^2 + ([.A430]-1) * [.$G$3]) * [.$G$1]) + [.$G$1]" office:value-type="float" office:value="36679700000" calcext:value-type="float">
            <text:p>36,679,700,000</text:p>
          </table:table-cell>
          <table:table-cell table:formula="of:=[.B430]/[.B429]" office:value-type="float" office:value="1.00468656700065" calcext:value-type="float">
            <text:p>1.0047</text:p>
          </table:table-cell>
          <table:table-cell table:formula="of:=[.B430]+[.D429]" office:value-type="float" office:value="5254406300000" calcext:value-type="float">
            <text:p>5,254,406,300,00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([.$G$2] * ([.A431]-1)^2 + ([.A431]-1) * [.$G$3]) * [.$G$1]) + [.$G$1]" office:value-type="float" office:value="36851200000" calcext:value-type="float">
            <text:p>36,851,200,000</text:p>
          </table:table-cell>
          <table:table-cell table:formula="of:=[.B431]/[.B430]" office:value-type="float" office:value="1.00467561076018" calcext:value-type="float">
            <text:p>1.0047</text:p>
          </table:table-cell>
          <table:table-cell table:formula="of:=[.B431]+[.D430]" office:value-type="float" office:value="5291257500000" calcext:value-type="float">
            <text:p>5,291,257,500,00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([.$G$2] * ([.A432]-1)^2 + ([.A432]-1) * [.$G$3]) * [.$G$1]) + [.$G$1]" office:value-type="float" office:value="37023100000" calcext:value-type="float">
            <text:p>37,023,100,000</text:p>
          </table:table-cell>
          <table:table-cell table:formula="of:=[.B432]/[.B431]" office:value-type="float" office:value="1.00466470562695" calcext:value-type="float">
            <text:p>1.0047</text:p>
          </table:table-cell>
          <table:table-cell table:formula="of:=[.B432]+[.D431]" office:value-type="float" office:value="5328280600000" calcext:value-type="float">
            <text:p>5,328,280,600,00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([.$G$2] * ([.A433]-1)^2 + ([.A433]-1) * [.$G$3]) * [.$G$1]) + [.$G$1]" office:value-type="float" office:value="37195400000" calcext:value-type="float">
            <text:p>37,195,400,000</text:p>
          </table:table-cell>
          <table:table-cell table:formula="of:=[.B433]/[.B432]" office:value-type="float" office:value="1.00465385124422" calcext:value-type="float">
            <text:p>1.0047</text:p>
          </table:table-cell>
          <table:table-cell table:formula="of:=[.B433]+[.D432]" office:value-type="float" office:value="5365476000000" calcext:value-type="float">
            <text:p>5,365,476,000,00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([.$G$2] * ([.A434]-1)^2 + ([.A434]-1) * [.$G$3]) * [.$G$1]) + [.$G$1]" office:value-type="float" office:value="37368100000" calcext:value-type="float">
            <text:p>37,368,100,000</text:p>
          </table:table-cell>
          <table:table-cell table:formula="of:=[.B434]/[.B433]" office:value-type="float" office:value="1.00464304725853" calcext:value-type="float">
            <text:p>1.0046</text:p>
          </table:table-cell>
          <table:table-cell table:formula="of:=[.B434]+[.D433]" office:value-type="float" office:value="5402844100000" calcext:value-type="float">
            <text:p>5,402,844,100,00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([.$G$2] * ([.A435]-1)^2 + ([.A435]-1) * [.$G$3]) * [.$G$1]) + [.$G$1]" office:value-type="float" office:value="37541200000" calcext:value-type="float">
            <text:p>37,541,200,000</text:p>
          </table:table-cell>
          <table:table-cell table:formula="of:=[.B435]/[.B434]" office:value-type="float" office:value="1.0046322933197" calcext:value-type="float">
            <text:p>1.0046</text:p>
          </table:table-cell>
          <table:table-cell table:formula="of:=[.B435]+[.D434]" office:value-type="float" office:value="5440385300000" calcext:value-type="float">
            <text:p>5,440,385,300,00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([.$G$2] * ([.A436]-1)^2 + ([.A436]-1) * [.$G$3]) * [.$G$1]) + [.$G$1]" office:value-type="float" office:value="37714700000" calcext:value-type="float">
            <text:p>37,714,700,000</text:p>
          </table:table-cell>
          <table:table-cell table:formula="of:=[.B436]/[.B435]" office:value-type="float" office:value="1.0046215890808" calcext:value-type="float">
            <text:p>1.0046</text:p>
          </table:table-cell>
          <table:table-cell table:formula="of:=[.B436]+[.D435]" office:value-type="float" office:value="5478100000000" calcext:value-type="float">
            <text:p>5,478,100,000,00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([.$G$2] * ([.A437]-1)^2 + ([.A437]-1) * [.$G$3]) * [.$G$1]) + [.$G$1]" office:value-type="float" office:value="37888600000" calcext:value-type="float">
            <text:p>37,888,600,000</text:p>
          </table:table-cell>
          <table:table-cell table:formula="of:=[.B437]/[.B436]" office:value-type="float" office:value="1.00461093419807" calcext:value-type="float">
            <text:p>1.0046</text:p>
          </table:table-cell>
          <table:table-cell table:formula="of:=[.B437]+[.D436]" office:value-type="float" office:value="5515988600000" calcext:value-type="float">
            <text:p>5,515,988,600,00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([.$G$2] * ([.A438]-1)^2 + ([.A438]-1) * [.$G$3]) * [.$G$1]) + [.$G$1]" office:value-type="float" office:value="38062900000" calcext:value-type="float">
            <text:p>38,062,900,000</text:p>
          </table:table-cell>
          <table:table-cell table:formula="of:=[.B438]/[.B437]" office:value-type="float" office:value="1.00460032833095" calcext:value-type="float">
            <text:p>1.0046</text:p>
          </table:table-cell>
          <table:table-cell table:formula="of:=[.B438]+[.D437]" office:value-type="float" office:value="5554051500000" calcext:value-type="float">
            <text:p>5,554,051,500,00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([.$G$2] * ([.A439]-1)^2 + ([.A439]-1) * [.$G$3]) * [.$G$1]) + [.$G$1]" office:value-type="float" office:value="38237600000" calcext:value-type="float">
            <text:p>38,237,600,000</text:p>
          </table:table-cell>
          <table:table-cell table:formula="of:=[.B439]/[.B438]" office:value-type="float" office:value="1.00458977114198" calcext:value-type="float">
            <text:p>1.0046</text:p>
          </table:table-cell>
          <table:table-cell table:formula="of:=[.B439]+[.D438]" office:value-type="float" office:value="5592289100000" calcext:value-type="float">
            <text:p>5,592,289,100,00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([.$G$2] * ([.A440]-1)^2 + ([.A440]-1) * [.$G$3]) * [.$G$1]) + [.$G$1]" office:value-type="float" office:value="38412700000" calcext:value-type="float">
            <text:p>38,412,700,000</text:p>
          </table:table-cell>
          <table:table-cell table:formula="of:=[.B440]/[.B439]" office:value-type="float" office:value="1.0045792622968" calcext:value-type="float">
            <text:p>1.0046</text:p>
          </table:table-cell>
          <table:table-cell table:formula="of:=[.B440]+[.D439]" office:value-type="float" office:value="5630701800000" calcext:value-type="float">
            <text:p>5,630,701,800,00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([.$G$2] * ([.A441]-1)^2 + ([.A441]-1) * [.$G$3]) * [.$G$1]) + [.$G$1]" office:value-type="float" office:value="38588200000" calcext:value-type="float">
            <text:p>38,588,200,000</text:p>
          </table:table-cell>
          <table:table-cell table:formula="of:=[.B441]/[.B440]" office:value-type="float" office:value="1.0045688014641" calcext:value-type="float">
            <text:p>1.0046</text:p>
          </table:table-cell>
          <table:table-cell table:formula="of:=[.B441]+[.D440]" office:value-type="float" office:value="5669290000000" calcext:value-type="float">
            <text:p>5,669,290,000,00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([.$G$2] * ([.A442]-1)^2 + ([.A442]-1) * [.$G$3]) * [.$G$1]) + [.$G$1]" office:value-type="float" office:value="38764100000" calcext:value-type="float">
            <text:p>38,764,100,000</text:p>
          </table:table-cell>
          <table:table-cell table:formula="of:=[.B442]/[.B441]" office:value-type="float" office:value="1.0045583883156" calcext:value-type="float">
            <text:p>1.0046</text:p>
          </table:table-cell>
          <table:table-cell table:formula="of:=[.B442]+[.D441]" office:value-type="float" office:value="5708054100000" calcext:value-type="float">
            <text:p>5,708,054,100,00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([.$G$2] * ([.A443]-1)^2 + ([.A443]-1) * [.$G$3]) * [.$G$1]) + [.$G$1]" office:value-type="float" office:value="38940400000" calcext:value-type="float">
            <text:p>38,940,400,000</text:p>
          </table:table-cell>
          <table:table-cell table:formula="of:=[.B443]/[.B442]" office:value-type="float" office:value="1.004548022526" calcext:value-type="float">
            <text:p>1.0045</text:p>
          </table:table-cell>
          <table:table-cell table:formula="of:=[.B443]+[.D442]" office:value-type="float" office:value="5746994500000" calcext:value-type="float">
            <text:p>5,746,994,500,000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([.$G$2] * ([.A444]-1)^2 + ([.A444]-1) * [.$G$3]) * [.$G$1]) + [.$G$1]" office:value-type="float" office:value="39117100000" calcext:value-type="float">
            <text:p>39,117,100,000</text:p>
          </table:table-cell>
          <table:table-cell table:formula="of:=[.B444]/[.B443]" office:value-type="float" office:value="1.00453770377295" calcext:value-type="float">
            <text:p>1.0045</text:p>
          </table:table-cell>
          <table:table-cell table:formula="of:=[.B444]+[.D443]" office:value-type="float" office:value="5786111600000" calcext:value-type="float">
            <text:p>5,786,111,600,00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([.$G$2] * ([.A445]-1)^2 + ([.A445]-1) * [.$G$3]) * [.$G$1]) + [.$G$1]" office:value-type="float" office:value="39294200000" calcext:value-type="float">
            <text:p>39,294,200,000</text:p>
          </table:table-cell>
          <table:table-cell table:formula="of:=[.B445]/[.B444]" office:value-type="float" office:value="1.00452743173702" calcext:value-type="float">
            <text:p>1.0045</text:p>
          </table:table-cell>
          <table:table-cell table:formula="of:=[.B445]+[.D444]" office:value-type="float" office:value="5825405800000" calcext:value-type="float">
            <text:p>5,825,405,800,00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([.$G$2] * ([.A446]-1)^2 + ([.A446]-1) * [.$G$3]) * [.$G$1]) + [.$G$1]" office:value-type="float" office:value="39471700000" calcext:value-type="float">
            <text:p>39,471,700,000</text:p>
          </table:table-cell>
          <table:table-cell table:formula="of:=[.B446]/[.B445]" office:value-type="float" office:value="1.00451720610166" calcext:value-type="float">
            <text:p>1.0045</text:p>
          </table:table-cell>
          <table:table-cell table:formula="of:=[.B446]+[.D445]" office:value-type="float" office:value="5864877500000" calcext:value-type="float">
            <text:p>5,864,877,500,00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([.$G$2] * ([.A447]-1)^2 + ([.A447]-1) * [.$G$3]) * [.$G$1]) + [.$G$1]" office:value-type="float" office:value="39649600000" calcext:value-type="float">
            <text:p>39,649,600,000</text:p>
          </table:table-cell>
          <table:table-cell table:formula="of:=[.B447]/[.B446]" office:value-type="float" office:value="1.0045070265532" calcext:value-type="float">
            <text:p>1.0045</text:p>
          </table:table-cell>
          <table:table-cell table:formula="of:=[.B447]+[.D446]" office:value-type="float" office:value="5904527100000" calcext:value-type="float">
            <text:p>5,904,527,100,00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([.$G$2] * ([.A448]-1)^2 + ([.A448]-1) * [.$G$3]) * [.$G$1]) + [.$G$1]" office:value-type="float" office:value="39827900000" calcext:value-type="float">
            <text:p>39,827,900,000</text:p>
          </table:table-cell>
          <table:table-cell table:formula="of:=[.B448]/[.B447]" office:value-type="float" office:value="1.00449689278076" calcext:value-type="float">
            <text:p>1.0045</text:p>
          </table:table-cell>
          <table:table-cell table:formula="of:=[.B448]+[.D447]" office:value-type="float" office:value="5944355000000" calcext:value-type="float">
            <text:p>5,944,355,000,000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([.$G$2] * ([.A449]-1)^2 + ([.A449]-1) * [.$G$3]) * [.$G$1]) + [.$G$1]" office:value-type="float" office:value="40006600000" calcext:value-type="float">
            <text:p>40,006,600,000</text:p>
          </table:table-cell>
          <table:table-cell table:formula="of:=[.B449]/[.B448]" office:value-type="float" office:value="1.00448680447626" calcext:value-type="float">
            <text:p>1.0045</text:p>
          </table:table-cell>
          <table:table-cell table:formula="of:=[.B449]+[.D448]" office:value-type="float" office:value="5984361600000" calcext:value-type="float">
            <text:p>5,984,361,600,00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([.$G$2] * ([.A450]-1)^2 + ([.A450]-1) * [.$G$3]) * [.$G$1]) + [.$G$1]" office:value-type="float" office:value="40185700000" calcext:value-type="float">
            <text:p>40,185,700,000</text:p>
          </table:table-cell>
          <table:table-cell table:formula="of:=[.B450]/[.B449]" office:value-type="float" office:value="1.00447676133438" calcext:value-type="float">
            <text:p>1.0045</text:p>
          </table:table-cell>
          <table:table-cell table:formula="of:=[.B450]+[.D449]" office:value-type="float" office:value="6024547300000" calcext:value-type="float">
            <text:p>6,024,547,300,00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([.$G$2] * ([.A451]-1)^2 + ([.A451]-1) * [.$G$3]) * [.$G$1]) + [.$G$1]" office:value-type="float" office:value="40365200000" calcext:value-type="float">
            <text:p>40,365,200,000</text:p>
          </table:table-cell>
          <table:table-cell table:formula="of:=[.B451]/[.B450]" office:value-type="float" office:value="1.00446676305253" calcext:value-type="float">
            <text:p>1.0045</text:p>
          </table:table-cell>
          <table:table-cell table:formula="of:=[.B451]+[.D450]" office:value-type="float" office:value="6064912500000" calcext:value-type="float">
            <text:p>6,064,912,500,00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([.$G$2] * ([.A452]-1)^2 + ([.A452]-1) * [.$G$3]) * [.$G$1]) + [.$G$1]" office:value-type="float" office:value="40545100000" calcext:value-type="float">
            <text:p>40,545,100,000</text:p>
          </table:table-cell>
          <table:table-cell table:formula="of:=[.B452]/[.B451]" office:value-type="float" office:value="1.00445680933081" calcext:value-type="float">
            <text:p>1.0045</text:p>
          </table:table-cell>
          <table:table-cell table:formula="of:=[.B452]+[.D451]" office:value-type="float" office:value="6105457600000" calcext:value-type="float">
            <text:p>6,105,457,600,00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([.$G$2] * ([.A453]-1)^2 + ([.A453]-1) * [.$G$3]) * [.$G$1]) + [.$G$1]" office:value-type="float" office:value="40725400000" calcext:value-type="float">
            <text:p>40,725,400,000</text:p>
          </table:table-cell>
          <table:table-cell table:formula="of:=[.B453]/[.B452]" office:value-type="float" office:value="1.00444689987199" calcext:value-type="float">
            <text:p>1.0044</text:p>
          </table:table-cell>
          <table:table-cell table:formula="of:=[.B453]+[.D452]" office:value-type="float" office:value="6146183000000" calcext:value-type="float">
            <text:p>6,146,183,000,00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([.$G$2] * ([.A454]-1)^2 + ([.A454]-1) * [.$G$3]) * [.$G$1]) + [.$G$1]" office:value-type="float" office:value="40906100000" calcext:value-type="float">
            <text:p>40,906,100,000</text:p>
          </table:table-cell>
          <table:table-cell table:formula="of:=[.B454]/[.B453]" office:value-type="float" office:value="1.00443703438149" calcext:value-type="float">
            <text:p>1.0044</text:p>
          </table:table-cell>
          <table:table-cell table:formula="of:=[.B454]+[.D453]" office:value-type="float" office:value="6187089100000" calcext:value-type="float">
            <text:p>6,187,089,100,00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([.$G$2] * ([.A455]-1)^2 + ([.A455]-1) * [.$G$3]) * [.$G$1]) + [.$G$1]" office:value-type="float" office:value="41087200000" calcext:value-type="float">
            <text:p>41,087,200,000</text:p>
          </table:table-cell>
          <table:table-cell table:formula="of:=[.B455]/[.B454]" office:value-type="float" office:value="1.00442721256732" calcext:value-type="float">
            <text:p>1.0044</text:p>
          </table:table-cell>
          <table:table-cell table:formula="of:=[.B455]+[.D454]" office:value-type="float" office:value="6228176300000" calcext:value-type="float">
            <text:p>6,228,176,300,000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([.$G$2] * ([.A456]-1)^2 + ([.A456]-1) * [.$G$3]) * [.$G$1]) + [.$G$1]" office:value-type="float" office:value="41268700000" calcext:value-type="float">
            <text:p>41,268,700,000</text:p>
          </table:table-cell>
          <table:table-cell table:formula="of:=[.B456]/[.B455]" office:value-type="float" office:value="1.00441743414007" calcext:value-type="float">
            <text:p>1.0044</text:p>
          </table:table-cell>
          <table:table-cell table:formula="of:=[.B456]+[.D455]" office:value-type="float" office:value="6269445000000" calcext:value-type="float">
            <text:p>6,269,445,000,00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([.$G$2] * ([.A457]-1)^2 + ([.A457]-1) * [.$G$3]) * [.$G$1]) + [.$G$1]" office:value-type="float" office:value="41450600000" calcext:value-type="float">
            <text:p>41,450,600,000</text:p>
          </table:table-cell>
          <table:table-cell table:formula="of:=[.B457]/[.B456]" office:value-type="float" office:value="1.0044076988129" calcext:value-type="float">
            <text:p>1.0044</text:p>
          </table:table-cell>
          <table:table-cell table:formula="of:=[.B457]+[.D456]" office:value-type="float" office:value="6310895600000" calcext:value-type="float">
            <text:p>6,310,895,600,00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([.$G$2] * ([.A458]-1)^2 + ([.A458]-1) * [.$G$3]) * [.$G$1]) + [.$G$1]" office:value-type="float" office:value="41632900000" calcext:value-type="float">
            <text:p>41,632,900,000</text:p>
          </table:table-cell>
          <table:table-cell table:formula="of:=[.B458]/[.B457]" office:value-type="float" office:value="1.00439800630148" calcext:value-type="float">
            <text:p>1.0044</text:p>
          </table:table-cell>
          <table:table-cell table:formula="of:=[.B458]+[.D457]" office:value-type="float" office:value="6352528500000" calcext:value-type="float">
            <text:p>6,352,528,500,00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([.$G$2] * ([.A459]-1)^2 + ([.A459]-1) * [.$G$3]) * [.$G$1]) + [.$G$1]" office:value-type="float" office:value="41815600000" calcext:value-type="float">
            <text:p>41,815,600,000</text:p>
          </table:table-cell>
          <table:table-cell table:formula="of:=[.B459]/[.B458]" office:value-type="float" office:value="1.00438835632396" calcext:value-type="float">
            <text:p>1.0044</text:p>
          </table:table-cell>
          <table:table-cell table:formula="of:=[.B459]+[.D458]" office:value-type="float" office:value="6394344100000" calcext:value-type="float">
            <text:p>6,394,344,100,00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([.$G$2] * ([.A460]-1)^2 + ([.A460]-1) * [.$G$3]) * [.$G$1]) + [.$G$1]" office:value-type="float" office:value="41998700000" calcext:value-type="float">
            <text:p>41,998,700,000</text:p>
          </table:table-cell>
          <table:table-cell table:formula="of:=[.B460]/[.B459]" office:value-type="float" office:value="1.004378748601" calcext:value-type="float">
            <text:p>1.0044</text:p>
          </table:table-cell>
          <table:table-cell table:formula="of:=[.B460]+[.D459]" office:value-type="float" office:value="6436342800000" calcext:value-type="float">
            <text:p>6,436,342,800,00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([.$G$2] * ([.A461]-1)^2 + ([.A461]-1) * [.$G$3]) * [.$G$1]) + [.$G$1]" office:value-type="float" office:value="42182200000" calcext:value-type="float">
            <text:p>42,182,200,000</text:p>
          </table:table-cell>
          <table:table-cell table:formula="of:=[.B461]/[.B460]" office:value-type="float" office:value="1.00436918285566" calcext:value-type="float">
            <text:p>1.0044</text:p>
          </table:table-cell>
          <table:table-cell table:formula="of:=[.B461]+[.D460]" office:value-type="float" office:value="6478525000000" calcext:value-type="float">
            <text:p>6,478,525,000,000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([.$G$2] * ([.A462]-1)^2 + ([.A462]-1) * [.$G$3]) * [.$G$1]) + [.$G$1]" office:value-type="float" office:value="42366100000" calcext:value-type="float">
            <text:p>42,366,100,000</text:p>
          </table:table-cell>
          <table:table-cell table:formula="of:=[.B462]/[.B461]" office:value-type="float" office:value="1.00435965881343" calcext:value-type="float">
            <text:p>1.0044</text:p>
          </table:table-cell>
          <table:table-cell table:formula="of:=[.B462]+[.D461]" office:value-type="float" office:value="6520891100000" calcext:value-type="float">
            <text:p>6,520,891,100,00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([.$G$2] * ([.A463]-1)^2 + ([.A463]-1) * [.$G$3]) * [.$G$1]) + [.$G$1]" office:value-type="float" office:value="42550400000" calcext:value-type="float">
            <text:p>42,550,400,000</text:p>
          </table:table-cell>
          <table:table-cell table:formula="of:=[.B463]/[.B462]" office:value-type="float" office:value="1.0043501762022" calcext:value-type="float">
            <text:p>1.0044</text:p>
          </table:table-cell>
          <table:table-cell table:formula="of:=[.B463]+[.D462]" office:value-type="float" office:value="6563441500000" calcext:value-type="float">
            <text:p>6,563,441,500,00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([.$G$2] * ([.A464]-1)^2 + ([.A464]-1) * [.$G$3]) * [.$G$1]) + [.$G$1]" office:value-type="float" office:value="42735100000" calcext:value-type="float">
            <text:p>42,735,100,000</text:p>
          </table:table-cell>
          <table:table-cell table:formula="of:=[.B464]/[.B463]" office:value-type="float" office:value="1.0043407347522" calcext:value-type="float">
            <text:p>1.0043</text:p>
          </table:table-cell>
          <table:table-cell table:formula="of:=[.B464]+[.D463]" office:value-type="float" office:value="6606176600000" calcext:value-type="float">
            <text:p>6,606,176,600,00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([.$G$2] * ([.A465]-1)^2 + ([.A465]-1) * [.$G$3]) * [.$G$1]) + [.$G$1]" office:value-type="float" office:value="42920200000" calcext:value-type="float">
            <text:p>42,920,200,000</text:p>
          </table:table-cell>
          <table:table-cell table:formula="of:=[.B465]/[.B464]" office:value-type="float" office:value="1.00433133419601" calcext:value-type="float">
            <text:p>1.0043</text:p>
          </table:table-cell>
          <table:table-cell table:formula="of:=[.B465]+[.D464]" office:value-type="float" office:value="6649096800000" calcext:value-type="float">
            <text:p>6,649,096,800,00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([.$G$2] * ([.A466]-1)^2 + ([.A466]-1) * [.$G$3]) * [.$G$1]) + [.$G$1]" office:value-type="float" office:value="43105700000" calcext:value-type="float">
            <text:p>43,105,700,000</text:p>
          </table:table-cell>
          <table:table-cell table:formula="of:=[.B466]/[.B465]" office:value-type="float" office:value="1.00432197426853" calcext:value-type="float">
            <text:p>1.0043</text:p>
          </table:table-cell>
          <table:table-cell table:formula="of:=[.B466]+[.D465]" office:value-type="float" office:value="6692202500000" calcext:value-type="float">
            <text:p>6,692,202,500,00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([.$G$2] * ([.A467]-1)^2 + ([.A467]-1) * [.$G$3]) * [.$G$1]) + [.$G$1]" office:value-type="float" office:value="43291600000" calcext:value-type="float">
            <text:p>43,291,600,000</text:p>
          </table:table-cell>
          <table:table-cell table:formula="of:=[.B467]/[.B466]" office:value-type="float" office:value="1.00431265470692" calcext:value-type="float">
            <text:p>1.0043</text:p>
          </table:table-cell>
          <table:table-cell table:formula="of:=[.B467]+[.D466]" office:value-type="float" office:value="6735494100000" calcext:value-type="float">
            <text:p>6,735,494,100,00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([.$G$2] * ([.A468]-1)^2 + ([.A468]-1) * [.$G$3]) * [.$G$1]) + [.$G$1]" office:value-type="float" office:value="43477900000" calcext:value-type="float">
            <text:p>43,477,900,000</text:p>
          </table:table-cell>
          <table:table-cell table:formula="of:=[.B468]/[.B467]" office:value-type="float" office:value="1.00430337525063" calcext:value-type="float">
            <text:p>1.0043</text:p>
          </table:table-cell>
          <table:table-cell table:formula="of:=[.B468]+[.D467]" office:value-type="float" office:value="6778972000000" calcext:value-type="float">
            <text:p>6,778,972,000,00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([.$G$2] * ([.A469]-1)^2 + ([.A469]-1) * [.$G$3]) * [.$G$1]) + [.$G$1]" office:value-type="float" office:value="43664600000" calcext:value-type="float">
            <text:p>43,664,600,000</text:p>
          </table:table-cell>
          <table:table-cell table:formula="of:=[.B469]/[.B468]" office:value-type="float" office:value="1.00429413564133" calcext:value-type="float">
            <text:p>1.0043</text:p>
          </table:table-cell>
          <table:table-cell table:formula="of:=[.B469]+[.D468]" office:value-type="float" office:value="6822636600000" calcext:value-type="float">
            <text:p>6,822,636,600,00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([.$G$2] * ([.A470]-1)^2 + ([.A470]-1) * [.$G$3]) * [.$G$1]) + [.$G$1]" office:value-type="float" office:value="43851700000" calcext:value-type="float">
            <text:p>43,851,700,000</text:p>
          </table:table-cell>
          <table:table-cell table:formula="of:=[.B470]/[.B469]" office:value-type="float" office:value="1.00428493562291" calcext:value-type="float">
            <text:p>1.0043</text:p>
          </table:table-cell>
          <table:table-cell table:formula="of:=[.B470]+[.D469]" office:value-type="float" office:value="6866488300000" calcext:value-type="float">
            <text:p>6,866,488,300,00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([.$G$2] * ([.A471]-1)^2 + ([.A471]-1) * [.$G$3]) * [.$G$1]) + [.$G$1]" office:value-type="float" office:value="44039200000" calcext:value-type="float">
            <text:p>44,039,200,000</text:p>
          </table:table-cell>
          <table:table-cell table:formula="of:=[.B471]/[.B470]" office:value-type="float" office:value="1.00427577494145" calcext:value-type="float">
            <text:p>1.0043</text:p>
          </table:table-cell>
          <table:table-cell table:formula="of:=[.B471]+[.D470]" office:value-type="float" office:value="6910527500000" calcext:value-type="float">
            <text:p>6,910,527,500,00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([.$G$2] * ([.A472]-1)^2 + ([.A472]-1) * [.$G$3]) * [.$G$1]) + [.$G$1]" office:value-type="float" office:value="44227100000" calcext:value-type="float">
            <text:p>44,227,100,000</text:p>
          </table:table-cell>
          <table:table-cell table:formula="of:=[.B472]/[.B471]" office:value-type="float" office:value="1.0042666533452" calcext:value-type="float">
            <text:p>1.0043</text:p>
          </table:table-cell>
          <table:table-cell table:formula="of:=[.B472]+[.D471]" office:value-type="float" office:value="6954754600000" calcext:value-type="float">
            <text:p>6,954,754,600,00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([.$G$2] * ([.A473]-1)^2 + ([.A473]-1) * [.$G$3]) * [.$G$1]) + [.$G$1]" office:value-type="float" office:value="44415400000" calcext:value-type="float">
            <text:p>44,415,400,000</text:p>
          </table:table-cell>
          <table:table-cell table:formula="of:=[.B473]/[.B472]" office:value-type="float" office:value="1.00425757058455" calcext:value-type="float">
            <text:p>1.0043</text:p>
          </table:table-cell>
          <table:table-cell table:formula="of:=[.B473]+[.D472]" office:value-type="float" office:value="6999170000000" calcext:value-type="float">
            <text:p>6,999,170,000,00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([.$G$2] * ([.A474]-1)^2 + ([.A474]-1) * [.$G$3]) * [.$G$1]) + [.$G$1]" office:value-type="float" office:value="44604100000" calcext:value-type="float">
            <text:p>44,604,100,000</text:p>
          </table:table-cell>
          <table:table-cell table:formula="of:=[.B474]/[.B473]" office:value-type="float" office:value="1.00424852641201" calcext:value-type="float">
            <text:p>1.0042</text:p>
          </table:table-cell>
          <table:table-cell table:formula="of:=[.B474]+[.D473]" office:value-type="float" office:value="7043774100000" calcext:value-type="float">
            <text:p>7,043,774,100,00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([.$G$2] * ([.A475]-1)^2 + ([.A475]-1) * [.$G$3]) * [.$G$1]) + [.$G$1]" office:value-type="float" office:value="44793200000" calcext:value-type="float">
            <text:p>44,793,200,000</text:p>
          </table:table-cell>
          <table:table-cell table:formula="of:=[.B475]/[.B474]" office:value-type="float" office:value="1.00423952058219" calcext:value-type="float">
            <text:p>1.0042</text:p>
          </table:table-cell>
          <table:table-cell table:formula="of:=[.B475]+[.D474]" office:value-type="float" office:value="7088567300000" calcext:value-type="float">
            <text:p>7,088,567,300,000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([.$G$2] * ([.A476]-1)^2 + ([.A476]-1) * [.$G$3]) * [.$G$1]) + [.$G$1]" office:value-type="float" office:value="44982700000" calcext:value-type="float">
            <text:p>44,982,700,000</text:p>
          </table:table-cell>
          <table:table-cell table:formula="of:=[.B476]/[.B475]" office:value-type="float" office:value="1.00423055285177" calcext:value-type="float">
            <text:p>1.0042</text:p>
          </table:table-cell>
          <table:table-cell table:formula="of:=[.B476]+[.D475]" office:value-type="float" office:value="7133550000000" calcext:value-type="float">
            <text:p>7,133,550,000,00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([.$G$2] * ([.A477]-1)^2 + ([.A477]-1) * [.$G$3]) * [.$G$1]) + [.$G$1]" office:value-type="float" office:value="45172600000" calcext:value-type="float">
            <text:p>45,172,600,000</text:p>
          </table:table-cell>
          <table:table-cell table:formula="of:=[.B477]/[.B476]" office:value-type="float" office:value="1.0042216229795" calcext:value-type="float">
            <text:p>1.0042</text:p>
          </table:table-cell>
          <table:table-cell table:formula="of:=[.B477]+[.D476]" office:value-type="float" office:value="7178722600000" calcext:value-type="float">
            <text:p>7,178,722,600,00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([.$G$2] * ([.A478]-1)^2 + ([.A478]-1) * [.$G$3]) * [.$G$1]) + [.$G$1]" office:value-type="float" office:value="45362900000" calcext:value-type="float">
            <text:p>45,362,900,000</text:p>
          </table:table-cell>
          <table:table-cell table:formula="of:=[.B478]/[.B477]" office:value-type="float" office:value="1.00421273072615" calcext:value-type="float">
            <text:p>1.0042</text:p>
          </table:table-cell>
          <table:table-cell table:formula="of:=[.B478]+[.D477]" office:value-type="float" office:value="7224085500000" calcext:value-type="float">
            <text:p>7,224,085,500,00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([.$G$2] * ([.A479]-1)^2 + ([.A479]-1) * [.$G$3]) * [.$G$1]) + [.$G$1]" office:value-type="float" office:value="45553600000" calcext:value-type="float">
            <text:p>45,553,600,000</text:p>
          </table:table-cell>
          <table:table-cell table:formula="of:=[.B479]/[.B478]" office:value-type="float" office:value="1.0042038758545" calcext:value-type="float">
            <text:p>1.0042</text:p>
          </table:table-cell>
          <table:table-cell table:formula="of:=[.B479]+[.D478]" office:value-type="float" office:value="7269639100000" calcext:value-type="float">
            <text:p>7,269,639,100,00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([.$G$2] * ([.A480]-1)^2 + ([.A480]-1) * [.$G$3]) * [.$G$1]) + [.$G$1]" office:value-type="float" office:value="45744700000" calcext:value-type="float">
            <text:p>45,744,700,000</text:p>
          </table:table-cell>
          <table:table-cell table:formula="of:=[.B480]/[.B479]" office:value-type="float" office:value="1.00419505812932" calcext:value-type="float">
            <text:p>1.0042</text:p>
          </table:table-cell>
          <table:table-cell table:formula="of:=[.B480]+[.D479]" office:value-type="float" office:value="7315383800000" calcext:value-type="float">
            <text:p>7,315,383,800,00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([.$G$2] * ([.A481]-1)^2 + ([.A481]-1) * [.$G$3]) * [.$G$1]) + [.$G$1]" office:value-type="float" office:value="45936200000" calcext:value-type="float">
            <text:p>45,936,200,000</text:p>
          </table:table-cell>
          <table:table-cell table:formula="of:=[.B481]/[.B480]" office:value-type="float" office:value="1.00418627731737" calcext:value-type="float">
            <text:p>1.0042</text:p>
          </table:table-cell>
          <table:table-cell table:formula="of:=[.B481]+[.D480]" office:value-type="float" office:value="7361320000000" calcext:value-type="float">
            <text:p>7,361,320,000,00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([.$G$2] * ([.A482]-1)^2 + ([.A482]-1) * [.$G$3]) * [.$G$1]) + [.$G$1]" office:value-type="float" office:value="46128100000" calcext:value-type="float">
            <text:p>46,128,100,000</text:p>
          </table:table-cell>
          <table:table-cell table:formula="of:=[.B482]/[.B481]" office:value-type="float" office:value="1.00417753318733" calcext:value-type="float">
            <text:p>1.0042</text:p>
          </table:table-cell>
          <table:table-cell table:formula="of:=[.B482]+[.D481]" office:value-type="float" office:value="7407448100000" calcext:value-type="float">
            <text:p>7,407,448,100,00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([.$G$2] * ([.A483]-1)^2 + ([.A483]-1) * [.$G$3]) * [.$G$1]) + [.$G$1]" office:value-type="float" office:value="46320400000" calcext:value-type="float">
            <text:p>46,320,400,000</text:p>
          </table:table-cell>
          <table:table-cell table:formula="of:=[.B483]/[.B482]" office:value-type="float" office:value="1.00416882550983" calcext:value-type="float">
            <text:p>1.0042</text:p>
          </table:table-cell>
          <table:table-cell table:formula="of:=[.B483]+[.D482]" office:value-type="float" office:value="7453768500000" calcext:value-type="float">
            <text:p>7,453,768,500,00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([.$G$2] * ([.A484]-1)^2 + ([.A484]-1) * [.$G$3]) * [.$G$1]) + [.$G$1]" office:value-type="float" office:value="46513100000" calcext:value-type="float">
            <text:p>46,513,100,000</text:p>
          </table:table-cell>
          <table:table-cell table:formula="of:=[.B484]/[.B483]" office:value-type="float" office:value="1.00416015405739" calcext:value-type="float">
            <text:p>1.0042</text:p>
          </table:table-cell>
          <table:table-cell table:formula="of:=[.B484]+[.D483]" office:value-type="float" office:value="7500281600000" calcext:value-type="float">
            <text:p>7,500,281,600,00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([.$G$2] * ([.A485]-1)^2 + ([.A485]-1) * [.$G$3]) * [.$G$1]) + [.$G$1]" office:value-type="float" office:value="46706200000" calcext:value-type="float">
            <text:p>46,706,200,000</text:p>
          </table:table-cell>
          <table:table-cell table:formula="of:=[.B485]/[.B484]" office:value-type="float" office:value="1.00415151860444" calcext:value-type="float">
            <text:p>1.0042</text:p>
          </table:table-cell>
          <table:table-cell table:formula="of:=[.B485]+[.D484]" office:value-type="float" office:value="7546987800000" calcext:value-type="float">
            <text:p>7,546,987,800,00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([.$G$2] * ([.A486]-1)^2 + ([.A486]-1) * [.$G$3]) * [.$G$1]) + [.$G$1]" office:value-type="float" office:value="46899700000" calcext:value-type="float">
            <text:p>46,899,700,000</text:p>
          </table:table-cell>
          <table:table-cell table:formula="of:=[.B486]/[.B485]" office:value-type="float" office:value="1.00414291892725" calcext:value-type="float">
            <text:p>1.0041</text:p>
          </table:table-cell>
          <table:table-cell table:formula="of:=[.B486]+[.D485]" office:value-type="float" office:value="7593887500000" calcext:value-type="float">
            <text:p>7,593,887,500,00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([.$G$2] * ([.A487]-1)^2 + ([.A487]-1) * [.$G$3]) * [.$G$1]) + [.$G$1]" office:value-type="float" office:value="47093600000" calcext:value-type="float">
            <text:p>47,093,600,000</text:p>
          </table:table-cell>
          <table:table-cell table:formula="of:=[.B487]/[.B486]" office:value-type="float" office:value="1.00413435480398" calcext:value-type="float">
            <text:p>1.0041</text:p>
          </table:table-cell>
          <table:table-cell table:formula="of:=[.B487]+[.D486]" office:value-type="float" office:value="7640981100000" calcext:value-type="float">
            <text:p>7,640,981,100,00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([.$G$2] * ([.A488]-1)^2 + ([.A488]-1) * [.$G$3]) * [.$G$1]) + [.$G$1]" office:value-type="float" office:value="47287900000" calcext:value-type="float">
            <text:p>47,287,900,000</text:p>
          </table:table-cell>
          <table:table-cell table:formula="of:=[.B488]/[.B487]" office:value-type="float" office:value="1.00412582601458" calcext:value-type="float">
            <text:p>1.0041</text:p>
          </table:table-cell>
          <table:table-cell table:formula="of:=[.B488]+[.D487]" office:value-type="float" office:value="7688269000000" calcext:value-type="float">
            <text:p>7,688,269,000,00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([.$G$2] * ([.A489]-1)^2 + ([.A489]-1) * [.$G$3]) * [.$G$1]) + [.$G$1]" office:value-type="float" office:value="47482600000" calcext:value-type="float">
            <text:p>47,482,600,000</text:p>
          </table:table-cell>
          <table:table-cell table:formula="of:=[.B489]/[.B488]" office:value-type="float" office:value="1.00411733234083" calcext:value-type="float">
            <text:p>1.0041</text:p>
          </table:table-cell>
          <table:table-cell table:formula="of:=[.B489]+[.D488]" office:value-type="float" office:value="7735751600000" calcext:value-type="float">
            <text:p>7,735,751,600,00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([.$G$2] * ([.A490]-1)^2 + ([.A490]-1) * [.$G$3]) * [.$G$1]) + [.$G$1]" office:value-type="float" office:value="47677700000" calcext:value-type="float">
            <text:p>47,677,700,000</text:p>
          </table:table-cell>
          <table:table-cell table:formula="of:=[.B490]/[.B489]" office:value-type="float" office:value="1.00410887356632" calcext:value-type="float">
            <text:p>1.0041</text:p>
          </table:table-cell>
          <table:table-cell table:formula="of:=[.B490]+[.D489]" office:value-type="float" office:value="7783429300000" calcext:value-type="float">
            <text:p>7,783,429,300,00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([.$G$2] * ([.A491]-1)^2 + ([.A491]-1) * [.$G$3]) * [.$G$1]) + [.$G$1]" office:value-type="float" office:value="47873200000" calcext:value-type="float">
            <text:p>47,873,200,000</text:p>
          </table:table-cell>
          <table:table-cell table:formula="of:=[.B491]/[.B490]" office:value-type="float" office:value="1.00410044947638" calcext:value-type="float">
            <text:p>1.0041</text:p>
          </table:table-cell>
          <table:table-cell table:formula="of:=[.B491]+[.D490]" office:value-type="float" office:value="7831302500000" calcext:value-type="float">
            <text:p>7,831,302,500,000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([.$G$2] * ([.A492]-1)^2 + ([.A492]-1) * [.$G$3]) * [.$G$1]) + [.$G$1]" office:value-type="float" office:value="48069100000" calcext:value-type="float">
            <text:p>48,069,100,000</text:p>
          </table:table-cell>
          <table:table-cell table:formula="of:=[.B492]/[.B491]" office:value-type="float" office:value="1.00409205985813" calcext:value-type="float">
            <text:p>1.0041</text:p>
          </table:table-cell>
          <table:table-cell table:formula="of:=[.B492]+[.D491]" office:value-type="float" office:value="7879371600000" calcext:value-type="float">
            <text:p>7,879,371,600,00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([.$G$2] * ([.A493]-1)^2 + ([.A493]-1) * [.$G$3]) * [.$G$1]) + [.$G$1]" office:value-type="float" office:value="48265400000" calcext:value-type="float">
            <text:p>48,265,400,000</text:p>
          </table:table-cell>
          <table:table-cell table:formula="of:=[.B493]/[.B492]" office:value-type="float" office:value="1.0040837045004" calcext:value-type="float">
            <text:p>1.0041</text:p>
          </table:table-cell>
          <table:table-cell table:formula="of:=[.B493]+[.D492]" office:value-type="float" office:value="7927637000000" calcext:value-type="float">
            <text:p>7,927,637,000,00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([.$G$2] * ([.A494]-1)^2 + ([.A494]-1) * [.$G$3]) * [.$G$1]) + [.$G$1]" office:value-type="float" office:value="48462100000" calcext:value-type="float">
            <text:p>48,462,100,000</text:p>
          </table:table-cell>
          <table:table-cell table:formula="of:=[.B494]/[.B493]" office:value-type="float" office:value="1.00407538319376" calcext:value-type="float">
            <text:p>1.0041</text:p>
          </table:table-cell>
          <table:table-cell table:formula="of:=[.B494]+[.D493]" office:value-type="float" office:value="7976099100000" calcext:value-type="float">
            <text:p>7,976,099,100,00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([.$G$2] * ([.A495]-1)^2 + ([.A495]-1) * [.$G$3]) * [.$G$1]) + [.$G$1]" office:value-type="float" office:value="48659200000" calcext:value-type="float">
            <text:p>48,659,200,000</text:p>
          </table:table-cell>
          <table:table-cell table:formula="of:=[.B495]/[.B494]" office:value-type="float" office:value="1.00406709573048" calcext:value-type="float">
            <text:p>1.0041</text:p>
          </table:table-cell>
          <table:table-cell table:formula="of:=[.B495]+[.D494]" office:value-type="float" office:value="8024758300000" calcext:value-type="float">
            <text:p>8,024,758,300,00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([.$G$2] * ([.A496]-1)^2 + ([.A496]-1) * [.$G$3]) * [.$G$1]) + [.$G$1]" office:value-type="float" office:value="48856700000" calcext:value-type="float">
            <text:p>48,856,700,000</text:p>
          </table:table-cell>
          <table:table-cell table:formula="of:=[.B496]/[.B495]" office:value-type="float" office:value="1.00405884190451" calcext:value-type="float">
            <text:p>1.0041</text:p>
          </table:table-cell>
          <table:table-cell table:formula="of:=[.B496]+[.D495]" office:value-type="float" office:value="8073615000000" calcext:value-type="float">
            <text:p>8,073,615,000,00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([.$G$2] * ([.A497]-1)^2 + ([.A497]-1) * [.$G$3]) * [.$G$1]) + [.$G$1]" office:value-type="float" office:value="49054600000" calcext:value-type="float">
            <text:p>49,054,600,000</text:p>
          </table:table-cell>
          <table:table-cell table:formula="of:=[.B497]/[.B496]" office:value-type="float" office:value="1.00405062151148" calcext:value-type="float">
            <text:p>1.0041</text:p>
          </table:table-cell>
          <table:table-cell table:formula="of:=[.B497]+[.D496]" office:value-type="float" office:value="8122669600000" calcext:value-type="float">
            <text:p>8,122,669,600,00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([.$G$2] * ([.A498]-1)^2 + ([.A498]-1) * [.$G$3]) * [.$G$1]) + [.$G$1]" office:value-type="float" office:value="49252900000" calcext:value-type="float">
            <text:p>49,252,900,000</text:p>
          </table:table-cell>
          <table:table-cell table:formula="of:=[.B498]/[.B497]" office:value-type="float" office:value="1.00404243434866" calcext:value-type="float">
            <text:p>1.0040</text:p>
          </table:table-cell>
          <table:table-cell table:formula="of:=[.B498]+[.D497]" office:value-type="float" office:value="8171922500000" calcext:value-type="float">
            <text:p>8,171,922,500,00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([.$G$2] * ([.A499]-1)^2 + ([.A499]-1) * [.$G$3]) * [.$G$1]) + [.$G$1]" office:value-type="float" office:value="49451600000" calcext:value-type="float">
            <text:p>49,451,600,000</text:p>
          </table:table-cell>
          <table:table-cell table:formula="of:=[.B499]/[.B498]" office:value-type="float" office:value="1.00403428021497" calcext:value-type="float">
            <text:p>1.0040</text:p>
          </table:table-cell>
          <table:table-cell table:formula="of:=[.B499]+[.D498]" office:value-type="float" office:value="8221374100000" calcext:value-type="float">
            <text:p>8,221,374,100,00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([.$G$2] * ([.A500]-1)^2 + ([.A500]-1) * [.$G$3]) * [.$G$1]) + [.$G$1]" office:value-type="float" office:value="49650700000" calcext:value-type="float">
            <text:p>49,650,700,000</text:p>
          </table:table-cell>
          <table:table-cell table:formula="of:=[.B500]/[.B499]" office:value-type="float" office:value="1.00402615891094" calcext:value-type="float">
            <text:p>1.0040</text:p>
          </table:table-cell>
          <table:table-cell table:formula="of:=[.B500]+[.D499]" office:value-type="float" office:value="8271024800000" calcext:value-type="float">
            <text:p>8,271,024,800,00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([.$G$2] * ([.A501]-1)^2 + ([.A501]-1) * [.$G$3]) * [.$G$1]) + [.$G$1]" office:value-type="float" office:value="49850200000" calcext:value-type="float">
            <text:p>49,850,200,000</text:p>
          </table:table-cell>
          <table:table-cell table:formula="of:=[.B501]/[.B500]" office:value-type="float" office:value="1.00401807023869" calcext:value-type="float">
            <text:p>1.0040</text:p>
          </table:table-cell>
          <table:table-cell table:formula="of:=[.B501]+[.D500]" office:value-type="float" office:value="8320875000000" calcext:value-type="float">
            <text:p>8,320,875,000,000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([.$G$2] * ([.A502]-1)^2 + ([.A502]-1) * [.$G$3]) * [.$G$1]) + [.$G$1]" office:value-type="float" office:value="50050100000" calcext:value-type="float">
            <text:p>50,050,100,000</text:p>
          </table:table-cell>
          <table:table-cell table:formula="of:=[.B502]/[.B501]" office:value-type="float" office:value="1.00401001400195" calcext:value-type="float">
            <text:p>1.0040</text:p>
          </table:table-cell>
          <table:table-cell table:formula="of:=[.B502]+[.D501]" office:value-type="float" office:value="8370925100000" calcext:value-type="float">
            <text:p>8,370,925,100,000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([.$G$2] * ([.A503]-1)^2 + ([.A503]-1) * [.$G$3]) * [.$G$1]) + [.$G$1]" office:value-type="float" office:value="50250400000" calcext:value-type="float">
            <text:p>50,250,400,000</text:p>
          </table:table-cell>
          <table:table-cell table:formula="of:=[.B503]/[.B502]" office:value-type="float" office:value="1.00400199000601" calcext:value-type="float">
            <text:p>1.0040</text:p>
          </table:table-cell>
          <table:table-cell table:formula="of:=[.B503]+[.D502]" office:value-type="float" office:value="8421175500000" calcext:value-type="float">
            <text:p>8,421,175,500,000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([.$G$2] * ([.A504]-1)^2 + ([.A504]-1) * [.$G$3]) * [.$G$1]) + [.$G$1]" office:value-type="float" office:value="50451100000" calcext:value-type="float">
            <text:p>50,451,100,000</text:p>
          </table:table-cell>
          <table:table-cell table:formula="of:=[.B504]/[.B503]" office:value-type="float" office:value="1.00399399805773" calcext:value-type="float">
            <text:p>1.0040</text:p>
          </table:table-cell>
          <table:table-cell table:formula="of:=[.B504]+[.D503]" office:value-type="float" office:value="8471626600000" calcext:value-type="float">
            <text:p>8,471,626,600,000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([.$G$2] * ([.A505]-1)^2 + ([.A505]-1) * [.$G$3]) * [.$G$1]) + [.$G$1]" office:value-type="float" office:value="50652200000" calcext:value-type="float">
            <text:p>50,652,200,000</text:p>
          </table:table-cell>
          <table:table-cell table:formula="of:=[.B505]/[.B504]" office:value-type="float" office:value="1.00398603796548" calcext:value-type="float">
            <text:p>1.0040</text:p>
          </table:table-cell>
          <table:table-cell table:formula="of:=[.B505]+[.D504]" office:value-type="float" office:value="8522278800000" calcext:value-type="float">
            <text:p>8,522,278,800,000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([.$G$2] * ([.A506]-1)^2 + ([.A506]-1) * [.$G$3]) * [.$G$1]) + [.$G$1]" office:value-type="float" office:value="50853700000" calcext:value-type="float">
            <text:p>50,853,700,000</text:p>
          </table:table-cell>
          <table:table-cell table:formula="of:=[.B506]/[.B505]" office:value-type="float" office:value="1.00397810953917" calcext:value-type="float">
            <text:p>1.0040</text:p>
          </table:table-cell>
          <table:table-cell table:formula="of:=[.B506]+[.D505]" office:value-type="float" office:value="8573132500000" calcext:value-type="float">
            <text:p>8,573,132,500,000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([.$G$2] * ([.A507]-1)^2 + ([.A507]-1) * [.$G$3]) * [.$G$1]) + [.$G$1]" office:value-type="float" office:value="51055600000" calcext:value-type="float">
            <text:p>51,055,600,000</text:p>
          </table:table-cell>
          <table:table-cell table:formula="of:=[.B507]/[.B506]" office:value-type="float" office:value="1.00397021259023" calcext:value-type="float">
            <text:p>1.0040</text:p>
          </table:table-cell>
          <table:table-cell table:formula="of:=[.B507]+[.D506]" office:value-type="float" office:value="8624188100000" calcext:value-type="float">
            <text:p>8,624,188,100,000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([.$G$2] * ([.A508]-1)^2 + ([.A508]-1) * [.$G$3]) * [.$G$1]) + [.$G$1]" office:value-type="float" office:value="51257900000" calcext:value-type="float">
            <text:p>51,257,900,000</text:p>
          </table:table-cell>
          <table:table-cell table:formula="of:=[.B508]/[.B507]" office:value-type="float" office:value="1.00396234693158" calcext:value-type="float">
            <text:p>1.0040</text:p>
          </table:table-cell>
          <table:table-cell table:formula="of:=[.B508]+[.D507]" office:value-type="float" office:value="8675446000000" calcext:value-type="float">
            <text:p>8,675,446,000,000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([.$G$2] * ([.A509]-1)^2 + ([.A509]-1) * [.$G$3]) * [.$G$1]) + [.$G$1]" office:value-type="float" office:value="51460600000" calcext:value-type="float">
            <text:p>51,460,600,000</text:p>
          </table:table-cell>
          <table:table-cell table:formula="of:=[.B509]/[.B508]" office:value-type="float" office:value="1.0039545123776" calcext:value-type="float">
            <text:p>1.0040</text:p>
          </table:table-cell>
          <table:table-cell table:formula="of:=[.B509]+[.D508]" office:value-type="float" office:value="8726906600000" calcext:value-type="float">
            <text:p>8,726,906,600,000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([.$G$2] * ([.A510]-1)^2 + ([.A510]-1) * [.$G$3]) * [.$G$1]) + [.$G$1]" office:value-type="float" office:value="51663700000" calcext:value-type="float">
            <text:p>51,663,700,000</text:p>
          </table:table-cell>
          <table:table-cell table:formula="of:=[.B510]/[.B509]" office:value-type="float" office:value="1.00394670874417" calcext:value-type="float">
            <text:p>1.0039</text:p>
          </table:table-cell>
          <table:table-cell table:formula="of:=[.B510]+[.D509]" office:value-type="float" office:value="8778570300000" calcext:value-type="float">
            <text:p>8,778,570,300,000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([.$G$2] * ([.A511]-1)^2 + ([.A511]-1) * [.$G$3]) * [.$G$1]) + [.$G$1]" office:value-type="float" office:value="51867200000" calcext:value-type="float">
            <text:p>51,867,200,000</text:p>
          </table:table-cell>
          <table:table-cell table:formula="of:=[.B511]/[.B510]" office:value-type="float" office:value="1.00393893584857" calcext:value-type="float">
            <text:p>1.0039</text:p>
          </table:table-cell>
          <table:table-cell table:formula="of:=[.B511]+[.D510]" office:value-type="float" office:value="8830437500000" calcext:value-type="float">
            <text:p>8,830,437,500,000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([.$G$2] * ([.A512]-1)^2 + ([.A512]-1) * [.$G$3]) * [.$G$1]) + [.$G$1]" office:value-type="float" office:value="52071100000" calcext:value-type="float">
            <text:p>52,071,100,000</text:p>
          </table:table-cell>
          <table:table-cell table:formula="of:=[.B512]/[.B511]" office:value-type="float" office:value="1.00393119350958" calcext:value-type="float">
            <text:p>1.0039</text:p>
          </table:table-cell>
          <table:table-cell table:formula="of:=[.B512]+[.D511]" office:value-type="float" office:value="8882508600000" calcext:value-type="float">
            <text:p>8,882,508,600,000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FLOOR(([.$G$2] * ([.A513]-1)^2 + ([.A513]-1) * [.$G$3]) * [.$G$1]) + [.$G$1]" office:value-type="float" office:value="52275400000" calcext:value-type="float">
            <text:p>52,275,400,000</text:p>
          </table:table-cell>
          <table:table-cell table:formula="of:=[.B513]/[.B512]" office:value-type="float" office:value="1.00392348154735" calcext:value-type="float">
            <text:p>1.0039</text:p>
          </table:table-cell>
          <table:table-cell table:formula="of:=[.B513]+[.D512]" office:value-type="float" office:value="8934784000000" calcext:value-type="float">
            <text:p>8,934,784,000,000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FLOOR(([.$G$2] * ([.A514]-1)^2 + ([.A514]-1) * [.$G$3]) * [.$G$1]) + [.$G$1]" office:value-type="float" office:value="52480100000" calcext:value-type="float">
            <text:p>52,480,100,000</text:p>
          </table:table-cell>
          <table:table-cell table:formula="of:=[.B514]/[.B513]" office:value-type="float" office:value="1.00391579978345" calcext:value-type="float">
            <text:p>1.0039</text:p>
          </table:table-cell>
          <table:table-cell table:formula="of:=[.B514]+[.D513]" office:value-type="float" office:value="8987264100000" calcext:value-type="float">
            <text:p>8,987,264,100,000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FLOOR(([.$G$2] * ([.A515]-1)^2 + ([.A515]-1) * [.$G$3]) * [.$G$1]) + [.$G$1]" office:value-type="float" office:value="52685200000" calcext:value-type="float">
            <text:p>52,685,200,000</text:p>
          </table:table-cell>
          <table:table-cell table:formula="of:=[.B515]/[.B514]" office:value-type="float" office:value="1.00390814804088" calcext:value-type="float">
            <text:p>1.0039</text:p>
          </table:table-cell>
          <table:table-cell table:formula="of:=[.B515]+[.D514]" office:value-type="float" office:value="9039949300000" calcext:value-type="float">
            <text:p>9,039,949,300,000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FLOOR(([.$G$2] * ([.A516]-1)^2 + ([.A516]-1) * [.$G$3]) * [.$G$1]) + [.$G$1]" office:value-type="float" office:value="52890700000" calcext:value-type="float">
            <text:p>52,890,700,000</text:p>
          </table:table-cell>
          <table:table-cell table:formula="of:=[.B516]/[.B515]" office:value-type="float" office:value="1.00390052614396" calcext:value-type="float">
            <text:p>1.0039</text:p>
          </table:table-cell>
          <table:table-cell table:formula="of:=[.B516]+[.D515]" office:value-type="float" office:value="9092840000000" calcext:value-type="float">
            <text:p>9,092,840,000,000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FLOOR(([.$G$2] * ([.A517]-1)^2 + ([.A517]-1) * [.$G$3]) * [.$G$1]) + [.$G$1]" office:value-type="float" office:value="53096600000" calcext:value-type="float">
            <text:p>53,096,600,000</text:p>
          </table:table-cell>
          <table:table-cell table:formula="of:=[.B517]/[.B516]" office:value-type="float" office:value="1.00389293391844" calcext:value-type="float">
            <text:p>1.0039</text:p>
          </table:table-cell>
          <table:table-cell table:formula="of:=[.B517]+[.D516]" office:value-type="float" office:value="9145936600000" calcext:value-type="float">
            <text:p>9,145,936,600,000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([.$G$2] * ([.A518]-1)^2 + ([.A518]-1) * [.$G$3]) * [.$G$1]) + [.$G$1]" office:value-type="float" office:value="53302900000" calcext:value-type="float">
            <text:p>53,302,900,000</text:p>
          </table:table-cell>
          <table:table-cell table:formula="of:=[.B518]/[.B517]" office:value-type="float" office:value="1.00388537119138" calcext:value-type="float">
            <text:p>1.0039</text:p>
          </table:table-cell>
          <table:table-cell table:formula="of:=[.B518]+[.D517]" office:value-type="float" office:value="9199239500000" calcext:value-type="float">
            <text:p>9,199,239,500,000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FLOOR(([.$G$2] * ([.A519]-1)^2 + ([.A519]-1) * [.$G$3]) * [.$G$1]) + [.$G$1]" office:value-type="float" office:value="53509600000" calcext:value-type="float">
            <text:p>53,509,600,000</text:p>
          </table:table-cell>
          <table:table-cell table:formula="of:=[.B519]/[.B518]" office:value-type="float" office:value="1.00387783779119" calcext:value-type="float">
            <text:p>1.0039</text:p>
          </table:table-cell>
          <table:table-cell table:formula="of:=[.B519]+[.D518]" office:value-type="float" office:value="9252749100000" calcext:value-type="float">
            <text:p>9,252,749,100,000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FLOOR(([.$G$2] * ([.A520]-1)^2 + ([.A520]-1) * [.$G$3]) * [.$G$1]) + [.$G$1]" office:value-type="float" office:value="53716700000" calcext:value-type="float">
            <text:p>53,716,700,000</text:p>
          </table:table-cell>
          <table:table-cell table:formula="of:=[.B520]/[.B519]" office:value-type="float" office:value="1.00387033354763" calcext:value-type="float">
            <text:p>1.0039</text:p>
          </table:table-cell>
          <table:table-cell table:formula="of:=[.B520]+[.D519]" office:value-type="float" office:value="9306465800000" calcext:value-type="float">
            <text:p>9,306,465,800,000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FLOOR(([.$G$2] * ([.A521]-1)^2 + ([.A521]-1) * [.$G$3]) * [.$G$1]) + [.$G$1]" office:value-type="float" office:value="53924200000" calcext:value-type="float">
            <text:p>53,924,200,000</text:p>
          </table:table-cell>
          <table:table-cell table:formula="of:=[.B521]/[.B520]" office:value-type="float" office:value="1.00386285829174" calcext:value-type="float">
            <text:p>1.0039</text:p>
          </table:table-cell>
          <table:table-cell table:formula="of:=[.B521]+[.D520]" office:value-type="float" office:value="9360390000000" calcext:value-type="float">
            <text:p>9,360,390,000,000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FLOOR(([.$G$2] * ([.A522]-1)^2 + ([.A522]-1) * [.$G$3]) * [.$G$1]) + [.$G$1]" office:value-type="float" office:value="54132100000" calcext:value-type="float">
            <text:p>54,132,100,000</text:p>
          </table:table-cell>
          <table:table-cell table:formula="of:=[.B522]/[.B521]" office:value-type="float" office:value="1.0038554118559" calcext:value-type="float">
            <text:p>1.0039</text:p>
          </table:table-cell>
          <table:table-cell table:formula="of:=[.B522]+[.D521]" office:value-type="float" office:value="9414522100000" calcext:value-type="float">
            <text:p>9,414,522,100,000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FLOOR(([.$G$2] * ([.A523]-1)^2 + ([.A523]-1) * [.$G$3]) * [.$G$1]) + [.$G$1]" office:value-type="float" office:value="54340400000" calcext:value-type="float">
            <text:p>54,340,400,000</text:p>
          </table:table-cell>
          <table:table-cell table:formula="of:=[.B523]/[.B522]" office:value-type="float" office:value="1.00384799407376" calcext:value-type="float">
            <text:p>1.0038</text:p>
          </table:table-cell>
          <table:table-cell table:formula="of:=[.B523]+[.D522]" office:value-type="float" office:value="9468862500000" calcext:value-type="float">
            <text:p>9,468,862,500,000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FLOOR(([.$G$2] * ([.A524]-1)^2 + ([.A524]-1) * [.$G$3]) * [.$G$1]) + [.$G$1]" office:value-type="float" office:value="54549100000" calcext:value-type="float">
            <text:p>54,549,100,000</text:p>
          </table:table-cell>
          <table:table-cell table:formula="of:=[.B524]/[.B523]" office:value-type="float" office:value="1.00384060478024" calcext:value-type="float">
            <text:p>1.0038</text:p>
          </table:table-cell>
          <table:table-cell table:formula="of:=[.B524]+[.D523]" office:value-type="float" office:value="9523411600000" calcext:value-type="float">
            <text:p>9,523,411,600,000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FLOOR(([.$G$2] * ([.A525]-1)^2 + ([.A525]-1) * [.$G$3]) * [.$G$1]) + [.$G$1]" office:value-type="float" office:value="54758200000" calcext:value-type="float">
            <text:p>54,758,200,000</text:p>
          </table:table-cell>
          <table:table-cell table:formula="of:=[.B525]/[.B524]" office:value-type="float" office:value="1.00383324381154" calcext:value-type="float">
            <text:p>1.0038</text:p>
          </table:table-cell>
          <table:table-cell table:formula="of:=[.B525]+[.D524]" office:value-type="float" office:value="9578169800000" calcext:value-type="float">
            <text:p>9,578,169,800,000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FLOOR(([.$G$2] * ([.A526]-1)^2 + ([.A526]-1) * [.$G$3]) * [.$G$1]) + [.$G$1]" office:value-type="float" office:value="54967700000" calcext:value-type="float">
            <text:p>54,967,700,000</text:p>
          </table:table-cell>
          <table:table-cell table:formula="of:=[.B526]/[.B525]" office:value-type="float" office:value="1.00382591100511" calcext:value-type="float">
            <text:p>1.0038</text:p>
          </table:table-cell>
          <table:table-cell table:formula="of:=[.B526]+[.D525]" office:value-type="float" office:value="9633137500000" calcext:value-type="float">
            <text:p>9,633,137,500,000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FLOOR(([.$G$2] * ([.A527]-1)^2 + ([.A527]-1) * [.$G$3]) * [.$G$1]) + [.$G$1]" office:value-type="float" office:value="55177600000" calcext:value-type="float">
            <text:p>55,177,600,000</text:p>
          </table:table-cell>
          <table:table-cell table:formula="of:=[.B527]/[.B526]" office:value-type="float" office:value="1.00381860619964" calcext:value-type="float">
            <text:p>1.0038</text:p>
          </table:table-cell>
          <table:table-cell table:formula="of:=[.B527]+[.D526]" office:value-type="float" office:value="9688315100000" calcext:value-type="float">
            <text:p>9,688,315,100,000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FLOOR(([.$G$2] * ([.A528]-1)^2 + ([.A528]-1) * [.$G$3]) * [.$G$1]) + [.$G$1]" office:value-type="float" office:value="55387900000" calcext:value-type="float">
            <text:p>55,387,900,000</text:p>
          </table:table-cell>
          <table:table-cell table:formula="of:=[.B528]/[.B527]" office:value-type="float" office:value="1.00381132923505" calcext:value-type="float">
            <text:p>1.0038</text:p>
          </table:table-cell>
          <table:table-cell table:formula="of:=[.B528]+[.D527]" office:value-type="float" office:value="9743703000000" calcext:value-type="float">
            <text:p>9,743,703,000,000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FLOOR(([.$G$2] * ([.A529]-1)^2 + ([.A529]-1) * [.$G$3]) * [.$G$1]) + [.$G$1]" office:value-type="float" office:value="55598600000" calcext:value-type="float">
            <text:p>55,598,600,000</text:p>
          </table:table-cell>
          <table:table-cell table:formula="of:=[.B529]/[.B528]" office:value-type="float" office:value="1.00380407995248" calcext:value-type="float">
            <text:p>1.0038</text:p>
          </table:table-cell>
          <table:table-cell table:formula="of:=[.B529]+[.D528]" office:value-type="float" office:value="9799301600000" calcext:value-type="float">
            <text:p>9,799,301,600,000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FLOOR(([.$G$2] * ([.A530]-1)^2 + ([.A530]-1) * [.$G$3]) * [.$G$1]) + [.$G$1]" office:value-type="float" office:value="55809700000" calcext:value-type="float">
            <text:p>55,809,700,000</text:p>
          </table:table-cell>
          <table:table-cell table:formula="of:=[.B530]/[.B529]" office:value-type="float" office:value="1.00379685819427" calcext:value-type="float">
            <text:p>1.0038</text:p>
          </table:table-cell>
          <table:table-cell table:formula="of:=[.B530]+[.D529]" office:value-type="float" office:value="9855111300000" calcext:value-type="float">
            <text:p>9,855,111,300,000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FLOOR(([.$G$2] * ([.A531]-1)^2 + ([.A531]-1) * [.$G$3]) * [.$G$1]) + [.$G$1]" office:value-type="float" office:value="56021200000" calcext:value-type="float">
            <text:p>56,021,200,000</text:p>
          </table:table-cell>
          <table:table-cell table:formula="of:=[.B531]/[.B530]" office:value-type="float" office:value="1.00378966380396" calcext:value-type="float">
            <text:p>1.0038</text:p>
          </table:table-cell>
          <table:table-cell table:formula="of:=[.B531]+[.D530]" office:value-type="float" office:value="9911132500000" calcext:value-type="float">
            <text:p>9,911,132,500,000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FLOOR(([.$G$2] * ([.A532]-1)^2 + ([.A532]-1) * [.$G$3]) * [.$G$1]) + [.$G$1]" office:value-type="float" office:value="56233100000" calcext:value-type="float">
            <text:p>56,233,100,000</text:p>
          </table:table-cell>
          <table:table-cell table:formula="of:=[.B532]/[.B531]" office:value-type="float" office:value="1.00378249662628" calcext:value-type="float">
            <text:p>1.0038</text:p>
          </table:table-cell>
          <table:table-cell table:formula="of:=[.B532]+[.D531]" office:value-type="float" office:value="9967365600000" calcext:value-type="float">
            <text:p>9,967,365,600,000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FLOOR(([.$G$2] * ([.A533]-1)^2 + ([.A533]-1) * [.$G$3]) * [.$G$1]) + [.$G$1]" office:value-type="float" office:value="56445400000" calcext:value-type="float">
            <text:p>56,445,400,000</text:p>
          </table:table-cell>
          <table:table-cell table:formula="of:=[.B533]/[.B532]" office:value-type="float" office:value="1.00377535650711" calcext:value-type="float">
            <text:p>1.0038</text:p>
          </table:table-cell>
          <table:table-cell table:formula="of:=[.B533]+[.D532]" office:value-type="float" office:value="10023811000000" calcext:value-type="float">
            <text:p>10,023,811,000,000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FLOOR(([.$G$2] * ([.A534]-1)^2 + ([.A534]-1) * [.$G$3]) * [.$G$1]) + [.$G$1]" office:value-type="float" office:value="56658100000" calcext:value-type="float">
            <text:p>56,658,100,000</text:p>
          </table:table-cell>
          <table:table-cell table:formula="of:=[.B534]/[.B533]" office:value-type="float" office:value="1.00376824329352" calcext:value-type="float">
            <text:p>1.0038</text:p>
          </table:table-cell>
          <table:table-cell table:formula="of:=[.B534]+[.D533]" office:value-type="float" office:value="10080469100000" calcext:value-type="float">
            <text:p>10,080,469,100,000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FLOOR(([.$G$2] * ([.A535]-1)^2 + ([.A535]-1) * [.$G$3]) * [.$G$1]) + [.$G$1]" office:value-type="float" office:value="56871200000" calcext:value-type="float">
            <text:p>56,871,200,000</text:p>
          </table:table-cell>
          <table:table-cell table:formula="of:=[.B535]/[.B534]" office:value-type="float" office:value="1.00376115683371" calcext:value-type="float">
            <text:p>1.0038</text:p>
          </table:table-cell>
          <table:table-cell table:formula="of:=[.B535]+[.D534]" office:value-type="float" office:value="10137340300000" calcext:value-type="float">
            <text:p>10,137,340,300,000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FLOOR(([.$G$2] * ([.A536]-1)^2 + ([.A536]-1) * [.$G$3]) * [.$G$1]) + [.$G$1]" office:value-type="float" office:value="57084700000" calcext:value-type="float">
            <text:p>57,084,700,000</text:p>
          </table:table-cell>
          <table:table-cell table:formula="of:=[.B536]/[.B535]" office:value-type="float" office:value="1.00375409697703" calcext:value-type="float">
            <text:p>1.0038</text:p>
          </table:table-cell>
          <table:table-cell table:formula="of:=[.B536]+[.D535]" office:value-type="float" office:value="10194425000000" calcext:value-type="float">
            <text:p>10,194,425,000,000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FLOOR(([.$G$2] * ([.A537]-1)^2 + ([.A537]-1) * [.$G$3]) * [.$G$1]) + [.$G$1]" office:value-type="float" office:value="57298600000" calcext:value-type="float">
            <text:p>57,298,600,000</text:p>
          </table:table-cell>
          <table:table-cell table:formula="of:=[.B537]/[.B536]" office:value-type="float" office:value="1.00374706357395" calcext:value-type="float">
            <text:p>1.0037</text:p>
          </table:table-cell>
          <table:table-cell table:formula="of:=[.B537]+[.D536]" office:value-type="float" office:value="10251723600000" calcext:value-type="float">
            <text:p>10,251,723,600,000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FLOOR(([.$G$2] * ([.A538]-1)^2 + ([.A538]-1) * [.$G$3]) * [.$G$1]) + [.$G$1]" office:value-type="float" office:value="57512900000" calcext:value-type="float">
            <text:p>57,512,900,000</text:p>
          </table:table-cell>
          <table:table-cell table:formula="of:=[.B538]/[.B537]" office:value-type="float" office:value="1.00374005647607" calcext:value-type="float">
            <text:p>1.0037</text:p>
          </table:table-cell>
          <table:table-cell table:formula="of:=[.B538]+[.D537]" office:value-type="float" office:value="10309236500000" calcext:value-type="float">
            <text:p>10,309,236,500,000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FLOOR(([.$G$2] * ([.A539]-1)^2 + ([.A539]-1) * [.$G$3]) * [.$G$1]) + [.$G$1]" office:value-type="float" office:value="57727600000" calcext:value-type="float">
            <text:p>57,727,600,000</text:p>
          </table:table-cell>
          <table:table-cell table:formula="of:=[.B539]/[.B538]" office:value-type="float" office:value="1.0037330755361" calcext:value-type="float">
            <text:p>1.0037</text:p>
          </table:table-cell>
          <table:table-cell table:formula="of:=[.B539]+[.D538]" office:value-type="float" office:value="10366964100000" calcext:value-type="float">
            <text:p>10,366,964,100,000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FLOOR(([.$G$2] * ([.A540]-1)^2 + ([.A540]-1) * [.$G$3]) * [.$G$1]) + [.$G$1]" office:value-type="float" office:value="57942700000" calcext:value-type="float">
            <text:p>57,942,700,000</text:p>
          </table:table-cell>
          <table:table-cell table:formula="of:=[.B540]/[.B539]" office:value-type="float" office:value="1.00372612060782" calcext:value-type="float">
            <text:p>1.0037</text:p>
          </table:table-cell>
          <table:table-cell table:formula="of:=[.B540]+[.D539]" office:value-type="float" office:value="10424906800000" calcext:value-type="float">
            <text:p>10,424,906,800,000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FLOOR(([.$G$2] * ([.A541]-1)^2 + ([.A541]-1) * [.$G$3]) * [.$G$1]) + [.$G$1]" office:value-type="float" office:value="58158200000" calcext:value-type="float">
            <text:p>58,158,200,000</text:p>
          </table:table-cell>
          <table:table-cell table:formula="of:=[.B541]/[.B540]" office:value-type="float" office:value="1.00371919154613" calcext:value-type="float">
            <text:p>1.0037</text:p>
          </table:table-cell>
          <table:table-cell table:formula="of:=[.B541]+[.D540]" office:value-type="float" office:value="10483065000000" calcext:value-type="float">
            <text:p>10,483,065,000,000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FLOOR(([.$G$2] * ([.A542]-1)^2 + ([.A542]-1) * [.$G$3]) * [.$G$1]) + [.$G$1]" office:value-type="float" office:value="58374100000" calcext:value-type="float">
            <text:p>58,374,100,000</text:p>
          </table:table-cell>
          <table:table-cell table:formula="of:=[.B542]/[.B541]" office:value-type="float" office:value="1.00371228820699" calcext:value-type="float">
            <text:p>1.0037</text:p>
          </table:table-cell>
          <table:table-cell table:formula="of:=[.B542]+[.D541]" office:value-type="float" office:value="10541439100000" calcext:value-type="float">
            <text:p>10,541,439,100,000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FLOOR(([.$G$2] * ([.A543]-1)^2 + ([.A543]-1) * [.$G$3]) * [.$G$1]) + [.$G$1]" office:value-type="float" office:value="58590400000" calcext:value-type="float">
            <text:p>58,590,400,000</text:p>
          </table:table-cell>
          <table:table-cell table:formula="of:=[.B543]/[.B542]" office:value-type="float" office:value="1.00370541044744" calcext:value-type="float">
            <text:p>1.0037</text:p>
          </table:table-cell>
          <table:table-cell table:formula="of:=[.B543]+[.D542]" office:value-type="float" office:value="10600029500000" calcext:value-type="float">
            <text:p>10,600,029,500,000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FLOOR(([.$G$2] * ([.A544]-1)^2 + ([.A544]-1) * [.$G$3]) * [.$G$1]) + [.$G$1]" office:value-type="float" office:value="58807100000" calcext:value-type="float">
            <text:p>58,807,100,000</text:p>
          </table:table-cell>
          <table:table-cell table:formula="of:=[.B544]/[.B543]" office:value-type="float" office:value="1.00369855812556" calcext:value-type="float">
            <text:p>1.0037</text:p>
          </table:table-cell>
          <table:table-cell table:formula="of:=[.B544]+[.D543]" office:value-type="float" office:value="10658836600000" calcext:value-type="float">
            <text:p>10,658,836,600,000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FLOOR(([.$G$2] * ([.A545]-1)^2 + ([.A545]-1) * [.$G$3]) * [.$G$1]) + [.$G$1]" office:value-type="float" office:value="59024200000" calcext:value-type="float">
            <text:p>59,024,200,000</text:p>
          </table:table-cell>
          <table:table-cell table:formula="of:=[.B545]/[.B544]" office:value-type="float" office:value="1.0036917311005" calcext:value-type="float">
            <text:p>1.0037</text:p>
          </table:table-cell>
          <table:table-cell table:formula="of:=[.B545]+[.D544]" office:value-type="float" office:value="10717860800000" calcext:value-type="float">
            <text:p>10,717,860,800,000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FLOOR(([.$G$2] * ([.A546]-1)^2 + ([.A546]-1) * [.$G$3]) * [.$G$1]) + [.$G$1]" office:value-type="float" office:value="59241700000" calcext:value-type="float">
            <text:p>59,241,700,000</text:p>
          </table:table-cell>
          <table:table-cell table:formula="of:=[.B546]/[.B545]" office:value-type="float" office:value="1.00368492923242" calcext:value-type="float">
            <text:p>1.0037</text:p>
          </table:table-cell>
          <table:table-cell table:formula="of:=[.B546]+[.D545]" office:value-type="float" office:value="10777102500000" calcext:value-type="float">
            <text:p>10,777,102,500,000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FLOOR(([.$G$2] * ([.A547]-1)^2 + ([.A547]-1) * [.$G$3]) * [.$G$1]) + [.$G$1]" office:value-type="float" office:value="59459600000" calcext:value-type="float">
            <text:p>59,459,600,000</text:p>
          </table:table-cell>
          <table:table-cell table:formula="of:=[.B547]/[.B546]" office:value-type="float" office:value="1.00367815238253" calcext:value-type="float">
            <text:p>1.0037</text:p>
          </table:table-cell>
          <table:table-cell table:formula="of:=[.B547]+[.D546]" office:value-type="float" office:value="10836562100000" calcext:value-type="float">
            <text:p>10,836,562,100,000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FLOOR(([.$G$2] * ([.A548]-1)^2 + ([.A548]-1) * [.$G$3]) * [.$G$1]) + [.$G$1]" office:value-type="float" office:value="59677900000" calcext:value-type="float">
            <text:p>59,677,900,000</text:p>
          </table:table-cell>
          <table:table-cell table:formula="of:=[.B548]/[.B547]" office:value-type="float" office:value="1.00367140041305" calcext:value-type="float">
            <text:p>1.0037</text:p>
          </table:table-cell>
          <table:table-cell table:formula="of:=[.B548]+[.D547]" office:value-type="float" office:value="10896240000000" calcext:value-type="float">
            <text:p>10,896,240,000,000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FLOOR(([.$G$2] * ([.A549]-1)^2 + ([.A549]-1) * [.$G$3]) * [.$G$1]) + [.$G$1]" office:value-type="float" office:value="59896600000" calcext:value-type="float">
            <text:p>59,896,600,000</text:p>
          </table:table-cell>
          <table:table-cell table:formula="of:=[.B549]/[.B548]" office:value-type="float" office:value="1.00366467318723" calcext:value-type="float">
            <text:p>1.0037</text:p>
          </table:table-cell>
          <table:table-cell table:formula="of:=[.B549]+[.D548]" office:value-type="float" office:value="10956136600000" calcext:value-type="float">
            <text:p>10,956,136,600,000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FLOOR(([.$G$2] * ([.A550]-1)^2 + ([.A550]-1) * [.$G$3]) * [.$G$1]) + [.$G$1]" office:value-type="float" office:value="60115700000" calcext:value-type="float">
            <text:p>60,115,700,000</text:p>
          </table:table-cell>
          <table:table-cell table:formula="of:=[.B550]/[.B549]" office:value-type="float" office:value="1.00365797056928" calcext:value-type="float">
            <text:p>1.0037</text:p>
          </table:table-cell>
          <table:table-cell table:formula="of:=[.B550]+[.D549]" office:value-type="float" office:value="11016252300000" calcext:value-type="float">
            <text:p>11,016,252,300,000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FLOOR(([.$G$2] * ([.A551]-1)^2 + ([.A551]-1) * [.$G$3]) * [.$G$1]) + [.$G$1]" office:value-type="float" office:value="60335200000" calcext:value-type="float">
            <text:p>60,335,200,000</text:p>
          </table:table-cell>
          <table:table-cell table:formula="of:=[.B551]/[.B550]" office:value-type="float" office:value="1.00365129242444" calcext:value-type="float">
            <text:p>1.0037</text:p>
          </table:table-cell>
          <table:table-cell table:formula="of:=[.B551]+[.D550]" office:value-type="float" office:value="11076587500000" calcext:value-type="float">
            <text:p>11,076,587,500,000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FLOOR(([.$G$2] * ([.A552]-1)^2 + ([.A552]-1) * [.$G$3]) * [.$G$1]) + [.$G$1]" office:value-type="float" office:value="60555100000" calcext:value-type="float">
            <text:p>60,555,100,000</text:p>
          </table:table-cell>
          <table:table-cell table:formula="of:=[.B552]/[.B551]" office:value-type="float" office:value="1.00364463861892" calcext:value-type="float">
            <text:p>1.0036</text:p>
          </table:table-cell>
          <table:table-cell table:formula="of:=[.B552]+[.D551]" office:value-type="float" office:value="11137142600000" calcext:value-type="float">
            <text:p>11,137,142,600,000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FLOOR(([.$G$2] * ([.A553]-1)^2 + ([.A553]-1) * [.$G$3]) * [.$G$1]) + [.$G$1]" office:value-type="float" office:value="60775400000" calcext:value-type="float">
            <text:p>60,775,400,000</text:p>
          </table:table-cell>
          <table:table-cell table:formula="of:=[.B553]/[.B552]" office:value-type="float" office:value="1.00363800901988" calcext:value-type="float">
            <text:p>1.0036</text:p>
          </table:table-cell>
          <table:table-cell table:formula="of:=[.B553]+[.D552]" office:value-type="float" office:value="11197918000000" calcext:value-type="float">
            <text:p>11,197,918,000,000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FLOOR(([.$G$2] * ([.A554]-1)^2 + ([.A554]-1) * [.$G$3]) * [.$G$1]) + [.$G$1]" office:value-type="float" office:value="60996100000" calcext:value-type="float">
            <text:p>60,996,100,000</text:p>
          </table:table-cell>
          <table:table-cell table:formula="of:=[.B554]/[.B553]" office:value-type="float" office:value="1.00363140349549" calcext:value-type="float">
            <text:p>1.0036</text:p>
          </table:table-cell>
          <table:table-cell table:formula="of:=[.B554]+[.D553]" office:value-type="float" office:value="11258914100000" calcext:value-type="float">
            <text:p>11,258,914,100,000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FLOOR(([.$G$2] * ([.A555]-1)^2 + ([.A555]-1) * [.$G$3]) * [.$G$1]) + [.$G$1]" office:value-type="float" office:value="61217200000" calcext:value-type="float">
            <text:p>61,217,200,000</text:p>
          </table:table-cell>
          <table:table-cell table:formula="of:=[.B555]/[.B554]" office:value-type="float" office:value="1.00362482191484" calcext:value-type="float">
            <text:p>1.0036</text:p>
          </table:table-cell>
          <table:table-cell table:formula="of:=[.B555]+[.D554]" office:value-type="float" office:value="11320131300000" calcext:value-type="float">
            <text:p>11,320,131,300,000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FLOOR(([.$G$2] * ([.A556]-1)^2 + ([.A556]-1) * [.$G$3]) * [.$G$1]) + [.$G$1]" office:value-type="float" office:value="61438700000" calcext:value-type="float">
            <text:p>61,438,700,000</text:p>
          </table:table-cell>
          <table:table-cell table:formula="of:=[.B556]/[.B555]" office:value-type="float" office:value="1.00361826414798" calcext:value-type="float">
            <text:p>1.0036</text:p>
          </table:table-cell>
          <table:table-cell table:formula="of:=[.B556]+[.D555]" office:value-type="float" office:value="11381570000000" calcext:value-type="float">
            <text:p>11,381,570,000,000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FLOOR(([.$G$2] * ([.A557]-1)^2 + ([.A557]-1) * [.$G$3]) * [.$G$1]) + [.$G$1]" office:value-type="float" office:value="61660600000" calcext:value-type="float">
            <text:p>61,660,600,000</text:p>
          </table:table-cell>
          <table:table-cell table:formula="of:=[.B557]/[.B556]" office:value-type="float" office:value="1.0036117300659" calcext:value-type="float">
            <text:p>1.0036</text:p>
          </table:table-cell>
          <table:table-cell table:formula="of:=[.B557]+[.D556]" office:value-type="float" office:value="11443230600000" calcext:value-type="float">
            <text:p>11,443,230,600,000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FLOOR(([.$G$2] * ([.A558]-1)^2 + ([.A558]-1) * [.$G$3]) * [.$G$1]) + [.$G$1]" office:value-type="float" office:value="61882900000" calcext:value-type="float">
            <text:p>61,882,900,000</text:p>
          </table:table-cell>
          <table:table-cell table:formula="of:=[.B558]/[.B557]" office:value-type="float" office:value="1.00360521954052" calcext:value-type="float">
            <text:p>1.0036</text:p>
          </table:table-cell>
          <table:table-cell table:formula="of:=[.B558]+[.D557]" office:value-type="float" office:value="11505113500000" calcext:value-type="float">
            <text:p>11,505,113,500,000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FLOOR(([.$G$2] * ([.A559]-1)^2 + ([.A559]-1) * [.$G$3]) * [.$G$1]) + [.$G$1]" office:value-type="float" office:value="62105600000" calcext:value-type="float">
            <text:p>62,105,600,000</text:p>
          </table:table-cell>
          <table:table-cell table:formula="of:=[.B559]/[.B558]" office:value-type="float" office:value="1.00359873244467" calcext:value-type="float">
            <text:p>1.0036</text:p>
          </table:table-cell>
          <table:table-cell table:formula="of:=[.B559]+[.D558]" office:value-type="float" office:value="11567219100000" calcext:value-type="float">
            <text:p>11,567,219,100,000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FLOOR(([.$G$2] * ([.A560]-1)^2 + ([.A560]-1) * [.$G$3]) * [.$G$1]) + [.$G$1]" office:value-type="float" office:value="62328700000" calcext:value-type="float">
            <text:p>62,328,700,000</text:p>
          </table:table-cell>
          <table:table-cell table:formula="of:=[.B560]/[.B559]" office:value-type="float" office:value="1.0035922686521" calcext:value-type="float">
            <text:p>1.0036</text:p>
          </table:table-cell>
          <table:table-cell table:formula="of:=[.B560]+[.D559]" office:value-type="float" office:value="11629547800000" calcext:value-type="float">
            <text:p>11,629,547,800,00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FLOOR(([.$G$2] * ([.A561]-1)^2 + ([.A561]-1) * [.$G$3]) * [.$G$1]) + [.$G$1]" office:value-type="float" office:value="62552200000" calcext:value-type="float">
            <text:p>62,552,200,000</text:p>
          </table:table-cell>
          <table:table-cell table:formula="of:=[.B561]/[.B560]" office:value-type="float" office:value="1.00358582803749" calcext:value-type="float">
            <text:p>1.0036</text:p>
          </table:table-cell>
          <table:table-cell table:formula="of:=[.B561]+[.D560]" office:value-type="float" office:value="11692100000000" calcext:value-type="float">
            <text:p>11,692,100,000,00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FLOOR(([.$G$2] * ([.A562]-1)^2 + ([.A562]-1) * [.$G$3]) * [.$G$1]) + [.$G$1]" office:value-type="float" office:value="62776100000" calcext:value-type="float">
            <text:p>62,776,100,000</text:p>
          </table:table-cell>
          <table:table-cell table:formula="of:=[.B562]/[.B561]" office:value-type="float" office:value="1.00357941047637" calcext:value-type="float">
            <text:p>1.0036</text:p>
          </table:table-cell>
          <table:table-cell table:formula="of:=[.B562]+[.D561]" office:value-type="float" office:value="11754876100000" calcext:value-type="float">
            <text:p>11,754,876,100,000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FLOOR(([.$G$2] * ([.A563]-1)^2 + ([.A563]-1) * [.$G$3]) * [.$G$1]) + [.$G$1]" office:value-type="float" office:value="63000400000" calcext:value-type="float">
            <text:p>63,000,400,000</text:p>
          </table:table-cell>
          <table:table-cell table:formula="of:=[.B563]/[.B562]" office:value-type="float" office:value="1.0035730158452" calcext:value-type="float">
            <text:p>1.0036</text:p>
          </table:table-cell>
          <table:table-cell table:formula="of:=[.B563]+[.D562]" office:value-type="float" office:value="11817876500000" calcext:value-type="float">
            <text:p>11,817,876,500,000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FLOOR(([.$G$2] * ([.A564]-1)^2 + ([.A564]-1) * [.$G$3]) * [.$G$1]) + [.$G$1]" office:value-type="float" office:value="63225100000" calcext:value-type="float">
            <text:p>63,225,100,000</text:p>
          </table:table-cell>
          <table:table-cell table:formula="of:=[.B564]/[.B563]" office:value-type="float" office:value="1.00356664402131" calcext:value-type="float">
            <text:p>1.0036</text:p>
          </table:table-cell>
          <table:table-cell table:formula="of:=[.B564]+[.D563]" office:value-type="float" office:value="11881101600000" calcext:value-type="float">
            <text:p>11,881,101,600,000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FLOOR(([.$G$2] * ([.A565]-1)^2 + ([.A565]-1) * [.$G$3]) * [.$G$1]) + [.$G$1]" office:value-type="float" office:value="63450200000" calcext:value-type="float">
            <text:p>63,450,200,000</text:p>
          </table:table-cell>
          <table:table-cell table:formula="of:=[.B565]/[.B564]" office:value-type="float" office:value="1.00356029488289" calcext:value-type="float">
            <text:p>1.0036</text:p>
          </table:table-cell>
          <table:table-cell table:formula="of:=[.B565]+[.D564]" office:value-type="float" office:value="11944551800000" calcext:value-type="float">
            <text:p>11,944,551,800,000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FLOOR(([.$G$2] * ([.A566]-1)^2 + ([.A566]-1) * [.$G$3]) * [.$G$1]) + [.$G$1]" office:value-type="float" office:value="63675700000" calcext:value-type="float">
            <text:p>63,675,700,000</text:p>
          </table:table-cell>
          <table:table-cell table:formula="of:=[.B566]/[.B565]" office:value-type="float" office:value="1.003553968309" calcext:value-type="float">
            <text:p>1.0036</text:p>
          </table:table-cell>
          <table:table-cell table:formula="of:=[.B566]+[.D565]" office:value-type="float" office:value="12008227500000" calcext:value-type="float">
            <text:p>12,008,227,500,000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FLOOR(([.$G$2] * ([.A567]-1)^2 + ([.A567]-1) * [.$G$3]) * [.$G$1]) + [.$G$1]" office:value-type="float" office:value="63901600000" calcext:value-type="float">
            <text:p>63,901,600,000</text:p>
          </table:table-cell>
          <table:table-cell table:formula="of:=[.B567]/[.B566]" office:value-type="float" office:value="1.00354766417959" calcext:value-type="float">
            <text:p>1.0035</text:p>
          </table:table-cell>
          <table:table-cell table:formula="of:=[.B567]+[.D566]" office:value-type="float" office:value="12072129100000" calcext:value-type="float">
            <text:p>12,072,129,100,000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FLOOR(([.$G$2] * ([.A568]-1)^2 + ([.A568]-1) * [.$G$3]) * [.$G$1]) + [.$G$1]" office:value-type="float" office:value="64127900000" calcext:value-type="float">
            <text:p>64,127,900,000</text:p>
          </table:table-cell>
          <table:table-cell table:formula="of:=[.B568]/[.B567]" office:value-type="float" office:value="1.0035413823754" calcext:value-type="float">
            <text:p>1.0035</text:p>
          </table:table-cell>
          <table:table-cell table:formula="of:=[.B568]+[.D567]" office:value-type="float" office:value="12136257000000" calcext:value-type="float">
            <text:p>12,136,257,000,000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FLOOR(([.$G$2] * ([.A569]-1)^2 + ([.A569]-1) * [.$G$3]) * [.$G$1]) + [.$G$1]" office:value-type="float" office:value="64354600000" calcext:value-type="float">
            <text:p>64,354,600,000</text:p>
          </table:table-cell>
          <table:table-cell table:formula="of:=[.B569]/[.B568]" office:value-type="float" office:value="1.00353512277807" calcext:value-type="float">
            <text:p>1.0035</text:p>
          </table:table-cell>
          <table:table-cell table:formula="of:=[.B569]+[.D568]" office:value-type="float" office:value="12200611600000" calcext:value-type="float">
            <text:p>12,200,611,600,000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FLOOR(([.$G$2] * ([.A570]-1)^2 + ([.A570]-1) * [.$G$3]) * [.$G$1]) + [.$G$1]" office:value-type="float" office:value="64581700000" calcext:value-type="float">
            <text:p>64,581,700,000</text:p>
          </table:table-cell>
          <table:table-cell table:formula="of:=[.B570]/[.B569]" office:value-type="float" office:value="1.00352888527005" calcext:value-type="float">
            <text:p>1.0035</text:p>
          </table:table-cell>
          <table:table-cell table:formula="of:=[.B570]+[.D569]" office:value-type="float" office:value="12265193300000" calcext:value-type="float">
            <text:p>12,265,193,300,000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FLOOR(([.$G$2] * ([.A571]-1)^2 + ([.A571]-1) * [.$G$3]) * [.$G$1]) + [.$G$1]" office:value-type="float" office:value="64809200000" calcext:value-type="float">
            <text:p>64,809,200,000</text:p>
          </table:table-cell>
          <table:table-cell table:formula="of:=[.B571]/[.B570]" office:value-type="float" office:value="1.00352266973462" calcext:value-type="float">
            <text:p>1.0035</text:p>
          </table:table-cell>
          <table:table-cell table:formula="of:=[.B571]+[.D570]" office:value-type="float" office:value="12330002500000" calcext:value-type="float">
            <text:p>12,330,002,500,000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FLOOR(([.$G$2] * ([.A572]-1)^2 + ([.A572]-1) * [.$G$3]) * [.$G$1]) + [.$G$1]" office:value-type="float" office:value="65037100000" calcext:value-type="float">
            <text:p>65,037,100,000</text:p>
          </table:table-cell>
          <table:table-cell table:formula="of:=[.B572]/[.B571]" office:value-type="float" office:value="1.00351647605587" calcext:value-type="float">
            <text:p>1.0035</text:p>
          </table:table-cell>
          <table:table-cell table:formula="of:=[.B572]+[.D571]" office:value-type="float" office:value="12395039600000" calcext:value-type="float">
            <text:p>12,395,039,600,000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FLOOR(([.$G$2] * ([.A573]-1)^2 + ([.A573]-1) * [.$G$3]) * [.$G$1]) + [.$G$1]" office:value-type="float" office:value="65265400000" calcext:value-type="float">
            <text:p>65,265,400,000</text:p>
          </table:table-cell>
          <table:table-cell table:formula="of:=[.B573]/[.B572]" office:value-type="float" office:value="1.00351030411873" calcext:value-type="float">
            <text:p>1.0035</text:p>
          </table:table-cell>
          <table:table-cell table:formula="of:=[.B573]+[.D572]" office:value-type="float" office:value="12460305000000" calcext:value-type="float">
            <text:p>12,460,305,000,000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FLOOR(([.$G$2] * ([.A574]-1)^2 + ([.A574]-1) * [.$G$3]) * [.$G$1]) + [.$G$1]" office:value-type="float" office:value="65494100000" calcext:value-type="float">
            <text:p>65,494,100,000</text:p>
          </table:table-cell>
          <table:table-cell table:formula="of:=[.B574]/[.B573]" office:value-type="float" office:value="1.00350415380891" calcext:value-type="float">
            <text:p>1.0035</text:p>
          </table:table-cell>
          <table:table-cell table:formula="of:=[.B574]+[.D573]" office:value-type="float" office:value="12525799100000" calcext:value-type="float">
            <text:p>12,525,799,100,000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FLOOR(([.$G$2] * ([.A575]-1)^2 + ([.A575]-1) * [.$G$3]) * [.$G$1]) + [.$G$1]" office:value-type="float" office:value="65723200000" calcext:value-type="float">
            <text:p>65,723,200,000</text:p>
          </table:table-cell>
          <table:table-cell table:formula="of:=[.B575]/[.B574]" office:value-type="float" office:value="1.00349802501294" calcext:value-type="float">
            <text:p>1.0035</text:p>
          </table:table-cell>
          <table:table-cell table:formula="of:=[.B575]+[.D574]" office:value-type="float" office:value="12591522300000" calcext:value-type="float">
            <text:p>12,591,522,300,000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FLOOR(([.$G$2] * ([.A576]-1)^2 + ([.A576]-1) * [.$G$3]) * [.$G$1]) + [.$G$1]" office:value-type="float" office:value="65952700000" calcext:value-type="float">
            <text:p>65,952,700,000</text:p>
          </table:table-cell>
          <table:table-cell table:formula="of:=[.B576]/[.B575]" office:value-type="float" office:value="1.00349191761813" calcext:value-type="float">
            <text:p>1.0035</text:p>
          </table:table-cell>
          <table:table-cell table:formula="of:=[.B576]+[.D575]" office:value-type="float" office:value="12657475000000" calcext:value-type="float">
            <text:p>12,657,475,000,000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FLOOR(([.$G$2] * ([.A577]-1)^2 + ([.A577]-1) * [.$G$3]) * [.$G$1]) + [.$G$1]" office:value-type="float" office:value="66182600000" calcext:value-type="float">
            <text:p>66,182,600,000</text:p>
          </table:table-cell>
          <table:table-cell table:formula="of:=[.B577]/[.B576]" office:value-type="float" office:value="1.00348583151258" calcext:value-type="float">
            <text:p>1.0035</text:p>
          </table:table-cell>
          <table:table-cell table:formula="of:=[.B577]+[.D576]" office:value-type="float" office:value="12723657600000" calcext:value-type="float">
            <text:p>12,723,657,600,000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FLOOR(([.$G$2] * ([.A578]-1)^2 + ([.A578]-1) * [.$G$3]) * [.$G$1]) + [.$G$1]" office:value-type="float" office:value="66412900000" calcext:value-type="float">
            <text:p>66,412,900,000</text:p>
          </table:table-cell>
          <table:table-cell table:formula="of:=[.B578]/[.B577]" office:value-type="float" office:value="1.00347976658518" calcext:value-type="float">
            <text:p>1.0035</text:p>
          </table:table-cell>
          <table:table-cell table:formula="of:=[.B578]+[.D577]" office:value-type="float" office:value="12790070500000" calcext:value-type="float">
            <text:p>12,790,070,500,000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FLOOR(([.$G$2] * ([.A579]-1)^2 + ([.A579]-1) * [.$G$3]) * [.$G$1]) + [.$G$1]" office:value-type="float" office:value="66643600000" calcext:value-type="float">
            <text:p>66,643,600,000</text:p>
          </table:table-cell>
          <table:table-cell table:formula="of:=[.B579]/[.B578]" office:value-type="float" office:value="1.00347372272555" calcext:value-type="float">
            <text:p>1.0035</text:p>
          </table:table-cell>
          <table:table-cell table:formula="of:=[.B579]+[.D578]" office:value-type="float" office:value="12856714100000" calcext:value-type="float">
            <text:p>12,856,714,100,000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FLOOR(([.$G$2] * ([.A580]-1)^2 + ([.A580]-1) * [.$G$3]) * [.$G$1]) + [.$G$1]" office:value-type="float" office:value="66874700000" calcext:value-type="float">
            <text:p>66,874,700,000</text:p>
          </table:table-cell>
          <table:table-cell table:formula="of:=[.B580]/[.B579]" office:value-type="float" office:value="1.00346769982414" calcext:value-type="float">
            <text:p>1.0035</text:p>
          </table:table-cell>
          <table:table-cell table:formula="of:=[.B580]+[.D579]" office:value-type="float" office:value="12923588800000" calcext:value-type="float">
            <text:p>12,923,588,800,000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FLOOR(([.$G$2] * ([.A581]-1)^2 + ([.A581]-1) * [.$G$3]) * [.$G$1]) + [.$G$1]" office:value-type="float" office:value="67106200000" calcext:value-type="float">
            <text:p>67,106,200,000</text:p>
          </table:table-cell>
          <table:table-cell table:formula="of:=[.B581]/[.B580]" office:value-type="float" office:value="1.0034616977721" calcext:value-type="float">
            <text:p>1.0035</text:p>
          </table:table-cell>
          <table:table-cell table:formula="of:=[.B581]+[.D580]" office:value-type="float" office:value="12990695000000" calcext:value-type="float">
            <text:p>12,990,695,000,000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FLOOR(([.$G$2] * ([.A582]-1)^2 + ([.A582]-1) * [.$G$3]) * [.$G$1]) + [.$G$1]" office:value-type="float" office:value="67338100000" calcext:value-type="float">
            <text:p>67,338,100,000</text:p>
          </table:table-cell>
          <table:table-cell table:formula="of:=[.B582]/[.B581]" office:value-type="float" office:value="1.00345571646137" calcext:value-type="float">
            <text:p>1.0035</text:p>
          </table:table-cell>
          <table:table-cell table:formula="of:=[.B582]+[.D581]" office:value-type="float" office:value="13058033100000" calcext:value-type="float">
            <text:p>13,058,033,100,000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FLOOR(([.$G$2] * ([.A583]-1)^2 + ([.A583]-1) * [.$G$3]) * [.$G$1]) + [.$G$1]" office:value-type="float" office:value="67570400000" calcext:value-type="float">
            <text:p>67,570,400,000</text:p>
          </table:table-cell>
          <table:table-cell table:formula="of:=[.B583]/[.B582]" office:value-type="float" office:value="1.00344975578462" calcext:value-type="float">
            <text:p>1.0034</text:p>
          </table:table-cell>
          <table:table-cell table:formula="of:=[.B583]+[.D582]" office:value-type="float" office:value="13125603500000" calcext:value-type="float">
            <text:p>13,125,603,500,000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FLOOR(([.$G$2] * ([.A584]-1)^2 + ([.A584]-1) * [.$G$3]) * [.$G$1]) + [.$G$1]" office:value-type="float" office:value="67803100000" calcext:value-type="float">
            <text:p>67,803,100,000</text:p>
          </table:table-cell>
          <table:table-cell table:formula="of:=[.B584]/[.B583]" office:value-type="float" office:value="1.00344381563525" calcext:value-type="float">
            <text:p>1.0034</text:p>
          </table:table-cell>
          <table:table-cell table:formula="of:=[.B584]+[.D583]" office:value-type="float" office:value="13193406600000" calcext:value-type="float">
            <text:p>13,193,406,600,000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FLOOR(([.$G$2] * ([.A585]-1)^2 + ([.A585]-1) * [.$G$3]) * [.$G$1]) + [.$G$1]" office:value-type="float" office:value="68036200000" calcext:value-type="float">
            <text:p>68,036,200,000</text:p>
          </table:table-cell>
          <table:table-cell table:formula="of:=[.B585]/[.B584]" office:value-type="float" office:value="1.00343789590741" calcext:value-type="float">
            <text:p>1.0034</text:p>
          </table:table-cell>
          <table:table-cell table:formula="of:=[.B585]+[.D584]" office:value-type="float" office:value="13261442800000" calcext:value-type="float">
            <text:p>13,261,442,800,000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FLOOR(([.$G$2] * ([.A586]-1)^2 + ([.A586]-1) * [.$G$3]) * [.$G$1]) + [.$G$1]" office:value-type="float" office:value="68269700000" calcext:value-type="float">
            <text:p>68,269,700,000</text:p>
          </table:table-cell>
          <table:table-cell table:formula="of:=[.B586]/[.B585]" office:value-type="float" office:value="1.00343199649598" calcext:value-type="float">
            <text:p>1.0034</text:p>
          </table:table-cell>
          <table:table-cell table:formula="of:=[.B586]+[.D585]" office:value-type="float" office:value="13329712500000" calcext:value-type="float">
            <text:p>13,329,712,500,000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FLOOR(([.$G$2] * ([.A587]-1)^2 + ([.A587]-1) * [.$G$3]) * [.$G$1]) + [.$G$1]" office:value-type="float" office:value="68503600000" calcext:value-type="float">
            <text:p>68,503,600,000</text:p>
          </table:table-cell>
          <table:table-cell table:formula="of:=[.B587]/[.B586]" office:value-type="float" office:value="1.00342611729655" calcext:value-type="float">
            <text:p>1.0034</text:p>
          </table:table-cell>
          <table:table-cell table:formula="of:=[.B587]+[.D586]" office:value-type="float" office:value="13398216100000" calcext:value-type="float">
            <text:p>13,398,216,100,000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FLOOR(([.$G$2] * ([.A588]-1)^2 + ([.A588]-1) * [.$G$3]) * [.$G$1]) + [.$G$1]" office:value-type="float" office:value="68737900000" calcext:value-type="float">
            <text:p>68,737,900,000</text:p>
          </table:table-cell>
          <table:table-cell table:formula="of:=[.B588]/[.B587]" office:value-type="float" office:value="1.00342025820541" calcext:value-type="float">
            <text:p>1.0034</text:p>
          </table:table-cell>
          <table:table-cell table:formula="of:=[.B588]+[.D587]" office:value-type="float" office:value="13466954000000" calcext:value-type="float">
            <text:p>13,466,954,000,000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FLOOR(([.$G$2] * ([.A589]-1)^2 + ([.A589]-1) * [.$G$3]) * [.$G$1]) + [.$G$1]" office:value-type="float" office:value="68972600000" calcext:value-type="float">
            <text:p>68,972,600,000</text:p>
          </table:table-cell>
          <table:table-cell table:formula="of:=[.B589]/[.B588]" office:value-type="float" office:value="1.00341441911958" calcext:value-type="float">
            <text:p>1.0034</text:p>
          </table:table-cell>
          <table:table-cell table:formula="of:=[.B589]+[.D588]" office:value-type="float" office:value="13535926600000" calcext:value-type="float">
            <text:p>13,535,926,600,000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FLOOR(([.$G$2] * ([.A590]-1)^2 + ([.A590]-1) * [.$G$3]) * [.$G$1]) + [.$G$1]" office:value-type="float" office:value="69207700000" calcext:value-type="float">
            <text:p>69,207,700,000</text:p>
          </table:table-cell>
          <table:table-cell table:formula="of:=[.B590]/[.B589]" office:value-type="float" office:value="1.00340859993679" calcext:value-type="float">
            <text:p>1.0034</text:p>
          </table:table-cell>
          <table:table-cell table:formula="of:=[.B590]+[.D589]" office:value-type="float" office:value="13605134300000" calcext:value-type="float">
            <text:p>13,605,134,300,000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FLOOR(([.$G$2] * ([.A591]-1)^2 + ([.A591]-1) * [.$G$3]) * [.$G$1]) + [.$G$1]" office:value-type="float" office:value="69443200000" calcext:value-type="float">
            <text:p>69,443,200,000</text:p>
          </table:table-cell>
          <table:table-cell table:formula="of:=[.B591]/[.B590]" office:value-type="float" office:value="1.00340280055543" calcext:value-type="float">
            <text:p>1.0034</text:p>
          </table:table-cell>
          <table:table-cell table:formula="of:=[.B591]+[.D590]" office:value-type="float" office:value="13674577500000" calcext:value-type="float">
            <text:p>13,674,577,500,000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FLOOR(([.$G$2] * ([.A592]-1)^2 + ([.A592]-1) * [.$G$3]) * [.$G$1]) + [.$G$1]" office:value-type="float" office:value="69679100000" calcext:value-type="float">
            <text:p>69,679,100,000</text:p>
          </table:table-cell>
          <table:table-cell table:formula="of:=[.B592]/[.B591]" office:value-type="float" office:value="1.00339702087461" calcext:value-type="float">
            <text:p>1.0034</text:p>
          </table:table-cell>
          <table:table-cell table:formula="of:=[.B592]+[.D591]" office:value-type="float" office:value="13744256600000" calcext:value-type="float">
            <text:p>13,744,256,600,000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FLOOR(([.$G$2] * ([.A593]-1)^2 + ([.A593]-1) * [.$G$3]) * [.$G$1]) + [.$G$1]" office:value-type="float" office:value="69915400000" calcext:value-type="float">
            <text:p>69,915,400,000</text:p>
          </table:table-cell>
          <table:table-cell table:formula="of:=[.B593]/[.B592]" office:value-type="float" office:value="1.00339126079413" calcext:value-type="float">
            <text:p>1.0034</text:p>
          </table:table-cell>
          <table:table-cell table:formula="of:=[.B593]+[.D592]" office:value-type="float" office:value="13814172000000" calcext:value-type="float">
            <text:p>13,814,172,000,000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FLOOR(([.$G$2] * ([.A594]-1)^2 + ([.A594]-1) * [.$G$3]) * [.$G$1]) + [.$G$1]" office:value-type="float" office:value="70152100000" calcext:value-type="float">
            <text:p>70,152,100,000</text:p>
          </table:table-cell>
          <table:table-cell table:formula="of:=[.B594]/[.B593]" office:value-type="float" office:value="1.00338552021443" calcext:value-type="float">
            <text:p>1.0034</text:p>
          </table:table-cell>
          <table:table-cell table:formula="of:=[.B594]+[.D593]" office:value-type="float" office:value="13884324100000" calcext:value-type="float">
            <text:p>13,884,324,100,00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FLOOR(([.$G$2] * ([.A595]-1)^2 + ([.A595]-1) * [.$G$3]) * [.$G$1]) + [.$G$1]" office:value-type="float" office:value="70389200000" calcext:value-type="float">
            <text:p>70,389,200,000</text:p>
          </table:table-cell>
          <table:table-cell table:formula="of:=[.B595]/[.B594]" office:value-type="float" office:value="1.00337979903666" calcext:value-type="float">
            <text:p>1.0034</text:p>
          </table:table-cell>
          <table:table-cell table:formula="of:=[.B595]+[.D594]" office:value-type="float" office:value="13954713300000" calcext:value-type="float">
            <text:p>13,954,713,300,000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FLOOR(([.$G$2] * ([.A596]-1)^2 + ([.A596]-1) * [.$G$3]) * [.$G$1]) + [.$G$1]" office:value-type="float" office:value="70626700000" calcext:value-type="float">
            <text:p>70,626,700,000</text:p>
          </table:table-cell>
          <table:table-cell table:formula="of:=[.B596]/[.B595]" office:value-type="float" office:value="1.00337409716263" calcext:value-type="float">
            <text:p>1.0034</text:p>
          </table:table-cell>
          <table:table-cell table:formula="of:=[.B596]+[.D595]" office:value-type="float" office:value="14025340000000" calcext:value-type="float">
            <text:p>14,025,340,000,000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FLOOR(([.$G$2] * ([.A597]-1)^2 + ([.A597]-1) * [.$G$3]) * [.$G$1]) + [.$G$1]" office:value-type="float" office:value="70864600000" calcext:value-type="float">
            <text:p>70,864,600,000</text:p>
          </table:table-cell>
          <table:table-cell table:formula="of:=[.B597]/[.B596]" office:value-type="float" office:value="1.0033684144948" calcext:value-type="float">
            <text:p>1.0034</text:p>
          </table:table-cell>
          <table:table-cell table:formula="of:=[.B597]+[.D596]" office:value-type="float" office:value="14096204600000" calcext:value-type="float">
            <text:p>14,096,204,600,000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FLOOR(([.$G$2] * ([.A598]-1)^2 + ([.A598]-1) * [.$G$3]) * [.$G$1]) + [.$G$1]" office:value-type="float" office:value="71102900000" calcext:value-type="float">
            <text:p>71,102,900,000</text:p>
          </table:table-cell>
          <table:table-cell table:formula="of:=[.B598]/[.B597]" office:value-type="float" office:value="1.00336275093629" calcext:value-type="float">
            <text:p>1.0034</text:p>
          </table:table-cell>
          <table:table-cell table:formula="of:=[.B598]+[.D597]" office:value-type="float" office:value="14167307500000" calcext:value-type="float">
            <text:p>14,167,307,500,000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FLOOR(([.$G$2] * ([.A599]-1)^2 + ([.A599]-1) * [.$G$3]) * [.$G$1]) + [.$G$1]" office:value-type="float" office:value="71341600000" calcext:value-type="float">
            <text:p>71,341,600,000</text:p>
          </table:table-cell>
          <table:table-cell table:formula="of:=[.B599]/[.B598]" office:value-type="float" office:value="1.00335710639088" calcext:value-type="float">
            <text:p>1.0034</text:p>
          </table:table-cell>
          <table:table-cell table:formula="of:=[.B599]+[.D598]" office:value-type="float" office:value="14238649100000" calcext:value-type="float">
            <text:p>14,238,649,100,000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FLOOR(([.$G$2] * ([.A600]-1)^2 + ([.A600]-1) * [.$G$3]) * [.$G$1]) + [.$G$1]" office:value-type="float" office:value="71580700000" calcext:value-type="float">
            <text:p>71,580,700,000</text:p>
          </table:table-cell>
          <table:table-cell table:formula="of:=[.B600]/[.B599]" office:value-type="float" office:value="1.00335148076298" calcext:value-type="float">
            <text:p>1.0034</text:p>
          </table:table-cell>
          <table:table-cell table:formula="of:=[.B600]+[.D599]" office:value-type="float" office:value="14310229800000" calcext:value-type="float">
            <text:p>14,310,229,800,000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FLOOR(([.$G$2] * ([.A601]-1)^2 + ([.A601]-1) * [.$G$3]) * [.$G$1]) + [.$G$1]" office:value-type="float" office:value="71820200000" calcext:value-type="float">
            <text:p>71,820,200,000</text:p>
          </table:table-cell>
          <table:table-cell table:formula="of:=[.B601]/[.B600]" office:value-type="float" office:value="1.00334587395765" calcext:value-type="float">
            <text:p>1.0033</text:p>
          </table:table-cell>
          <table:table-cell table:formula="of:=[.B601]+[.D600]" office:value-type="float" office:value="14382050000000" calcext:value-type="float">
            <text:p>14,382,050,000,000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FLOOR(([.$G$2] * ([.A602]-1)^2 + ([.A602]-1) * [.$G$3]) * [.$G$1]) + [.$G$1]" office:value-type="float" office:value="72060100000" calcext:value-type="float">
            <text:p>72,060,100,000</text:p>
          </table:table-cell>
          <table:table-cell table:formula="of:=[.B602]/[.B601]" office:value-type="float" office:value="1.00334028588057" calcext:value-type="float">
            <text:p>1.0033</text:p>
          </table:table-cell>
          <table:table-cell table:formula="of:=[.B602]+[.D601]" office:value-type="float" office:value="14454110100000" calcext:value-type="float">
            <text:p>14,454,110,100,000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FLOOR(([.$G$2] * ([.A603]-1)^2 + ([.A603]-1) * [.$G$3]) * [.$G$1]) + [.$G$1]" office:value-type="float" office:value="72300400000" calcext:value-type="float">
            <text:p>72,300,400,000</text:p>
          </table:table-cell>
          <table:table-cell table:formula="of:=[.B603]/[.B602]" office:value-type="float" office:value="1.00333471643808" calcext:value-type="float">
            <text:p>1.0033</text:p>
          </table:table-cell>
          <table:table-cell table:formula="of:=[.B603]+[.D602]" office:value-type="float" office:value="14526410500000" calcext:value-type="float">
            <text:p>14,526,410,500,000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FLOOR(([.$G$2] * ([.A604]-1)^2 + ([.A604]-1) * [.$G$3]) * [.$G$1]) + [.$G$1]" office:value-type="float" office:value="72541100000" calcext:value-type="float">
            <text:p>72,541,100,000</text:p>
          </table:table-cell>
          <table:table-cell table:formula="of:=[.B604]/[.B603]" office:value-type="float" office:value="1.00332916553712" calcext:value-type="float">
            <text:p>1.0033</text:p>
          </table:table-cell>
          <table:table-cell table:formula="of:=[.B604]+[.D603]" office:value-type="float" office:value="14598951600000" calcext:value-type="float">
            <text:p>14,598,951,600,000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FLOOR(([.$G$2] * ([.A605]-1)^2 + ([.A605]-1) * [.$G$3]) * [.$G$1]) + [.$G$1]" office:value-type="float" office:value="72782200000" calcext:value-type="float">
            <text:p>72,782,200,000</text:p>
          </table:table-cell>
          <table:table-cell table:formula="of:=[.B605]/[.B604]" office:value-type="float" office:value="1.00332363308524" calcext:value-type="float">
            <text:p>1.0033</text:p>
          </table:table-cell>
          <table:table-cell table:formula="of:=[.B605]+[.D604]" office:value-type="float" office:value="14671733800000" calcext:value-type="float">
            <text:p>14,671,733,800,000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FLOOR(([.$G$2] * ([.A606]-1)^2 + ([.A606]-1) * [.$G$3]) * [.$G$1]) + [.$G$1]" office:value-type="float" office:value="73023700000" calcext:value-type="float">
            <text:p>73,023,700,000</text:p>
          </table:table-cell>
          <table:table-cell table:formula="of:=[.B606]/[.B605]" office:value-type="float" office:value="1.00331811899063" calcext:value-type="float">
            <text:p>1.0033</text:p>
          </table:table-cell>
          <table:table-cell table:formula="of:=[.B606]+[.D605]" office:value-type="float" office:value="14744757500000" calcext:value-type="float">
            <text:p>14,744,757,500,000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FLOOR(([.$G$2] * ([.A607]-1)^2 + ([.A607]-1) * [.$G$3]) * [.$G$1]) + [.$G$1]" office:value-type="float" office:value="73265600000" calcext:value-type="float">
            <text:p>73,265,600,000</text:p>
          </table:table-cell>
          <table:table-cell table:formula="of:=[.B607]/[.B606]" office:value-type="float" office:value="1.00331262316207" calcext:value-type="float">
            <text:p>1.0033</text:p>
          </table:table-cell>
          <table:table-cell table:formula="of:=[.B607]+[.D606]" office:value-type="float" office:value="14818023100000" calcext:value-type="float">
            <text:p>14,818,023,100,000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FLOOR(([.$G$2] * ([.A608]-1)^2 + ([.A608]-1) * [.$G$3]) * [.$G$1]) + [.$G$1]" office:value-type="float" office:value="73507900000" calcext:value-type="float">
            <text:p>73,507,900,000</text:p>
          </table:table-cell>
          <table:table-cell table:formula="of:=[.B608]/[.B607]" office:value-type="float" office:value="1.00330714550894" calcext:value-type="float">
            <text:p>1.0033</text:p>
          </table:table-cell>
          <table:table-cell table:formula="of:=[.B608]+[.D607]" office:value-type="float" office:value="14891531000000" calcext:value-type="float">
            <text:p>14,891,531,000,000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FLOOR(([.$G$2] * ([.A609]-1)^2 + ([.A609]-1) * [.$G$3]) * [.$G$1]) + [.$G$1]" office:value-type="float" office:value="73750600000" calcext:value-type="float">
            <text:p>73,750,600,000</text:p>
          </table:table-cell>
          <table:table-cell table:formula="of:=[.B609]/[.B608]" office:value-type="float" office:value="1.00330168594124" calcext:value-type="float">
            <text:p>1.0033</text:p>
          </table:table-cell>
          <table:table-cell table:formula="of:=[.B609]+[.D608]" office:value-type="float" office:value="14965281600000" calcext:value-type="float">
            <text:p>14,965,281,600,000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FLOOR(([.$G$2] * ([.A610]-1)^2 + ([.A610]-1) * [.$G$3]) * [.$G$1]) + [.$G$1]" office:value-type="float" office:value="73993700000" calcext:value-type="float">
            <text:p>73,993,700,000</text:p>
          </table:table-cell>
          <table:table-cell table:formula="of:=[.B610]/[.B609]" office:value-type="float" office:value="1.00329624436954" calcext:value-type="float">
            <text:p>1.0033</text:p>
          </table:table-cell>
          <table:table-cell table:formula="of:=[.B610]+[.D609]" office:value-type="float" office:value="15039275300000" calcext:value-type="float">
            <text:p>15,039,275,300,000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FLOOR(([.$G$2] * ([.A611]-1)^2 + ([.A611]-1) * [.$G$3]) * [.$G$1]) + [.$G$1]" office:value-type="float" office:value="74237200000" calcext:value-type="float">
            <text:p>74,237,200,000</text:p>
          </table:table-cell>
          <table:table-cell table:formula="of:=[.B611]/[.B610]" office:value-type="float" office:value="1.00329082070501" calcext:value-type="float">
            <text:p>1.0033</text:p>
          </table:table-cell>
          <table:table-cell table:formula="of:=[.B611]+[.D610]" office:value-type="float" office:value="15113512500000" calcext:value-type="float">
            <text:p>15,113,512,500,000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FLOOR(([.$G$2] * ([.A612]-1)^2 + ([.A612]-1) * [.$G$3]) * [.$G$1]) + [.$G$1]" office:value-type="float" office:value="74481100000" calcext:value-type="float">
            <text:p>74,481,100,000</text:p>
          </table:table-cell>
          <table:table-cell table:formula="of:=[.B612]/[.B611]" office:value-type="float" office:value="1.0032854148594" calcext:value-type="float">
            <text:p>1.0033</text:p>
          </table:table-cell>
          <table:table-cell table:formula="of:=[.B612]+[.D611]" office:value-type="float" office:value="15187993600000" calcext:value-type="float">
            <text:p>15,187,993,600,000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FLOOR(([.$G$2] * ([.A613]-1)^2 + ([.A613]-1) * [.$G$3]) * [.$G$1]) + [.$G$1]" office:value-type="float" office:value="74725400000" calcext:value-type="float">
            <text:p>74,725,400,000</text:p>
          </table:table-cell>
          <table:table-cell table:formula="of:=[.B613]/[.B612]" office:value-type="float" office:value="1.00328002674504" calcext:value-type="float">
            <text:p>1.0033</text:p>
          </table:table-cell>
          <table:table-cell table:formula="of:=[.B613]+[.D612]" office:value-type="float" office:value="15262719000000" calcext:value-type="float">
            <text:p>15,262,719,000,000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FLOOR(([.$G$2] * ([.A614]-1)^2 + ([.A614]-1) * [.$G$3]) * [.$G$1]) + [.$G$1]" office:value-type="float" office:value="74970100000" calcext:value-type="float">
            <text:p>74,970,100,000</text:p>
          </table:table-cell>
          <table:table-cell table:formula="of:=[.B614]/[.B613]" office:value-type="float" office:value="1.00327465627484" calcext:value-type="float">
            <text:p>1.0033</text:p>
          </table:table-cell>
          <table:table-cell table:formula="of:=[.B614]+[.D613]" office:value-type="float" office:value="15337689100000" calcext:value-type="float">
            <text:p>15,337,689,100,000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FLOOR(([.$G$2] * ([.A615]-1)^2 + ([.A615]-1) * [.$G$3]) * [.$G$1]) + [.$G$1]" office:value-type="float" office:value="75215200000" calcext:value-type="float">
            <text:p>75,215,200,000</text:p>
          </table:table-cell>
          <table:table-cell table:formula="of:=[.B615]/[.B614]" office:value-type="float" office:value="1.00326930336227" calcext:value-type="float">
            <text:p>1.0033</text:p>
          </table:table-cell>
          <table:table-cell table:formula="of:=[.B615]+[.D614]" office:value-type="float" office:value="15412904300000" calcext:value-type="float">
            <text:p>15,412,904,300,000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FLOOR(([.$G$2] * ([.A616]-1)^2 + ([.A616]-1) * [.$G$3]) * [.$G$1]) + [.$G$1]" office:value-type="float" office:value="75460700000" calcext:value-type="float">
            <text:p>75,460,700,000</text:p>
          </table:table-cell>
          <table:table-cell table:formula="of:=[.B616]/[.B615]" office:value-type="float" office:value="1.00326396792138" calcext:value-type="float">
            <text:p>1.0033</text:p>
          </table:table-cell>
          <table:table-cell table:formula="of:=[.B616]+[.D615]" office:value-type="float" office:value="15488365000000" calcext:value-type="float">
            <text:p>15,488,365,000,000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FLOOR(([.$G$2] * ([.A617]-1)^2 + ([.A617]-1) * [.$G$3]) * [.$G$1]) + [.$G$1]" office:value-type="float" office:value="75706600000" calcext:value-type="float">
            <text:p>75,706,600,000</text:p>
          </table:table-cell>
          <table:table-cell table:formula="of:=[.B617]/[.B616]" office:value-type="float" office:value="1.00325864986675" calcext:value-type="float">
            <text:p>1.0033</text:p>
          </table:table-cell>
          <table:table-cell table:formula="of:=[.B617]+[.D616]" office:value-type="float" office:value="15564071600000" calcext:value-type="float">
            <text:p>15,564,071,600,000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FLOOR(([.$G$2] * ([.A618]-1)^2 + ([.A618]-1) * [.$G$3]) * [.$G$1]) + [.$G$1]" office:value-type="float" office:value="75952900000" calcext:value-type="float">
            <text:p>75,952,900,000</text:p>
          </table:table-cell>
          <table:table-cell table:formula="of:=[.B618]/[.B617]" office:value-type="float" office:value="1.00325334911355" calcext:value-type="float">
            <text:p>1.0033</text:p>
          </table:table-cell>
          <table:table-cell table:formula="of:=[.B618]+[.D617]" office:value-type="float" office:value="15640024500000" calcext:value-type="float">
            <text:p>15,640,024,500,000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FLOOR(([.$G$2] * ([.A619]-1)^2 + ([.A619]-1) * [.$G$3]) * [.$G$1]) + [.$G$1]" office:value-type="float" office:value="76199600000" calcext:value-type="float">
            <text:p>76,199,600,000</text:p>
          </table:table-cell>
          <table:table-cell table:formula="of:=[.B619]/[.B618]" office:value-type="float" office:value="1.00324806557748" calcext:value-type="float">
            <text:p>1.0032</text:p>
          </table:table-cell>
          <table:table-cell table:formula="of:=[.B619]+[.D618]" office:value-type="float" office:value="15716224100000" calcext:value-type="float">
            <text:p>15,716,224,100,000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FLOOR(([.$G$2] * ([.A620]-1)^2 + ([.A620]-1) * [.$G$3]) * [.$G$1]) + [.$G$1]" office:value-type="float" office:value="76446700000" calcext:value-type="float">
            <text:p>76,446,700,000</text:p>
          </table:table-cell>
          <table:table-cell table:formula="of:=[.B620]/[.B619]" office:value-type="float" office:value="1.0032427991748" calcext:value-type="float">
            <text:p>1.0032</text:p>
          </table:table-cell>
          <table:table-cell table:formula="of:=[.B620]+[.D619]" office:value-type="float" office:value="15792670800000" calcext:value-type="float">
            <text:p>15,792,670,800,000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FLOOR(([.$G$2] * ([.A621]-1)^2 + ([.A621]-1) * [.$G$3]) * [.$G$1]) + [.$G$1]" office:value-type="float" office:value="76694200000" calcext:value-type="float">
            <text:p>76,694,200,000</text:p>
          </table:table-cell>
          <table:table-cell table:formula="of:=[.B621]/[.B620]" office:value-type="float" office:value="1.00323754982229" calcext:value-type="float">
            <text:p>1.0032</text:p>
          </table:table-cell>
          <table:table-cell table:formula="of:=[.B621]+[.D620]" office:value-type="float" office:value="15869365000000" calcext:value-type="float">
            <text:p>15,869,365,000,000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FLOOR(([.$G$2] * ([.A622]-1)^2 + ([.A622]-1) * [.$G$3]) * [.$G$1]) + [.$G$1]" office:value-type="float" office:value="76942100000" calcext:value-type="float">
            <text:p>76,942,100,000</text:p>
          </table:table-cell>
          <table:table-cell table:formula="of:=[.B622]/[.B621]" office:value-type="float" office:value="1.0032323174373" calcext:value-type="float">
            <text:p>1.0032</text:p>
          </table:table-cell>
          <table:table-cell table:formula="of:=[.B622]+[.D621]" office:value-type="float" office:value="15946307100000" calcext:value-type="float">
            <text:p>15,946,307,100,000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FLOOR(([.$G$2] * ([.A623]-1)^2 + ([.A623]-1) * [.$G$3]) * [.$G$1]) + [.$G$1]" office:value-type="float" office:value="77190400000" calcext:value-type="float">
            <text:p>77,190,400,000</text:p>
          </table:table-cell>
          <table:table-cell table:formula="of:=[.B623]/[.B622]" office:value-type="float" office:value="1.00322710193769" calcext:value-type="float">
            <text:p>1.0032</text:p>
          </table:table-cell>
          <table:table-cell table:formula="of:=[.B623]+[.D622]" office:value-type="float" office:value="16023497500000" calcext:value-type="float">
            <text:p>16,023,497,500,000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FLOOR(([.$G$2] * ([.A624]-1)^2 + ([.A624]-1) * [.$G$3]) * [.$G$1]) + [.$G$1]" office:value-type="float" office:value="77439100000" calcext:value-type="float">
            <text:p>77,439,100,000</text:p>
          </table:table-cell>
          <table:table-cell table:formula="of:=[.B624]/[.B623]" office:value-type="float" office:value="1.00322190324185" calcext:value-type="float">
            <text:p>1.0032</text:p>
          </table:table-cell>
          <table:table-cell table:formula="of:=[.B624]+[.D623]" office:value-type="float" office:value="16100936600000" calcext:value-type="float">
            <text:p>16,100,936,600,000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FLOOR(([.$G$2] * ([.A625]-1)^2 + ([.A625]-1) * [.$G$3]) * [.$G$1]) + [.$G$1]" office:value-type="float" office:value="77688200000" calcext:value-type="float">
            <text:p>77,688,200,000</text:p>
          </table:table-cell>
          <table:table-cell table:formula="of:=[.B625]/[.B624]" office:value-type="float" office:value="1.00321672126871" calcext:value-type="float">
            <text:p>1.0032</text:p>
          </table:table-cell>
          <table:table-cell table:formula="of:=[.B625]+[.D624]" office:value-type="float" office:value="16178624800000" calcext:value-type="float">
            <text:p>16,178,624,800,000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FLOOR(([.$G$2] * ([.A626]-1)^2 + ([.A626]-1) * [.$G$3]) * [.$G$1]) + [.$G$1]" office:value-type="float" office:value="77937700000" calcext:value-type="float">
            <text:p>77,937,700,000</text:p>
          </table:table-cell>
          <table:table-cell table:formula="of:=[.B626]/[.B625]" office:value-type="float" office:value="1.00321155593771" calcext:value-type="float">
            <text:p>1.0032</text:p>
          </table:table-cell>
          <table:table-cell table:formula="of:=[.B626]+[.D625]" office:value-type="float" office:value="16256562500000" calcext:value-type="float">
            <text:p>16,256,562,500,000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FLOOR(([.$G$2] * ([.A627]-1)^2 + ([.A627]-1) * [.$G$3]) * [.$G$1]) + [.$G$1]" office:value-type="float" office:value="78187600000" calcext:value-type="float">
            <text:p>78,187,600,000</text:p>
          </table:table-cell>
          <table:table-cell table:formula="of:=[.B627]/[.B626]" office:value-type="float" office:value="1.0032064071688" calcext:value-type="float">
            <text:p>1.0032</text:p>
          </table:table-cell>
          <table:table-cell table:formula="of:=[.B627]+[.D626]" office:value-type="float" office:value="16334750100000" calcext:value-type="float">
            <text:p>16,334,750,100,000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FLOOR(([.$G$2] * ([.A628]-1)^2 + ([.A628]-1) * [.$G$3]) * [.$G$1]) + [.$G$1]" office:value-type="float" office:value="78437900000" calcext:value-type="float">
            <text:p>78,437,900,000</text:p>
          </table:table-cell>
          <table:table-cell table:formula="of:=[.B628]/[.B627]" office:value-type="float" office:value="1.00320127488246" calcext:value-type="float">
            <text:p>1.0032</text:p>
          </table:table-cell>
          <table:table-cell table:formula="of:=[.B628]+[.D627]" office:value-type="float" office:value="16413188000000" calcext:value-type="float">
            <text:p>16,413,188,000,000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FLOOR(([.$G$2] * ([.A629]-1)^2 + ([.A629]-1) * [.$G$3]) * [.$G$1]) + [.$G$1]" office:value-type="float" office:value="78688600000" calcext:value-type="float">
            <text:p>78,688,600,000</text:p>
          </table:table-cell>
          <table:table-cell table:formula="of:=[.B629]/[.B628]" office:value-type="float" office:value="1.00319615899967" calcext:value-type="float">
            <text:p>1.0032</text:p>
          </table:table-cell>
          <table:table-cell table:formula="of:=[.B629]+[.D628]" office:value-type="float" office:value="16491876600000" calcext:value-type="float">
            <text:p>16,491,876,600,000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FLOOR(([.$G$2] * ([.A630]-1)^2 + ([.A630]-1) * [.$G$3]) * [.$G$1]) + [.$G$1]" office:value-type="float" office:value="78939700000" calcext:value-type="float">
            <text:p>78,939,700,000</text:p>
          </table:table-cell>
          <table:table-cell table:formula="of:=[.B630]/[.B629]" office:value-type="float" office:value="1.0031910594419" calcext:value-type="float">
            <text:p>1.0032</text:p>
          </table:table-cell>
          <table:table-cell table:formula="of:=[.B630]+[.D629]" office:value-type="float" office:value="16570816300000" calcext:value-type="float">
            <text:p>16,570,816,300,000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FLOOR(([.$G$2] * ([.A631]-1)^2 + ([.A631]-1) * [.$G$3]) * [.$G$1]) + [.$G$1]" office:value-type="float" office:value="79191200000" calcext:value-type="float">
            <text:p>79,191,200,000</text:p>
          </table:table-cell>
          <table:table-cell table:formula="of:=[.B631]/[.B630]" office:value-type="float" office:value="1.00318597613115" calcext:value-type="float">
            <text:p>1.0032</text:p>
          </table:table-cell>
          <table:table-cell table:formula="of:=[.B631]+[.D630]" office:value-type="float" office:value="16650007500000" calcext:value-type="float">
            <text:p>16,650,007,500,000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FLOOR(([.$G$2] * ([.A632]-1)^2 + ([.A632]-1) * [.$G$3]) * [.$G$1]) + [.$G$1]" office:value-type="float" office:value="79443100000" calcext:value-type="float">
            <text:p>79,443,100,000</text:p>
          </table:table-cell>
          <table:table-cell table:formula="of:=[.B632]/[.B631]" office:value-type="float" office:value="1.00318090898989" calcext:value-type="float">
            <text:p>1.0032</text:p>
          </table:table-cell>
          <table:table-cell table:formula="of:=[.B632]+[.D631]" office:value-type="float" office:value="16729450600000" calcext:value-type="float">
            <text:p>16,729,450,600,000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FLOOR(([.$G$2] * ([.A633]-1)^2 + ([.A633]-1) * [.$G$3]) * [.$G$1]) + [.$G$1]" office:value-type="float" office:value="79695400000" calcext:value-type="float">
            <text:p>79,695,400,000</text:p>
          </table:table-cell>
          <table:table-cell table:formula="of:=[.B633]/[.B632]" office:value-type="float" office:value="1.00317585794109" calcext:value-type="float">
            <text:p>1.0032</text:p>
          </table:table-cell>
          <table:table-cell table:formula="of:=[.B633]+[.D632]" office:value-type="float" office:value="16809146000000" calcext:value-type="float">
            <text:p>16,809,146,000,000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FLOOR(([.$G$2] * ([.A634]-1)^2 + ([.A634]-1) * [.$G$3]) * [.$G$1]) + [.$G$1]" office:value-type="float" office:value="79948100000" calcext:value-type="float">
            <text:p>79,948,100,000</text:p>
          </table:table-cell>
          <table:table-cell table:formula="of:=[.B634]/[.B633]" office:value-type="float" office:value="1.00317082290822" calcext:value-type="float">
            <text:p>1.0032</text:p>
          </table:table-cell>
          <table:table-cell table:formula="of:=[.B634]+[.D633]" office:value-type="float" office:value="16889094100000" calcext:value-type="float">
            <text:p>16,889,094,100,000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FLOOR(([.$G$2] * ([.A635]-1)^2 + ([.A635]-1) * [.$G$3]) * [.$G$1]) + [.$G$1]" office:value-type="float" office:value="80201200000" calcext:value-type="float">
            <text:p>80,201,200,000</text:p>
          </table:table-cell>
          <table:table-cell table:formula="of:=[.B635]/[.B634]" office:value-type="float" office:value="1.00316580381523" calcext:value-type="float">
            <text:p>1.0032</text:p>
          </table:table-cell>
          <table:table-cell table:formula="of:=[.B635]+[.D634]" office:value-type="float" office:value="16969295300000" calcext:value-type="float">
            <text:p>16,969,295,300,000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FLOOR(([.$G$2] * ([.A636]-1)^2 + ([.A636]-1) * [.$G$3]) * [.$G$1]) + [.$G$1]" office:value-type="float" office:value="80454700000" calcext:value-type="float">
            <text:p>80,454,700,000</text:p>
          </table:table-cell>
          <table:table-cell table:formula="of:=[.B636]/[.B635]" office:value-type="float" office:value="1.00316080058653" calcext:value-type="float">
            <text:p>1.0032</text:p>
          </table:table-cell>
          <table:table-cell table:formula="of:=[.B636]+[.D635]" office:value-type="float" office:value="17049750000000" calcext:value-type="float">
            <text:p>17,049,750,000,000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FLOOR(([.$G$2] * ([.A637]-1)^2 + ([.A637]-1) * [.$G$3]) * [.$G$1]) + [.$G$1]" office:value-type="float" office:value="80708600000" calcext:value-type="float">
            <text:p>80,708,600,000</text:p>
          </table:table-cell>
          <table:table-cell table:formula="of:=[.B637]/[.B636]" office:value-type="float" office:value="1.00315581314703" calcext:value-type="float">
            <text:p>1.0032</text:p>
          </table:table-cell>
          <table:table-cell table:formula="of:=[.B637]+[.D636]" office:value-type="float" office:value="17130458600000" calcext:value-type="float">
            <text:p>17,130,458,600,000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FLOOR(([.$G$2] * ([.A638]-1)^2 + ([.A638]-1) * [.$G$3]) * [.$G$1]) + [.$G$1]" office:value-type="float" office:value="80962900000" calcext:value-type="float">
            <text:p>80,962,900,000</text:p>
          </table:table-cell>
          <table:table-cell table:formula="of:=[.B638]/[.B637]" office:value-type="float" office:value="1.0031508414221" calcext:value-type="float">
            <text:p>1.0032</text:p>
          </table:table-cell>
          <table:table-cell table:formula="of:=[.B638]+[.D637]" office:value-type="float" office:value="17211421500000" calcext:value-type="float">
            <text:p>17,211,421,500,000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FLOOR(([.$G$2] * ([.A639]-1)^2 + ([.A639]-1) * [.$G$3]) * [.$G$1]) + [.$G$1]" office:value-type="float" office:value="81217600000" calcext:value-type="float">
            <text:p>81,217,600,000</text:p>
          </table:table-cell>
          <table:table-cell table:formula="of:=[.B639]/[.B638]" office:value-type="float" office:value="1.00314588533761" calcext:value-type="float">
            <text:p>1.0031</text:p>
          </table:table-cell>
          <table:table-cell table:formula="of:=[.B639]+[.D638]" office:value-type="float" office:value="17292639100000" calcext:value-type="float">
            <text:p>17,292,639,100,000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FLOOR(([.$G$2] * ([.A640]-1)^2 + ([.A640]-1) * [.$G$3]) * [.$G$1]) + [.$G$1]" office:value-type="float" office:value="81472700000" calcext:value-type="float">
            <text:p>81,472,700,000</text:p>
          </table:table-cell>
          <table:table-cell table:formula="of:=[.B640]/[.B639]" office:value-type="float" office:value="1.00314094481984" calcext:value-type="float">
            <text:p>1.0031</text:p>
          </table:table-cell>
          <table:table-cell table:formula="of:=[.B640]+[.D639]" office:value-type="float" office:value="17374111800000" calcext:value-type="float">
            <text:p>17,374,111,800,000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FLOOR(([.$G$2] * ([.A641]-1)^2 + ([.A641]-1) * [.$G$3]) * [.$G$1]) + [.$G$1]" office:value-type="float" office:value="81728200000" calcext:value-type="float">
            <text:p>81,728,200,000</text:p>
          </table:table-cell>
          <table:table-cell table:formula="of:=[.B641]/[.B640]" office:value-type="float" office:value="1.00313601979559" calcext:value-type="float">
            <text:p>1.0031</text:p>
          </table:table-cell>
          <table:table-cell table:formula="of:=[.B641]+[.D640]" office:value-type="float" office:value="17455840000000" calcext:value-type="float">
            <text:p>17,455,840,000,000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FLOOR(([.$G$2] * ([.A642]-1)^2 + ([.A642]-1) * [.$G$3]) * [.$G$1]) + [.$G$1]" office:value-type="float" office:value="81984100000" calcext:value-type="float">
            <text:p>81,984,100,000</text:p>
          </table:table-cell>
          <table:table-cell table:formula="of:=[.B642]/[.B641]" office:value-type="float" office:value="1.00313111019208" calcext:value-type="float">
            <text:p>1.0031</text:p>
          </table:table-cell>
          <table:table-cell table:formula="of:=[.B642]+[.D641]" office:value-type="float" office:value="17537824100000" calcext:value-type="float">
            <text:p>17,537,824,100,000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FLOOR(([.$G$2] * ([.A643]-1)^2 + ([.A643]-1) * [.$G$3]) * [.$G$1]) + [.$G$1]" office:value-type="float" office:value="82240400000" calcext:value-type="float">
            <text:p>82,240,400,000</text:p>
          </table:table-cell>
          <table:table-cell table:formula="of:=[.B643]/[.B642]" office:value-type="float" office:value="1.00312621593699" calcext:value-type="float">
            <text:p>1.0031</text:p>
          </table:table-cell>
          <table:table-cell table:formula="of:=[.B643]+[.D642]" office:value-type="float" office:value="17620064500000" calcext:value-type="float">
            <text:p>17,620,064,500,000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FLOOR(([.$G$2] * ([.A644]-1)^2 + ([.A644]-1) * [.$G$3]) * [.$G$1]) + [.$G$1]" office:value-type="float" office:value="82497100000" calcext:value-type="float">
            <text:p>82,497,100,000</text:p>
          </table:table-cell>
          <table:table-cell table:formula="of:=[.B644]/[.B643]" office:value-type="float" office:value="1.00312133695848" calcext:value-type="float">
            <text:p>1.0031</text:p>
          </table:table-cell>
          <table:table-cell table:formula="of:=[.B644]+[.D643]" office:value-type="float" office:value="17702561600000" calcext:value-type="float">
            <text:p>17,702,561,600,000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FLOOR(([.$G$2] * ([.A645]-1)^2 + ([.A645]-1) * [.$G$3]) * [.$G$1]) + [.$G$1]" office:value-type="float" office:value="82754200000" calcext:value-type="float">
            <text:p>82,754,200,000</text:p>
          </table:table-cell>
          <table:table-cell table:formula="of:=[.B645]/[.B644]" office:value-type="float" office:value="1.00311647318512" calcext:value-type="float">
            <text:p>1.0031</text:p>
          </table:table-cell>
          <table:table-cell table:formula="of:=[.B645]+[.D644]" office:value-type="float" office:value="17785315800000" calcext:value-type="float">
            <text:p>17,785,315,800,000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FLOOR(([.$G$2] * ([.A646]-1)^2 + ([.A646]-1) * [.$G$3]) * [.$G$1]) + [.$G$1]" office:value-type="float" office:value="83011700000" calcext:value-type="float">
            <text:p>83,011,700,000</text:p>
          </table:table-cell>
          <table:table-cell table:formula="of:=[.B646]/[.B645]" office:value-type="float" office:value="1.00311162454594" calcext:value-type="float">
            <text:p>1.0031</text:p>
          </table:table-cell>
          <table:table-cell table:formula="of:=[.B646]+[.D645]" office:value-type="float" office:value="17868327500000" calcext:value-type="float">
            <text:p>17,868,327,500,000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FLOOR(([.$G$2] * ([.A647]-1)^2 + ([.A647]-1) * [.$G$3]) * [.$G$1]) + [.$G$1]" office:value-type="float" office:value="83269600000" calcext:value-type="float">
            <text:p>83,269,600,000</text:p>
          </table:table-cell>
          <table:table-cell table:formula="of:=[.B647]/[.B646]" office:value-type="float" office:value="1.00310679097043" calcext:value-type="float">
            <text:p>1.0031</text:p>
          </table:table-cell>
          <table:table-cell table:formula="of:=[.B647]+[.D646]" office:value-type="float" office:value="17951597100000" calcext:value-type="float">
            <text:p>17,951,597,100,000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FLOOR(([.$G$2] * ([.A648]-1)^2 + ([.A648]-1) * [.$G$3]) * [.$G$1]) + [.$G$1]" office:value-type="float" office:value="83527900000" calcext:value-type="float">
            <text:p>83,527,900,000</text:p>
          </table:table-cell>
          <table:table-cell table:formula="of:=[.B648]/[.B647]" office:value-type="float" office:value="1.00310197238848" calcext:value-type="float">
            <text:p>1.0031</text:p>
          </table:table-cell>
          <table:table-cell table:formula="of:=[.B648]+[.D647]" office:value-type="float" office:value="18035125000000" calcext:value-type="float">
            <text:p>18,035,125,000,000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FLOOR(([.$G$2] * ([.A649]-1)^2 + ([.A649]-1) * [.$G$3]) * [.$G$1]) + [.$G$1]" office:value-type="float" office:value="83786600000" calcext:value-type="float">
            <text:p>83,786,600,000</text:p>
          </table:table-cell>
          <table:table-cell table:formula="of:=[.B649]/[.B648]" office:value-type="float" office:value="1.00309716873045" calcext:value-type="float">
            <text:p>1.0031</text:p>
          </table:table-cell>
          <table:table-cell table:formula="of:=[.B649]+[.D648]" office:value-type="float" office:value="18118911600000" calcext:value-type="float">
            <text:p>18,118,911,600,000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FLOOR(([.$G$2] * ([.A650]-1)^2 + ([.A650]-1) * [.$G$3]) * [.$G$1]) + [.$G$1]" office:value-type="float" office:value="84045700000" calcext:value-type="float">
            <text:p>84,045,700,000</text:p>
          </table:table-cell>
          <table:table-cell table:formula="of:=[.B650]/[.B649]" office:value-type="float" office:value="1.0030923799271" calcext:value-type="float">
            <text:p>1.0031</text:p>
          </table:table-cell>
          <table:table-cell table:formula="of:=[.B650]+[.D649]" office:value-type="float" office:value="18202957300000" calcext:value-type="float">
            <text:p>18,202,957,300,000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FLOOR(([.$G$2] * ([.A651]-1)^2 + ([.A651]-1) * [.$G$3]) * [.$G$1]) + [.$G$1]" office:value-type="float" office:value="84305200000" calcext:value-type="float">
            <text:p>84,305,200,000</text:p>
          </table:table-cell>
          <table:table-cell table:formula="of:=[.B651]/[.B650]" office:value-type="float" office:value="1.00308760590964" calcext:value-type="float">
            <text:p>1.0031</text:p>
          </table:table-cell>
          <table:table-cell table:formula="of:=[.B651]+[.D650]" office:value-type="float" office:value="18287262500000" calcext:value-type="float">
            <text:p>18,287,262,500,000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FLOOR(([.$G$2] * ([.A652]-1)^2 + ([.A652]-1) * [.$G$3]) * [.$G$1]) + [.$G$1]" office:value-type="float" office:value="84565100000" calcext:value-type="float">
            <text:p>84,565,100,000</text:p>
          </table:table-cell>
          <table:table-cell table:formula="of:=[.B652]/[.B651]" office:value-type="float" office:value="1.0030828466097" calcext:value-type="float">
            <text:p>1.0031</text:p>
          </table:table-cell>
          <table:table-cell table:formula="of:=[.B652]+[.D651]" office:value-type="float" office:value="18371827600000" calcext:value-type="float">
            <text:p>18,371,827,600,000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FLOOR(([.$G$2] * ([.A653]-1)^2 + ([.A653]-1) * [.$G$3]) * [.$G$1]) + [.$G$1]" office:value-type="float" office:value="84825400000" calcext:value-type="float">
            <text:p>84,825,400,000</text:p>
          </table:table-cell>
          <table:table-cell table:formula="of:=[.B653]/[.B652]" office:value-type="float" office:value="1.00307810195932" calcext:value-type="float">
            <text:p>1.0031</text:p>
          </table:table-cell>
          <table:table-cell table:formula="of:=[.B653]+[.D652]" office:value-type="float" office:value="18456653000000" calcext:value-type="float">
            <text:p>18,456,653,000,000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FLOOR(([.$G$2] * ([.A654]-1)^2 + ([.A654]-1) * [.$G$3]) * [.$G$1]) + [.$G$1]" office:value-type="float" office:value="85086100000" calcext:value-type="float">
            <text:p>85,086,100,000</text:p>
          </table:table-cell>
          <table:table-cell table:formula="of:=[.B654]/[.B653]" office:value-type="float" office:value="1.00307337189097" calcext:value-type="float">
            <text:p>1.0031</text:p>
          </table:table-cell>
          <table:table-cell table:formula="of:=[.B654]+[.D653]" office:value-type="float" office:value="18541739100000" calcext:value-type="float">
            <text:p>18,541,739,100,000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FLOOR(([.$G$2] * ([.A655]-1)^2 + ([.A655]-1) * [.$G$3]) * [.$G$1]) + [.$G$1]" office:value-type="float" office:value="85347200000" calcext:value-type="float">
            <text:p>85,347,200,000</text:p>
          </table:table-cell>
          <table:table-cell table:formula="of:=[.B655]/[.B654]" office:value-type="float" office:value="1.00306865633752" calcext:value-type="float">
            <text:p>1.0031</text:p>
          </table:table-cell>
          <table:table-cell table:formula="of:=[.B655]+[.D654]" office:value-type="float" office:value="18627086300000" calcext:value-type="float">
            <text:p>18,627,086,300,000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FLOOR(([.$G$2] * ([.A656]-1)^2 + ([.A656]-1) * [.$G$3]) * [.$G$1]) + [.$G$1]" office:value-type="float" office:value="85608700000" calcext:value-type="float">
            <text:p>85,608,700,000</text:p>
          </table:table-cell>
          <table:table-cell table:formula="of:=[.B656]/[.B655]" office:value-type="float" office:value="1.00306395523227" calcext:value-type="float">
            <text:p>1.0031</text:p>
          </table:table-cell>
          <table:table-cell table:formula="of:=[.B656]+[.D655]" office:value-type="float" office:value="18712695000000" calcext:value-type="float">
            <text:p>18,712,695,000,000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FLOOR(([.$G$2] * ([.A657]-1)^2 + ([.A657]-1) * [.$G$3]) * [.$G$1]) + [.$G$1]" office:value-type="float" office:value="85870600000" calcext:value-type="float">
            <text:p>85,870,600,000</text:p>
          </table:table-cell>
          <table:table-cell table:formula="of:=[.B657]/[.B656]" office:value-type="float" office:value="1.00305926850893" calcext:value-type="float">
            <text:p>1.0031</text:p>
          </table:table-cell>
          <table:table-cell table:formula="of:=[.B657]+[.D656]" office:value-type="float" office:value="18798565600000" calcext:value-type="float">
            <text:p>18,798,565,600,000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FLOOR(([.$G$2] * ([.A658]-1)^2 + ([.A658]-1) * [.$G$3]) * [.$G$1]) + [.$G$1]" office:value-type="float" office:value="86132900000" calcext:value-type="float">
            <text:p>86,132,900,000</text:p>
          </table:table-cell>
          <table:table-cell table:formula="of:=[.B658]/[.B657]" office:value-type="float" office:value="1.00305459610158" calcext:value-type="float">
            <text:p>1.0031</text:p>
          </table:table-cell>
          <table:table-cell table:formula="of:=[.B658]+[.D657]" office:value-type="float" office:value="18884698500000" calcext:value-type="float">
            <text:p>18,884,698,500,000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FLOOR(([.$G$2] * ([.A659]-1)^2 + ([.A659]-1) * [.$G$3]) * [.$G$1]) + [.$G$1]" office:value-type="float" office:value="86395600000" calcext:value-type="float">
            <text:p>86,395,600,000</text:p>
          </table:table-cell>
          <table:table-cell table:formula="of:=[.B659]/[.B658]" office:value-type="float" office:value="1.00304993794473" calcext:value-type="float">
            <text:p>1.0030</text:p>
          </table:table-cell>
          <table:table-cell table:formula="of:=[.B659]+[.D658]" office:value-type="float" office:value="18971094100000" calcext:value-type="float">
            <text:p>18,971,094,100,000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FLOOR(([.$G$2] * ([.A660]-1)^2 + ([.A660]-1) * [.$G$3]) * [.$G$1]) + [.$G$1]" office:value-type="float" office:value="86658700000" calcext:value-type="float">
            <text:p>86,658,700,000</text:p>
          </table:table-cell>
          <table:table-cell table:formula="of:=[.B660]/[.B659]" office:value-type="float" office:value="1.0030452939733" calcext:value-type="float">
            <text:p>1.0030</text:p>
          </table:table-cell>
          <table:table-cell table:formula="of:=[.B660]+[.D659]" office:value-type="float" office:value="19057752800000" calcext:value-type="float">
            <text:p>19,057,752,800,000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FLOOR(([.$G$2] * ([.A661]-1)^2 + ([.A661]-1) * [.$G$3]) * [.$G$1]) + [.$G$1]" office:value-type="float" office:value="86922200000" calcext:value-type="float">
            <text:p>86,922,200,000</text:p>
          </table:table-cell>
          <table:table-cell table:formula="of:=[.B661]/[.B660]" office:value-type="float" office:value="1.00304066412259" calcext:value-type="float">
            <text:p>1.0030</text:p>
          </table:table-cell>
          <table:table-cell table:formula="of:=[.B661]+[.D660]" office:value-type="float" office:value="19144675000000" calcext:value-type="float">
            <text:p>19,144,675,000,000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FLOOR(([.$G$2] * ([.A662]-1)^2 + ([.A662]-1) * [.$G$3]) * [.$G$1]) + [.$G$1]" office:value-type="float" office:value="87186100000" calcext:value-type="float">
            <text:p>87,186,100,000</text:p>
          </table:table-cell>
          <table:table-cell table:formula="of:=[.B662]/[.B661]" office:value-type="float" office:value="1.00303604832828" calcext:value-type="float">
            <text:p>1.0030</text:p>
          </table:table-cell>
          <table:table-cell table:formula="of:=[.B662]+[.D661]" office:value-type="float" office:value="19231861100000" calcext:value-type="float">
            <text:p>19,231,861,100,000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FLOOR(([.$G$2] * ([.A663]-1)^2 + ([.A663]-1) * [.$G$3]) * [.$G$1]) + [.$G$1]" office:value-type="float" office:value="87450400000" calcext:value-type="float">
            <text:p>87,450,400,000</text:p>
          </table:table-cell>
          <table:table-cell table:formula="of:=[.B663]/[.B662]" office:value-type="float" office:value="1.00303144652645" calcext:value-type="float">
            <text:p>1.0030</text:p>
          </table:table-cell>
          <table:table-cell table:formula="of:=[.B663]+[.D662]" office:value-type="float" office:value="19319311500000" calcext:value-type="float">
            <text:p>19,319,311,500,000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([.$G$2] * ([.A664]-1)^2 + ([.A664]-1) * [.$G$3]) * [.$G$1]) + [.$G$1]" office:value-type="float" office:value="87715100000" calcext:value-type="float">
            <text:p>87,715,100,000</text:p>
          </table:table-cell>
          <table:table-cell table:formula="of:=[.B664]/[.B663]" office:value-type="float" office:value="1.00302685865359" calcext:value-type="float">
            <text:p>1.0030</text:p>
          </table:table-cell>
          <table:table-cell table:formula="of:=[.B664]+[.D663]" office:value-type="float" office:value="19407026600000" calcext:value-type="float">
            <text:p>19,407,026,600,000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FLOOR(([.$G$2] * ([.A665]-1)^2 + ([.A665]-1) * [.$G$3]) * [.$G$1]) + [.$G$1]" office:value-type="float" office:value="87980200000" calcext:value-type="float">
            <text:p>87,980,200,000</text:p>
          </table:table-cell>
          <table:table-cell table:formula="of:=[.B665]/[.B664]" office:value-type="float" office:value="1.00302228464654" calcext:value-type="float">
            <text:p>1.0030</text:p>
          </table:table-cell>
          <table:table-cell table:formula="of:=[.B665]+[.D664]" office:value-type="float" office:value="19495006800000" calcext:value-type="float">
            <text:p>19,495,006,800,000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FLOOR(([.$G$2] * ([.A666]-1)^2 + ([.A666]-1) * [.$G$3]) * [.$G$1]) + [.$G$1]" office:value-type="float" office:value="88245700000" calcext:value-type="float">
            <text:p>88,245,700,000</text:p>
          </table:table-cell>
          <table:table-cell table:formula="of:=[.B666]/[.B665]" office:value-type="float" office:value="1.00301772444255" calcext:value-type="float">
            <text:p>1.0030</text:p>
          </table:table-cell>
          <table:table-cell table:formula="of:=[.B666]+[.D665]" office:value-type="float" office:value="19583252500000" calcext:value-type="float">
            <text:p>19,583,252,500,000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FLOOR(([.$G$2] * ([.A667]-1)^2 + ([.A667]-1) * [.$G$3]) * [.$G$1]) + [.$G$1]" office:value-type="float" office:value="88511600000" calcext:value-type="float">
            <text:p>88,511,600,000</text:p>
          </table:table-cell>
          <table:table-cell table:formula="of:=[.B667]/[.B666]" office:value-type="float" office:value="1.00301317797921" calcext:value-type="float">
            <text:p>1.0030</text:p>
          </table:table-cell>
          <table:table-cell table:formula="of:=[.B667]+[.D666]" office:value-type="float" office:value="19671764100000" calcext:value-type="float">
            <text:p>19,671,764,100,000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([.$G$2] * ([.A668]-1)^2 + ([.A668]-1) * [.$G$3]) * [.$G$1]) + [.$G$1]" office:value-type="float" office:value="88777900000" calcext:value-type="float">
            <text:p>88,777,900,000</text:p>
          </table:table-cell>
          <table:table-cell table:formula="of:=[.B668]/[.B667]" office:value-type="float" office:value="1.00300864519453" calcext:value-type="float">
            <text:p>1.0030</text:p>
          </table:table-cell>
          <table:table-cell table:formula="of:=[.B668]+[.D667]" office:value-type="float" office:value="19760542000000" calcext:value-type="float">
            <text:p>19,760,542,000,000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FLOOR(([.$G$2] * ([.A669]-1)^2 + ([.A669]-1) * [.$G$3]) * [.$G$1]) + [.$G$1]" office:value-type="float" office:value="89044600000" calcext:value-type="float">
            <text:p>89,044,600,000</text:p>
          </table:table-cell>
          <table:table-cell table:formula="of:=[.B669]/[.B668]" office:value-type="float" office:value="1.00300412602686" calcext:value-type="float">
            <text:p>1.0030</text:p>
          </table:table-cell>
          <table:table-cell table:formula="of:=[.B669]+[.D668]" office:value-type="float" office:value="19849586600000" calcext:value-type="float">
            <text:p>19,849,586,600,000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FLOOR(([.$G$2] * ([.A670]-1)^2 + ([.A670]-1) * [.$G$3]) * [.$G$1]) + [.$G$1]" office:value-type="float" office:value="89311700000" calcext:value-type="float">
            <text:p>89,311,700,000</text:p>
          </table:table-cell>
          <table:table-cell table:formula="of:=[.B670]/[.B669]" office:value-type="float" office:value="1.00299962041494" calcext:value-type="float">
            <text:p>1.0030</text:p>
          </table:table-cell>
          <table:table-cell table:formula="of:=[.B670]+[.D669]" office:value-type="float" office:value="19938898300000" calcext:value-type="float">
            <text:p>19,938,898,300,000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FLOOR(([.$G$2] * ([.A671]-1)^2 + ([.A671]-1) * [.$G$3]) * [.$G$1]) + [.$G$1]" office:value-type="float" office:value="89579200000" calcext:value-type="float">
            <text:p>89,579,200,000</text:p>
          </table:table-cell>
          <table:table-cell table:formula="of:=[.B671]/[.B670]" office:value-type="float" office:value="1.00299512829786" calcext:value-type="float">
            <text:p>1.0030</text:p>
          </table:table-cell>
          <table:table-cell table:formula="of:=[.B671]+[.D670]" office:value-type="float" office:value="20028477500000" calcext:value-type="float">
            <text:p>20,028,477,500,000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FLOOR(([.$G$2] * ([.A672]-1)^2 + ([.A672]-1) * [.$G$3]) * [.$G$1]) + [.$G$1]" office:value-type="float" office:value="89847100000" calcext:value-type="float">
            <text:p>89,847,100,000</text:p>
          </table:table-cell>
          <table:table-cell table:formula="of:=[.B672]/[.B671]" office:value-type="float" office:value="1.00299064961509" calcext:value-type="float">
            <text:p>1.0030</text:p>
          </table:table-cell>
          <table:table-cell table:formula="of:=[.B672]+[.D671]" office:value-type="float" office:value="20118324600000" calcext:value-type="float">
            <text:p>20,118,324,600,000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FLOOR(([.$G$2] * ([.A673]-1)^2 + ([.A673]-1) * [.$G$3]) * [.$G$1]) + [.$G$1]" office:value-type="float" office:value="90115400000" calcext:value-type="float">
            <text:p>90,115,400,000</text:p>
          </table:table-cell>
          <table:table-cell table:formula="of:=[.B673]/[.B672]" office:value-type="float" office:value="1.00298618430645" calcext:value-type="float">
            <text:p>1.0030</text:p>
          </table:table-cell>
          <table:table-cell table:formula="of:=[.B673]+[.D672]" office:value-type="float" office:value="20208440000000" calcext:value-type="float">
            <text:p>20,208,440,000,000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FLOOR(([.$G$2] * ([.A674]-1)^2 + ([.A674]-1) * [.$G$3]) * [.$G$1]) + [.$G$1]" office:value-type="float" office:value="90384100000" calcext:value-type="float">
            <text:p>90,384,100,000</text:p>
          </table:table-cell>
          <table:table-cell table:formula="of:=[.B674]/[.B673]" office:value-type="float" office:value="1.00298173231212" calcext:value-type="float">
            <text:p>1.0030</text:p>
          </table:table-cell>
          <table:table-cell table:formula="of:=[.B674]+[.D673]" office:value-type="float" office:value="20298824100000" calcext:value-type="float">
            <text:p>20,298,824,100,000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FLOOR(([.$G$2] * ([.A675]-1)^2 + ([.A675]-1) * [.$G$3]) * [.$G$1]) + [.$G$1]" office:value-type="float" office:value="90653200000" calcext:value-type="float">
            <text:p>90,653,200,000</text:p>
          </table:table-cell>
          <table:table-cell table:formula="of:=[.B675]/[.B674]" office:value-type="float" office:value="1.00297729357265" calcext:value-type="float">
            <text:p>1.0030</text:p>
          </table:table-cell>
          <table:table-cell table:formula="of:=[.B675]+[.D674]" office:value-type="float" office:value="20389477300000" calcext:value-type="float">
            <text:p>20,389,477,300,000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FLOOR(([.$G$2] * ([.A676]-1)^2 + ([.A676]-1) * [.$G$3]) * [.$G$1]) + [.$G$1]" office:value-type="float" office:value="90922700000" calcext:value-type="float">
            <text:p>90,922,700,000</text:p>
          </table:table-cell>
          <table:table-cell table:formula="of:=[.B676]/[.B675]" office:value-type="float" office:value="1.00297286802893" calcext:value-type="float">
            <text:p>1.0030</text:p>
          </table:table-cell>
          <table:table-cell table:formula="of:=[.B676]+[.D675]" office:value-type="float" office:value="20480400000000" calcext:value-type="float">
            <text:p>20,480,400,000,000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FLOOR(([.$G$2] * ([.A677]-1)^2 + ([.A677]-1) * [.$G$3]) * [.$G$1]) + [.$G$1]" office:value-type="float" office:value="91192600000" calcext:value-type="float">
            <text:p>91,192,600,000</text:p>
          </table:table-cell>
          <table:table-cell table:formula="of:=[.B677]/[.B676]" office:value-type="float" office:value="1.00296845562219" calcext:value-type="float">
            <text:p>1.0030</text:p>
          </table:table-cell>
          <table:table-cell table:formula="of:=[.B677]+[.D676]" office:value-type="float" office:value="20571592600000" calcext:value-type="float">
            <text:p>20,571,592,600,000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FLOOR(([.$G$2] * ([.A678]-1)^2 + ([.A678]-1) * [.$G$3]) * [.$G$1]) + [.$G$1]" office:value-type="float" office:value="91462900000" calcext:value-type="float">
            <text:p>91,462,900,000</text:p>
          </table:table-cell>
          <table:table-cell table:formula="of:=[.B678]/[.B677]" office:value-type="float" office:value="1.00296405629404" calcext:value-type="float">
            <text:p>1.0030</text:p>
          </table:table-cell>
          <table:table-cell table:formula="of:=[.B678]+[.D677]" office:value-type="float" office:value="20663055500000" calcext:value-type="float">
            <text:p>20,663,055,500,000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FLOOR(([.$G$2] * ([.A679]-1)^2 + ([.A679]-1) * [.$G$3]) * [.$G$1]) + [.$G$1]" office:value-type="float" office:value="91733600000" calcext:value-type="float">
            <text:p>91,733,600,000</text:p>
          </table:table-cell>
          <table:table-cell table:formula="of:=[.B679]/[.B678]" office:value-type="float" office:value="1.00295966998641" calcext:value-type="float">
            <text:p>1.0030</text:p>
          </table:table-cell>
          <table:table-cell table:formula="of:=[.B679]+[.D678]" office:value-type="float" office:value="20754789100000" calcext:value-type="float">
            <text:p>20,754,789,100,000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FLOOR(([.$G$2] * ([.A680]-1)^2 + ([.A680]-1) * [.$G$3]) * [.$G$1]) + [.$G$1]" office:value-type="float" office:value="92004700000" calcext:value-type="float">
            <text:p>92,004,700,000</text:p>
          </table:table-cell>
          <table:table-cell table:formula="of:=[.B680]/[.B679]" office:value-type="float" office:value="1.00295529664158" calcext:value-type="float">
            <text:p>1.0030</text:p>
          </table:table-cell>
          <table:table-cell table:formula="of:=[.B680]+[.D679]" office:value-type="float" office:value="20846793800000" calcext:value-type="float">
            <text:p>20,846,793,800,000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FLOOR(([.$G$2] * ([.A681]-1)^2 + ([.A681]-1) * [.$G$3]) * [.$G$1]) + [.$G$1]" office:value-type="float" office:value="92276200000" calcext:value-type="float">
            <text:p>92,276,200,000</text:p>
          </table:table-cell>
          <table:table-cell table:formula="of:=[.B681]/[.B680]" office:value-type="float" office:value="1.00295093620217" calcext:value-type="float">
            <text:p>1.0030</text:p>
          </table:table-cell>
          <table:table-cell table:formula="of:=[.B681]+[.D680]" office:value-type="float" office:value="20939070000000" calcext:value-type="float">
            <text:p>20,939,070,000,000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FLOOR(([.$G$2] * ([.A682]-1)^2 + ([.A682]-1) * [.$G$3]) * [.$G$1]) + [.$G$1]" office:value-type="float" office:value="92548100000" calcext:value-type="float">
            <text:p>92,548,100,000</text:p>
          </table:table-cell>
          <table:table-cell table:formula="of:=[.B682]/[.B681]" office:value-type="float" office:value="1.00294658861115" calcext:value-type="float">
            <text:p>1.0029</text:p>
          </table:table-cell>
          <table:table-cell table:formula="of:=[.B682]+[.D681]" office:value-type="float" office:value="21031618100000" calcext:value-type="float">
            <text:p>21,031,618,100,000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FLOOR(([.$G$2] * ([.A683]-1)^2 + ([.A683]-1) * [.$G$3]) * [.$G$1]) + [.$G$1]" office:value-type="float" office:value="92820400000" calcext:value-type="float">
            <text:p>92,820,400,000</text:p>
          </table:table-cell>
          <table:table-cell table:formula="of:=[.B683]/[.B682]" office:value-type="float" office:value="1.0029422538118" calcext:value-type="float">
            <text:p>1.0029</text:p>
          </table:table-cell>
          <table:table-cell table:formula="of:=[.B683]+[.D682]" office:value-type="float" office:value="21124438500000" calcext:value-type="float">
            <text:p>21,124,438,500,000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FLOOR(([.$G$2] * ([.A684]-1)^2 + ([.A684]-1) * [.$G$3]) * [.$G$1]) + [.$G$1]" office:value-type="float" office:value="93093100000" calcext:value-type="float">
            <text:p>93,093,100,000</text:p>
          </table:table-cell>
          <table:table-cell table:formula="of:=[.B684]/[.B683]" office:value-type="float" office:value="1.00293793174776" calcext:value-type="float">
            <text:p>1.0029</text:p>
          </table:table-cell>
          <table:table-cell table:formula="of:=[.B684]+[.D683]" office:value-type="float" office:value="21217531600000" calcext:value-type="float">
            <text:p>21,217,531,600,000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FLOOR(([.$G$2] * ([.A685]-1)^2 + ([.A685]-1) * [.$G$3]) * [.$G$1]) + [.$G$1]" office:value-type="float" office:value="93366200000" calcext:value-type="float">
            <text:p>93,366,200,000</text:p>
          </table:table-cell>
          <table:table-cell table:formula="of:=[.B685]/[.B684]" office:value-type="float" office:value="1.00293362236299" calcext:value-type="float">
            <text:p>1.0029</text:p>
          </table:table-cell>
          <table:table-cell table:formula="of:=[.B685]+[.D684]" office:value-type="float" office:value="21310897800000" calcext:value-type="float">
            <text:p>21,310,897,800,000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FLOOR(([.$G$2] * ([.A686]-1)^2 + ([.A686]-1) * [.$G$3]) * [.$G$1]) + [.$G$1]" office:value-type="float" office:value="93639700000" calcext:value-type="float">
            <text:p>93,639,700,000</text:p>
          </table:table-cell>
          <table:table-cell table:formula="of:=[.B686]/[.B685]" office:value-type="float" office:value="1.00292932560177" calcext:value-type="float">
            <text:p>1.0029</text:p>
          </table:table-cell>
          <table:table-cell table:formula="of:=[.B686]+[.D685]" office:value-type="float" office:value="21404537500000" calcext:value-type="float">
            <text:p>21,404,537,500,000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FLOOR(([.$G$2] * ([.A687]-1)^2 + ([.A687]-1) * [.$G$3]) * [.$G$1]) + [.$G$1]" office:value-type="float" office:value="93913600000" calcext:value-type="float">
            <text:p>93,913,600,000</text:p>
          </table:table-cell>
          <table:table-cell table:formula="of:=[.B687]/[.B686]" office:value-type="float" office:value="1.00292504140872" calcext:value-type="float">
            <text:p>1.0029</text:p>
          </table:table-cell>
          <table:table-cell table:formula="of:=[.B687]+[.D686]" office:value-type="float" office:value="21498451100000" calcext:value-type="float">
            <text:p>21,498,451,100,000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FLOOR(([.$G$2] * ([.A688]-1)^2 + ([.A688]-1) * [.$G$3]) * [.$G$1]) + [.$G$1]" office:value-type="float" office:value="94187900000" calcext:value-type="float">
            <text:p>94,187,900,000</text:p>
          </table:table-cell>
          <table:table-cell table:formula="of:=[.B688]/[.B687]" office:value-type="float" office:value="1.00292076972877" calcext:value-type="float">
            <text:p>1.0029</text:p>
          </table:table-cell>
          <table:table-cell table:formula="of:=[.B688]+[.D687]" office:value-type="float" office:value="21592639000000" calcext:value-type="float">
            <text:p>21,592,639,000,000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FLOOR(([.$G$2] * ([.A689]-1)^2 + ([.A689]-1) * [.$G$3]) * [.$G$1]) + [.$G$1]" office:value-type="float" office:value="94462600000" calcext:value-type="float">
            <text:p>94,462,600,000</text:p>
          </table:table-cell>
          <table:table-cell table:formula="of:=[.B689]/[.B688]" office:value-type="float" office:value="1.00291651050719" calcext:value-type="float">
            <text:p>1.0029</text:p>
          </table:table-cell>
          <table:table-cell table:formula="of:=[.B689]+[.D688]" office:value-type="float" office:value="21687101600000" calcext:value-type="float">
            <text:p>21,687,101,600,000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FLOOR(([.$G$2] * ([.A690]-1)^2 + ([.A690]-1) * [.$G$3]) * [.$G$1]) + [.$G$1]" office:value-type="float" office:value="94737700000" calcext:value-type="float">
            <text:p>94,737,700,000</text:p>
          </table:table-cell>
          <table:table-cell table:formula="of:=[.B690]/[.B689]" office:value-type="float" office:value="1.00291226368954" calcext:value-type="float">
            <text:p>1.0029</text:p>
          </table:table-cell>
          <table:table-cell table:formula="of:=[.B690]+[.D689]" office:value-type="float" office:value="21781839300000" calcext:value-type="float">
            <text:p>21,781,839,300,000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FLOOR(([.$G$2] * ([.A691]-1)^2 + ([.A691]-1) * [.$G$3]) * [.$G$1]) + [.$G$1]" office:value-type="float" office:value="95013200000" calcext:value-type="float">
            <text:p>95,013,200,000</text:p>
          </table:table-cell>
          <table:table-cell table:formula="of:=[.B691]/[.B690]" office:value-type="float" office:value="1.00290802922174" calcext:value-type="float">
            <text:p>1.0029</text:p>
          </table:table-cell>
          <table:table-cell table:formula="of:=[.B691]+[.D690]" office:value-type="float" office:value="21876852500000" calcext:value-type="float">
            <text:p>21,876,852,500,000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FLOOR(([.$G$2] * ([.A692]-1)^2 + ([.A692]-1) * [.$G$3]) * [.$G$1]) + [.$G$1]" office:value-type="float" office:value="95289100000" calcext:value-type="float">
            <text:p>95,289,100,000</text:p>
          </table:table-cell>
          <table:table-cell table:formula="of:=[.B692]/[.B691]" office:value-type="float" office:value="1.00290380704997" calcext:value-type="float">
            <text:p>1.0029</text:p>
          </table:table-cell>
          <table:table-cell table:formula="of:=[.B692]+[.D691]" office:value-type="float" office:value="21972141600000" calcext:value-type="float">
            <text:p>21,972,141,600,00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FLOOR(([.$G$2] * ([.A693]-1)^2 + ([.A693]-1) * [.$G$3]) * [.$G$1]) + [.$G$1]" office:value-type="float" office:value="95565400000" calcext:value-type="float">
            <text:p>95,565,400,000</text:p>
          </table:table-cell>
          <table:table-cell table:formula="of:=[.B693]/[.B692]" office:value-type="float" office:value="1.00289959712076" calcext:value-type="float">
            <text:p>1.0029</text:p>
          </table:table-cell>
          <table:table-cell table:formula="of:=[.B693]+[.D692]" office:value-type="float" office:value="22067707000000" calcext:value-type="float">
            <text:p>22,067,707,000,000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FLOOR(([.$G$2] * ([.A694]-1)^2 + ([.A694]-1) * [.$G$3]) * [.$G$1]) + [.$G$1]" office:value-type="float" office:value="95842100000" calcext:value-type="float">
            <text:p>95,842,100,000</text:p>
          </table:table-cell>
          <table:table-cell table:formula="of:=[.B694]/[.B693]" office:value-type="float" office:value="1.00289539938095" calcext:value-type="float">
            <text:p>1.0029</text:p>
          </table:table-cell>
          <table:table-cell table:formula="of:=[.B694]+[.D693]" office:value-type="float" office:value="22163549100000" calcext:value-type="float">
            <text:p>22,163,549,100,000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FLOOR(([.$G$2] * ([.A695]-1)^2 + ([.A695]-1) * [.$G$3]) * [.$G$1]) + [.$G$1]" office:value-type="float" office:value="96119200000" calcext:value-type="float">
            <text:p>96,119,200,000</text:p>
          </table:table-cell>
          <table:table-cell table:formula="of:=[.B695]/[.B694]" office:value-type="float" office:value="1.00289121377766" calcext:value-type="float">
            <text:p>1.0029</text:p>
          </table:table-cell>
          <table:table-cell table:formula="of:=[.B695]+[.D694]" office:value-type="float" office:value="22259668300000" calcext:value-type="float">
            <text:p>22,259,668,300,000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FLOOR(([.$G$2] * ([.A696]-1)^2 + ([.A696]-1) * [.$G$3]) * [.$G$1]) + [.$G$1]" office:value-type="float" office:value="96396700000" calcext:value-type="float">
            <text:p>96,396,700,000</text:p>
          </table:table-cell>
          <table:table-cell table:formula="of:=[.B696]/[.B695]" office:value-type="float" office:value="1.00288704025835" calcext:value-type="float">
            <text:p>1.0029</text:p>
          </table:table-cell>
          <table:table-cell table:formula="of:=[.B696]+[.D695]" office:value-type="float" office:value="22356065000000" calcext:value-type="float">
            <text:p>22,356,065,000,000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FLOOR(([.$G$2] * ([.A697]-1)^2 + ([.A697]-1) * [.$G$3]) * [.$G$1]) + [.$G$1]" office:value-type="float" office:value="96674600000" calcext:value-type="float">
            <text:p>96,674,600,000</text:p>
          </table:table-cell>
          <table:table-cell table:formula="of:=[.B697]/[.B696]" office:value-type="float" office:value="1.00288287877075" calcext:value-type="float">
            <text:p>1.0029</text:p>
          </table:table-cell>
          <table:table-cell table:formula="of:=[.B697]+[.D696]" office:value-type="float" office:value="22452739600000" calcext:value-type="float">
            <text:p>22,452,739,600,000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FLOOR(([.$G$2] * ([.A698]-1)^2 + ([.A698]-1) * [.$G$3]) * [.$G$1]) + [.$G$1]" office:value-type="float" office:value="96952900000" calcext:value-type="float">
            <text:p>96,952,900,000</text:p>
          </table:table-cell>
          <table:table-cell table:formula="of:=[.B698]/[.B697]" office:value-type="float" office:value="1.00287872926291" calcext:value-type="float">
            <text:p>1.0029</text:p>
          </table:table-cell>
          <table:table-cell table:formula="of:=[.B698]+[.D697]" office:value-type="float" office:value="22549692500000" calcext:value-type="float">
            <text:p>22,549,692,500,000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FLOOR(([.$G$2] * ([.A699]-1)^2 + ([.A699]-1) * [.$G$3]) * [.$G$1]) + [.$G$1]" office:value-type="float" office:value="97231600000" calcext:value-type="float">
            <text:p>97,231,600,000</text:p>
          </table:table-cell>
          <table:table-cell table:formula="of:=[.B699]/[.B698]" office:value-type="float" office:value="1.00287459168318" calcext:value-type="float">
            <text:p>1.0029</text:p>
          </table:table-cell>
          <table:table-cell table:formula="of:=[.B699]+[.D698]" office:value-type="float" office:value="22646924100000" calcext:value-type="float">
            <text:p>22,646,924,100,000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FLOOR(([.$G$2] * ([.A700]-1)^2 + ([.A700]-1) * [.$G$3]) * [.$G$1]) + [.$G$1]" office:value-type="float" office:value="97510700000" calcext:value-type="float">
            <text:p>97,510,700,000</text:p>
          </table:table-cell>
          <table:table-cell table:formula="of:=[.B700]/[.B699]" office:value-type="float" office:value="1.0028704659802" calcext:value-type="float">
            <text:p>1.0029</text:p>
          </table:table-cell>
          <table:table-cell table:formula="of:=[.B700]+[.D699]" office:value-type="float" office:value="22744434800000" calcext:value-type="float">
            <text:p>22,744,434,800,000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FLOOR(([.$G$2] * ([.A701]-1)^2 + ([.A701]-1) * [.$G$3]) * [.$G$1]) + [.$G$1]" office:value-type="float" office:value="97790200000" calcext:value-type="float">
            <text:p>97,790,200,000</text:p>
          </table:table-cell>
          <table:table-cell table:formula="of:=[.B701]/[.B700]" office:value-type="float" office:value="1.0028663521029" calcext:value-type="float">
            <text:p>1.0029</text:p>
          </table:table-cell>
          <table:table-cell table:formula="of:=[.B701]+[.D700]" office:value-type="float" office:value="22842225000000" calcext:value-type="float">
            <text:p>22,842,225,000,00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FLOOR(([.$G$2] * ([.A702]-1)^2 + ([.A702]-1) * [.$G$3]) * [.$G$1]) + [.$G$1]" office:value-type="float" office:value="98070100000" calcext:value-type="float">
            <text:p>98,070,100,000</text:p>
          </table:table-cell>
          <table:table-cell table:formula="of:=[.B702]/[.B701]" office:value-type="float" office:value="1.00286225000051" calcext:value-type="float">
            <text:p>1.0029</text:p>
          </table:table-cell>
          <table:table-cell table:formula="of:=[.B702]+[.D701]" office:value-type="float" office:value="22940295100000" calcext:value-type="float">
            <text:p>22,940,295,100,000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FLOOR(([.$G$2] * ([.A703]-1)^2 + ([.A703]-1) * [.$G$3]) * [.$G$1]) + [.$G$1]" office:value-type="float" office:value="98350400000" calcext:value-type="float">
            <text:p>98,350,400,000</text:p>
          </table:table-cell>
          <table:table-cell table:formula="of:=[.B703]/[.B702]" office:value-type="float" office:value="1.00285815962256" calcext:value-type="float">
            <text:p>1.0029</text:p>
          </table:table-cell>
          <table:table-cell table:formula="of:=[.B703]+[.D702]" office:value-type="float" office:value="23038645500000" calcext:value-type="float">
            <text:p>23,038,645,500,000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FLOOR(([.$G$2] * ([.A704]-1)^2 + ([.A704]-1) * [.$G$3]) * [.$G$1]) + [.$G$1]" office:value-type="float" office:value="98631100000" calcext:value-type="float">
            <text:p>98,631,100,000</text:p>
          </table:table-cell>
          <table:table-cell table:formula="of:=[.B704]/[.B703]" office:value-type="float" office:value="1.00285408091884" calcext:value-type="float">
            <text:p>1.0029</text:p>
          </table:table-cell>
          <table:table-cell table:formula="of:=[.B704]+[.D703]" office:value-type="float" office:value="23137276600000" calcext:value-type="float">
            <text:p>23,137,276,600,000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FLOOR(([.$G$2] * ([.A705]-1)^2 + ([.A705]-1) * [.$G$3]) * [.$G$1]) + [.$G$1]" office:value-type="float" office:value="98912200000" calcext:value-type="float">
            <text:p>98,912,200,000</text:p>
          </table:table-cell>
          <table:table-cell table:formula="of:=[.B705]/[.B704]" office:value-type="float" office:value="1.00285001383945" calcext:value-type="float">
            <text:p>1.0029</text:p>
          </table:table-cell>
          <table:table-cell table:formula="of:=[.B705]+[.D704]" office:value-type="float" office:value="23236188800000" calcext:value-type="float">
            <text:p>23,236,188,800,000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FLOOR(([.$G$2] * ([.A706]-1)^2 + ([.A706]-1) * [.$G$3]) * [.$G$1]) + [.$G$1]" office:value-type="float" office:value="99193700000" calcext:value-type="float">
            <text:p>99,193,700,000</text:p>
          </table:table-cell>
          <table:table-cell table:formula="of:=[.B706]/[.B705]" office:value-type="float" office:value="1.00284595833477" calcext:value-type="float">
            <text:p>1.0028</text:p>
          </table:table-cell>
          <table:table-cell table:formula="of:=[.B706]+[.D705]" office:value-type="float" office:value="23335382500000" calcext:value-type="float">
            <text:p>23,335,382,500,000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FLOOR(([.$G$2] * ([.A707]-1)^2 + ([.A707]-1) * [.$G$3]) * [.$G$1]) + [.$G$1]" office:value-type="float" office:value="99475600000" calcext:value-type="float">
            <text:p>99,475,600,000</text:p>
          </table:table-cell>
          <table:table-cell table:formula="of:=[.B707]/[.B706]" office:value-type="float" office:value="1.00284191435545" calcext:value-type="float">
            <text:p>1.0028</text:p>
          </table:table-cell>
          <table:table-cell table:formula="of:=[.B707]+[.D706]" office:value-type="float" office:value="23434858100000" calcext:value-type="float">
            <text:p>23,434,858,100,000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FLOOR(([.$G$2] * ([.A708]-1)^2 + ([.A708]-1) * [.$G$3]) * [.$G$1]) + [.$G$1]" office:value-type="float" office:value="99757900000" calcext:value-type="float">
            <text:p>99,757,900,000</text:p>
          </table:table-cell>
          <table:table-cell table:formula="of:=[.B708]/[.B707]" office:value-type="float" office:value="1.00283788185243" calcext:value-type="float">
            <text:p>1.0028</text:p>
          </table:table-cell>
          <table:table-cell table:formula="of:=[.B708]+[.D707]" office:value-type="float" office:value="23534616000000" calcext:value-type="float">
            <text:p>23,534,616,000,000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FLOOR(([.$G$2] * ([.A709]-1)^2 + ([.A709]-1) * [.$G$3]) * [.$G$1]) + [.$G$1]" office:value-type="float" office:value="100040600000" calcext:value-type="float">
            <text:p>100,040,600,000</text:p>
          </table:table-cell>
          <table:table-cell table:formula="of:=[.B709]/[.B708]" office:value-type="float" office:value="1.00283386077694" calcext:value-type="float">
            <text:p>1.0028</text:p>
          </table:table-cell>
          <table:table-cell table:formula="of:=[.B709]+[.D708]" office:value-type="float" office:value="23634656600000" calcext:value-type="float">
            <text:p>23,634,656,600,000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FLOOR(([.$G$2] * ([.A710]-1)^2 + ([.A710]-1) * [.$G$3]) * [.$G$1]) + [.$G$1]" office:value-type="float" office:value="100323700000" calcext:value-type="float">
            <text:p>100,323,700,000</text:p>
          </table:table-cell>
          <table:table-cell table:formula="of:=[.B710]/[.B709]" office:value-type="float" office:value="1.00282985108046" calcext:value-type="float">
            <text:p>1.0028</text:p>
          </table:table-cell>
          <table:table-cell table:formula="of:=[.B710]+[.D709]" office:value-type="float" office:value="23734980300000" calcext:value-type="float">
            <text:p>23,734,980,300,000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FLOOR(([.$G$2] * ([.A711]-1)^2 + ([.A711]-1) * [.$G$3]) * [.$G$1]) + [.$G$1]" office:value-type="float" office:value="100607200000" calcext:value-type="float">
            <text:p>100,607,200,000</text:p>
          </table:table-cell>
          <table:table-cell table:formula="of:=[.B711]/[.B710]" office:value-type="float" office:value="1.00282585271476" calcext:value-type="float">
            <text:p>1.0028</text:p>
          </table:table-cell>
          <table:table-cell table:formula="of:=[.B711]+[.D710]" office:value-type="float" office:value="23835587500000" calcext:value-type="float">
            <text:p>23,835,587,500,000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FLOOR(([.$G$2] * ([.A712]-1)^2 + ([.A712]-1) * [.$G$3]) * [.$G$1]) + [.$G$1]" office:value-type="float" office:value="100891100000" calcext:value-type="float">
            <text:p>100,891,100,000</text:p>
          </table:table-cell>
          <table:table-cell table:formula="of:=[.B712]/[.B711]" office:value-type="float" office:value="1.00282186563188" calcext:value-type="float">
            <text:p>1.0028</text:p>
          </table:table-cell>
          <table:table-cell table:formula="of:=[.B712]+[.D711]" office:value-type="float" office:value="23936478600000" calcext:value-type="float">
            <text:p>23,936,478,600,000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FLOOR(([.$G$2] * ([.A713]-1)^2 + ([.A713]-1) * [.$G$3]) * [.$G$1]) + [.$G$1]" office:value-type="float" office:value="101175400000" calcext:value-type="float">
            <text:p>101,175,400,000</text:p>
          </table:table-cell>
          <table:table-cell table:formula="of:=[.B713]/[.B712]" office:value-type="float" office:value="1.00281788978413" calcext:value-type="float">
            <text:p>1.0028</text:p>
          </table:table-cell>
          <table:table-cell table:formula="of:=[.B713]+[.D712]" office:value-type="float" office:value="24037654000000" calcext:value-type="float">
            <text:p>24,037,654,000,000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FLOOR(([.$G$2] * ([.A714]-1)^2 + ([.A714]-1) * [.$G$3]) * [.$G$1]) + [.$G$1]" office:value-type="float" office:value="101460100000" calcext:value-type="float">
            <text:p>101,460,100,000</text:p>
          </table:table-cell>
          <table:table-cell table:formula="of:=[.B714]/[.B713]" office:value-type="float" office:value="1.00281392512409" calcext:value-type="float">
            <text:p>1.0028</text:p>
          </table:table-cell>
          <table:table-cell table:formula="of:=[.B714]+[.D713]" office:value-type="float" office:value="24139114100000" calcext:value-type="float">
            <text:p>24,139,114,100,000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FLOOR(([.$G$2] * ([.A715]-1)^2 + ([.A715]-1) * [.$G$3]) * [.$G$1]) + [.$G$1]" office:value-type="float" office:value="101745200000" calcext:value-type="float">
            <text:p>101,745,200,000</text:p>
          </table:table-cell>
          <table:table-cell table:formula="of:=[.B715]/[.B714]" office:value-type="float" office:value="1.0028099716046" calcext:value-type="float">
            <text:p>1.0028</text:p>
          </table:table-cell>
          <table:table-cell table:formula="of:=[.B715]+[.D714]" office:value-type="float" office:value="24240859300000" calcext:value-type="float">
            <text:p>24,240,859,300,000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FLOOR(([.$G$2] * ([.A716]-1)^2 + ([.A716]-1) * [.$G$3]) * [.$G$1]) + [.$G$1]" office:value-type="float" office:value="102030700000" calcext:value-type="float">
            <text:p>102,030,700,000</text:p>
          </table:table-cell>
          <table:table-cell table:formula="of:=[.B716]/[.B715]" office:value-type="float" office:value="1.00280602917877" calcext:value-type="float">
            <text:p>1.0028</text:p>
          </table:table-cell>
          <table:table-cell table:formula="of:=[.B716]+[.D715]" office:value-type="float" office:value="24342890000000" calcext:value-type="float">
            <text:p>24,342,890,000,000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FLOOR(([.$G$2] * ([.A717]-1)^2 + ([.A717]-1) * [.$G$3]) * [.$G$1]) + [.$G$1]" office:value-type="float" office:value="102316600000" calcext:value-type="float">
            <text:p>102,316,600,000</text:p>
          </table:table-cell>
          <table:table-cell table:formula="of:=[.B717]/[.B716]" office:value-type="float" office:value="1.00280209779998" calcext:value-type="float">
            <text:p>1.0028</text:p>
          </table:table-cell>
          <table:table-cell table:formula="of:=[.B717]+[.D716]" office:value-type="float" office:value="24445206600000" calcext:value-type="float">
            <text:p>24,445,206,600,000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FLOOR(([.$G$2] * ([.A718]-1)^2 + ([.A718]-1) * [.$G$3]) * [.$G$1]) + [.$G$1]" office:value-type="float" office:value="102602900000" calcext:value-type="float">
            <text:p>102,602,900,000</text:p>
          </table:table-cell>
          <table:table-cell table:formula="of:=[.B718]/[.B717]" office:value-type="float" office:value="1.00279817742185" calcext:value-type="float">
            <text:p>1.0028</text:p>
          </table:table-cell>
          <table:table-cell table:formula="of:=[.B718]+[.D717]" office:value-type="float" office:value="24547809500000" calcext:value-type="float">
            <text:p>24,547,809,500,000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FLOOR(([.$G$2] * ([.A719]-1)^2 + ([.A719]-1) * [.$G$3]) * [.$G$1]) + [.$G$1]" office:value-type="float" office:value="102889600000" calcext:value-type="float">
            <text:p>102,889,600,000</text:p>
          </table:table-cell>
          <table:table-cell table:formula="of:=[.B719]/[.B718]" office:value-type="float" office:value="1.00279426799827" calcext:value-type="float">
            <text:p>1.0028</text:p>
          </table:table-cell>
          <table:table-cell table:formula="of:=[.B719]+[.D718]" office:value-type="float" office:value="24650699100000" calcext:value-type="float">
            <text:p>24,650,699,100,000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FLOOR(([.$G$2] * ([.A720]-1)^2 + ([.A720]-1) * [.$G$3]) * [.$G$1]) + [.$G$1]" office:value-type="float" office:value="103176700000" calcext:value-type="float">
            <text:p>103,176,700,000</text:p>
          </table:table-cell>
          <table:table-cell table:formula="of:=[.B720]/[.B719]" office:value-type="float" office:value="1.00279036948341" calcext:value-type="float">
            <text:p>1.0028</text:p>
          </table:table-cell>
          <table:table-cell table:formula="of:=[.B720]+[.D719]" office:value-type="float" office:value="24753875800000" calcext:value-type="float">
            <text:p>24,753,875,800,000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FLOOR(([.$G$2] * ([.A721]-1)^2 + ([.A721]-1) * [.$G$3]) * [.$G$1]) + [.$G$1]" office:value-type="float" office:value="103464200000" calcext:value-type="float">
            <text:p>103,464,200,000</text:p>
          </table:table-cell>
          <table:table-cell table:formula="of:=[.B721]/[.B720]" office:value-type="float" office:value="1.00278648183165" calcext:value-type="float">
            <text:p>1.0028</text:p>
          </table:table-cell>
          <table:table-cell table:formula="of:=[.B721]+[.D720]" office:value-type="float" office:value="24857340000000" calcext:value-type="float">
            <text:p>24,857,340,000,000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FLOOR(([.$G$2] * ([.A722]-1)^2 + ([.A722]-1) * [.$G$3]) * [.$G$1]) + [.$G$1]" office:value-type="float" office:value="103752100000" calcext:value-type="float">
            <text:p>103,752,100,000</text:p>
          </table:table-cell>
          <table:table-cell table:formula="of:=[.B722]/[.B721]" office:value-type="float" office:value="1.00278260499767" calcext:value-type="float">
            <text:p>1.0028</text:p>
          </table:table-cell>
          <table:table-cell table:formula="of:=[.B722]+[.D721]" office:value-type="float" office:value="24961092100000" calcext:value-type="float">
            <text:p>24,961,092,100,000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FLOOR(([.$G$2] * ([.A723]-1)^2 + ([.A723]-1) * [.$G$3]) * [.$G$1]) + [.$G$1]" office:value-type="float" office:value="104040400000" calcext:value-type="float">
            <text:p>104,040,400,000</text:p>
          </table:table-cell>
          <table:table-cell table:formula="of:=[.B723]/[.B722]" office:value-type="float" office:value="1.00277873893637" calcext:value-type="float">
            <text:p>1.0028</text:p>
          </table:table-cell>
          <table:table-cell table:formula="of:=[.B723]+[.D722]" office:value-type="float" office:value="25065132500000" calcext:value-type="float">
            <text:p>25,065,132,500,000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FLOOR(([.$G$2] * ([.A724]-1)^2 + ([.A724]-1) * [.$G$3]) * [.$G$1]) + [.$G$1]" office:value-type="float" office:value="104329100000" calcext:value-type="float">
            <text:p>104,329,100,000</text:p>
          </table:table-cell>
          <table:table-cell table:formula="of:=[.B724]/[.B723]" office:value-type="float" office:value="1.00277488360291" calcext:value-type="float">
            <text:p>1.0028</text:p>
          </table:table-cell>
          <table:table-cell table:formula="of:=[.B724]+[.D723]" office:value-type="float" office:value="25169461600000" calcext:value-type="float">
            <text:p>25,169,461,600,000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FLOOR(([.$G$2] * ([.A725]-1)^2 + ([.A725]-1) * [.$G$3]) * [.$G$1]) + [.$G$1]" office:value-type="float" office:value="104618200000" calcext:value-type="float">
            <text:p>104,618,200,000</text:p>
          </table:table-cell>
          <table:table-cell table:formula="of:=[.B725]/[.B724]" office:value-type="float" office:value="1.0027710389527" calcext:value-type="float">
            <text:p>1.0028</text:p>
          </table:table-cell>
          <table:table-cell table:formula="of:=[.B725]+[.D724]" office:value-type="float" office:value="25274079800000" calcext:value-type="float">
            <text:p>25,274,079,800,000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FLOOR(([.$G$2] * ([.A726]-1)^2 + ([.A726]-1) * [.$G$3]) * [.$G$1]) + [.$G$1]" office:value-type="float" office:value="104907700000" calcext:value-type="float">
            <text:p>104,907,700,000</text:p>
          </table:table-cell>
          <table:table-cell table:formula="of:=[.B726]/[.B725]" office:value-type="float" office:value="1.0027672049414" calcext:value-type="float">
            <text:p>1.0028</text:p>
          </table:table-cell>
          <table:table-cell table:formula="of:=[.B726]+[.D725]" office:value-type="float" office:value="25378987500000" calcext:value-type="float">
            <text:p>25,378,987,500,000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FLOOR(([.$G$2] * ([.A727]-1)^2 + ([.A727]-1) * [.$G$3]) * [.$G$1]) + [.$G$1]" office:value-type="float" office:value="105197600000" calcext:value-type="float">
            <text:p>105,197,600,000</text:p>
          </table:table-cell>
          <table:table-cell table:formula="of:=[.B727]/[.B726]" office:value-type="float" office:value="1.0027633815249" calcext:value-type="float">
            <text:p>1.0028</text:p>
          </table:table-cell>
          <table:table-cell table:formula="of:=[.B727]+[.D726]" office:value-type="float" office:value="25484185100000" calcext:value-type="float">
            <text:p>25,484,185,100,000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FLOOR(([.$G$2] * ([.A728]-1)^2 + ([.A728]-1) * [.$G$3]) * [.$G$1]) + [.$G$1]" office:value-type="float" office:value="105487900000" calcext:value-type="float">
            <text:p>105,487,900,000</text:p>
          </table:table-cell>
          <table:table-cell table:formula="of:=[.B728]/[.B727]" office:value-type="float" office:value="1.00275956865936" calcext:value-type="float">
            <text:p>1.0028</text:p>
          </table:table-cell>
          <table:table-cell table:formula="of:=[.B728]+[.D727]" office:value-type="float" office:value="25589673000000" calcext:value-type="float">
            <text:p>25,589,673,000,000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FLOOR(([.$G$2] * ([.A729]-1)^2 + ([.A729]-1) * [.$G$3]) * [.$G$1]) + [.$G$1]" office:value-type="float" office:value="105778600000" calcext:value-type="float">
            <text:p>105,778,600,000</text:p>
          </table:table-cell>
          <table:table-cell table:formula="of:=[.B729]/[.B728]" office:value-type="float" office:value="1.00275576630116" calcext:value-type="float">
            <text:p>1.0028</text:p>
          </table:table-cell>
          <table:table-cell table:formula="of:=[.B729]+[.D728]" office:value-type="float" office:value="25695451600000" calcext:value-type="float">
            <text:p>25,695,451,600,000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FLOOR(([.$G$2] * ([.A730]-1)^2 + ([.A730]-1) * [.$G$3]) * [.$G$1]) + [.$G$1]" office:value-type="float" office:value="106069700000" calcext:value-type="float">
            <text:p>106,069,700,000</text:p>
          </table:table-cell>
          <table:table-cell table:formula="of:=[.B730]/[.B729]" office:value-type="float" office:value="1.00275197440692" calcext:value-type="float">
            <text:p>1.0028</text:p>
          </table:table-cell>
          <table:table-cell table:formula="of:=[.B730]+[.D729]" office:value-type="float" office:value="25801521300000" calcext:value-type="float">
            <text:p>25,801,521,300,000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FLOOR(([.$G$2] * ([.A731]-1)^2 + ([.A731]-1) * [.$G$3]) * [.$G$1]) + [.$G$1]" office:value-type="float" office:value="106361200000" calcext:value-type="float">
            <text:p>106,361,200,000</text:p>
          </table:table-cell>
          <table:table-cell table:formula="of:=[.B731]/[.B730]" office:value-type="float" office:value="1.00274819293351" calcext:value-type="float">
            <text:p>1.0027</text:p>
          </table:table-cell>
          <table:table-cell table:formula="of:=[.B731]+[.D730]" office:value-type="float" office:value="25907882500000" calcext:value-type="float">
            <text:p>25,907,882,500,000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FLOOR(([.$G$2] * ([.A732]-1)^2 + ([.A732]-1) * [.$G$3]) * [.$G$1]) + [.$G$1]" office:value-type="float" office:value="106653100000" calcext:value-type="float">
            <text:p>106,653,100,000</text:p>
          </table:table-cell>
          <table:table-cell table:formula="of:=[.B732]/[.B731]" office:value-type="float" office:value="1.00274442183804" calcext:value-type="float">
            <text:p>1.0027</text:p>
          </table:table-cell>
          <table:table-cell table:formula="of:=[.B732]+[.D731]" office:value-type="float" office:value="26014535600000" calcext:value-type="float">
            <text:p>26,014,535,600,000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FLOOR(([.$G$2] * ([.A733]-1)^2 + ([.A733]-1) * [.$G$3]) * [.$G$1]) + [.$G$1]" office:value-type="float" office:value="106945400000" calcext:value-type="float">
            <text:p>106,945,400,000</text:p>
          </table:table-cell>
          <table:table-cell table:formula="of:=[.B733]/[.B732]" office:value-type="float" office:value="1.00274066107783" calcext:value-type="float">
            <text:p>1.0027</text:p>
          </table:table-cell>
          <table:table-cell table:formula="of:=[.B733]+[.D732]" office:value-type="float" office:value="26121481000000" calcext:value-type="float">
            <text:p>26,121,481,000,000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FLOOR(([.$G$2] * ([.A734]-1)^2 + ([.A734]-1) * [.$G$3]) * [.$G$1]) + [.$G$1]" office:value-type="float" office:value="107238100000" calcext:value-type="float">
            <text:p>107,238,100,000</text:p>
          </table:table-cell>
          <table:table-cell table:formula="of:=[.B734]/[.B733]" office:value-type="float" office:value="1.00273691061046" calcext:value-type="float">
            <text:p>1.0027</text:p>
          </table:table-cell>
          <table:table-cell table:formula="of:=[.B734]+[.D733]" office:value-type="float" office:value="26228719100000" calcext:value-type="float">
            <text:p>26,228,719,100,000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FLOOR(([.$G$2] * ([.A735]-1)^2 + ([.A735]-1) * [.$G$3]) * [.$G$1]) + [.$G$1]" office:value-type="float" office:value="107531200000" calcext:value-type="float">
            <text:p>107,531,200,000</text:p>
          </table:table-cell>
          <table:table-cell table:formula="of:=[.B735]/[.B734]" office:value-type="float" office:value="1.00273317039373" calcext:value-type="float">
            <text:p>1.0027</text:p>
          </table:table-cell>
          <table:table-cell table:formula="of:=[.B735]+[.D734]" office:value-type="float" office:value="26336250300000" calcext:value-type="float">
            <text:p>26,336,250,300,000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FLOOR(([.$G$2] * ([.A736]-1)^2 + ([.A736]-1) * [.$G$3]) * [.$G$1]) + [.$G$1]" office:value-type="float" office:value="107824700000" calcext:value-type="float">
            <text:p>107,824,700,000</text:p>
          </table:table-cell>
          <table:table-cell table:formula="of:=[.B736]/[.B735]" office:value-type="float" office:value="1.00272944038567" calcext:value-type="float">
            <text:p>1.0027</text:p>
          </table:table-cell>
          <table:table-cell table:formula="of:=[.B736]+[.D735]" office:value-type="float" office:value="26444075000000" calcext:value-type="float">
            <text:p>26,444,075,000,000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FLOOR(([.$G$2] * ([.A737]-1)^2 + ([.A737]-1) * [.$G$3]) * [.$G$1]) + [.$G$1]" office:value-type="float" office:value="108118600000" calcext:value-type="float">
            <text:p>108,118,600,000</text:p>
          </table:table-cell>
          <table:table-cell table:formula="of:=[.B737]/[.B736]" office:value-type="float" office:value="1.00272572054455" calcext:value-type="float">
            <text:p>1.0027</text:p>
          </table:table-cell>
          <table:table-cell table:formula="of:=[.B737]+[.D736]" office:value-type="float" office:value="26552193600000" calcext:value-type="float">
            <text:p>26,552,193,600,000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FLOOR(([.$G$2] * ([.A738]-1)^2 + ([.A738]-1) * [.$G$3]) * [.$G$1]) + [.$G$1]" office:value-type="float" office:value="108412900000" calcext:value-type="float">
            <text:p>108,412,900,000</text:p>
          </table:table-cell>
          <table:table-cell table:formula="of:=[.B738]/[.B737]" office:value-type="float" office:value="1.00272201082885" calcext:value-type="float">
            <text:p>1.0027</text:p>
          </table:table-cell>
          <table:table-cell table:formula="of:=[.B738]+[.D737]" office:value-type="float" office:value="26660606500000" calcext:value-type="float">
            <text:p>26,660,606,500,000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FLOOR(([.$G$2] * ([.A739]-1)^2 + ([.A739]-1) * [.$G$3]) * [.$G$1]) + [.$G$1]" office:value-type="float" office:value="108707600000" calcext:value-type="float">
            <text:p>108,707,600,000</text:p>
          </table:table-cell>
          <table:table-cell table:formula="of:=[.B739]/[.B738]" office:value-type="float" office:value="1.00271831119728" calcext:value-type="float">
            <text:p>1.0027</text:p>
          </table:table-cell>
          <table:table-cell table:formula="of:=[.B739]+[.D738]" office:value-type="float" office:value="26769314100000" calcext:value-type="float">
            <text:p>26,769,314,100,000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FLOOR(([.$G$2] * ([.A740]-1)^2 + ([.A740]-1) * [.$G$3]) * [.$G$1]) + [.$G$1]" office:value-type="float" office:value="109002700000" calcext:value-type="float">
            <text:p>109,002,700,000</text:p>
          </table:table-cell>
          <table:table-cell table:formula="of:=[.B740]/[.B739]" office:value-type="float" office:value="1.00271462160879" calcext:value-type="float">
            <text:p>1.0027</text:p>
          </table:table-cell>
          <table:table-cell table:formula="of:=[.B740]+[.D739]" office:value-type="float" office:value="26878316800000" calcext:value-type="float">
            <text:p>26,878,316,800,00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FLOOR(([.$G$2] * ([.A741]-1)^2 + ([.A741]-1) * [.$G$3]) * [.$G$1]) + [.$G$1]" office:value-type="float" office:value="109298200000" calcext:value-type="float">
            <text:p>109,298,200,000</text:p>
          </table:table-cell>
          <table:table-cell table:formula="of:=[.B741]/[.B740]" office:value-type="float" office:value="1.00271094202254" calcext:value-type="float">
            <text:p>1.0027</text:p>
          </table:table-cell>
          <table:table-cell table:formula="of:=[.B741]+[.D740]" office:value-type="float" office:value="26987615000000" calcext:value-type="float">
            <text:p>26,987,615,000,000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FLOOR(([.$G$2] * ([.A742]-1)^2 + ([.A742]-1) * [.$G$3]) * [.$G$1]) + [.$G$1]" office:value-type="float" office:value="109594100000" calcext:value-type="float">
            <text:p>109,594,100,000</text:p>
          </table:table-cell>
          <table:table-cell table:formula="of:=[.B742]/[.B741]" office:value-type="float" office:value="1.0027072723979" calcext:value-type="float">
            <text:p>1.0027</text:p>
          </table:table-cell>
          <table:table-cell table:formula="of:=[.B742]+[.D741]" office:value-type="float" office:value="27097209100000" calcext:value-type="float">
            <text:p>27,097,209,100,000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FLOOR(([.$G$2] * ([.A743]-1)^2 + ([.A743]-1) * [.$G$3]) * [.$G$1]) + [.$G$1]" office:value-type="float" office:value="109890400000" calcext:value-type="float">
            <text:p>109,890,400,000</text:p>
          </table:table-cell>
          <table:table-cell table:formula="of:=[.B743]/[.B742]" office:value-type="float" office:value="1.00270361269448" calcext:value-type="float">
            <text:p>1.0027</text:p>
          </table:table-cell>
          <table:table-cell table:formula="of:=[.B743]+[.D742]" office:value-type="float" office:value="27207099500000" calcext:value-type="float">
            <text:p>27,207,099,500,000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FLOOR(([.$G$2] * ([.A744]-1)^2 + ([.A744]-1) * [.$G$3]) * [.$G$1]) + [.$G$1]" office:value-type="float" office:value="110187100000" calcext:value-type="float">
            <text:p>110,187,100,000</text:p>
          </table:table-cell>
          <table:table-cell table:formula="of:=[.B744]/[.B743]" office:value-type="float" office:value="1.0026999628721" calcext:value-type="float">
            <text:p>1.0027</text:p>
          </table:table-cell>
          <table:table-cell table:formula="of:=[.B744]+[.D743]" office:value-type="float" office:value="27317286600000" calcext:value-type="float">
            <text:p>27,317,286,600,000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FLOOR(([.$G$2] * ([.A745]-1)^2 + ([.A745]-1) * [.$G$3]) * [.$G$1]) + [.$G$1]" office:value-type="float" office:value="110484200000" calcext:value-type="float">
            <text:p>110,484,200,000</text:p>
          </table:table-cell>
          <table:table-cell table:formula="of:=[.B745]/[.B744]" office:value-type="float" office:value="1.00269632289079" calcext:value-type="float">
            <text:p>1.0027</text:p>
          </table:table-cell>
          <table:table-cell table:formula="of:=[.B745]+[.D744]" office:value-type="float" office:value="27427770800000" calcext:value-type="float">
            <text:p>27,427,770,800,000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FLOOR(([.$G$2] * ([.A746]-1)^2 + ([.A746]-1) * [.$G$3]) * [.$G$1]) + [.$G$1]" office:value-type="float" office:value="110781700000" calcext:value-type="float">
            <text:p>110,781,700,000</text:p>
          </table:table-cell>
          <table:table-cell table:formula="of:=[.B746]/[.B745]" office:value-type="float" office:value="1.00269269271081" calcext:value-type="float">
            <text:p>1.0027</text:p>
          </table:table-cell>
          <table:table-cell table:formula="of:=[.B746]+[.D745]" office:value-type="float" office:value="27538552500000" calcext:value-type="float">
            <text:p>27,538,552,500,000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FLOOR(([.$G$2] * ([.A747]-1)^2 + ([.A747]-1) * [.$G$3]) * [.$G$1]) + [.$G$1]" office:value-type="float" office:value="111079600000" calcext:value-type="float">
            <text:p>111,079,600,000</text:p>
          </table:table-cell>
          <table:table-cell table:formula="of:=[.B747]/[.B746]" office:value-type="float" office:value="1.00268907229263" calcext:value-type="float">
            <text:p>1.0027</text:p>
          </table:table-cell>
          <table:table-cell table:formula="of:=[.B747]+[.D746]" office:value-type="float" office:value="27649632100000" calcext:value-type="float">
            <text:p>27,649,632,100,000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FLOOR(([.$G$2] * ([.A748]-1)^2 + ([.A748]-1) * [.$G$3]) * [.$G$1]) + [.$G$1]" office:value-type="float" office:value="111377900000" calcext:value-type="float">
            <text:p>111,377,900,000</text:p>
          </table:table-cell>
          <table:table-cell table:formula="of:=[.B748]/[.B747]" office:value-type="float" office:value="1.00268546159691" calcext:value-type="float">
            <text:p>1.0027</text:p>
          </table:table-cell>
          <table:table-cell table:formula="of:=[.B748]+[.D747]" office:value-type="float" office:value="27761010000000" calcext:value-type="float">
            <text:p>27,761,010,000,000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FLOOR(([.$G$2] * ([.A749]-1)^2 + ([.A749]-1) * [.$G$3]) * [.$G$1]) + [.$G$1]" office:value-type="float" office:value="111676600000" calcext:value-type="float">
            <text:p>111,676,600,000</text:p>
          </table:table-cell>
          <table:table-cell table:formula="of:=[.B749]/[.B748]" office:value-type="float" office:value="1.00268186058455" calcext:value-type="float">
            <text:p>1.0027</text:p>
          </table:table-cell>
          <table:table-cell table:formula="of:=[.B749]+[.D748]" office:value-type="float" office:value="27872686600000" calcext:value-type="float">
            <text:p>27,872,686,600,000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FLOOR(([.$G$2] * ([.A750]-1)^2 + ([.A750]-1) * [.$G$3]) * [.$G$1]) + [.$G$1]" office:value-type="float" office:value="111975700000" calcext:value-type="float">
            <text:p>111,975,700,000</text:p>
          </table:table-cell>
          <table:table-cell table:formula="of:=[.B750]/[.B749]" office:value-type="float" office:value="1.00267826921665" calcext:value-type="float">
            <text:p>1.0027</text:p>
          </table:table-cell>
          <table:table-cell table:formula="of:=[.B750]+[.D749]" office:value-type="float" office:value="27984662300000" calcext:value-type="float">
            <text:p>27,984,662,300,000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FLOOR(([.$G$2] * ([.A751]-1)^2 + ([.A751]-1) * [.$G$3]) * [.$G$1]) + [.$G$1]" office:value-type="float" office:value="112275200000" calcext:value-type="float">
            <text:p>112,275,200,000</text:p>
          </table:table-cell>
          <table:table-cell table:formula="of:=[.B751]/[.B750]" office:value-type="float" office:value="1.00267468745451" calcext:value-type="float">
            <text:p>1.0027</text:p>
          </table:table-cell>
          <table:table-cell table:formula="of:=[.B751]+[.D750]" office:value-type="float" office:value="28096937500000" calcext:value-type="float">
            <text:p>28,096,937,500,000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FLOOR(([.$G$2] * ([.A752]-1)^2 + ([.A752]-1) * [.$G$3]) * [.$G$1]) + [.$G$1]" office:value-type="float" office:value="112575100000" calcext:value-type="float">
            <text:p>112,575,100,000</text:p>
          </table:table-cell>
          <table:table-cell table:formula="of:=[.B752]/[.B751]" office:value-type="float" office:value="1.00267111525965" calcext:value-type="float">
            <text:p>1.0027</text:p>
          </table:table-cell>
          <table:table-cell table:formula="of:=[.B752]+[.D751]" office:value-type="float" office:value="28209512600000" calcext:value-type="float">
            <text:p>28,209,512,600,000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FLOOR(([.$G$2] * ([.A753]-1)^2 + ([.A753]-1) * [.$G$3]) * [.$G$1]) + [.$G$1]" office:value-type="float" office:value="112875400000" calcext:value-type="float">
            <text:p>112,875,400,000</text:p>
          </table:table-cell>
          <table:table-cell table:formula="of:=[.B753]/[.B752]" office:value-type="float" office:value="1.00266755259378" calcext:value-type="float">
            <text:p>1.0027</text:p>
          </table:table-cell>
          <table:table-cell table:formula="of:=[.B753]+[.D752]" office:value-type="float" office:value="28322388000000" calcext:value-type="float">
            <text:p>28,322,388,000,000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FLOOR(([.$G$2] * ([.A754]-1)^2 + ([.A754]-1) * [.$G$3]) * [.$G$1]) + [.$G$1]" office:value-type="float" office:value="113176100000" calcext:value-type="float">
            <text:p>113,176,100,000</text:p>
          </table:table-cell>
          <table:table-cell table:formula="of:=[.B754]/[.B753]" office:value-type="float" office:value="1.00266399941883" calcext:value-type="float">
            <text:p>1.0027</text:p>
          </table:table-cell>
          <table:table-cell table:formula="of:=[.B754]+[.D753]" office:value-type="float" office:value="28435564100000" calcext:value-type="float">
            <text:p>28,435,564,100,000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FLOOR(([.$G$2] * ([.A755]-1)^2 + ([.A755]-1) * [.$G$3]) * [.$G$1]) + [.$G$1]" office:value-type="float" office:value="113477200000" calcext:value-type="float">
            <text:p>113,477,200,000</text:p>
          </table:table-cell>
          <table:table-cell table:formula="of:=[.B755]/[.B754]" office:value-type="float" office:value="1.00266045569692" calcext:value-type="float">
            <text:p>1.0027</text:p>
          </table:table-cell>
          <table:table-cell table:formula="of:=[.B755]+[.D754]" office:value-type="float" office:value="28549041300000" calcext:value-type="float">
            <text:p>28,549,041,300,000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FLOOR(([.$G$2] * ([.A756]-1)^2 + ([.A756]-1) * [.$G$3]) * [.$G$1]) + [.$G$1]" office:value-type="float" office:value="113778700000" calcext:value-type="float">
            <text:p>113,778,700,000</text:p>
          </table:table-cell>
          <table:table-cell table:formula="of:=[.B756]/[.B755]" office:value-type="float" office:value="1.00265692139038" calcext:value-type="float">
            <text:p>1.0027</text:p>
          </table:table-cell>
          <table:table-cell table:formula="of:=[.B756]+[.D755]" office:value-type="float" office:value="28662820000000" calcext:value-type="float">
            <text:p>28,662,820,000,000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FLOOR(([.$G$2] * ([.A757]-1)^2 + ([.A757]-1) * [.$G$3]) * [.$G$1]) + [.$G$1]" office:value-type="float" office:value="114080600000" calcext:value-type="float">
            <text:p>114,080,600,000</text:p>
          </table:table-cell>
          <table:table-cell table:formula="of:=[.B757]/[.B756]" office:value-type="float" office:value="1.00265339646173" calcext:value-type="float">
            <text:p>1.0027</text:p>
          </table:table-cell>
          <table:table-cell table:formula="of:=[.B757]+[.D756]" office:value-type="float" office:value="28776900600000" calcext:value-type="float">
            <text:p>28,776,900,600,000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FLOOR(([.$G$2] * ([.A758]-1)^2 + ([.A758]-1) * [.$G$3]) * [.$G$1]) + [.$G$1]" office:value-type="float" office:value="114382900000" calcext:value-type="float">
            <text:p>114,382,900,000</text:p>
          </table:table-cell>
          <table:table-cell table:formula="of:=[.B758]/[.B757]" office:value-type="float" office:value="1.0026498808737" calcext:value-type="float">
            <text:p>1.0026</text:p>
          </table:table-cell>
          <table:table-cell table:formula="of:=[.B758]+[.D757]" office:value-type="float" office:value="28891283500000" calcext:value-type="float">
            <text:p>28,891,283,500,000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FLOOR(([.$G$2] * ([.A759]-1)^2 + ([.A759]-1) * [.$G$3]) * [.$G$1]) + [.$G$1]" office:value-type="float" office:value="114685600000" calcext:value-type="float">
            <text:p>114,685,600,000</text:p>
          </table:table-cell>
          <table:table-cell table:formula="of:=[.B759]/[.B758]" office:value-type="float" office:value="1.00264637458921" calcext:value-type="float">
            <text:p>1.0026</text:p>
          </table:table-cell>
          <table:table-cell table:formula="of:=[.B759]+[.D758]" office:value-type="float" office:value="29005969100000" calcext:value-type="float">
            <text:p>29,005,969,100,000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FLOOR(([.$G$2] * ([.A760]-1)^2 + ([.A760]-1) * [.$G$3]) * [.$G$1]) + [.$G$1]" office:value-type="float" office:value="114988700000" calcext:value-type="float">
            <text:p>114,988,700,000</text:p>
          </table:table-cell>
          <table:table-cell table:formula="of:=[.B760]/[.B759]" office:value-type="float" office:value="1.00264287757138" calcext:value-type="float">
            <text:p>1.0026</text:p>
          </table:table-cell>
          <table:table-cell table:formula="of:=[.B760]+[.D759]" office:value-type="float" office:value="29120957800000" calcext:value-type="float">
            <text:p>29,120,957,800,000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FLOOR(([.$G$2] * ([.A761]-1)^2 + ([.A761]-1) * [.$G$3]) * [.$G$1]) + [.$G$1]" office:value-type="float" office:value="115292200000" calcext:value-type="float">
            <text:p>115,292,200,000</text:p>
          </table:table-cell>
          <table:table-cell table:formula="of:=[.B761]/[.B760]" office:value-type="float" office:value="1.00263938978352" calcext:value-type="float">
            <text:p>1.0026</text:p>
          </table:table-cell>
          <table:table-cell table:formula="of:=[.B761]+[.D760]" office:value-type="float" office:value="29236250000000" calcext:value-type="float">
            <text:p>29,236,250,000,000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FLOOR(([.$G$2] * ([.A762]-1)^2 + ([.A762]-1) * [.$G$3]) * [.$G$1]) + [.$G$1]" office:value-type="float" office:value="115596100000" calcext:value-type="float">
            <text:p>115,596,100,000</text:p>
          </table:table-cell>
          <table:table-cell table:formula="of:=[.B762]/[.B761]" office:value-type="float" office:value="1.00263591118914" calcext:value-type="float">
            <text:p>1.0026</text:p>
          </table:table-cell>
          <table:table-cell table:formula="of:=[.B762]+[.D761]" office:value-type="float" office:value="29351846100000" calcext:value-type="float">
            <text:p>29,351,846,100,000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FLOOR(([.$G$2] * ([.A763]-1)^2 + ([.A763]-1) * [.$G$3]) * [.$G$1]) + [.$G$1]" office:value-type="float" office:value="115900400000" calcext:value-type="float">
            <text:p>115,900,400,000</text:p>
          </table:table-cell>
          <table:table-cell table:formula="of:=[.B763]/[.B762]" office:value-type="float" office:value="1.00263244175193" calcext:value-type="float">
            <text:p>1.0026</text:p>
          </table:table-cell>
          <table:table-cell table:formula="of:=[.B763]+[.D762]" office:value-type="float" office:value="29467746500000" calcext:value-type="float">
            <text:p>29,467,746,500,000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FLOOR(([.$G$2] * ([.A764]-1)^2 + ([.A764]-1) * [.$G$3]) * [.$G$1]) + [.$G$1]" office:value-type="float" office:value="116205100000" calcext:value-type="float">
            <text:p>116,205,100,000</text:p>
          </table:table-cell>
          <table:table-cell table:formula="of:=[.B764]/[.B763]" office:value-type="float" office:value="1.00262898143578" calcext:value-type="float">
            <text:p>1.0026</text:p>
          </table:table-cell>
          <table:table-cell table:formula="of:=[.B764]+[.D763]" office:value-type="float" office:value="29583951600000" calcext:value-type="float">
            <text:p>29,583,951,600,000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FLOOR(([.$G$2] * ([.A765]-1)^2 + ([.A765]-1) * [.$G$3]) * [.$G$1]) + [.$G$1]" office:value-type="float" office:value="116510200000" calcext:value-type="float">
            <text:p>116,510,200,000</text:p>
          </table:table-cell>
          <table:table-cell table:formula="of:=[.B765]/[.B764]" office:value-type="float" office:value="1.00262553020478" calcext:value-type="float">
            <text:p>1.0026</text:p>
          </table:table-cell>
          <table:table-cell table:formula="of:=[.B765]+[.D764]" office:value-type="float" office:value="29700461800000" calcext:value-type="float">
            <text:p>29,700,461,800,000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FLOOR(([.$G$2] * ([.A766]-1)^2 + ([.A766]-1) * [.$G$3]) * [.$G$1]) + [.$G$1]" office:value-type="float" office:value="116815700000" calcext:value-type="float">
            <text:p>116,815,700,000</text:p>
          </table:table-cell>
          <table:table-cell table:formula="of:=[.B766]/[.B765]" office:value-type="float" office:value="1.00262208802319" calcext:value-type="float">
            <text:p>1.0026</text:p>
          </table:table-cell>
          <table:table-cell table:formula="of:=[.B766]+[.D765]" office:value-type="float" office:value="29817277500000" calcext:value-type="float">
            <text:p>29,817,277,500,000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FLOOR(([.$G$2] * ([.A767]-1)^2 + ([.A767]-1) * [.$G$3]) * [.$G$1]) + [.$G$1]" office:value-type="float" office:value="117121600000" calcext:value-type="float">
            <text:p>117,121,600,000</text:p>
          </table:table-cell>
          <table:table-cell table:formula="of:=[.B767]/[.B766]" office:value-type="float" office:value="1.00261865485547" calcext:value-type="float">
            <text:p>1.0026</text:p>
          </table:table-cell>
          <table:table-cell table:formula="of:=[.B767]+[.D766]" office:value-type="float" office:value="29934399100000" calcext:value-type="float">
            <text:p>29,934,399,100,000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FLOOR(([.$G$2] * ([.A768]-1)^2 + ([.A768]-1) * [.$G$3]) * [.$G$1]) + [.$G$1]" office:value-type="float" office:value="117427900000" calcext:value-type="float">
            <text:p>117,427,900,000</text:p>
          </table:table-cell>
          <table:table-cell table:formula="of:=[.B768]/[.B767]" office:value-type="float" office:value="1.00261523066625" calcext:value-type="float">
            <text:p>1.0026</text:p>
          </table:table-cell>
          <table:table-cell table:formula="of:=[.B768]+[.D767]" office:value-type="float" office:value="30051827000000" calcext:value-type="float">
            <text:p>30,051,827,000,000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FLOOR(([.$G$2] * ([.A769]-1)^2 + ([.A769]-1) * [.$G$3]) * [.$G$1]) + [.$G$1]" office:value-type="float" office:value="117734600000" calcext:value-type="float">
            <text:p>117,734,600,000</text:p>
          </table:table-cell>
          <table:table-cell table:formula="of:=[.B769]/[.B768]" office:value-type="float" office:value="1.00261181542036" calcext:value-type="float">
            <text:p>1.0026</text:p>
          </table:table-cell>
          <table:table-cell table:formula="of:=[.B769]+[.D768]" office:value-type="float" office:value="30169561600000" calcext:value-type="float">
            <text:p>30,169,561,600,000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FLOOR(([.$G$2] * ([.A770]-1)^2 + ([.A770]-1) * [.$G$3]) * [.$G$1]) + [.$G$1]" office:value-type="float" office:value="118041700000" calcext:value-type="float">
            <text:p>118,041,700,000</text:p>
          </table:table-cell>
          <table:table-cell table:formula="of:=[.B770]/[.B769]" office:value-type="float" office:value="1.0026084090828" calcext:value-type="float">
            <text:p>1.0026</text:p>
          </table:table-cell>
          <table:table-cell table:formula="of:=[.B770]+[.D769]" office:value-type="float" office:value="30287603300000" calcext:value-type="float">
            <text:p>30,287,603,300,000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FLOOR(([.$G$2] * ([.A771]-1)^2 + ([.A771]-1) * [.$G$3]) * [.$G$1]) + [.$G$1]" office:value-type="float" office:value="118349200000" calcext:value-type="float">
            <text:p>118,349,200,000</text:p>
          </table:table-cell>
          <table:table-cell table:formula="of:=[.B771]/[.B770]" office:value-type="float" office:value="1.00260501161878" calcext:value-type="float">
            <text:p>1.0026</text:p>
          </table:table-cell>
          <table:table-cell table:formula="of:=[.B771]+[.D770]" office:value-type="float" office:value="30405952500000" calcext:value-type="float">
            <text:p>30,405,952,500,000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FLOOR(([.$G$2] * ([.A772]-1)^2 + ([.A772]-1) * [.$G$3]) * [.$G$1]) + [.$G$1]" office:value-type="float" office:value="118657100000" calcext:value-type="float">
            <text:p>118,657,100,000</text:p>
          </table:table-cell>
          <table:table-cell table:formula="of:=[.B772]/[.B771]" office:value-type="float" office:value="1.00260162299365" calcext:value-type="float">
            <text:p>1.0026</text:p>
          </table:table-cell>
          <table:table-cell table:formula="of:=[.B772]+[.D771]" office:value-type="float" office:value="30524609600000" calcext:value-type="float">
            <text:p>30,524,609,600,000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FLOOR(([.$G$2] * ([.A773]-1)^2 + ([.A773]-1) * [.$G$3]) * [.$G$1]) + [.$G$1]" office:value-type="float" office:value="118965400000" calcext:value-type="float">
            <text:p>118,965,400,000</text:p>
          </table:table-cell>
          <table:table-cell table:formula="of:=[.B773]/[.B772]" office:value-type="float" office:value="1.00259824317298" calcext:value-type="float">
            <text:p>1.0026</text:p>
          </table:table-cell>
          <table:table-cell table:formula="of:=[.B773]+[.D772]" office:value-type="float" office:value="30643575000000" calcext:value-type="float">
            <text:p>30,643,575,000,000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([.$G$2] * ([.A774]-1)^2 + ([.A774]-1) * [.$G$3]) * [.$G$1]) + [.$G$1]" office:value-type="float" office:value="119274100000" calcext:value-type="float">
            <text:p>119,274,100,000</text:p>
          </table:table-cell>
          <table:table-cell table:formula="of:=[.B774]/[.B773]" office:value-type="float" office:value="1.00259487212248" calcext:value-type="float">
            <text:p>1.0026</text:p>
          </table:table-cell>
          <table:table-cell table:formula="of:=[.B774]+[.D773]" office:value-type="float" office:value="30762849100000" calcext:value-type="float">
            <text:p>30,762,849,100,000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FLOOR(([.$G$2] * ([.A775]-1)^2 + ([.A775]-1) * [.$G$3]) * [.$G$1]) + [.$G$1]" office:value-type="float" office:value="119583200000" calcext:value-type="float">
            <text:p>119,583,200,000</text:p>
          </table:table-cell>
          <table:table-cell table:formula="of:=[.B775]/[.B774]" office:value-type="float" office:value="1.00259150980808" calcext:value-type="float">
            <text:p>1.0026</text:p>
          </table:table-cell>
          <table:table-cell table:formula="of:=[.B775]+[.D774]" office:value-type="float" office:value="30882432300000" calcext:value-type="float">
            <text:p>30,882,432,300,000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FLOOR(([.$G$2] * ([.A776]-1)^2 + ([.A776]-1) * [.$G$3]) * [.$G$1]) + [.$G$1]" office:value-type="float" office:value="119892700000" calcext:value-type="float">
            <text:p>119,892,700,000</text:p>
          </table:table-cell>
          <table:table-cell table:formula="of:=[.B776]/[.B775]" office:value-type="float" office:value="1.00258815619585" calcext:value-type="float">
            <text:p>1.0026</text:p>
          </table:table-cell>
          <table:table-cell table:formula="of:=[.B776]+[.D775]" office:value-type="float" office:value="31002325000000" calcext:value-type="float">
            <text:p>31,002,325,000,000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FLOOR(([.$G$2] * ([.A777]-1)^2 + ([.A777]-1) * [.$G$3]) * [.$G$1]) + [.$G$1]" office:value-type="float" office:value="120202600000" calcext:value-type="float">
            <text:p>120,202,600,000</text:p>
          </table:table-cell>
          <table:table-cell table:formula="of:=[.B777]/[.B776]" office:value-type="float" office:value="1.00258481125206" calcext:value-type="float">
            <text:p>1.0026</text:p>
          </table:table-cell>
          <table:table-cell table:formula="of:=[.B777]+[.D776]" office:value-type="float" office:value="31122527600000" calcext:value-type="float">
            <text:p>31,122,527,600,000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FLOOR(([.$G$2] * ([.A778]-1)^2 + ([.A778]-1) * [.$G$3]) * [.$G$1]) + [.$G$1]" office:value-type="float" office:value="120512900000" calcext:value-type="float">
            <text:p>120,512,900,000</text:p>
          </table:table-cell>
          <table:table-cell table:formula="of:=[.B778]/[.B777]" office:value-type="float" office:value="1.00258147494314" calcext:value-type="float">
            <text:p>1.0026</text:p>
          </table:table-cell>
          <table:table-cell table:formula="of:=[.B778]+[.D777]" office:value-type="float" office:value="31243040500000" calcext:value-type="float">
            <text:p>31,243,040,500,000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FLOOR(([.$G$2] * ([.A779]-1)^2 + ([.A779]-1) * [.$G$3]) * [.$G$1]) + [.$G$1]" office:value-type="float" office:value="120823600000" calcext:value-type="float">
            <text:p>120,823,600,000</text:p>
          </table:table-cell>
          <table:table-cell table:formula="of:=[.B779]/[.B778]" office:value-type="float" office:value="1.00257814723569" calcext:value-type="float">
            <text:p>1.0026</text:p>
          </table:table-cell>
          <table:table-cell table:formula="of:=[.B779]+[.D778]" office:value-type="float" office:value="31363864100000" calcext:value-type="float">
            <text:p>31,363,864,100,000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FLOOR(([.$G$2] * ([.A780]-1)^2 + ([.A780]-1) * [.$G$3]) * [.$G$1]) + [.$G$1]" office:value-type="float" office:value="121134700000" calcext:value-type="float">
            <text:p>121,134,700,000</text:p>
          </table:table-cell>
          <table:table-cell table:formula="of:=[.B780]/[.B779]" office:value-type="float" office:value="1.0025748280965" calcext:value-type="float">
            <text:p>1.0026</text:p>
          </table:table-cell>
          <table:table-cell table:formula="of:=[.B780]+[.D779]" office:value-type="float" office:value="31484998800000" calcext:value-type="float">
            <text:p>31,484,998,800,000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FLOOR(([.$G$2] * ([.A781]-1)^2 + ([.A781]-1) * [.$G$3]) * [.$G$1]) + [.$G$1]" office:value-type="float" office:value="121446200000" calcext:value-type="float">
            <text:p>121,446,200,000</text:p>
          </table:table-cell>
          <table:table-cell table:formula="of:=[.B781]/[.B780]" office:value-type="float" office:value="1.00257151749251" calcext:value-type="float">
            <text:p>1.0026</text:p>
          </table:table-cell>
          <table:table-cell table:formula="of:=[.B781]+[.D780]" office:value-type="float" office:value="31606445000000" calcext:value-type="float">
            <text:p>31,606,445,000,000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FLOOR(([.$G$2] * ([.A782]-1)^2 + ([.A782]-1) * [.$G$3]) * [.$G$1]) + [.$G$1]" office:value-type="float" office:value="121758100000" calcext:value-type="float">
            <text:p>121,758,100,000</text:p>
          </table:table-cell>
          <table:table-cell table:formula="of:=[.B782]/[.B781]" office:value-type="float" office:value="1.00256821539085" calcext:value-type="float">
            <text:p>1.0026</text:p>
          </table:table-cell>
          <table:table-cell table:formula="of:=[.B782]+[.D781]" office:value-type="float" office:value="31728203100000" calcext:value-type="float">
            <text:p>31,728,203,100,000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FLOOR(([.$G$2] * ([.A783]-1)^2 + ([.A783]-1) * [.$G$3]) * [.$G$1]) + [.$G$1]" office:value-type="float" office:value="122070400000" calcext:value-type="float">
            <text:p>122,070,400,000</text:p>
          </table:table-cell>
          <table:table-cell table:formula="of:=[.B783]/[.B782]" office:value-type="float" office:value="1.0025649217588" calcext:value-type="float">
            <text:p>1.0026</text:p>
          </table:table-cell>
          <table:table-cell table:formula="of:=[.B783]+[.D782]" office:value-type="float" office:value="31850273500000" calcext:value-type="float">
            <text:p>31,850,273,500,000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FLOOR(([.$G$2] * ([.A784]-1)^2 + ([.A784]-1) * [.$G$3]) * [.$G$1]) + [.$G$1]" office:value-type="float" office:value="122383100000" calcext:value-type="float">
            <text:p>122,383,100,000</text:p>
          </table:table-cell>
          <table:table-cell table:formula="of:=[.B784]/[.B783]" office:value-type="float" office:value="1.00256163656382" calcext:value-type="float">
            <text:p>1.0026</text:p>
          </table:table-cell>
          <table:table-cell table:formula="of:=[.B784]+[.D783]" office:value-type="float" office:value="31972656600000" calcext:value-type="float">
            <text:p>31,972,656,600,000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FLOOR(([.$G$2] * ([.A785]-1)^2 + ([.A785]-1) * [.$G$3]) * [.$G$1]) + [.$G$1]" office:value-type="float" office:value="122696200000" calcext:value-type="float">
            <text:p>122,696,200,000</text:p>
          </table:table-cell>
          <table:table-cell table:formula="of:=[.B785]/[.B784]" office:value-type="float" office:value="1.00255835977353" calcext:value-type="float">
            <text:p>1.0026</text:p>
          </table:table-cell>
          <table:table-cell table:formula="of:=[.B785]+[.D784]" office:value-type="float" office:value="32095352800000" calcext:value-type="float">
            <text:p>32,095,352,800,000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FLOOR(([.$G$2] * ([.A786]-1)^2 + ([.A786]-1) * [.$G$3]) * [.$G$1]) + [.$G$1]" office:value-type="float" office:value="123009700000" calcext:value-type="float">
            <text:p>123,009,700,000</text:p>
          </table:table-cell>
          <table:table-cell table:formula="of:=[.B786]/[.B785]" office:value-type="float" office:value="1.00255509135572" calcext:value-type="float">
            <text:p>1.0026</text:p>
          </table:table-cell>
          <table:table-cell table:formula="of:=[.B786]+[.D785]" office:value-type="float" office:value="32218362500000" calcext:value-type="float">
            <text:p>32,218,362,500,000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FLOOR(([.$G$2] * ([.A787]-1)^2 + ([.A787]-1) * [.$G$3]) * [.$G$1]) + [.$G$1]" office:value-type="float" office:value="123323600000" calcext:value-type="float">
            <text:p>123,323,600,000</text:p>
          </table:table-cell>
          <table:table-cell table:formula="of:=[.B787]/[.B786]" office:value-type="float" office:value="1.00255183127835" calcext:value-type="float">
            <text:p>1.0026</text:p>
          </table:table-cell>
          <table:table-cell table:formula="of:=[.B787]+[.D786]" office:value-type="float" office:value="32341686100000" calcext:value-type="float">
            <text:p>32,341,686,100,000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FLOOR(([.$G$2] * ([.A788]-1)^2 + ([.A788]-1) * [.$G$3]) * [.$G$1]) + [.$G$1]" office:value-type="float" office:value="123637900000" calcext:value-type="float">
            <text:p>123,637,900,000</text:p>
          </table:table-cell>
          <table:table-cell table:formula="of:=[.B788]/[.B787]" office:value-type="float" office:value="1.00254857950952" calcext:value-type="float">
            <text:p>1.0025</text:p>
          </table:table-cell>
          <table:table-cell table:formula="of:=[.B788]+[.D787]" office:value-type="float" office:value="32465324000000" calcext:value-type="float">
            <text:p>32,465,324,000,000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FLOOR(([.$G$2] * ([.A789]-1)^2 + ([.A789]-1) * [.$G$3]) * [.$G$1]) + [.$G$1]" office:value-type="float" office:value="123952600000" calcext:value-type="float">
            <text:p>123,952,600,000</text:p>
          </table:table-cell>
          <table:table-cell table:formula="of:=[.B789]/[.B788]" office:value-type="float" office:value="1.00254533601752" calcext:value-type="float">
            <text:p>1.0025</text:p>
          </table:table-cell>
          <table:table-cell table:formula="of:=[.B789]+[.D788]" office:value-type="float" office:value="32589276600000" calcext:value-type="float">
            <text:p>32,589,276,600,000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FLOOR(([.$G$2] * ([.A790]-1)^2 + ([.A790]-1) * [.$G$3]) * [.$G$1]) + [.$G$1]" office:value-type="float" office:value="124267700000" calcext:value-type="float">
            <text:p>124,267,700,000</text:p>
          </table:table-cell>
          <table:table-cell table:formula="of:=[.B790]/[.B789]" office:value-type="float" office:value="1.00254210077078" calcext:value-type="float">
            <text:p>1.0025</text:p>
          </table:table-cell>
          <table:table-cell table:formula="of:=[.B790]+[.D789]" office:value-type="float" office:value="32713544300000" calcext:value-type="float">
            <text:p>32,713,544,300,000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FLOOR(([.$G$2] * ([.A791]-1)^2 + ([.A791]-1) * [.$G$3]) * [.$G$1]) + [.$G$1]" office:value-type="float" office:value="124583200000" calcext:value-type="float">
            <text:p>124,583,200,000</text:p>
          </table:table-cell>
          <table:table-cell table:formula="of:=[.B791]/[.B790]" office:value-type="float" office:value="1.00253887373791" calcext:value-type="float">
            <text:p>1.0025</text:p>
          </table:table-cell>
          <table:table-cell table:formula="of:=[.B791]+[.D790]" office:value-type="float" office:value="32838127500000" calcext:value-type="float">
            <text:p>32,838,127,500,000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FLOOR(([.$G$2] * ([.A792]-1)^2 + ([.A792]-1) * [.$G$3]) * [.$G$1]) + [.$G$1]" office:value-type="float" office:value="124899100000" calcext:value-type="float">
            <text:p>124,899,100,000</text:p>
          </table:table-cell>
          <table:table-cell table:formula="of:=[.B792]/[.B791]" office:value-type="float" office:value="1.00253565488766" calcext:value-type="float">
            <text:p>1.0025</text:p>
          </table:table-cell>
          <table:table-cell table:formula="of:=[.B792]+[.D791]" office:value-type="float" office:value="32963026600000" calcext:value-type="float">
            <text:p>32,963,026,600,000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FLOOR(([.$G$2] * ([.A793]-1)^2 + ([.A793]-1) * [.$G$3]) * [.$G$1]) + [.$G$1]" office:value-type="float" office:value="125215400000" calcext:value-type="float">
            <text:p>125,215,400,000</text:p>
          </table:table-cell>
          <table:table-cell table:formula="of:=[.B793]/[.B792]" office:value-type="float" office:value="1.00253244418895" calcext:value-type="float">
            <text:p>1.0025</text:p>
          </table:table-cell>
          <table:table-cell table:formula="of:=[.B793]+[.D792]" office:value-type="float" office:value="33088242000000" calcext:value-type="float">
            <text:p>33,088,242,000,000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FLOOR(([.$G$2] * ([.A794]-1)^2 + ([.A794]-1) * [.$G$3]) * [.$G$1]) + [.$G$1]" office:value-type="float" office:value="125532100000" calcext:value-type="float">
            <text:p>125,532,100,000</text:p>
          </table:table-cell>
          <table:table-cell table:formula="of:=[.B794]/[.B793]" office:value-type="float" office:value="1.00252924161086" calcext:value-type="float">
            <text:p>1.0025</text:p>
          </table:table-cell>
          <table:table-cell table:formula="of:=[.B794]+[.D793]" office:value-type="float" office:value="33213774100000" calcext:value-type="float">
            <text:p>33,213,774,100,000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FLOOR(([.$G$2] * ([.A795]-1)^2 + ([.A795]-1) * [.$G$3]) * [.$G$1]) + [.$G$1]" office:value-type="float" office:value="125849200000" calcext:value-type="float">
            <text:p>125,849,200,000</text:p>
          </table:table-cell>
          <table:table-cell table:formula="of:=[.B795]/[.B794]" office:value-type="float" office:value="1.00252604712261" calcext:value-type="float">
            <text:p>1.0025</text:p>
          </table:table-cell>
          <table:table-cell table:formula="of:=[.B795]+[.D794]" office:value-type="float" office:value="33339623300000" calcext:value-type="float">
            <text:p>33,339,623,300,000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FLOOR(([.$G$2] * ([.A796]-1)^2 + ([.A796]-1) * [.$G$3]) * [.$G$1]) + [.$G$1]" office:value-type="float" office:value="126166700000" calcext:value-type="float">
            <text:p>126,166,700,000</text:p>
          </table:table-cell>
          <table:table-cell table:formula="of:=[.B796]/[.B795]" office:value-type="float" office:value="1.00252286069359" calcext:value-type="float">
            <text:p>1.0025</text:p>
          </table:table-cell>
          <table:table-cell table:formula="of:=[.B796]+[.D795]" office:value-type="float" office:value="33465790000000" calcext:value-type="float">
            <text:p>33,465,790,000,000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FLOOR(([.$G$2] * ([.A797]-1)^2 + ([.A797]-1) * [.$G$3]) * [.$G$1]) + [.$G$1]" office:value-type="float" office:value="126484600000" calcext:value-type="float">
            <text:p>126,484,600,000</text:p>
          </table:table-cell>
          <table:table-cell table:formula="of:=[.B797]/[.B796]" office:value-type="float" office:value="1.00251968229335" calcext:value-type="float">
            <text:p>1.0025</text:p>
          </table:table-cell>
          <table:table-cell table:formula="of:=[.B797]+[.D796]" office:value-type="float" office:value="33592274600000" calcext:value-type="float">
            <text:p>33,592,274,600,000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FLOOR(([.$G$2] * ([.A798]-1)^2 + ([.A798]-1) * [.$G$3]) * [.$G$1]) + [.$G$1]" office:value-type="float" office:value="126802900000" calcext:value-type="float">
            <text:p>126,802,900,000</text:p>
          </table:table-cell>
          <table:table-cell table:formula="of:=[.B798]/[.B797]" office:value-type="float" office:value="1.00251651189157" calcext:value-type="float">
            <text:p>1.0025</text:p>
          </table:table-cell>
          <table:table-cell table:formula="of:=[.B798]+[.D797]" office:value-type="float" office:value="33719077500000" calcext:value-type="float">
            <text:p>33,719,077,500,000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FLOOR(([.$G$2] * ([.A799]-1)^2 + ([.A799]-1) * [.$G$3]) * [.$G$1]) + [.$G$1]" office:value-type="float" office:value="127121600000" calcext:value-type="float">
            <text:p>127,121,600,000</text:p>
          </table:table-cell>
          <table:table-cell table:formula="of:=[.B799]/[.B798]" office:value-type="float" office:value="1.0025133494581" calcext:value-type="float">
            <text:p>1.0025</text:p>
          </table:table-cell>
          <table:table-cell table:formula="of:=[.B799]+[.D798]" office:value-type="float" office:value="33846199100000" calcext:value-type="float">
            <text:p>33,846,199,100,000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FLOOR(([.$G$2] * ([.A800]-1)^2 + ([.A800]-1) * [.$G$3]) * [.$G$1]) + [.$G$1]" office:value-type="float" office:value="127440700000" calcext:value-type="float">
            <text:p>127,440,700,000</text:p>
          </table:table-cell>
          <table:table-cell table:formula="of:=[.B800]/[.B799]" office:value-type="float" office:value="1.00251019496293" calcext:value-type="float">
            <text:p>1.0025</text:p>
          </table:table-cell>
          <table:table-cell table:formula="of:=[.B800]+[.D799]" office:value-type="float" office:value="33973639800000" calcext:value-type="float">
            <text:p>33,973,639,800,000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FLOOR(([.$G$2] * ([.A801]-1)^2 + ([.A801]-1) * [.$G$3]) * [.$G$1]) + [.$G$1]" office:value-type="float" office:value="127760200000" calcext:value-type="float">
            <text:p>127,760,200,000</text:p>
          </table:table-cell>
          <table:table-cell table:formula="of:=[.B801]/[.B800]" office:value-type="float" office:value="1.00250704837623" calcext:value-type="float">
            <text:p>1.0025</text:p>
          </table:table-cell>
          <table:table-cell table:formula="of:=[.B801]+[.D800]" office:value-type="float" office:value="34101400000000" calcext:value-type="float">
            <text:p>34,101,400,000,000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FLOOR(([.$G$2] * ([.A802]-1)^2 + ([.A802]-1) * [.$G$3]) * [.$G$1]) + [.$G$1]" office:value-type="float" office:value="128080100000" calcext:value-type="float">
            <text:p>128,080,100,000</text:p>
          </table:table-cell>
          <table:table-cell table:formula="of:=[.B802]/[.B801]" office:value-type="float" office:value="1.00250390966827" calcext:value-type="float">
            <text:p>1.0025</text:p>
          </table:table-cell>
          <table:table-cell table:formula="of:=[.B802]+[.D801]" office:value-type="float" office:value="34229480100000" calcext:value-type="float">
            <text:p>34,229,480,100,000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FLOOR(([.$G$2] * ([.A803]-1)^2 + ([.A803]-1) * [.$G$3]) * [.$G$1]) + [.$G$1]" office:value-type="float" office:value="128400400000" calcext:value-type="float">
            <text:p>128,400,400,000</text:p>
          </table:table-cell>
          <table:table-cell table:formula="of:=[.B803]/[.B802]" office:value-type="float" office:value="1.00250077880951" calcext:value-type="float">
            <text:p>1.0025</text:p>
          </table:table-cell>
          <table:table-cell table:formula="of:=[.B803]+[.D802]" office:value-type="float" office:value="34357880500000" calcext:value-type="float">
            <text:p>34,357,880,500,000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FLOOR(([.$G$2] * ([.A804]-1)^2 + ([.A804]-1) * [.$G$3]) * [.$G$1]) + [.$G$1]" office:value-type="float" office:value="128721100000" calcext:value-type="float">
            <text:p>128,721,100,000</text:p>
          </table:table-cell>
          <table:table-cell table:formula="of:=[.B804]/[.B803]" office:value-type="float" office:value="1.00249765577054" calcext:value-type="float">
            <text:p>1.0025</text:p>
          </table:table-cell>
          <table:table-cell table:formula="of:=[.B804]+[.D803]" office:value-type="float" office:value="34486601600000" calcext:value-type="float">
            <text:p>34,486,601,600,000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FLOOR(([.$G$2] * ([.A805]-1)^2 + ([.A805]-1) * [.$G$3]) * [.$G$1]) + [.$G$1]" office:value-type="float" office:value="129042200000" calcext:value-type="float">
            <text:p>129,042,200,000</text:p>
          </table:table-cell>
          <table:table-cell table:formula="of:=[.B805]/[.B804]" office:value-type="float" office:value="1.00249454052211" calcext:value-type="float">
            <text:p>1.0025</text:p>
          </table:table-cell>
          <table:table-cell table:formula="of:=[.B805]+[.D804]" office:value-type="float" office:value="34615643800000" calcext:value-type="float">
            <text:p>34,615,643,800,000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FLOOR(([.$G$2] * ([.A806]-1)^2 + ([.A806]-1) * [.$G$3]) * [.$G$1]) + [.$G$1]" office:value-type="float" office:value="129363700000" calcext:value-type="float">
            <text:p>129,363,700,000</text:p>
          </table:table-cell>
          <table:table-cell table:formula="of:=[.B806]/[.B805]" office:value-type="float" office:value="1.00249143303508" calcext:value-type="float">
            <text:p>1.0025</text:p>
          </table:table-cell>
          <table:table-cell table:formula="of:=[.B806]+[.D805]" office:value-type="float" office:value="34745007500000" calcext:value-type="float">
            <text:p>34,745,007,500,000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FLOOR(([.$G$2] * ([.A807]-1)^2 + ([.A807]-1) * [.$G$3]) * [.$G$1]) + [.$G$1]" office:value-type="float" office:value="129685600000" calcext:value-type="float">
            <text:p>129,685,600,000</text:p>
          </table:table-cell>
          <table:table-cell table:formula="of:=[.B807]/[.B806]" office:value-type="float" office:value="1.00248833328051" calcext:value-type="float">
            <text:p>1.0025</text:p>
          </table:table-cell>
          <table:table-cell table:formula="of:=[.B807]+[.D806]" office:value-type="float" office:value="34874693100000" calcext:value-type="float">
            <text:p>34,874,693,100,000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FLOOR(([.$G$2] * ([.A808]-1)^2 + ([.A808]-1) * [.$G$3]) * [.$G$1]) + [.$G$1]" office:value-type="float" office:value="130007900000" calcext:value-type="float">
            <text:p>130,007,900,000</text:p>
          </table:table-cell>
          <table:table-cell table:formula="of:=[.B808]/[.B807]" office:value-type="float" office:value="1.00248524122956" calcext:value-type="float">
            <text:p>1.0025</text:p>
          </table:table-cell>
          <table:table-cell table:formula="of:=[.B808]+[.D807]" office:value-type="float" office:value="35004701000000" calcext:value-type="float">
            <text:p>35,004,701,000,000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([.$G$2] * ([.A809]-1)^2 + ([.A809]-1) * [.$G$3]) * [.$G$1]) + [.$G$1]" office:value-type="float" office:value="130330600000" calcext:value-type="float">
            <text:p>130,330,600,000</text:p>
          </table:table-cell>
          <table:table-cell table:formula="of:=[.B809]/[.B808]" office:value-type="float" office:value="1.00248215685355" calcext:value-type="float">
            <text:p>1.0025</text:p>
          </table:table-cell>
          <table:table-cell table:formula="of:=[.B809]+[.D808]" office:value-type="float" office:value="35135031600000" calcext:value-type="float">
            <text:p>35,135,031,600,000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FLOOR(([.$G$2] * ([.A810]-1)^2 + ([.A810]-1) * [.$G$3]) * [.$G$1]) + [.$G$1]" office:value-type="float" office:value="130653700000" calcext:value-type="float">
            <text:p>130,653,700,000</text:p>
          </table:table-cell>
          <table:table-cell table:formula="of:=[.B810]/[.B809]" office:value-type="float" office:value="1.00247908012393" calcext:value-type="float">
            <text:p>1.0025</text:p>
          </table:table-cell>
          <table:table-cell table:formula="of:=[.B810]+[.D809]" office:value-type="float" office:value="35265685300000" calcext:value-type="float">
            <text:p>35,265,685,300,000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FLOOR(([.$G$2] * ([.A811]-1)^2 + ([.A811]-1) * [.$G$3]) * [.$G$1]) + [.$G$1]" office:value-type="float" office:value="130977200000" calcext:value-type="float">
            <text:p>130,977,200,000</text:p>
          </table:table-cell>
          <table:table-cell table:formula="of:=[.B811]/[.B810]" office:value-type="float" office:value="1.00247601101232" calcext:value-type="float">
            <text:p>1.0025</text:p>
          </table:table-cell>
          <table:table-cell table:formula="of:=[.B811]+[.D810]" office:value-type="float" office:value="35396662500000" calcext:value-type="float">
            <text:p>35,396,662,500,000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FLOOR(([.$G$2] * ([.A812]-1)^2 + ([.A812]-1) * [.$G$3]) * [.$G$1]) + [.$G$1]" office:value-type="float" office:value="131301100000" calcext:value-type="float">
            <text:p>131,301,100,000</text:p>
          </table:table-cell>
          <table:table-cell table:formula="of:=[.B812]/[.B811]" office:value-type="float" office:value="1.00247294949045" calcext:value-type="float">
            <text:p>1.0025</text:p>
          </table:table-cell>
          <table:table-cell table:formula="of:=[.B812]+[.D811]" office:value-type="float" office:value="35527963600000" calcext:value-type="float">
            <text:p>35,527,963,600,000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FLOOR(([.$G$2] * ([.A813]-1)^2 + ([.A813]-1) * [.$G$3]) * [.$G$1]) + [.$G$1]" office:value-type="float" office:value="131625400000" calcext:value-type="float">
            <text:p>131,625,400,000</text:p>
          </table:table-cell>
          <table:table-cell table:formula="of:=[.B813]/[.B812]" office:value-type="float" office:value="1.0024698955302" calcext:value-type="float">
            <text:p>1.0025</text:p>
          </table:table-cell>
          <table:table-cell table:formula="of:=[.B813]+[.D812]" office:value-type="float" office:value="35659589000000" calcext:value-type="float">
            <text:p>35,659,589,000,000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FLOOR(([.$G$2] * ([.A814]-1)^2 + ([.A814]-1) * [.$G$3]) * [.$G$1]) + [.$G$1]" office:value-type="float" office:value="131950100000" calcext:value-type="float">
            <text:p>131,950,100,000</text:p>
          </table:table-cell>
          <table:table-cell table:formula="of:=[.B814]/[.B813]" office:value-type="float" office:value="1.00246684910359" calcext:value-type="float">
            <text:p>1.0025</text:p>
          </table:table-cell>
          <table:table-cell table:formula="of:=[.B814]+[.D813]" office:value-type="float" office:value="35791539100000" calcext:value-type="float">
            <text:p>35,791,539,100,000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FLOOR(([.$G$2] * ([.A815]-1)^2 + ([.A815]-1) * [.$G$3]) * [.$G$1]) + [.$G$1]" office:value-type="float" office:value="132275200000" calcext:value-type="float">
            <text:p>132,275,200,000</text:p>
          </table:table-cell>
          <table:table-cell table:formula="of:=[.B815]/[.B814]" office:value-type="float" office:value="1.00246381018279" calcext:value-type="float">
            <text:p>1.0025</text:p>
          </table:table-cell>
          <table:table-cell table:formula="of:=[.B815]+[.D814]" office:value-type="float" office:value="35923814300000" calcext:value-type="float">
            <text:p>35,923,814,300,000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FLOOR(([.$G$2] * ([.A816]-1)^2 + ([.A816]-1) * [.$G$3]) * [.$G$1]) + [.$G$1]" office:value-type="float" office:value="132600700000" calcext:value-type="float">
            <text:p>132,600,700,000</text:p>
          </table:table-cell>
          <table:table-cell table:formula="of:=[.B816]/[.B815]" office:value-type="float" office:value="1.00246077874008" calcext:value-type="float">
            <text:p>1.0025</text:p>
          </table:table-cell>
          <table:table-cell table:formula="of:=[.B816]+[.D815]" office:value-type="float" office:value="36056415000000" calcext:value-type="float">
            <text:p>36,056,415,000,000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FLOOR(([.$G$2] * ([.A817]-1)^2 + ([.A817]-1) * [.$G$3]) * [.$G$1]) + [.$G$1]" office:value-type="float" office:value="132926600000" calcext:value-type="float">
            <text:p>132,926,600,000</text:p>
          </table:table-cell>
          <table:table-cell table:formula="of:=[.B817]/[.B816]" office:value-type="float" office:value="1.0024577547479" calcext:value-type="float">
            <text:p>1.0025</text:p>
          </table:table-cell>
          <table:table-cell table:formula="of:=[.B817]+[.D816]" office:value-type="float" office:value="36189341600000" calcext:value-type="float">
            <text:p>36,189,341,600,000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FLOOR(([.$G$2] * ([.A818]-1)^2 + ([.A818]-1) * [.$G$3]) * [.$G$1]) + [.$G$1]" office:value-type="float" office:value="133252900000" calcext:value-type="float">
            <text:p>133,252,900,000</text:p>
          </table:table-cell>
          <table:table-cell table:formula="of:=[.B818]/[.B817]" office:value-type="float" office:value="1.00245473817881" calcext:value-type="float">
            <text:p>1.0025</text:p>
          </table:table-cell>
          <table:table-cell table:formula="of:=[.B818]+[.D817]" office:value-type="float" office:value="36322594500000" calcext:value-type="float">
            <text:p>36,322,594,500,000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FLOOR(([.$G$2] * ([.A819]-1)^2 + ([.A819]-1) * [.$G$3]) * [.$G$1]) + [.$G$1]" office:value-type="float" office:value="133579600000" calcext:value-type="float">
            <text:p>133,579,600,000</text:p>
          </table:table-cell>
          <table:table-cell table:formula="of:=[.B819]/[.B818]" office:value-type="float" office:value="1.00245172900552" calcext:value-type="float">
            <text:p>1.0025</text:p>
          </table:table-cell>
          <table:table-cell table:formula="of:=[.B819]+[.D818]" office:value-type="float" office:value="36456174100000" calcext:value-type="float">
            <text:p>36,456,174,100,000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FLOOR(([.$G$2] * ([.A820]-1)^2 + ([.A820]-1) * [.$G$3]) * [.$G$1]) + [.$G$1]" office:value-type="float" office:value="133906700000" calcext:value-type="float">
            <text:p>133,906,700,000</text:p>
          </table:table-cell>
          <table:table-cell table:formula="of:=[.B820]/[.B819]" office:value-type="float" office:value="1.00244872720086" calcext:value-type="float">
            <text:p>1.0024</text:p>
          </table:table-cell>
          <table:table-cell table:formula="of:=[.B820]+[.D819]" office:value-type="float" office:value="36590080800000" calcext:value-type="float">
            <text:p>36,590,080,800,000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FLOOR(([.$G$2] * ([.A821]-1)^2 + ([.A821]-1) * [.$G$3]) * [.$G$1]) + [.$G$1]" office:value-type="float" office:value="134234200000" calcext:value-type="float">
            <text:p>134,234,200,000</text:p>
          </table:table-cell>
          <table:table-cell table:formula="of:=[.B821]/[.B820]" office:value-type="float" office:value="1.00244573273779" calcext:value-type="float">
            <text:p>1.0024</text:p>
          </table:table-cell>
          <table:table-cell table:formula="of:=[.B821]+[.D820]" office:value-type="float" office:value="36724315000000" calcext:value-type="float">
            <text:p>36,724,315,000,000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FLOOR(([.$G$2] * ([.A822]-1)^2 + ([.A822]-1) * [.$G$3]) * [.$G$1]) + [.$G$1]" office:value-type="float" office:value="134562100000" calcext:value-type="float">
            <text:p>134,562,100,000</text:p>
          </table:table-cell>
          <table:table-cell table:formula="of:=[.B822]/[.B821]" office:value-type="float" office:value="1.00244274558943" calcext:value-type="float">
            <text:p>1.0024</text:p>
          </table:table-cell>
          <table:table-cell table:formula="of:=[.B822]+[.D821]" office:value-type="float" office:value="36858877100000" calcext:value-type="float">
            <text:p>36,858,877,100,000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FLOOR(([.$G$2] * ([.A823]-1)^2 + ([.A823]-1) * [.$G$3]) * [.$G$1]) + [.$G$1]" office:value-type="float" office:value="134890400000" calcext:value-type="float">
            <text:p>134,890,400,000</text:p>
          </table:table-cell>
          <table:table-cell table:formula="of:=[.B823]/[.B822]" office:value-type="float" office:value="1.00243976572898" calcext:value-type="float">
            <text:p>1.0024</text:p>
          </table:table-cell>
          <table:table-cell table:formula="of:=[.B823]+[.D822]" office:value-type="float" office:value="36993767500000" calcext:value-type="float">
            <text:p>36,993,767,500,000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FLOOR(([.$G$2] * ([.A824]-1)^2 + ([.A824]-1) * [.$G$3]) * [.$G$1]) + [.$G$1]" office:value-type="float" office:value="135219100000" calcext:value-type="float">
            <text:p>135,219,100,000</text:p>
          </table:table-cell>
          <table:table-cell table:formula="of:=[.B824]/[.B823]" office:value-type="float" office:value="1.00243679312983" calcext:value-type="float">
            <text:p>1.0024</text:p>
          </table:table-cell>
          <table:table-cell table:formula="of:=[.B824]+[.D823]" office:value-type="float" office:value="37128986600000" calcext:value-type="float">
            <text:p>37,128,986,600,000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FLOOR(([.$G$2] * ([.A825]-1)^2 + ([.A825]-1) * [.$G$3]) * [.$G$1]) + [.$G$1]" office:value-type="float" office:value="135548200000" calcext:value-type="float">
            <text:p>135,548,200,000</text:p>
          </table:table-cell>
          <table:table-cell table:formula="of:=[.B825]/[.B824]" office:value-type="float" office:value="1.00243382776546" calcext:value-type="float">
            <text:p>1.0024</text:p>
          </table:table-cell>
          <table:table-cell table:formula="of:=[.B825]+[.D824]" office:value-type="float" office:value="37264534800000" calcext:value-type="float">
            <text:p>37,264,534,800,000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FLOOR(([.$G$2] * ([.A826]-1)^2 + ([.A826]-1) * [.$G$3]) * [.$G$1]) + [.$G$1]" office:value-type="float" office:value="135877700000" calcext:value-type="float">
            <text:p>135,877,700,000</text:p>
          </table:table-cell>
          <table:table-cell table:formula="of:=[.B826]/[.B825]" office:value-type="float" office:value="1.00243086960948" calcext:value-type="float">
            <text:p>1.0024</text:p>
          </table:table-cell>
          <table:table-cell table:formula="of:=[.B826]+[.D825]" office:value-type="float" office:value="37400412500000" calcext:value-type="float">
            <text:p>37,400,412,500,000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FLOOR(([.$G$2] * ([.A827]-1)^2 + ([.A827]-1) * [.$G$3]) * [.$G$1]) + [.$G$1]" office:value-type="float" office:value="136207600000" calcext:value-type="float">
            <text:p>136,207,600,000</text:p>
          </table:table-cell>
          <table:table-cell table:formula="of:=[.B827]/[.B826]" office:value-type="float" office:value="1.00242791863566" calcext:value-type="float">
            <text:p>1.0024</text:p>
          </table:table-cell>
          <table:table-cell table:formula="of:=[.B827]+[.D826]" office:value-type="float" office:value="37536620100000" calcext:value-type="float">
            <text:p>37,536,620,100,000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FLOOR(([.$G$2] * ([.A828]-1)^2 + ([.A828]-1) * [.$G$3]) * [.$G$1]) + [.$G$1]" office:value-type="float" office:value="136537900000" calcext:value-type="float">
            <text:p>136,537,900,000</text:p>
          </table:table-cell>
          <table:table-cell table:formula="of:=[.B828]/[.B827]" office:value-type="float" office:value="1.00242497481785" calcext:value-type="float">
            <text:p>1.0024</text:p>
          </table:table-cell>
          <table:table-cell table:formula="of:=[.B828]+[.D827]" office:value-type="float" office:value="37673158000000" calcext:value-type="float">
            <text:p>37,673,158,000,000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FLOOR(([.$G$2] * ([.A829]-1)^2 + ([.A829]-1) * [.$G$3]) * [.$G$1]) + [.$G$1]" office:value-type="float" office:value="136868600000" calcext:value-type="float">
            <text:p>136,868,600,000</text:p>
          </table:table-cell>
          <table:table-cell table:formula="of:=[.B829]/[.B828]" office:value-type="float" office:value="1.00242203813007" calcext:value-type="float">
            <text:p>1.0024</text:p>
          </table:table-cell>
          <table:table-cell table:formula="of:=[.B829]+[.D828]" office:value-type="float" office:value="37810026600000" calcext:value-type="float">
            <text:p>37,810,026,600,000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FLOOR(([.$G$2] * ([.A830]-1)^2 + ([.A830]-1) * [.$G$3]) * [.$G$1]) + [.$G$1]" office:value-type="float" office:value="137199700000" calcext:value-type="float">
            <text:p>137,199,700,000</text:p>
          </table:table-cell>
          <table:table-cell table:formula="of:=[.B830]/[.B829]" office:value-type="float" office:value="1.00241910854645" calcext:value-type="float">
            <text:p>1.0024</text:p>
          </table:table-cell>
          <table:table-cell table:formula="of:=[.B830]+[.D829]" office:value-type="float" office:value="37947226300000" calcext:value-type="float">
            <text:p>37,947,226,300,000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FLOOR(([.$G$2] * ([.A831]-1)^2 + ([.A831]-1) * [.$G$3]) * [.$G$1]) + [.$G$1]" office:value-type="float" office:value="137531200000" calcext:value-type="float">
            <text:p>137,531,200,000</text:p>
          </table:table-cell>
          <table:table-cell table:formula="of:=[.B831]/[.B830]" office:value-type="float" office:value="1.00241618604122" calcext:value-type="float">
            <text:p>1.0024</text:p>
          </table:table-cell>
          <table:table-cell table:formula="of:=[.B831]+[.D830]" office:value-type="float" office:value="38084757500000" calcext:value-type="float">
            <text:p>38,084,757,500,000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FLOOR(([.$G$2] * ([.A832]-1)^2 + ([.A832]-1) * [.$G$3]) * [.$G$1]) + [.$G$1]" office:value-type="float" office:value="137863100000" calcext:value-type="float">
            <text:p>137,863,100,000</text:p>
          </table:table-cell>
          <table:table-cell table:formula="of:=[.B832]/[.B831]" office:value-type="float" office:value="1.00241327058878" calcext:value-type="float">
            <text:p>1.0024</text:p>
          </table:table-cell>
          <table:table-cell table:formula="of:=[.B832]+[.D831]" office:value-type="float" office:value="38222620600000" calcext:value-type="float">
            <text:p>38,222,620,600,000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FLOOR(([.$G$2] * ([.A833]-1)^2 + ([.A833]-1) * [.$G$3]) * [.$G$1]) + [.$G$1]" office:value-type="float" office:value="138195400000" calcext:value-type="float">
            <text:p>138,195,400,000</text:p>
          </table:table-cell>
          <table:table-cell table:formula="of:=[.B833]/[.B832]" office:value-type="float" office:value="1.00241036216362" calcext:value-type="float">
            <text:p>1.0024</text:p>
          </table:table-cell>
          <table:table-cell table:formula="of:=[.B833]+[.D832]" office:value-type="float" office:value="38360816000000" calcext:value-type="float">
            <text:p>38,360,816,000,000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FLOOR(([.$G$2] * ([.A834]-1)^2 + ([.A834]-1) * [.$G$3]) * [.$G$1]) + [.$G$1]" office:value-type="float" office:value="138528100000" calcext:value-type="float">
            <text:p>138,528,100,000</text:p>
          </table:table-cell>
          <table:table-cell table:formula="of:=[.B834]/[.B833]" office:value-type="float" office:value="1.00240746074037" calcext:value-type="float">
            <text:p>1.0024</text:p>
          </table:table-cell>
          <table:table-cell table:formula="of:=[.B834]+[.D833]" office:value-type="float" office:value="38499344100000" calcext:value-type="float">
            <text:p>38,499,344,100,000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FLOOR(([.$G$2] * ([.A835]-1)^2 + ([.A835]-1) * [.$G$3]) * [.$G$1]) + [.$G$1]" office:value-type="float" office:value="138861200000" calcext:value-type="float">
            <text:p>138,861,200,000</text:p>
          </table:table-cell>
          <table:table-cell table:formula="of:=[.B835]/[.B834]" office:value-type="float" office:value="1.00240456629377" calcext:value-type="float">
            <text:p>1.0024</text:p>
          </table:table-cell>
          <table:table-cell table:formula="of:=[.B835]+[.D834]" office:value-type="float" office:value="38638205300000" calcext:value-type="float">
            <text:p>38,638,205,300,000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FLOOR(([.$G$2] * ([.A836]-1)^2 + ([.A836]-1) * [.$G$3]) * [.$G$1]) + [.$G$1]" office:value-type="float" office:value="139194700000" calcext:value-type="float">
            <text:p>139,194,700,000</text:p>
          </table:table-cell>
          <table:table-cell table:formula="of:=[.B836]/[.B835]" office:value-type="float" office:value="1.00240167879869" calcext:value-type="float">
            <text:p>1.0024</text:p>
          </table:table-cell>
          <table:table-cell table:formula="of:=[.B836]+[.D835]" office:value-type="float" office:value="38777400000000" calcext:value-type="float">
            <text:p>38,777,400,000,000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FLOOR(([.$G$2] * ([.A837]-1)^2 + ([.A837]-1) * [.$G$3]) * [.$G$1]) + [.$G$1]" office:value-type="float" office:value="139528600000" calcext:value-type="float">
            <text:p>139,528,600,000</text:p>
          </table:table-cell>
          <table:table-cell table:formula="of:=[.B837]/[.B836]" office:value-type="float" office:value="1.00239879823011" calcext:value-type="float">
            <text:p>1.0024</text:p>
          </table:table-cell>
          <table:table-cell table:formula="of:=[.B837]+[.D836]" office:value-type="float" office:value="38916928600000" calcext:value-type="float">
            <text:p>38,916,928,600,000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FLOOR(([.$G$2] * ([.A838]-1)^2 + ([.A838]-1) * [.$G$3]) * [.$G$1]) + [.$G$1]" office:value-type="float" office:value="139862900000" calcext:value-type="float">
            <text:p>139,862,900,000</text:p>
          </table:table-cell>
          <table:table-cell table:formula="of:=[.B838]/[.B837]" office:value-type="float" office:value="1.00239592456314" calcext:value-type="float">
            <text:p>1.0024</text:p>
          </table:table-cell>
          <table:table-cell table:formula="of:=[.B838]+[.D837]" office:value-type="float" office:value="39056791500000" calcext:value-type="float">
            <text:p>39,056,791,500,000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FLOOR(([.$G$2] * ([.A839]-1)^2 + ([.A839]-1) * [.$G$3]) * [.$G$1]) + [.$G$1]" office:value-type="float" office:value="140197600000" calcext:value-type="float">
            <text:p>140,197,600,000</text:p>
          </table:table-cell>
          <table:table-cell table:formula="of:=[.B839]/[.B838]" office:value-type="float" office:value="1.00239305777301" calcext:value-type="float">
            <text:p>1.0024</text:p>
          </table:table-cell>
          <table:table-cell table:formula="of:=[.B839]+[.D838]" office:value-type="float" office:value="39196989100000" calcext:value-type="float">
            <text:p>39,196,989,100,000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FLOOR(([.$G$2] * ([.A840]-1)^2 + ([.A840]-1) * [.$G$3]) * [.$G$1]) + [.$G$1]" office:value-type="float" office:value="140532700000" calcext:value-type="float">
            <text:p>140,532,700,000</text:p>
          </table:table-cell>
          <table:table-cell table:formula="of:=[.B840]/[.B839]" office:value-type="float" office:value="1.00239019783506" calcext:value-type="float">
            <text:p>1.0024</text:p>
          </table:table-cell>
          <table:table-cell table:formula="of:=[.B840]+[.D839]" office:value-type="float" office:value="39337521800000" calcext:value-type="float">
            <text:p>39,337,521,800,000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FLOOR(([.$G$2] * ([.A841]-1)^2 + ([.A841]-1) * [.$G$3]) * [.$G$1]) + [.$G$1]" office:value-type="float" office:value="140868200000" calcext:value-type="float">
            <text:p>140,868,200,000</text:p>
          </table:table-cell>
          <table:table-cell table:formula="of:=[.B841]/[.B840]" office:value-type="float" office:value="1.00238734472475" calcext:value-type="float">
            <text:p>1.0024</text:p>
          </table:table-cell>
          <table:table-cell table:formula="of:=[.B841]+[.D840]" office:value-type="float" office:value="39478390000000" calcext:value-type="float">
            <text:p>39,478,390,000,000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FLOOR(([.$G$2] * ([.A842]-1)^2 + ([.A842]-1) * [.$G$3]) * [.$G$1]) + [.$G$1]" office:value-type="float" office:value="141204100000" calcext:value-type="float">
            <text:p>141,204,100,000</text:p>
          </table:table-cell>
          <table:table-cell table:formula="of:=[.B842]/[.B841]" office:value-type="float" office:value="1.00238449841767" calcext:value-type="float">
            <text:p>1.0024</text:p>
          </table:table-cell>
          <table:table-cell table:formula="of:=[.B842]+[.D841]" office:value-type="float" office:value="39619594100000" calcext:value-type="float">
            <text:p>39,619,594,100,000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FLOOR(([.$G$2] * ([.A843]-1)^2 + ([.A843]-1) * [.$G$3]) * [.$G$1]) + [.$G$1]" office:value-type="float" office:value="141540400000" calcext:value-type="float">
            <text:p>141,540,400,000</text:p>
          </table:table-cell>
          <table:table-cell table:formula="of:=[.B843]/[.B842]" office:value-type="float" office:value="1.00238165888951" calcext:value-type="float">
            <text:p>1.0024</text:p>
          </table:table-cell>
          <table:table-cell table:formula="of:=[.B843]+[.D842]" office:value-type="float" office:value="39761134500000" calcext:value-type="float">
            <text:p>39,761,134,500,000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FLOOR(([.$G$2] * ([.A844]-1)^2 + ([.A844]-1) * [.$G$3]) * [.$G$1]) + [.$G$1]" office:value-type="float" office:value="141877100000" calcext:value-type="float">
            <text:p>141,877,100,000</text:p>
          </table:table-cell>
          <table:table-cell table:formula="of:=[.B844]/[.B843]" office:value-type="float" office:value="1.00237882611608" calcext:value-type="float">
            <text:p>1.0024</text:p>
          </table:table-cell>
          <table:table-cell table:formula="of:=[.B844]+[.D843]" office:value-type="float" office:value="39903011600000" calcext:value-type="float">
            <text:p>39,903,011,600,000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FLOOR(([.$G$2] * ([.A845]-1)^2 + ([.A845]-1) * [.$G$3]) * [.$G$1]) + [.$G$1]" office:value-type="float" office:value="142214200000" calcext:value-type="float">
            <text:p>142,214,200,000</text:p>
          </table:table-cell>
          <table:table-cell table:formula="of:=[.B845]/[.B844]" office:value-type="float" office:value="1.0023760000733" calcext:value-type="float">
            <text:p>1.0024</text:p>
          </table:table-cell>
          <table:table-cell table:formula="of:=[.B845]+[.D844]" office:value-type="float" office:value="40045225800000" calcext:value-type="float">
            <text:p>40,045,225,800,000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FLOOR(([.$G$2] * ([.A846]-1)^2 + ([.A846]-1) * [.$G$3]) * [.$G$1]) + [.$G$1]" office:value-type="float" office:value="142551700000" calcext:value-type="float">
            <text:p>142,551,700,000</text:p>
          </table:table-cell>
          <table:table-cell table:formula="of:=[.B846]/[.B845]" office:value-type="float" office:value="1.00237318073723" calcext:value-type="float">
            <text:p>1.0024</text:p>
          </table:table-cell>
          <table:table-cell table:formula="of:=[.B846]+[.D845]" office:value-type="float" office:value="40187777500000" calcext:value-type="float">
            <text:p>40,187,777,500,000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FLOOR(([.$G$2] * ([.A847]-1)^2 + ([.A847]-1) * [.$G$3]) * [.$G$1]) + [.$G$1]" office:value-type="float" office:value="142889600000" calcext:value-type="float">
            <text:p>142,889,600,000</text:p>
          </table:table-cell>
          <table:table-cell table:formula="of:=[.B847]/[.B846]" office:value-type="float" office:value="1.002370368084" calcext:value-type="float">
            <text:p>1.0024</text:p>
          </table:table-cell>
          <table:table-cell table:formula="of:=[.B847]+[.D846]" office:value-type="float" office:value="40330667100000" calcext:value-type="float">
            <text:p>40,330,667,100,000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FLOOR(([.$G$2] * ([.A848]-1)^2 + ([.A848]-1) * [.$G$3]) * [.$G$1]) + [.$G$1]" office:value-type="float" office:value="143227900000" calcext:value-type="float">
            <text:p>143,227,900,000</text:p>
          </table:table-cell>
          <table:table-cell table:formula="of:=[.B848]/[.B847]" office:value-type="float" office:value="1.00236756208989" calcext:value-type="float">
            <text:p>1.0024</text:p>
          </table:table-cell>
          <table:table-cell table:formula="of:=[.B848]+[.D847]" office:value-type="float" office:value="40473895000000" calcext:value-type="float">
            <text:p>40,473,895,000,000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FLOOR(([.$G$2] * ([.A849]-1)^2 + ([.A849]-1) * [.$G$3]) * [.$G$1]) + [.$G$1]" office:value-type="float" office:value="143566600000" calcext:value-type="float">
            <text:p>143,566,600,000</text:p>
          </table:table-cell>
          <table:table-cell table:formula="of:=[.B849]/[.B848]" office:value-type="float" office:value="1.00236476273128" calcext:value-type="float">
            <text:p>1.0024</text:p>
          </table:table-cell>
          <table:table-cell table:formula="of:=[.B849]+[.D848]" office:value-type="float" office:value="40617461600000" calcext:value-type="float">
            <text:p>40,617,461,600,000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FLOOR(([.$G$2] * ([.A850]-1)^2 + ([.A850]-1) * [.$G$3]) * [.$G$1]) + [.$G$1]" office:value-type="float" office:value="143905700000" calcext:value-type="float">
            <text:p>143,905,700,000</text:p>
          </table:table-cell>
          <table:table-cell table:formula="of:=[.B850]/[.B849]" office:value-type="float" office:value="1.00236196998466" calcext:value-type="float">
            <text:p>1.0024</text:p>
          </table:table-cell>
          <table:table-cell table:formula="of:=[.B850]+[.D849]" office:value-type="float" office:value="40761367300000" calcext:value-type="float">
            <text:p>40,761,367,300,000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FLOOR(([.$G$2] * ([.A851]-1)^2 + ([.A851]-1) * [.$G$3]) * [.$G$1]) + [.$G$1]" office:value-type="float" office:value="144245200000" calcext:value-type="float">
            <text:p>144,245,200,000</text:p>
          </table:table-cell>
          <table:table-cell table:formula="of:=[.B851]/[.B850]" office:value-type="float" office:value="1.00235918382663" calcext:value-type="float">
            <text:p>1.0024</text:p>
          </table:table-cell>
          <table:table-cell table:formula="of:=[.B851]+[.D850]" office:value-type="float" office:value="40905612500000" calcext:value-type="float">
            <text:p>40,905,612,500,000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FLOOR(([.$G$2] * ([.A852]-1)^2 + ([.A852]-1) * [.$G$3]) * [.$G$1]) + [.$G$1]" office:value-type="float" office:value="144585100000" calcext:value-type="float">
            <text:p>144,585,100,000</text:p>
          </table:table-cell>
          <table:table-cell table:formula="of:=[.B852]/[.B851]" office:value-type="float" office:value="1.0023564042339" calcext:value-type="float">
            <text:p>1.0024</text:p>
          </table:table-cell>
          <table:table-cell table:formula="of:=[.B852]+[.D851]" office:value-type="float" office:value="41050197600000" calcext:value-type="float">
            <text:p>41,050,197,600,000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FLOOR(([.$G$2] * ([.A853]-1)^2 + ([.A853]-1) * [.$G$3]) * [.$G$1]) + [.$G$1]" office:value-type="float" office:value="144925400000" calcext:value-type="float">
            <text:p>144,925,400,000</text:p>
          </table:table-cell>
          <table:table-cell table:formula="of:=[.B853]/[.B852]" office:value-type="float" office:value="1.0023536311833" calcext:value-type="float">
            <text:p>1.0024</text:p>
          </table:table-cell>
          <table:table-cell table:formula="of:=[.B853]+[.D852]" office:value-type="float" office:value="41195123000000" calcext:value-type="float">
            <text:p>41,195,123,000,000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FLOOR(([.$G$2] * ([.A854]-1)^2 + ([.A854]-1) * [.$G$3]) * [.$G$1]) + [.$G$1]" office:value-type="float" office:value="145266100000" calcext:value-type="float">
            <text:p>145,266,100,000</text:p>
          </table:table-cell>
          <table:table-cell table:formula="of:=[.B854]/[.B853]" office:value-type="float" office:value="1.00235086465175" calcext:value-type="float">
            <text:p>1.0024</text:p>
          </table:table-cell>
          <table:table-cell table:formula="of:=[.B854]+[.D853]" office:value-type="float" office:value="41340389100000" calcext:value-type="float">
            <text:p>41,340,389,100,000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FLOOR(([.$G$2] * ([.A855]-1)^2 + ([.A855]-1) * [.$G$3]) * [.$G$1]) + [.$G$1]" office:value-type="float" office:value="145607200000" calcext:value-type="float">
            <text:p>145,607,200,000</text:p>
          </table:table-cell>
          <table:table-cell table:formula="of:=[.B855]/[.B854]" office:value-type="float" office:value="1.00234810461629" calcext:value-type="float">
            <text:p>1.0023</text:p>
          </table:table-cell>
          <table:table-cell table:formula="of:=[.B855]+[.D854]" office:value-type="float" office:value="41485996300000" calcext:value-type="float">
            <text:p>41,485,996,300,000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FLOOR(([.$G$2] * ([.A856]-1)^2 + ([.A856]-1) * [.$G$3]) * [.$G$1]) + [.$G$1]" office:value-type="float" office:value="145948700000" calcext:value-type="float">
            <text:p>145,948,700,000</text:p>
          </table:table-cell>
          <table:table-cell table:formula="of:=[.B856]/[.B855]" office:value-type="float" office:value="1.00234535105407" calcext:value-type="float">
            <text:p>1.0023</text:p>
          </table:table-cell>
          <table:table-cell table:formula="of:=[.B856]+[.D855]" office:value-type="float" office:value="41631945000000" calcext:value-type="float">
            <text:p>41,631,945,000,000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FLOOR(([.$G$2] * ([.A857]-1)^2 + ([.A857]-1) * [.$G$3]) * [.$G$1]) + [.$G$1]" office:value-type="float" office:value="146290600000" calcext:value-type="float">
            <text:p>146,290,600,000</text:p>
          </table:table-cell>
          <table:table-cell table:formula="of:=[.B857]/[.B856]" office:value-type="float" office:value="1.00234260394234" calcext:value-type="float">
            <text:p>1.0023</text:p>
          </table:table-cell>
          <table:table-cell table:formula="of:=[.B857]+[.D856]" office:value-type="float" office:value="41778235600000" calcext:value-type="float">
            <text:p>41,778,235,600,000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FLOOR(([.$G$2] * ([.A858]-1)^2 + ([.A858]-1) * [.$G$3]) * [.$G$1]) + [.$G$1]" office:value-type="float" office:value="146632900000" calcext:value-type="float">
            <text:p>146,632,900,000</text:p>
          </table:table-cell>
          <table:table-cell table:formula="of:=[.B858]/[.B857]" office:value-type="float" office:value="1.00233986325847" calcext:value-type="float">
            <text:p>1.0023</text:p>
          </table:table-cell>
          <table:table-cell table:formula="of:=[.B858]+[.D857]" office:value-type="float" office:value="41924868500000" calcext:value-type="float">
            <text:p>41,924,868,500,000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FLOOR(([.$G$2] * ([.A859]-1)^2 + ([.A859]-1) * [.$G$3]) * [.$G$1]) + [.$G$1]" office:value-type="float" office:value="146975600000" calcext:value-type="float">
            <text:p>146,975,600,000</text:p>
          </table:table-cell>
          <table:table-cell table:formula="of:=[.B859]/[.B858]" office:value-type="float" office:value="1.00233712897992" calcext:value-type="float">
            <text:p>1.0023</text:p>
          </table:table-cell>
          <table:table-cell table:formula="of:=[.B859]+[.D858]" office:value-type="float" office:value="42071844100000" calcext:value-type="float">
            <text:p>42,071,844,100,000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FLOOR(([.$G$2] * ([.A860]-1)^2 + ([.A860]-1) * [.$G$3]) * [.$G$1]) + [.$G$1]" office:value-type="float" office:value="147318700000" calcext:value-type="float">
            <text:p>147,318,700,000</text:p>
          </table:table-cell>
          <table:table-cell table:formula="of:=[.B860]/[.B859]" office:value-type="float" office:value="1.00233440108426" calcext:value-type="float">
            <text:p>1.0023</text:p>
          </table:table-cell>
          <table:table-cell table:formula="of:=[.B860]+[.D859]" office:value-type="float" office:value="42219162800000" calcext:value-type="float">
            <text:p>42,219,162,800,000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FLOOR(([.$G$2] * ([.A861]-1)^2 + ([.A861]-1) * [.$G$3]) * [.$G$1]) + [.$G$1]" office:value-type="float" office:value="147662200000" calcext:value-type="float">
            <text:p>147,662,200,000</text:p>
          </table:table-cell>
          <table:table-cell table:formula="of:=[.B861]/[.B860]" office:value-type="float" office:value="1.00233167954917" calcext:value-type="float">
            <text:p>1.0023</text:p>
          </table:table-cell>
          <table:table-cell table:formula="of:=[.B861]+[.D860]" office:value-type="float" office:value="42366825000000" calcext:value-type="float">
            <text:p>42,366,825,000,000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FLOOR(([.$G$2] * ([.A862]-1)^2 + ([.A862]-1) * [.$G$3]) * [.$G$1]) + [.$G$1]" office:value-type="float" office:value="148006100000" calcext:value-type="float">
            <text:p>148,006,100,000</text:p>
          </table:table-cell>
          <table:table-cell table:formula="of:=[.B862]/[.B861]" office:value-type="float" office:value="1.00232896435242" calcext:value-type="float">
            <text:p>1.0023</text:p>
          </table:table-cell>
          <table:table-cell table:formula="of:=[.B862]+[.D861]" office:value-type="float" office:value="42514831100000" calcext:value-type="float">
            <text:p>42,514,831,100,000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FLOOR(([.$G$2] * ([.A863]-1)^2 + ([.A863]-1) * [.$G$3]) * [.$G$1]) + [.$G$1]" office:value-type="float" office:value="148350400000" calcext:value-type="float">
            <text:p>148,350,400,000</text:p>
          </table:table-cell>
          <table:table-cell table:formula="of:=[.B863]/[.B862]" office:value-type="float" office:value="1.0023262554719" calcext:value-type="float">
            <text:p>1.0023</text:p>
          </table:table-cell>
          <table:table-cell table:formula="of:=[.B863]+[.D862]" office:value-type="float" office:value="42663181500000" calcext:value-type="float">
            <text:p>42,663,181,500,000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FLOOR(([.$G$2] * ([.A864]-1)^2 + ([.A864]-1) * [.$G$3]) * [.$G$1]) + [.$G$1]" office:value-type="float" office:value="148695100000" calcext:value-type="float">
            <text:p>148,695,100,000</text:p>
          </table:table-cell>
          <table:table-cell table:formula="of:=[.B864]/[.B863]" office:value-type="float" office:value="1.0023235528856" calcext:value-type="float">
            <text:p>1.0023</text:p>
          </table:table-cell>
          <table:table-cell table:formula="of:=[.B864]+[.D863]" office:value-type="float" office:value="42811876600000" calcext:value-type="float">
            <text:p>42,811,876,600,000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FLOOR(([.$G$2] * ([.A865]-1)^2 + ([.A865]-1) * [.$G$3]) * [.$G$1]) + [.$G$1]" office:value-type="float" office:value="149040200000" calcext:value-type="float">
            <text:p>149,040,200,000</text:p>
          </table:table-cell>
          <table:table-cell table:formula="of:=[.B865]/[.B864]" office:value-type="float" office:value="1.0023208565716" calcext:value-type="float">
            <text:p>1.0023</text:p>
          </table:table-cell>
          <table:table-cell table:formula="of:=[.B865]+[.D864]" office:value-type="float" office:value="42960916800000" calcext:value-type="float">
            <text:p>42,960,916,800,000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FLOOR(([.$G$2] * ([.A866]-1)^2 + ([.A866]-1) * [.$G$3]) * [.$G$1]) + [.$G$1]" office:value-type="float" office:value="149385700000" calcext:value-type="float">
            <text:p>149,385,700,000</text:p>
          </table:table-cell>
          <table:table-cell table:formula="of:=[.B866]/[.B865]" office:value-type="float" office:value="1.0023181665081" calcext:value-type="float">
            <text:p>1.0023</text:p>
          </table:table-cell>
          <table:table-cell table:formula="of:=[.B866]+[.D865]" office:value-type="float" office:value="43110302500000" calcext:value-type="float">
            <text:p>43,110,302,500,000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FLOOR(([.$G$2] * ([.A867]-1)^2 + ([.A867]-1) * [.$G$3]) * [.$G$1]) + [.$G$1]" office:value-type="float" office:value="149731600000" calcext:value-type="float">
            <text:p>149,731,600,000</text:p>
          </table:table-cell>
          <table:table-cell table:formula="of:=[.B867]/[.B866]" office:value-type="float" office:value="1.00231548267338" calcext:value-type="float">
            <text:p>1.0023</text:p>
          </table:table-cell>
          <table:table-cell table:formula="of:=[.B867]+[.D866]" office:value-type="float" office:value="43260034100000" calcext:value-type="float">
            <text:p>43,260,034,100,000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FLOOR(([.$G$2] * ([.A868]-1)^2 + ([.A868]-1) * [.$G$3]) * [.$G$1]) + [.$G$1]" office:value-type="float" office:value="150077900000" calcext:value-type="float">
            <text:p>150,077,900,000</text:p>
          </table:table-cell>
          <table:table-cell table:formula="of:=[.B868]/[.B867]" office:value-type="float" office:value="1.00231280504583" calcext:value-type="float">
            <text:p>1.0023</text:p>
          </table:table-cell>
          <table:table-cell table:formula="of:=[.B868]+[.D867]" office:value-type="float" office:value="43410112000000" calcext:value-type="float">
            <text:p>43,410,112,000,000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FLOOR(([.$G$2] * ([.A869]-1)^2 + ([.A869]-1) * [.$G$3]) * [.$G$1]) + [.$G$1]" office:value-type="float" office:value="150424600000" calcext:value-type="float">
            <text:p>150,424,600,000</text:p>
          </table:table-cell>
          <table:table-cell table:formula="of:=[.B869]/[.B868]" office:value-type="float" office:value="1.00231013360395" calcext:value-type="float">
            <text:p>1.0023</text:p>
          </table:table-cell>
          <table:table-cell table:formula="of:=[.B869]+[.D868]" office:value-type="float" office:value="43560536600000" calcext:value-type="float">
            <text:p>43,560,536,600,000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FLOOR(([.$G$2] * ([.A870]-1)^2 + ([.A870]-1) * [.$G$3]) * [.$G$1]) + [.$G$1]" office:value-type="float" office:value="150771700000" calcext:value-type="float">
            <text:p>150,771,700,000</text:p>
          </table:table-cell>
          <table:table-cell table:formula="of:=[.B870]/[.B869]" office:value-type="float" office:value="1.00230746832632" calcext:value-type="float">
            <text:p>1.0023</text:p>
          </table:table-cell>
          <table:table-cell table:formula="of:=[.B870]+[.D869]" office:value-type="float" office:value="43711308300000" calcext:value-type="float">
            <text:p>43,711,308,300,000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FLOOR(([.$G$2] * ([.A871]-1)^2 + ([.A871]-1) * [.$G$3]) * [.$G$1]) + [.$G$1]" office:value-type="float" office:value="151119200000" calcext:value-type="float">
            <text:p>151,119,200,000</text:p>
          </table:table-cell>
          <table:table-cell table:formula="of:=[.B871]/[.B870]" office:value-type="float" office:value="1.00230480919165" calcext:value-type="float">
            <text:p>1.0023</text:p>
          </table:table-cell>
          <table:table-cell table:formula="of:=[.B871]+[.D870]" office:value-type="float" office:value="43862427500000" calcext:value-type="float">
            <text:p>43,862,427,500,000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FLOOR(([.$G$2] * ([.A872]-1)^2 + ([.A872]-1) * [.$G$3]) * [.$G$1]) + [.$G$1]" office:value-type="float" office:value="151467100000" calcext:value-type="float">
            <text:p>151,467,100,000</text:p>
          </table:table-cell>
          <table:table-cell table:formula="of:=[.B872]/[.B871]" office:value-type="float" office:value="1.0023021561787" calcext:value-type="float">
            <text:p>1.0023</text:p>
          </table:table-cell>
          <table:table-cell table:formula="of:=[.B872]+[.D871]" office:value-type="float" office:value="44013894600000" calcext:value-type="float">
            <text:p>44,013,894,600,000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FLOOR(([.$G$2] * ([.A873]-1)^2 + ([.A873]-1) * [.$G$3]) * [.$G$1]) + [.$G$1]" office:value-type="float" office:value="151815400000" calcext:value-type="float">
            <text:p>151,815,400,000</text:p>
          </table:table-cell>
          <table:table-cell table:formula="of:=[.B873]/[.B872]" office:value-type="float" office:value="1.00229950926637" calcext:value-type="float">
            <text:p>1.0023</text:p>
          </table:table-cell>
          <table:table-cell table:formula="of:=[.B873]+[.D872]" office:value-type="float" office:value="44165710000000" calcext:value-type="float">
            <text:p>44,165,710,000,000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FLOOR(([.$G$2] * ([.A874]-1)^2 + ([.A874]-1) * [.$G$3]) * [.$G$1]) + [.$G$1]" office:value-type="float" office:value="152164100000" calcext:value-type="float">
            <text:p>152,164,100,000</text:p>
          </table:table-cell>
          <table:table-cell table:formula="of:=[.B874]/[.B873]" office:value-type="float" office:value="1.00229686843364" calcext:value-type="float">
            <text:p>1.0023</text:p>
          </table:table-cell>
          <table:table-cell table:formula="of:=[.B874]+[.D873]" office:value-type="float" office:value="44317874100000" calcext:value-type="float">
            <text:p>44,317,874,100,000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FLOOR(([.$G$2] * ([.A875]-1)^2 + ([.A875]-1) * [.$G$3]) * [.$G$1]) + [.$G$1]" office:value-type="float" office:value="152513200000" calcext:value-type="float">
            <text:p>152,513,200,000</text:p>
          </table:table-cell>
          <table:table-cell table:formula="of:=[.B875]/[.B874]" office:value-type="float" office:value="1.00229423365958" calcext:value-type="float">
            <text:p>1.0023</text:p>
          </table:table-cell>
          <table:table-cell table:formula="of:=[.B875]+[.D874]" office:value-type="float" office:value="44470387300000" calcext:value-type="float">
            <text:p>44,470,387,300,000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FLOOR(([.$G$2] * ([.A876]-1)^2 + ([.A876]-1) * [.$G$3]) * [.$G$1]) + [.$G$1]" office:value-type="float" office:value="152862700000" calcext:value-type="float">
            <text:p>152,862,700,000</text:p>
          </table:table-cell>
          <table:table-cell table:formula="of:=[.B876]/[.B875]" office:value-type="float" office:value="1.00229160492338" calcext:value-type="float">
            <text:p>1.0023</text:p>
          </table:table-cell>
          <table:table-cell table:formula="of:=[.B876]+[.D875]" office:value-type="float" office:value="44623250000000" calcext:value-type="float">
            <text:p>44,623,250,000,000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FLOOR(([.$G$2] * ([.A877]-1)^2 + ([.A877]-1) * [.$G$3]) * [.$G$1]) + [.$G$1]" office:value-type="float" office:value="153212600000" calcext:value-type="float">
            <text:p>153,212,600,000</text:p>
          </table:table-cell>
          <table:table-cell table:formula="of:=[.B877]/[.B876]" office:value-type="float" office:value="1.00228898220429" calcext:value-type="float">
            <text:p>1.0023</text:p>
          </table:table-cell>
          <table:table-cell table:formula="of:=[.B877]+[.D876]" office:value-type="float" office:value="44776462600000" calcext:value-type="float">
            <text:p>44,776,462,600,000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FLOOR(([.$G$2] * ([.A878]-1)^2 + ([.A878]-1) * [.$G$3]) * [.$G$1]) + [.$G$1]" office:value-type="float" office:value="153562900000" calcext:value-type="float">
            <text:p>153,562,900,000</text:p>
          </table:table-cell>
          <table:table-cell table:formula="of:=[.B878]/[.B877]" office:value-type="float" office:value="1.00228636548169" calcext:value-type="float">
            <text:p>1.0023</text:p>
          </table:table-cell>
          <table:table-cell table:formula="of:=[.B878]+[.D877]" office:value-type="float" office:value="44930025500000" calcext:value-type="float">
            <text:p>44,930,025,500,000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FLOOR(([.$G$2] * ([.A879]-1)^2 + ([.A879]-1) * [.$G$3]) * [.$G$1]) + [.$G$1]" office:value-type="float" office:value="153913600000" calcext:value-type="float">
            <text:p>153,913,600,000</text:p>
          </table:table-cell>
          <table:table-cell table:formula="of:=[.B879]/[.B878]" office:value-type="float" office:value="1.00228375473503" calcext:value-type="float">
            <text:p>1.0023</text:p>
          </table:table-cell>
          <table:table-cell table:formula="of:=[.B879]+[.D878]" office:value-type="float" office:value="45083939100000" calcext:value-type="float">
            <text:p>45,083,939,100,000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FLOOR(([.$G$2] * ([.A880]-1)^2 + ([.A880]-1) * [.$G$3]) * [.$G$1]) + [.$G$1]" office:value-type="float" office:value="154264700000" calcext:value-type="float">
            <text:p>154,264,700,000</text:p>
          </table:table-cell>
          <table:table-cell table:formula="of:=[.B880]/[.B879]" office:value-type="float" office:value="1.00228114994386" calcext:value-type="float">
            <text:p>1.0023</text:p>
          </table:table-cell>
          <table:table-cell table:formula="of:=[.B880]+[.D879]" office:value-type="float" office:value="45238203800000" calcext:value-type="float">
            <text:p>45,238,203,800,000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FLOOR(([.$G$2] * ([.A881]-1)^2 + ([.A881]-1) * [.$G$3]) * [.$G$1]) + [.$G$1]" office:value-type="float" office:value="154616200000" calcext:value-type="float">
            <text:p>154,616,200,000</text:p>
          </table:table-cell>
          <table:table-cell table:formula="of:=[.B881]/[.B880]" office:value-type="float" office:value="1.00227855108784" calcext:value-type="float">
            <text:p>1.0023</text:p>
          </table:table-cell>
          <table:table-cell table:formula="of:=[.B881]+[.D880]" office:value-type="float" office:value="45392820000000" calcext:value-type="float">
            <text:p>45,392,820,000,000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FLOOR(([.$G$2] * ([.A882]-1)^2 + ([.A882]-1) * [.$G$3]) * [.$G$1]) + [.$G$1]" office:value-type="float" office:value="154968100000" calcext:value-type="float">
            <text:p>154,968,100,000</text:p>
          </table:table-cell>
          <table:table-cell table:formula="of:=[.B882]/[.B881]" office:value-type="float" office:value="1.00227595814669" calcext:value-type="float">
            <text:p>1.0023</text:p>
          </table:table-cell>
          <table:table-cell table:formula="of:=[.B882]+[.D881]" office:value-type="float" office:value="45547788100000" calcext:value-type="float">
            <text:p>45,547,788,100,000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FLOOR(([.$G$2] * ([.A883]-1)^2 + ([.A883]-1) * [.$G$3]) * [.$G$1]) + [.$G$1]" office:value-type="float" office:value="155320400000" calcext:value-type="float">
            <text:p>155,320,400,000</text:p>
          </table:table-cell>
          <table:table-cell table:formula="of:=[.B883]/[.B882]" office:value-type="float" office:value="1.00227337110025" calcext:value-type="float">
            <text:p>1.0023</text:p>
          </table:table-cell>
          <table:table-cell table:formula="of:=[.B883]+[.D882]" office:value-type="float" office:value="45703108500000" calcext:value-type="float">
            <text:p>45,703,108,500,000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FLOOR(([.$G$2] * ([.A884]-1)^2 + ([.A884]-1) * [.$G$3]) * [.$G$1]) + [.$G$1]" office:value-type="float" office:value="155673100000" calcext:value-type="float">
            <text:p>155,673,100,000</text:p>
          </table:table-cell>
          <table:table-cell table:formula="of:=[.B884]/[.B883]" office:value-type="float" office:value="1.00227078992843" calcext:value-type="float">
            <text:p>1.0023</text:p>
          </table:table-cell>
          <table:table-cell table:formula="of:=[.B884]+[.D883]" office:value-type="float" office:value="45858781600000" calcext:value-type="float">
            <text:p>45,858,781,600,000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FLOOR(([.$G$2] * ([.A885]-1)^2 + ([.A885]-1) * [.$G$3]) * [.$G$1]) + [.$G$1]" office:value-type="float" office:value="156026200000" calcext:value-type="float">
            <text:p>156,026,200,000</text:p>
          </table:table-cell>
          <table:table-cell table:formula="of:=[.B885]/[.B884]" office:value-type="float" office:value="1.00226821461126" calcext:value-type="float">
            <text:p>1.0023</text:p>
          </table:table-cell>
          <table:table-cell table:formula="of:=[.B885]+[.D884]" office:value-type="float" office:value="46014807800000" calcext:value-type="float">
            <text:p>46,014,807,800,000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FLOOR(([.$G$2] * ([.A886]-1)^2 + ([.A886]-1) * [.$G$3]) * [.$G$1]) + [.$G$1]" office:value-type="float" office:value="156379700000" calcext:value-type="float">
            <text:p>156,379,700,000</text:p>
          </table:table-cell>
          <table:table-cell table:formula="of:=[.B886]/[.B885]" office:value-type="float" office:value="1.00226564512883" calcext:value-type="float">
            <text:p>1.0023</text:p>
          </table:table-cell>
          <table:table-cell table:formula="of:=[.B886]+[.D885]" office:value-type="float" office:value="46171187500000" calcext:value-type="float">
            <text:p>46,171,187,500,000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FLOOR(([.$G$2] * ([.A887]-1)^2 + ([.A887]-1) * [.$G$3]) * [.$G$1]) + [.$G$1]" office:value-type="float" office:value="156733600000" calcext:value-type="float">
            <text:p>156,733,600,000</text:p>
          </table:table-cell>
          <table:table-cell table:formula="of:=[.B887]/[.B886]" office:value-type="float" office:value="1.00226308146134" calcext:value-type="float">
            <text:p>1.0023</text:p>
          </table:table-cell>
          <table:table-cell table:formula="of:=[.B887]+[.D886]" office:value-type="float" office:value="46327921100000" calcext:value-type="float">
            <text:p>46,327,921,100,000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FLOOR(([.$G$2] * ([.A888]-1)^2 + ([.A888]-1) * [.$G$3]) * [.$G$1]) + [.$G$1]" office:value-type="float" office:value="157087900000" calcext:value-type="float">
            <text:p>157,087,900,000</text:p>
          </table:table-cell>
          <table:table-cell table:formula="of:=[.B888]/[.B887]" office:value-type="float" office:value="1.00226052358907" calcext:value-type="float">
            <text:p>1.0023</text:p>
          </table:table-cell>
          <table:table-cell table:formula="of:=[.B888]+[.D887]" office:value-type="float" office:value="46485009000000" calcext:value-type="float">
            <text:p>46,485,009,000,000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FLOOR(([.$G$2] * ([.A889]-1)^2 + ([.A889]-1) * [.$G$3]) * [.$G$1]) + [.$G$1]" office:value-type="float" office:value="157442600000" calcext:value-type="float">
            <text:p>157,442,600,000</text:p>
          </table:table-cell>
          <table:table-cell table:formula="of:=[.B889]/[.B888]" office:value-type="float" office:value="1.00225797149239" calcext:value-type="float">
            <text:p>1.0023</text:p>
          </table:table-cell>
          <table:table-cell table:formula="of:=[.B889]+[.D888]" office:value-type="float" office:value="46642451600000" calcext:value-type="float">
            <text:p>46,642,451,600,000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FLOOR(([.$G$2] * ([.A890]-1)^2 + ([.A890]-1) * [.$G$3]) * [.$G$1]) + [.$G$1]" office:value-type="float" office:value="157797700000" calcext:value-type="float">
            <text:p>157,797,700,000</text:p>
          </table:table-cell>
          <table:table-cell table:formula="of:=[.B890]/[.B889]" office:value-type="float" office:value="1.00225542515177" calcext:value-type="float">
            <text:p>1.0023</text:p>
          </table:table-cell>
          <table:table-cell table:formula="of:=[.B890]+[.D889]" office:value-type="float" office:value="46800249300000" calcext:value-type="float">
            <text:p>46,800,249,300,000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FLOOR(([.$G$2] * ([.A891]-1)^2 + ([.A891]-1) * [.$G$3]) * [.$G$1]) + [.$G$1]" office:value-type="float" office:value="158153200000" calcext:value-type="float">
            <text:p>158,153,200,000</text:p>
          </table:table-cell>
          <table:table-cell table:formula="of:=[.B891]/[.B890]" office:value-type="float" office:value="1.00225288454775" calcext:value-type="float">
            <text:p>1.0023</text:p>
          </table:table-cell>
          <table:table-cell table:formula="of:=[.B891]+[.D890]" office:value-type="float" office:value="46958402500000" calcext:value-type="float">
            <text:p>46,958,402,500,000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FLOOR(([.$G$2] * ([.A892]-1)^2 + ([.A892]-1) * [.$G$3]) * [.$G$1]) + [.$G$1]" office:value-type="float" office:value="158509100000" calcext:value-type="float">
            <text:p>158,509,100,000</text:p>
          </table:table-cell>
          <table:table-cell table:formula="of:=[.B892]/[.B891]" office:value-type="float" office:value="1.00225034966096" calcext:value-type="float">
            <text:p>1.0023</text:p>
          </table:table-cell>
          <table:table-cell table:formula="of:=[.B892]+[.D891]" office:value-type="float" office:value="47116911600000" calcext:value-type="float">
            <text:p>47,116,911,600,000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FLOOR(([.$G$2] * ([.A893]-1)^2 + ([.A893]-1) * [.$G$3]) * [.$G$1]) + [.$G$1]" office:value-type="float" office:value="158865400000" calcext:value-type="float">
            <text:p>158,865,400,000</text:p>
          </table:table-cell>
          <table:table-cell table:formula="of:=[.B893]/[.B892]" office:value-type="float" office:value="1.00224782047214" calcext:value-type="float">
            <text:p>1.0022</text:p>
          </table:table-cell>
          <table:table-cell table:formula="of:=[.B893]+[.D892]" office:value-type="float" office:value="47275777000000" calcext:value-type="float">
            <text:p>47,275,777,000,000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FLOOR(([.$G$2] * ([.A894]-1)^2 + ([.A894]-1) * [.$G$3]) * [.$G$1]) + [.$G$1]" office:value-type="float" office:value="159222100000" calcext:value-type="float">
            <text:p>159,222,100,000</text:p>
          </table:table-cell>
          <table:table-cell table:formula="of:=[.B894]/[.B893]" office:value-type="float" office:value="1.00224529696208" calcext:value-type="float">
            <text:p>1.0022</text:p>
          </table:table-cell>
          <table:table-cell table:formula="of:=[.B894]+[.D893]" office:value-type="float" office:value="47434999100000" calcext:value-type="float">
            <text:p>47,434,999,100,000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FLOOR(([.$G$2] * ([.A895]-1)^2 + ([.A895]-1) * [.$G$3]) * [.$G$1]) + [.$G$1]" office:value-type="float" office:value="159579200000" calcext:value-type="float">
            <text:p>159,579,200,000</text:p>
          </table:table-cell>
          <table:table-cell table:formula="of:=[.B895]/[.B894]" office:value-type="float" office:value="1.00224277911169" calcext:value-type="float">
            <text:p>1.0022</text:p>
          </table:table-cell>
          <table:table-cell table:formula="of:=[.B895]+[.D894]" office:value-type="float" office:value="47594578300000" calcext:value-type="float">
            <text:p>47,594,578,300,000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FLOOR(([.$G$2] * ([.A896]-1)^2 + ([.A896]-1) * [.$G$3]) * [.$G$1]) + [.$G$1]" office:value-type="float" office:value="159936700000" calcext:value-type="float">
            <text:p>159,936,700,000</text:p>
          </table:table-cell>
          <table:table-cell table:formula="of:=[.B896]/[.B895]" office:value-type="float" office:value="1.00224026690195" calcext:value-type="float">
            <text:p>1.0022</text:p>
          </table:table-cell>
          <table:table-cell table:formula="of:=[.B896]+[.D895]" office:value-type="float" office:value="47754515000000" calcext:value-type="float">
            <text:p>47,754,515,000,000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FLOOR(([.$G$2] * ([.A897]-1)^2 + ([.A897]-1) * [.$G$3]) * [.$G$1]) + [.$G$1]" office:value-type="float" office:value="160294600000" calcext:value-type="float">
            <text:p>160,294,600,000</text:p>
          </table:table-cell>
          <table:table-cell table:formula="of:=[.B897]/[.B896]" office:value-type="float" office:value="1.00223776031392" calcext:value-type="float">
            <text:p>1.0022</text:p>
          </table:table-cell>
          <table:table-cell table:formula="of:=[.B897]+[.D896]" office:value-type="float" office:value="47914809600000" calcext:value-type="float">
            <text:p>47,914,809,600,000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FLOOR(([.$G$2] * ([.A898]-1)^2 + ([.A898]-1) * [.$G$3]) * [.$G$1]) + [.$G$1]" office:value-type="float" office:value="160652900000" calcext:value-type="float">
            <text:p>160,652,900,000</text:p>
          </table:table-cell>
          <table:table-cell table:formula="of:=[.B898]/[.B897]" office:value-type="float" office:value="1.00223525932876" calcext:value-type="float">
            <text:p>1.0022</text:p>
          </table:table-cell>
          <table:table-cell table:formula="of:=[.B898]+[.D897]" office:value-type="float" office:value="48075462500000" calcext:value-type="float">
            <text:p>48,075,462,500,000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FLOOR(([.$G$2] * ([.A899]-1)^2 + ([.A899]-1) * [.$G$3]) * [.$G$1]) + [.$G$1]" office:value-type="float" office:value="161011600000" calcext:value-type="float">
            <text:p>161,011,600,000</text:p>
          </table:table-cell>
          <table:table-cell table:formula="of:=[.B899]/[.B898]" office:value-type="float" office:value="1.0022327639277" calcext:value-type="float">
            <text:p>1.0022</text:p>
          </table:table-cell>
          <table:table-cell table:formula="of:=[.B899]+[.D898]" office:value-type="float" office:value="48236474100000" calcext:value-type="float">
            <text:p>48,236,474,100,000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FLOOR(([.$G$2] * ([.A900]-1)^2 + ([.A900]-1) * [.$G$3]) * [.$G$1]) + [.$G$1]" office:value-type="float" office:value="161370700000" calcext:value-type="float">
            <text:p>161,370,700,000</text:p>
          </table:table-cell>
          <table:table-cell table:formula="of:=[.B900]/[.B899]" office:value-type="float" office:value="1.00223027409205" calcext:value-type="float">
            <text:p>1.0022</text:p>
          </table:table-cell>
          <table:table-cell table:formula="of:=[.B900]+[.D899]" office:value-type="float" office:value="48397844800000" calcext:value-type="float">
            <text:p>48,397,844,800,000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FLOOR(([.$G$2] * ([.A901]-1)^2 + ([.A901]-1) * [.$G$3]) * [.$G$1]) + [.$G$1]" office:value-type="float" office:value="161730200000" calcext:value-type="float">
            <text:p>161,730,200,000</text:p>
          </table:table-cell>
          <table:table-cell table:formula="of:=[.B901]/[.B900]" office:value-type="float" office:value="1.00222778980323" calcext:value-type="float">
            <text:p>1.0022</text:p>
          </table:table-cell>
          <table:table-cell table:formula="of:=[.B901]+[.D900]" office:value-type="float" office:value="48559575000000" calcext:value-type="float">
            <text:p>48,559,575,000,000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FLOOR(([.$G$2] * ([.A902]-1)^2 + ([.A902]-1) * [.$G$3]) * [.$G$1]) + [.$G$1]" office:value-type="float" office:value="162090100000" calcext:value-type="float">
            <text:p>162,090,100,000</text:p>
          </table:table-cell>
          <table:table-cell table:formula="of:=[.B902]/[.B901]" office:value-type="float" office:value="1.00222531104271" calcext:value-type="float">
            <text:p>1.0022</text:p>
          </table:table-cell>
          <table:table-cell table:formula="of:=[.B902]+[.D901]" office:value-type="float" office:value="48721665100000" calcext:value-type="float">
            <text:p>48,721,665,100,000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FLOOR(([.$G$2] * ([.A903]-1)^2 + ([.A903]-1) * [.$G$3]) * [.$G$1]) + [.$G$1]" office:value-type="float" office:value="162450400000" calcext:value-type="float">
            <text:p>162,450,400,000</text:p>
          </table:table-cell>
          <table:table-cell table:formula="of:=[.B903]/[.B902]" office:value-type="float" office:value="1.00222283779207" calcext:value-type="float">
            <text:p>1.0022</text:p>
          </table:table-cell>
          <table:table-cell table:formula="of:=[.B903]+[.D902]" office:value-type="float" office:value="48884115500000" calcext:value-type="float">
            <text:p>48,884,115,500,000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FLOOR(([.$G$2] * ([.A904]-1)^2 + ([.A904]-1) * [.$G$3]) * [.$G$1]) + [.$G$1]" office:value-type="float" office:value="162811100000" calcext:value-type="float">
            <text:p>162,811,100,000</text:p>
          </table:table-cell>
          <table:table-cell table:formula="of:=[.B904]/[.B903]" office:value-type="float" office:value="1.00222037003295" calcext:value-type="float">
            <text:p>1.0022</text:p>
          </table:table-cell>
          <table:table-cell table:formula="of:=[.B904]+[.D903]" office:value-type="float" office:value="49046926600000" calcext:value-type="float">
            <text:p>49,046,926,600,000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FLOOR(([.$G$2] * ([.A905]-1)^2 + ([.A905]-1) * [.$G$3]) * [.$G$1]) + [.$G$1]" office:value-type="float" office:value="163172200000" calcext:value-type="float">
            <text:p>163,172,200,000</text:p>
          </table:table-cell>
          <table:table-cell table:formula="of:=[.B905]/[.B904]" office:value-type="float" office:value="1.00221790774708" calcext:value-type="float">
            <text:p>1.0022</text:p>
          </table:table-cell>
          <table:table-cell table:formula="of:=[.B905]+[.D904]" office:value-type="float" office:value="49210098800000" calcext:value-type="float">
            <text:p>49,210,098,800,000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FLOOR(([.$G$2] * ([.A906]-1)^2 + ([.A906]-1) * [.$G$3]) * [.$G$1]) + [.$G$1]" office:value-type="float" office:value="163533700000" calcext:value-type="float">
            <text:p>163,533,700,000</text:p>
          </table:table-cell>
          <table:table-cell table:formula="of:=[.B906]/[.B905]" office:value-type="float" office:value="1.00221545091627" calcext:value-type="float">
            <text:p>1.0022</text:p>
          </table:table-cell>
          <table:table-cell table:formula="of:=[.B906]+[.D905]" office:value-type="float" office:value="49373632500000" calcext:value-type="float">
            <text:p>49,373,632,500,000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FLOOR(([.$G$2] * ([.A907]-1)^2 + ([.A907]-1) * [.$G$3]) * [.$G$1]) + [.$G$1]" office:value-type="float" office:value="163895600000" calcext:value-type="float">
            <text:p>163,895,600,000</text:p>
          </table:table-cell>
          <table:table-cell table:formula="of:=[.B907]/[.B906]" office:value-type="float" office:value="1.00221299952242" calcext:value-type="float">
            <text:p>1.0022</text:p>
          </table:table-cell>
          <table:table-cell table:formula="of:=[.B907]+[.D906]" office:value-type="float" office:value="49537528100000" calcext:value-type="float">
            <text:p>49,537,528,100,000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FLOOR(([.$G$2] * ([.A908]-1)^2 + ([.A908]-1) * [.$G$3]) * [.$G$1]) + [.$G$1]" office:value-type="float" office:value="164257900000" calcext:value-type="float">
            <text:p>164,257,900,000</text:p>
          </table:table-cell>
          <table:table-cell table:formula="of:=[.B908]/[.B907]" office:value-type="float" office:value="1.0022105535475" calcext:value-type="float">
            <text:p>1.0022</text:p>
          </table:table-cell>
          <table:table-cell table:formula="of:=[.B908]+[.D907]" office:value-type="float" office:value="49701786000000" calcext:value-type="float">
            <text:p>49,701,786,000,000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FLOOR(([.$G$2] * ([.A909]-1)^2 + ([.A909]-1) * [.$G$3]) * [.$G$1]) + [.$G$1]" office:value-type="float" office:value="164620600000" calcext:value-type="float">
            <text:p>164,620,600,000</text:p>
          </table:table-cell>
          <table:table-cell table:formula="of:=[.B909]/[.B908]" office:value-type="float" office:value="1.00220811297356" calcext:value-type="float">
            <text:p>1.0022</text:p>
          </table:table-cell>
          <table:table-cell table:formula="of:=[.B909]+[.D908]" office:value-type="float" office:value="49866406600000" calcext:value-type="float">
            <text:p>49,866,406,600,000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FLOOR(([.$G$2] * ([.A910]-1)^2 + ([.A910]-1) * [.$G$3]) * [.$G$1]) + [.$G$1]" office:value-type="float" office:value="164983700000" calcext:value-type="float">
            <text:p>164,983,700,000</text:p>
          </table:table-cell>
          <table:table-cell table:formula="of:=[.B910]/[.B909]" office:value-type="float" office:value="1.00220567778273" calcext:value-type="float">
            <text:p>1.0022</text:p>
          </table:table-cell>
          <table:table-cell table:formula="of:=[.B910]+[.D909]" office:value-type="float" office:value="50031390300000" calcext:value-type="float">
            <text:p>50,031,390,300,000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FLOOR(([.$G$2] * ([.A911]-1)^2 + ([.A911]-1) * [.$G$3]) * [.$G$1]) + [.$G$1]" office:value-type="float" office:value="165347200000" calcext:value-type="float">
            <text:p>165,347,200,000</text:p>
          </table:table-cell>
          <table:table-cell table:formula="of:=[.B911]/[.B910]" office:value-type="float" office:value="1.00220324795722" calcext:value-type="float">
            <text:p>1.0022</text:p>
          </table:table-cell>
          <table:table-cell table:formula="of:=[.B911]+[.D910]" office:value-type="float" office:value="50196737500000" calcext:value-type="float">
            <text:p>50,196,737,500,000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FLOOR(([.$G$2] * ([.A912]-1)^2 + ([.A912]-1) * [.$G$3]) * [.$G$1]) + [.$G$1]" office:value-type="float" office:value="165711100000" calcext:value-type="float">
            <text:p>165,711,100,000</text:p>
          </table:table-cell>
          <table:table-cell table:formula="of:=[.B912]/[.B911]" office:value-type="float" office:value="1.00220082347932" calcext:value-type="float">
            <text:p>1.0022</text:p>
          </table:table-cell>
          <table:table-cell table:formula="of:=[.B912]+[.D911]" office:value-type="float" office:value="50362448600000" calcext:value-type="float">
            <text:p>50,362,448,600,000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FLOOR(([.$G$2] * ([.A913]-1)^2 + ([.A913]-1) * [.$G$3]) * [.$G$1]) + [.$G$1]" office:value-type="float" office:value="166075400000" calcext:value-type="float">
            <text:p>166,075,400,000</text:p>
          </table:table-cell>
          <table:table-cell table:formula="of:=[.B913]/[.B912]" office:value-type="float" office:value="1.00219840433139" calcext:value-type="float">
            <text:p>1.0022</text:p>
          </table:table-cell>
          <table:table-cell table:formula="of:=[.B913]+[.D912]" office:value-type="float" office:value="50528524000000" calcext:value-type="float">
            <text:p>50,528,524,000,000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FLOOR(([.$G$2] * ([.A914]-1)^2 + ([.A914]-1) * [.$G$3]) * [.$G$1]) + [.$G$1]" office:value-type="float" office:value="166440100000" calcext:value-type="float">
            <text:p>166,440,100,000</text:p>
          </table:table-cell>
          <table:table-cell table:formula="of:=[.B914]/[.B913]" office:value-type="float" office:value="1.00219599049588" calcext:value-type="float">
            <text:p>1.0022</text:p>
          </table:table-cell>
          <table:table-cell table:formula="of:=[.B914]+[.D913]" office:value-type="float" office:value="50694964100000" calcext:value-type="float">
            <text:p>50,694,964,100,000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FLOOR(([.$G$2] * ([.A915]-1)^2 + ([.A915]-1) * [.$G$3]) * [.$G$1]) + [.$G$1]" office:value-type="float" office:value="166805200000" calcext:value-type="float">
            <text:p>166,805,200,000</text:p>
          </table:table-cell>
          <table:table-cell table:formula="of:=[.B915]/[.B914]" office:value-type="float" office:value="1.00219358195531" calcext:value-type="float">
            <text:p>1.0022</text:p>
          </table:table-cell>
          <table:table-cell table:formula="of:=[.B915]+[.D914]" office:value-type="float" office:value="50861769300000" calcext:value-type="float">
            <text:p>50,861,769,300,000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FLOOR(([.$G$2] * ([.A916]-1)^2 + ([.A916]-1) * [.$G$3]) * [.$G$1]) + [.$G$1]" office:value-type="float" office:value="167170700000" calcext:value-type="float">
            <text:p>167,170,700,000</text:p>
          </table:table-cell>
          <table:table-cell table:formula="of:=[.B916]/[.B915]" office:value-type="float" office:value="1.00219117869227" calcext:value-type="float">
            <text:p>1.0022</text:p>
          </table:table-cell>
          <table:table-cell table:formula="of:=[.B916]+[.D915]" office:value-type="float" office:value="51028940000000" calcext:value-type="float">
            <text:p>51,028,940,000,000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FLOOR(([.$G$2] * ([.A917]-1)^2 + ([.A917]-1) * [.$G$3]) * [.$G$1]) + [.$G$1]" office:value-type="float" office:value="167536600000" calcext:value-type="float">
            <text:p>167,536,600,000</text:p>
          </table:table-cell>
          <table:table-cell table:formula="of:=[.B917]/[.B916]" office:value-type="float" office:value="1.00218878068944" calcext:value-type="float">
            <text:p>1.0022</text:p>
          </table:table-cell>
          <table:table-cell table:formula="of:=[.B917]+[.D916]" office:value-type="float" office:value="51196476600000" calcext:value-type="float">
            <text:p>51,196,476,600,000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FLOOR(([.$G$2] * ([.A918]-1)^2 + ([.A918]-1) * [.$G$3]) * [.$G$1]) + [.$G$1]" office:value-type="float" office:value="167902900000" calcext:value-type="float">
            <text:p>167,902,900,000</text:p>
          </table:table-cell>
          <table:table-cell table:formula="of:=[.B918]/[.B917]" office:value-type="float" office:value="1.00218638792956" calcext:value-type="float">
            <text:p>1.0022</text:p>
          </table:table-cell>
          <table:table-cell table:formula="of:=[.B918]+[.D917]" office:value-type="float" office:value="51364379500000" calcext:value-type="float">
            <text:p>51,364,379,500,000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FLOOR(([.$G$2] * ([.A919]-1)^2 + ([.A919]-1) * [.$G$3]) * [.$G$1]) + [.$G$1]" office:value-type="float" office:value="168269600000" calcext:value-type="float">
            <text:p>168,269,600,000</text:p>
          </table:table-cell>
          <table:table-cell table:formula="of:=[.B919]/[.B918]" office:value-type="float" office:value="1.00218400039547" calcext:value-type="float">
            <text:p>1.0022</text:p>
          </table:table-cell>
          <table:table-cell table:formula="of:=[.B919]+[.D918]" office:value-type="float" office:value="51532649100000" calcext:value-type="float">
            <text:p>51,532,649,100,000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FLOOR(([.$G$2] * ([.A920]-1)^2 + ([.A920]-1) * [.$G$3]) * [.$G$1]) + [.$G$1]" office:value-type="float" office:value="168636700000" calcext:value-type="float">
            <text:p>168,636,700,000</text:p>
          </table:table-cell>
          <table:table-cell table:formula="of:=[.B920]/[.B919]" office:value-type="float" office:value="1.00218161807005" calcext:value-type="float">
            <text:p>1.0022</text:p>
          </table:table-cell>
          <table:table-cell table:formula="of:=[.B920]+[.D919]" office:value-type="float" office:value="51701285800000" calcext:value-type="float">
            <text:p>51,701,285,800,000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FLOOR(([.$G$2] * ([.A921]-1)^2 + ([.A921]-1) * [.$G$3]) * [.$G$1]) + [.$G$1]" office:value-type="float" office:value="169004200000" calcext:value-type="float">
            <text:p>169,004,200,000</text:p>
          </table:table-cell>
          <table:table-cell table:formula="of:=[.B921]/[.B920]" office:value-type="float" office:value="1.00217924093628" calcext:value-type="float">
            <text:p>1.0022</text:p>
          </table:table-cell>
          <table:table-cell table:formula="of:=[.B921]+[.D920]" office:value-type="float" office:value="51870290000000" calcext:value-type="float">
            <text:p>51,870,290,000,000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FLOOR(([.$G$2] * ([.A922]-1)^2 + ([.A922]-1) * [.$G$3]) * [.$G$1]) + [.$G$1]" office:value-type="float" office:value="169372100000" calcext:value-type="float">
            <text:p>169,372,100,000</text:p>
          </table:table-cell>
          <table:table-cell table:formula="of:=[.B922]/[.B921]" office:value-type="float" office:value="1.00217686897722" calcext:value-type="float">
            <text:p>1.0022</text:p>
          </table:table-cell>
          <table:table-cell table:formula="of:=[.B922]+[.D921]" office:value-type="float" office:value="52039662100000" calcext:value-type="float">
            <text:p>52,039,662,100,000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FLOOR(([.$G$2] * ([.A923]-1)^2 + ([.A923]-1) * [.$G$3]) * [.$G$1]) + [.$G$1]" office:value-type="float" office:value="169740400000" calcext:value-type="float">
            <text:p>169,740,400,000</text:p>
          </table:table-cell>
          <table:table-cell table:formula="of:=[.B923]/[.B922]" office:value-type="float" office:value="1.00217450217598" calcext:value-type="float">
            <text:p>1.0022</text:p>
          </table:table-cell>
          <table:table-cell table:formula="of:=[.B923]+[.D922]" office:value-type="float" office:value="52209402500000" calcext:value-type="float">
            <text:p>52,209,402,500,000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FLOOR(([.$G$2] * ([.A924]-1)^2 + ([.A924]-1) * [.$G$3]) * [.$G$1]) + [.$G$1]" office:value-type="float" office:value="170109100000" calcext:value-type="float">
            <text:p>170,109,100,000</text:p>
          </table:table-cell>
          <table:table-cell table:formula="of:=[.B924]/[.B923]" office:value-type="float" office:value="1.00217214051575" calcext:value-type="float">
            <text:p>1.0022</text:p>
          </table:table-cell>
          <table:table-cell table:formula="of:=[.B924]+[.D923]" office:value-type="float" office:value="52379511600000" calcext:value-type="float">
            <text:p>52,379,511,600,000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FLOOR(([.$G$2] * ([.A925]-1)^2 + ([.A925]-1) * [.$G$3]) * [.$G$1]) + [.$G$1]" office:value-type="float" office:value="170478200000" calcext:value-type="float">
            <text:p>170,478,200,000</text:p>
          </table:table-cell>
          <table:table-cell table:formula="of:=[.B925]/[.B924]" office:value-type="float" office:value="1.00216978397981" calcext:value-type="float">
            <text:p>1.0022</text:p>
          </table:table-cell>
          <table:table-cell table:formula="of:=[.B925]+[.D924]" office:value-type="float" office:value="52549989800000" calcext:value-type="float">
            <text:p>52,549,989,800,000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FLOOR(([.$G$2] * ([.A926]-1)^2 + ([.A926]-1) * [.$G$3]) * [.$G$1]) + [.$G$1]" office:value-type="float" office:value="170847700000" calcext:value-type="float">
            <text:p>170,847,700,000</text:p>
          </table:table-cell>
          <table:table-cell table:formula="of:=[.B926]/[.B925]" office:value-type="float" office:value="1.00216743255149" calcext:value-type="float">
            <text:p>1.0022</text:p>
          </table:table-cell>
          <table:table-cell table:formula="of:=[.B926]+[.D925]" office:value-type="float" office:value="52720837500000" calcext:value-type="float">
            <text:p>52,720,837,500,000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FLOOR(([.$G$2] * ([.A927]-1)^2 + ([.A927]-1) * [.$G$3]) * [.$G$1]) + [.$G$1]" office:value-type="float" office:value="171217600000" calcext:value-type="float">
            <text:p>171,217,600,000</text:p>
          </table:table-cell>
          <table:table-cell table:formula="of:=[.B927]/[.B926]" office:value-type="float" office:value="1.00216508621421" calcext:value-type="float">
            <text:p>1.0022</text:p>
          </table:table-cell>
          <table:table-cell table:formula="of:=[.B927]+[.D926]" office:value-type="float" office:value="52892055100000" calcext:value-type="float">
            <text:p>52,892,055,100,000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FLOOR(([.$G$2] * ([.A928]-1)^2 + ([.A928]-1) * [.$G$3]) * [.$G$1]) + [.$G$1]" office:value-type="float" office:value="171587900000" calcext:value-type="float">
            <text:p>171,587,900,000</text:p>
          </table:table-cell>
          <table:table-cell table:formula="of:=[.B928]/[.B927]" office:value-type="float" office:value="1.00216274495145" calcext:value-type="float">
            <text:p>1.0022</text:p>
          </table:table-cell>
          <table:table-cell table:formula="of:=[.B928]+[.D927]" office:value-type="float" office:value="53063643000000" calcext:value-type="float">
            <text:p>53,063,643,000,000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FLOOR(([.$G$2] * ([.A929]-1)^2 + ([.A929]-1) * [.$G$3]) * [.$G$1]) + [.$G$1]" office:value-type="float" office:value="171958600000" calcext:value-type="float">
            <text:p>171,958,600,000</text:p>
          </table:table-cell>
          <table:table-cell table:formula="of:=[.B929]/[.B928]" office:value-type="float" office:value="1.00216040874677" calcext:value-type="float">
            <text:p>1.0022</text:p>
          </table:table-cell>
          <table:table-cell table:formula="of:=[.B929]+[.D928]" office:value-type="float" office:value="53235601600000" calcext:value-type="float">
            <text:p>53,235,601,600,000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FLOOR(([.$G$2] * ([.A930]-1)^2 + ([.A930]-1) * [.$G$3]) * [.$G$1]) + [.$G$1]" office:value-type="float" office:value="172329700000" calcext:value-type="float">
            <text:p>172,329,700,000</text:p>
          </table:table-cell>
          <table:table-cell table:formula="of:=[.B930]/[.B929]" office:value-type="float" office:value="1.00215807758379" calcext:value-type="float">
            <text:p>1.0022</text:p>
          </table:table-cell>
          <table:table-cell table:formula="of:=[.B930]+[.D929]" office:value-type="float" office:value="53407931300000" calcext:value-type="float">
            <text:p>53,407,931,300,000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FLOOR(([.$G$2] * ([.A931]-1)^2 + ([.A931]-1) * [.$G$3]) * [.$G$1]) + [.$G$1]" office:value-type="float" office:value="172701200000" calcext:value-type="float">
            <text:p>172,701,200,000</text:p>
          </table:table-cell>
          <table:table-cell table:formula="of:=[.B931]/[.B930]" office:value-type="float" office:value="1.00215575144621" calcext:value-type="float">
            <text:p>1.0022</text:p>
          </table:table-cell>
          <table:table-cell table:formula="of:=[.B931]+[.D930]" office:value-type="float" office:value="53580632500000" calcext:value-type="float">
            <text:p>53,580,632,500,000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FLOOR(([.$G$2] * ([.A932]-1)^2 + ([.A932]-1) * [.$G$3]) * [.$G$1]) + [.$G$1]" office:value-type="float" office:value="173073100000" calcext:value-type="float">
            <text:p>173,073,100,000</text:p>
          </table:table-cell>
          <table:table-cell table:formula="of:=[.B932]/[.B931]" office:value-type="float" office:value="1.0021534303178" calcext:value-type="float">
            <text:p>1.0022</text:p>
          </table:table-cell>
          <table:table-cell table:formula="of:=[.B932]+[.D931]" office:value-type="float" office:value="53753705600000" calcext:value-type="float">
            <text:p>53,753,705,600,000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FLOOR(([.$G$2] * ([.A933]-1)^2 + ([.A933]-1) * [.$G$3]) * [.$G$1]) + [.$G$1]" office:value-type="float" office:value="173445400000" calcext:value-type="float">
            <text:p>173,445,400,000</text:p>
          </table:table-cell>
          <table:table-cell table:formula="of:=[.B933]/[.B932]" office:value-type="float" office:value="1.00215111418239" calcext:value-type="float">
            <text:p>1.0022</text:p>
          </table:table-cell>
          <table:table-cell table:formula="of:=[.B933]+[.D932]" office:value-type="float" office:value="53927151000000" calcext:value-type="float">
            <text:p>53,927,151,000,000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FLOOR(([.$G$2] * ([.A934]-1)^2 + ([.A934]-1) * [.$G$3]) * [.$G$1]) + [.$G$1]" office:value-type="float" office:value="173818100000" calcext:value-type="float">
            <text:p>173,818,100,000</text:p>
          </table:table-cell>
          <table:table-cell table:formula="of:=[.B934]/[.B933]" office:value-type="float" office:value="1.00214880302389" calcext:value-type="float">
            <text:p>1.0021</text:p>
          </table:table-cell>
          <table:table-cell table:formula="of:=[.B934]+[.D933]" office:value-type="float" office:value="54100969100000" calcext:value-type="float">
            <text:p>54,100,969,100,000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FLOOR(([.$G$2] * ([.A935]-1)^2 + ([.A935]-1) * [.$G$3]) * [.$G$1]) + [.$G$1]" office:value-type="float" office:value="174191200000" calcext:value-type="float">
            <text:p>174,191,200,000</text:p>
          </table:table-cell>
          <table:table-cell table:formula="of:=[.B935]/[.B934]" office:value-type="float" office:value="1.00214649682628" calcext:value-type="float">
            <text:p>1.0021</text:p>
          </table:table-cell>
          <table:table-cell table:formula="of:=[.B935]+[.D934]" office:value-type="float" office:value="54275160300000" calcext:value-type="float">
            <text:p>54,275,160,300,000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FLOOR(([.$G$2] * ([.A936]-1)^2 + ([.A936]-1) * [.$G$3]) * [.$G$1]) + [.$G$1]" office:value-type="float" office:value="174564700000" calcext:value-type="float">
            <text:p>174,564,700,000</text:p>
          </table:table-cell>
          <table:table-cell table:formula="of:=[.B936]/[.B935]" office:value-type="float" office:value="1.0021441955736" calcext:value-type="float">
            <text:p>1.0021</text:p>
          </table:table-cell>
          <table:table-cell table:formula="of:=[.B936]+[.D935]" office:value-type="float" office:value="54449725000000" calcext:value-type="float">
            <text:p>54,449,725,000,000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FLOOR(([.$G$2] * ([.A937]-1)^2 + ([.A937]-1) * [.$G$3]) * [.$G$1]) + [.$G$1]" office:value-type="float" office:value="174938600000" calcext:value-type="float">
            <text:p>174,938,600,000</text:p>
          </table:table-cell>
          <table:table-cell table:formula="of:=[.B937]/[.B936]" office:value-type="float" office:value="1.00214189924996" calcext:value-type="float">
            <text:p>1.0021</text:p>
          </table:table-cell>
          <table:table-cell table:formula="of:=[.B937]+[.D936]" office:value-type="float" office:value="54624663600000" calcext:value-type="float">
            <text:p>54,624,663,600,000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FLOOR(([.$G$2] * ([.A938]-1)^2 + ([.A938]-1) * [.$G$3]) * [.$G$1]) + [.$G$1]" office:value-type="float" office:value="175312900000" calcext:value-type="float">
            <text:p>175,312,900,000</text:p>
          </table:table-cell>
          <table:table-cell table:formula="of:=[.B938]/[.B937]" office:value-type="float" office:value="1.00213960783955" calcext:value-type="float">
            <text:p>1.0021</text:p>
          </table:table-cell>
          <table:table-cell table:formula="of:=[.B938]+[.D937]" office:value-type="float" office:value="54799976500000" calcext:value-type="float">
            <text:p>54,799,976,500,000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FLOOR(([.$G$2] * ([.A939]-1)^2 + ([.A939]-1) * [.$G$3]) * [.$G$1]) + [.$G$1]" office:value-type="float" office:value="175687600000" calcext:value-type="float">
            <text:p>175,687,600,000</text:p>
          </table:table-cell>
          <table:table-cell table:formula="of:=[.B939]/[.B938]" office:value-type="float" office:value="1.00213732132661" calcext:value-type="float">
            <text:p>1.0021</text:p>
          </table:table-cell>
          <table:table-cell table:formula="of:=[.B939]+[.D938]" office:value-type="float" office:value="54975664100000" calcext:value-type="float">
            <text:p>54,975,664,100,000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FLOOR(([.$G$2] * ([.A940]-1)^2 + ([.A940]-1) * [.$G$3]) * [.$G$1]) + [.$G$1]" office:value-type="float" office:value="176062700000" calcext:value-type="float">
            <text:p>176,062,700,000</text:p>
          </table:table-cell>
          <table:table-cell table:formula="of:=[.B940]/[.B939]" office:value-type="float" office:value="1.00213503969546" calcext:value-type="float">
            <text:p>1.0021</text:p>
          </table:table-cell>
          <table:table-cell table:formula="of:=[.B940]+[.D939]" office:value-type="float" office:value="55151726800000" calcext:value-type="float">
            <text:p>55,151,726,800,000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FLOOR(([.$G$2] * ([.A941]-1)^2 + ([.A941]-1) * [.$G$3]) * [.$G$1]) + [.$G$1]" office:value-type="float" office:value="176438200000" calcext:value-type="float">
            <text:p>176,438,200,000</text:p>
          </table:table-cell>
          <table:table-cell table:formula="of:=[.B941]/[.B940]" office:value-type="float" office:value="1.00213276293048" calcext:value-type="float">
            <text:p>1.0021</text:p>
          </table:table-cell>
          <table:table-cell table:formula="of:=[.B941]+[.D940]" office:value-type="float" office:value="55328165000000" calcext:value-type="float">
            <text:p>55,328,165,000,000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FLOOR(([.$G$2] * ([.A942]-1)^2 + ([.A942]-1) * [.$G$3]) * [.$G$1]) + [.$G$1]" office:value-type="float" office:value="176814100000" calcext:value-type="float">
            <text:p>176,814,100,000</text:p>
          </table:table-cell>
          <table:table-cell table:formula="of:=[.B942]/[.B941]" office:value-type="float" office:value="1.00213049101612" calcext:value-type="float">
            <text:p>1.0021</text:p>
          </table:table-cell>
          <table:table-cell table:formula="of:=[.B942]+[.D941]" office:value-type="float" office:value="55504979100000" calcext:value-type="float">
            <text:p>55,504,979,100,000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FLOOR(([.$G$2] * ([.A943]-1)^2 + ([.A943]-1) * [.$G$3]) * [.$G$1]) + [.$G$1]" office:value-type="float" office:value="177190400000" calcext:value-type="float">
            <text:p>177,190,400,000</text:p>
          </table:table-cell>
          <table:table-cell table:formula="of:=[.B943]/[.B942]" office:value-type="float" office:value="1.00212822393689" calcext:value-type="float">
            <text:p>1.0021</text:p>
          </table:table-cell>
          <table:table-cell table:formula="of:=[.B943]+[.D942]" office:value-type="float" office:value="55682169500000" calcext:value-type="float">
            <text:p>55,682,169,500,000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FLOOR(([.$G$2] * ([.A944]-1)^2 + ([.A944]-1) * [.$G$3]) * [.$G$1]) + [.$G$1]" office:value-type="float" office:value="177567100000" calcext:value-type="float">
            <text:p>177,567,100,000</text:p>
          </table:table-cell>
          <table:table-cell table:formula="of:=[.B944]/[.B943]" office:value-type="float" office:value="1.00212596167738" calcext:value-type="float">
            <text:p>1.0021</text:p>
          </table:table-cell>
          <table:table-cell table:formula="of:=[.B944]+[.D943]" office:value-type="float" office:value="55859736600000" calcext:value-type="float">
            <text:p>55,859,736,600,000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FLOOR(([.$G$2] * ([.A945]-1)^2 + ([.A945]-1) * [.$G$3]) * [.$G$1]) + [.$G$1]" office:value-type="float" office:value="177944200000" calcext:value-type="float">
            <text:p>177,944,200,000</text:p>
          </table:table-cell>
          <table:table-cell table:formula="of:=[.B945]/[.B944]" office:value-type="float" office:value="1.00212370422223" calcext:value-type="float">
            <text:p>1.0021</text:p>
          </table:table-cell>
          <table:table-cell table:formula="of:=[.B945]+[.D944]" office:value-type="float" office:value="56037680800000" calcext:value-type="float">
            <text:p>56,037,680,800,000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FLOOR(([.$G$2] * ([.A946]-1)^2 + ([.A946]-1) * [.$G$3]) * [.$G$1]) + [.$G$1]" office:value-type="float" office:value="178321700000" calcext:value-type="float">
            <text:p>178,321,700,000</text:p>
          </table:table-cell>
          <table:table-cell table:formula="of:=[.B946]/[.B945]" office:value-type="float" office:value="1.00212145155616" calcext:value-type="float">
            <text:p>1.0021</text:p>
          </table:table-cell>
          <table:table-cell table:formula="of:=[.B946]+[.D945]" office:value-type="float" office:value="56216002500000" calcext:value-type="float">
            <text:p>56,216,002,500,000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FLOOR(([.$G$2] * ([.A947]-1)^2 + ([.A947]-1) * [.$G$3]) * [.$G$1]) + [.$G$1]" office:value-type="float" office:value="178699600000" calcext:value-type="float">
            <text:p>178,699,600,000</text:p>
          </table:table-cell>
          <table:table-cell table:formula="of:=[.B947]/[.B946]" office:value-type="float" office:value="1.00211920366394" calcext:value-type="float">
            <text:p>1.0021</text:p>
          </table:table-cell>
          <table:table-cell table:formula="of:=[.B947]+[.D946]" office:value-type="float" office:value="56394702100000" calcext:value-type="float">
            <text:p>56,394,702,100,000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FLOOR(([.$G$2] * ([.A948]-1)^2 + ([.A948]-1) * [.$G$3]) * [.$G$1]) + [.$G$1]" office:value-type="float" office:value="179077900000" calcext:value-type="float">
            <text:p>179,077,900,000</text:p>
          </table:table-cell>
          <table:table-cell table:formula="of:=[.B948]/[.B947]" office:value-type="float" office:value="1.00211696053041" calcext:value-type="float">
            <text:p>1.0021</text:p>
          </table:table-cell>
          <table:table-cell table:formula="of:=[.B948]+[.D947]" office:value-type="float" office:value="56573780000000" calcext:value-type="float">
            <text:p>56,573,780,000,000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FLOOR(([.$G$2] * ([.A949]-1)^2 + ([.A949]-1) * [.$G$3]) * [.$G$1]) + [.$G$1]" office:value-type="float" office:value="179456600000" calcext:value-type="float">
            <text:p>179,456,600,000</text:p>
          </table:table-cell>
          <table:table-cell table:formula="of:=[.B949]/[.B948]" office:value-type="float" office:value="1.00211472214048" calcext:value-type="float">
            <text:p>1.0021</text:p>
          </table:table-cell>
          <table:table-cell table:formula="of:=[.B949]+[.D948]" office:value-type="float" office:value="56753236600000" calcext:value-type="float">
            <text:p>56,753,236,600,000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FLOOR(([.$G$2] * ([.A950]-1)^2 + ([.A950]-1) * [.$G$3]) * [.$G$1]) + [.$G$1]" office:value-type="float" office:value="179835700000" calcext:value-type="float">
            <text:p>179,835,700,000</text:p>
          </table:table-cell>
          <table:table-cell table:formula="of:=[.B950]/[.B949]" office:value-type="float" office:value="1.00211248847911" calcext:value-type="float">
            <text:p>1.0021</text:p>
          </table:table-cell>
          <table:table-cell table:formula="of:=[.B950]+[.D949]" office:value-type="float" office:value="56933072300000" calcext:value-type="float">
            <text:p>56,933,072,300,000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FLOOR(([.$G$2] * ([.A951]-1)^2 + ([.A951]-1) * [.$G$3]) * [.$G$1]) + [.$G$1]" office:value-type="float" office:value="180215200000" calcext:value-type="float">
            <text:p>180,215,200,000</text:p>
          </table:table-cell>
          <table:table-cell table:formula="of:=[.B951]/[.B950]" office:value-type="float" office:value="1.00211025953134" calcext:value-type="float">
            <text:p>1.0021</text:p>
          </table:table-cell>
          <table:table-cell table:formula="of:=[.B951]+[.D950]" office:value-type="float" office:value="57113287500000" calcext:value-type="float">
            <text:p>57,113,287,500,000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FLOOR(([.$G$2] * ([.A952]-1)^2 + ([.A952]-1) * [.$G$3]) * [.$G$1]) + [.$G$1]" office:value-type="float" office:value="180595100000" calcext:value-type="float">
            <text:p>180,595,100,000</text:p>
          </table:table-cell>
          <table:table-cell table:formula="of:=[.B952]/[.B951]" office:value-type="float" office:value="1.00210803528226" calcext:value-type="float">
            <text:p>1.0021</text:p>
          </table:table-cell>
          <table:table-cell table:formula="of:=[.B952]+[.D951]" office:value-type="float" office:value="57293882600000" calcext:value-type="float">
            <text:p>57,293,882,600,000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FLOOR(([.$G$2] * ([.A953]-1)^2 + ([.A953]-1) * [.$G$3]) * [.$G$1]) + [.$G$1]" office:value-type="float" office:value="180975400000" calcext:value-type="float">
            <text:p>180,975,400,000</text:p>
          </table:table-cell>
          <table:table-cell table:formula="of:=[.B953]/[.B952]" office:value-type="float" office:value="1.00210581571704" calcext:value-type="float">
            <text:p>1.0021</text:p>
          </table:table-cell>
          <table:table-cell table:formula="of:=[.B953]+[.D952]" office:value-type="float" office:value="57474858000000" calcext:value-type="float">
            <text:p>57,474,858,000,000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FLOOR(([.$G$2] * ([.A954]-1)^2 + ([.A954]-1) * [.$G$3]) * [.$G$1]) + [.$G$1]" office:value-type="float" office:value="181356100000" calcext:value-type="float">
            <text:p>181,356,100,000</text:p>
          </table:table-cell>
          <table:table-cell table:formula="of:=[.B954]/[.B953]" office:value-type="float" office:value="1.00210360082089" calcext:value-type="float">
            <text:p>1.0021</text:p>
          </table:table-cell>
          <table:table-cell table:formula="of:=[.B954]+[.D953]" office:value-type="float" office:value="57656214100000" calcext:value-type="float">
            <text:p>57,656,214,100,000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FLOOR(([.$G$2] * ([.A955]-1)^2 + ([.A955]-1) * [.$G$3]) * [.$G$1]) + [.$G$1]" office:value-type="float" office:value="181737200000" calcext:value-type="float">
            <text:p>181,737,200,000</text:p>
          </table:table-cell>
          <table:table-cell table:formula="of:=[.B955]/[.B954]" office:value-type="float" office:value="1.00210139057909" calcext:value-type="float">
            <text:p>1.0021</text:p>
          </table:table-cell>
          <table:table-cell table:formula="of:=[.B955]+[.D954]" office:value-type="float" office:value="57837951300000" calcext:value-type="float">
            <text:p>57,837,951,300,000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FLOOR(([.$G$2] * ([.A956]-1)^2 + ([.A956]-1) * [.$G$3]) * [.$G$1]) + [.$G$1]" office:value-type="float" office:value="182118700000" calcext:value-type="float">
            <text:p>182,118,700,000</text:p>
          </table:table-cell>
          <table:table-cell table:formula="of:=[.B956]/[.B955]" office:value-type="float" office:value="1.00209918497699" calcext:value-type="float">
            <text:p>1.0021</text:p>
          </table:table-cell>
          <table:table-cell table:formula="of:=[.B956]+[.D955]" office:value-type="float" office:value="58020070000000" calcext:value-type="float">
            <text:p>58,020,070,000,000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FLOOR(([.$G$2] * ([.A957]-1)^2 + ([.A957]-1) * [.$G$3]) * [.$G$1]) + [.$G$1]" office:value-type="float" office:value="182500600000" calcext:value-type="float">
            <text:p>182,500,600,000</text:p>
          </table:table-cell>
          <table:table-cell table:formula="of:=[.B957]/[.B956]" office:value-type="float" office:value="1.002096984" calcext:value-type="float">
            <text:p>1.0021</text:p>
          </table:table-cell>
          <table:table-cell table:formula="of:=[.B957]+[.D956]" office:value-type="float" office:value="58202570600000" calcext:value-type="float">
            <text:p>58,202,570,600,000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FLOOR(([.$G$2] * ([.A958]-1)^2 + ([.A958]-1) * [.$G$3]) * [.$G$1]) + [.$G$1]" office:value-type="float" office:value="182882900000" calcext:value-type="float">
            <text:p>182,882,900,000</text:p>
          </table:table-cell>
          <table:table-cell table:formula="of:=[.B958]/[.B957]" office:value-type="float" office:value="1.00209478763357" calcext:value-type="float">
            <text:p>1.0021</text:p>
          </table:table-cell>
          <table:table-cell table:formula="of:=[.B958]+[.D957]" office:value-type="float" office:value="58385453500000" calcext:value-type="float">
            <text:p>58,385,453,500,000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FLOOR(([.$G$2] * ([.A959]-1)^2 + ([.A959]-1) * [.$G$3]) * [.$G$1]) + [.$G$1]" office:value-type="float" office:value="183265600000" calcext:value-type="float">
            <text:p>183,265,600,000</text:p>
          </table:table-cell>
          <table:table-cell table:formula="of:=[.B959]/[.B958]" office:value-type="float" office:value="1.00209259586325" calcext:value-type="float">
            <text:p>1.0021</text:p>
          </table:table-cell>
          <table:table-cell table:formula="of:=[.B959]+[.D958]" office:value-type="float" office:value="58568719100000" calcext:value-type="float">
            <text:p>58,568,719,100,000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FLOOR(([.$G$2] * ([.A960]-1)^2 + ([.A960]-1) * [.$G$3]) * [.$G$1]) + [.$G$1]" office:value-type="float" office:value="183648700000" calcext:value-type="float">
            <text:p>183,648,700,000</text:p>
          </table:table-cell>
          <table:table-cell table:formula="of:=[.B960]/[.B959]" office:value-type="float" office:value="1.00209040867462" calcext:value-type="float">
            <text:p>1.0021</text:p>
          </table:table-cell>
          <table:table-cell table:formula="of:=[.B960]+[.D959]" office:value-type="float" office:value="58752367800000" calcext:value-type="float">
            <text:p>58,752,367,800,00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FLOOR(([.$G$2] * ([.A961]-1)^2 + ([.A961]-1) * [.$G$3]) * [.$G$1]) + [.$G$1]" office:value-type="float" office:value="184032200000" calcext:value-type="float">
            <text:p>184,032,200,000</text:p>
          </table:table-cell>
          <table:table-cell table:formula="of:=[.B961]/[.B960]" office:value-type="float" office:value="1.00208822605333" calcext:value-type="float">
            <text:p>1.0021</text:p>
          </table:table-cell>
          <table:table-cell table:formula="of:=[.B961]+[.D960]" office:value-type="float" office:value="58936400000000" calcext:value-type="float">
            <text:p>58,936,400,000,000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FLOOR(([.$G$2] * ([.A962]-1)^2 + ([.A962]-1) * [.$G$3]) * [.$G$1]) + [.$G$1]" office:value-type="float" office:value="184416100000" calcext:value-type="float">
            <text:p>184,416,100,000</text:p>
          </table:table-cell>
          <table:table-cell table:formula="of:=[.B962]/[.B961]" office:value-type="float" office:value="1.00208604798508" calcext:value-type="float">
            <text:p>1.0021</text:p>
          </table:table-cell>
          <table:table-cell table:formula="of:=[.B962]+[.D961]" office:value-type="float" office:value="59120816100000" calcext:value-type="float">
            <text:p>59,120,816,100,000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FLOOR(([.$G$2] * ([.A963]-1)^2 + ([.A963]-1) * [.$G$3]) * [.$G$1]) + [.$G$1]" office:value-type="float" office:value="184800400000" calcext:value-type="float">
            <text:p>184,800,400,000</text:p>
          </table:table-cell>
          <table:table-cell table:formula="of:=[.B963]/[.B962]" office:value-type="float" office:value="1.00208387445565" calcext:value-type="float">
            <text:p>1.0021</text:p>
          </table:table-cell>
          <table:table-cell table:formula="of:=[.B963]+[.D962]" office:value-type="float" office:value="59305616500000" calcext:value-type="float">
            <text:p>59,305,616,500,000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FLOOR(([.$G$2] * ([.A964]-1)^2 + ([.A964]-1) * [.$G$3]) * [.$G$1]) + [.$G$1]" office:value-type="float" office:value="185185100000" calcext:value-type="float">
            <text:p>185,185,100,000</text:p>
          </table:table-cell>
          <table:table-cell table:formula="of:=[.B964]/[.B963]" office:value-type="float" office:value="1.00208170545085" calcext:value-type="float">
            <text:p>1.0021</text:p>
          </table:table-cell>
          <table:table-cell table:formula="of:=[.B964]+[.D963]" office:value-type="float" office:value="59490801600000" calcext:value-type="float">
            <text:p>59,490,801,600,000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FLOOR(([.$G$2] * ([.A965]-1)^2 + ([.A965]-1) * [.$G$3]) * [.$G$1]) + [.$G$1]" office:value-type="float" office:value="185570200000" calcext:value-type="float">
            <text:p>185,570,200,000</text:p>
          </table:table-cell>
          <table:table-cell table:formula="of:=[.B965]/[.B964]" office:value-type="float" office:value="1.00207954095659" calcext:value-type="float">
            <text:p>1.0021</text:p>
          </table:table-cell>
          <table:table-cell table:formula="of:=[.B965]+[.D964]" office:value-type="float" office:value="59676371800000" calcext:value-type="float">
            <text:p>59,676,371,800,000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FLOOR(([.$G$2] * ([.A966]-1)^2 + ([.A966]-1) * [.$G$3]) * [.$G$1]) + [.$G$1]" office:value-type="float" office:value="185955700000" calcext:value-type="float">
            <text:p>185,955,700,000</text:p>
          </table:table-cell>
          <table:table-cell table:formula="of:=[.B966]/[.B965]" office:value-type="float" office:value="1.0020773809588" calcext:value-type="float">
            <text:p>1.0021</text:p>
          </table:table-cell>
          <table:table-cell table:formula="of:=[.B966]+[.D965]" office:value-type="float" office:value="59862327500000" calcext:value-type="float">
            <text:p>59,862,327,500,000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FLOOR(([.$G$2] * ([.A967]-1)^2 + ([.A967]-1) * [.$G$3]) * [.$G$1]) + [.$G$1]" office:value-type="float" office:value="186341600000" calcext:value-type="float">
            <text:p>186,341,600,000</text:p>
          </table:table-cell>
          <table:table-cell table:formula="of:=[.B967]/[.B966]" office:value-type="float" office:value="1.00207522544348" calcext:value-type="float">
            <text:p>1.0021</text:p>
          </table:table-cell>
          <table:table-cell table:formula="of:=[.B967]+[.D966]" office:value-type="float" office:value="60048669100000" calcext:value-type="float">
            <text:p>60,048,669,100,000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FLOOR(([.$G$2] * ([.A968]-1)^2 + ([.A968]-1) * [.$G$3]) * [.$G$1]) + [.$G$1]" office:value-type="float" office:value="186727900000" calcext:value-type="float">
            <text:p>186,727,900,000</text:p>
          </table:table-cell>
          <table:table-cell table:formula="of:=[.B968]/[.B967]" office:value-type="float" office:value="1.0020730743967" calcext:value-type="float">
            <text:p>1.0021</text:p>
          </table:table-cell>
          <table:table-cell table:formula="of:=[.B968]+[.D967]" office:value-type="float" office:value="60235397000000" calcext:value-type="float">
            <text:p>60,235,397,000,000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FLOOR(([.$G$2] * ([.A969]-1)^2 + ([.A969]-1) * [.$G$3]) * [.$G$1]) + [.$G$1]" office:value-type="float" office:value="187114600000" calcext:value-type="float">
            <text:p>187,114,600,000</text:p>
          </table:table-cell>
          <table:table-cell table:formula="of:=[.B969]/[.B968]" office:value-type="float" office:value="1.00207092780458" calcext:value-type="float">
            <text:p>1.0021</text:p>
          </table:table-cell>
          <table:table-cell table:formula="of:=[.B969]+[.D968]" office:value-type="float" office:value="60422511600000" calcext:value-type="float">
            <text:p>60,422,511,600,000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FLOOR(([.$G$2] * ([.A970]-1)^2 + ([.A970]-1) * [.$G$3]) * [.$G$1]) + [.$G$1]" office:value-type="float" office:value="187501700000" calcext:value-type="float">
            <text:p>187,501,700,000</text:p>
          </table:table-cell>
          <table:table-cell table:formula="of:=[.B970]/[.B969]" office:value-type="float" office:value="1.00206878565328" calcext:value-type="float">
            <text:p>1.0021</text:p>
          </table:table-cell>
          <table:table-cell table:formula="of:=[.B970]+[.D969]" office:value-type="float" office:value="60610013300000" calcext:value-type="float">
            <text:p>60,610,013,300,000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FLOOR(([.$G$2] * ([.A971]-1)^2 + ([.A971]-1) * [.$G$3]) * [.$G$1]) + [.$G$1]" office:value-type="float" office:value="187889200000" calcext:value-type="float">
            <text:p>187,889,200,000</text:p>
          </table:table-cell>
          <table:table-cell table:formula="of:=[.B971]/[.B970]" office:value-type="float" office:value="1.00206664792906" calcext:value-type="float">
            <text:p>1.0021</text:p>
          </table:table-cell>
          <table:table-cell table:formula="of:=[.B971]+[.D970]" office:value-type="float" office:value="60797902500000" calcext:value-type="float">
            <text:p>60,797,902,500,000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FLOOR(([.$G$2] * ([.A972]-1)^2 + ([.A972]-1) * [.$G$3]) * [.$G$1]) + [.$G$1]" office:value-type="float" office:value="188277100000" calcext:value-type="float">
            <text:p>188,277,100,000</text:p>
          </table:table-cell>
          <table:table-cell table:formula="of:=[.B972]/[.B971]" office:value-type="float" office:value="1.00206451461819" calcext:value-type="float">
            <text:p>1.0021</text:p>
          </table:table-cell>
          <table:table-cell table:formula="of:=[.B972]+[.D971]" office:value-type="float" office:value="60986179600000" calcext:value-type="float">
            <text:p>60,986,179,600,000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FLOOR(([.$G$2] * ([.A973]-1)^2 + ([.A973]-1) * [.$G$3]) * [.$G$1]) + [.$G$1]" office:value-type="float" office:value="188665400000" calcext:value-type="float">
            <text:p>188,665,400,000</text:p>
          </table:table-cell>
          <table:table-cell table:formula="of:=[.B973]/[.B972]" office:value-type="float" office:value="1.00206238570702" calcext:value-type="float">
            <text:p>1.0021</text:p>
          </table:table-cell>
          <table:table-cell table:formula="of:=[.B973]+[.D972]" office:value-type="float" office:value="61174845000000" calcext:value-type="float">
            <text:p>61,174,845,000,000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FLOOR(([.$G$2] * ([.A974]-1)^2 + ([.A974]-1) * [.$G$3]) * [.$G$1]) + [.$G$1]" office:value-type="float" office:value="189054100000" calcext:value-type="float">
            <text:p>189,054,100,000</text:p>
          </table:table-cell>
          <table:table-cell table:formula="of:=[.B974]/[.B973]" office:value-type="float" office:value="1.00206026118197" calcext:value-type="float">
            <text:p>1.0021</text:p>
          </table:table-cell>
          <table:table-cell table:formula="of:=[.B974]+[.D973]" office:value-type="float" office:value="61363899100000" calcext:value-type="float">
            <text:p>61,363,899,100,000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FLOOR(([.$G$2] * ([.A975]-1)^2 + ([.A975]-1) * [.$G$3]) * [.$G$1]) + [.$G$1]" office:value-type="float" office:value="189443200000" calcext:value-type="float">
            <text:p>189,443,200,000</text:p>
          </table:table-cell>
          <table:table-cell table:formula="of:=[.B975]/[.B974]" office:value-type="float" office:value="1.00205814102947" calcext:value-type="float">
            <text:p>1.0021</text:p>
          </table:table-cell>
          <table:table-cell table:formula="of:=[.B975]+[.D974]" office:value-type="float" office:value="61553342300000" calcext:value-type="float">
            <text:p>61,553,342,300,000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FLOOR(([.$G$2] * ([.A976]-1)^2 + ([.A976]-1) * [.$G$3]) * [.$G$1]) + [.$G$1]" office:value-type="float" office:value="189832700000" calcext:value-type="float">
            <text:p>189,832,700,000</text:p>
          </table:table-cell>
          <table:table-cell table:formula="of:=[.B976]/[.B975]" office:value-type="float" office:value="1.00205602523606" calcext:value-type="float">
            <text:p>1.0021</text:p>
          </table:table-cell>
          <table:table-cell table:formula="of:=[.B976]+[.D975]" office:value-type="float" office:value="61743175000000" calcext:value-type="float">
            <text:p>61,743,175,000,000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FLOOR(([.$G$2] * ([.A977]-1)^2 + ([.A977]-1) * [.$G$3]) * [.$G$1]) + [.$G$1]" office:value-type="float" office:value="190222600000" calcext:value-type="float">
            <text:p>190,222,600,000</text:p>
          </table:table-cell>
          <table:table-cell table:formula="of:=[.B977]/[.B976]" office:value-type="float" office:value="1.0020539137883" calcext:value-type="float">
            <text:p>1.0021</text:p>
          </table:table-cell>
          <table:table-cell table:formula="of:=[.B977]+[.D976]" office:value-type="float" office:value="61933397600000" calcext:value-type="float">
            <text:p>61,933,397,600,000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FLOOR(([.$G$2] * ([.A978]-1)^2 + ([.A978]-1) * [.$G$3]) * [.$G$1]) + [.$G$1]" office:value-type="float" office:value="190612900000" calcext:value-type="float">
            <text:p>190,612,900,000</text:p>
          </table:table-cell>
          <table:table-cell table:formula="of:=[.B978]/[.B977]" office:value-type="float" office:value="1.00205180667281" calcext:value-type="float">
            <text:p>1.0021</text:p>
          </table:table-cell>
          <table:table-cell table:formula="of:=[.B978]+[.D977]" office:value-type="float" office:value="62124010500000" calcext:value-type="float">
            <text:p>62,124,010,500,000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FLOOR(([.$G$2] * ([.A979]-1)^2 + ([.A979]-1) * [.$G$3]) * [.$G$1]) + [.$G$1]" office:value-type="float" office:value="191003600000" calcext:value-type="float">
            <text:p>191,003,600,000</text:p>
          </table:table-cell>
          <table:table-cell table:formula="of:=[.B979]/[.B978]" office:value-type="float" office:value="1.00204970387629" calcext:value-type="float">
            <text:p>1.0020</text:p>
          </table:table-cell>
          <table:table-cell table:formula="of:=[.B979]+[.D978]" office:value-type="float" office:value="62315014100000" calcext:value-type="float">
            <text:p>62,315,014,100,000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FLOOR(([.$G$2] * ([.A980]-1)^2 + ([.A980]-1) * [.$G$3]) * [.$G$1]) + [.$G$1]" office:value-type="float" office:value="191394700000" calcext:value-type="float">
            <text:p>191,394,700,000</text:p>
          </table:table-cell>
          <table:table-cell table:formula="of:=[.B980]/[.B979]" office:value-type="float" office:value="1.00204760538545" calcext:value-type="float">
            <text:p>1.0020</text:p>
          </table:table-cell>
          <table:table-cell table:formula="of:=[.B980]+[.D979]" office:value-type="float" office:value="62506408800000" calcext:value-type="float">
            <text:p>62,506,408,800,000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FLOOR(([.$G$2] * ([.A981]-1)^2 + ([.A981]-1) * [.$G$3]) * [.$G$1]) + [.$G$1]" office:value-type="float" office:value="191786200000" calcext:value-type="float">
            <text:p>191,786,200,000</text:p>
          </table:table-cell>
          <table:table-cell table:formula="of:=[.B981]/[.B980]" office:value-type="float" office:value="1.00204551118709" calcext:value-type="float">
            <text:p>1.0020</text:p>
          </table:table-cell>
          <table:table-cell table:formula="of:=[.B981]+[.D980]" office:value-type="float" office:value="62698195000000" calcext:value-type="float">
            <text:p>62,698,195,000,000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FLOOR(([.$G$2] * ([.A982]-1)^2 + ([.A982]-1) * [.$G$3]) * [.$G$1]) + [.$G$1]" office:value-type="float" office:value="192178100000" calcext:value-type="float">
            <text:p>192,178,100,000</text:p>
          </table:table-cell>
          <table:table-cell table:formula="of:=[.B982]/[.B981]" office:value-type="float" office:value="1.00204342126806" calcext:value-type="float">
            <text:p>1.0020</text:p>
          </table:table-cell>
          <table:table-cell table:formula="of:=[.B982]+[.D981]" office:value-type="float" office:value="62890373100000" calcext:value-type="float">
            <text:p>62,890,373,100,000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FLOOR(([.$G$2] * ([.A983]-1)^2 + ([.A983]-1) * [.$G$3]) * [.$G$1]) + [.$G$1]" office:value-type="float" office:value="192570400000" calcext:value-type="float">
            <text:p>192,570,400,000</text:p>
          </table:table-cell>
          <table:table-cell table:formula="of:=[.B983]/[.B982]" office:value-type="float" office:value="1.00204133561524" calcext:value-type="float">
            <text:p>1.0020</text:p>
          </table:table-cell>
          <table:table-cell table:formula="of:=[.B983]+[.D982]" office:value-type="float" office:value="63082943500000" calcext:value-type="float">
            <text:p>63,082,943,500,000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FLOOR(([.$G$2] * ([.A984]-1)^2 + ([.A984]-1) * [.$G$3]) * [.$G$1]) + [.$G$1]" office:value-type="float" office:value="192963100000" calcext:value-type="float">
            <text:p>192,963,100,000</text:p>
          </table:table-cell>
          <table:table-cell table:formula="of:=[.B984]/[.B983]" office:value-type="float" office:value="1.0020392542156" calcext:value-type="float">
            <text:p>1.0020</text:p>
          </table:table-cell>
          <table:table-cell table:formula="of:=[.B984]+[.D983]" office:value-type="float" office:value="63275906600000" calcext:value-type="float">
            <text:p>63,275,906,600,000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FLOOR(([.$G$2] * ([.A985]-1)^2 + ([.A985]-1) * [.$G$3]) * [.$G$1]) + [.$G$1]" office:value-type="float" office:value="193356200000" calcext:value-type="float">
            <text:p>193,356,200,000</text:p>
          </table:table-cell>
          <table:table-cell table:formula="of:=[.B985]/[.B984]" office:value-type="float" office:value="1.00203717705613" calcext:value-type="float">
            <text:p>1.0020</text:p>
          </table:table-cell>
          <table:table-cell table:formula="of:=[.B985]+[.D984]" office:value-type="float" office:value="63469262800000" calcext:value-type="float">
            <text:p>63,469,262,800,000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FLOOR(([.$G$2] * ([.A986]-1)^2 + ([.A986]-1) * [.$G$3]) * [.$G$1]) + [.$G$1]" office:value-type="float" office:value="193749700000" calcext:value-type="float">
            <text:p>193,749,700,000</text:p>
          </table:table-cell>
          <table:table-cell table:formula="of:=[.B986]/[.B985]" office:value-type="float" office:value="1.00203510412389" calcext:value-type="float">
            <text:p>1.0020</text:p>
          </table:table-cell>
          <table:table-cell table:formula="of:=[.B986]+[.D985]" office:value-type="float" office:value="63663012500000" calcext:value-type="float">
            <text:p>63,663,012,500,000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FLOOR(([.$G$2] * ([.A987]-1)^2 + ([.A987]-1) * [.$G$3]) * [.$G$1]) + [.$G$1]" office:value-type="float" office:value="194143600000" calcext:value-type="float">
            <text:p>194,143,600,000</text:p>
          </table:table-cell>
          <table:table-cell table:formula="of:=[.B987]/[.B986]" office:value-type="float" office:value="1.00203303540599" calcext:value-type="float">
            <text:p>1.0020</text:p>
          </table:table-cell>
          <table:table-cell table:formula="of:=[.B987]+[.D986]" office:value-type="float" office:value="63857156100000" calcext:value-type="float">
            <text:p>63,857,156,100,000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FLOOR(([.$G$2] * ([.A988]-1)^2 + ([.A988]-1) * [.$G$3]) * [.$G$1]) + [.$G$1]" office:value-type="float" office:value="194537900000" calcext:value-type="float">
            <text:p>194,537,900,000</text:p>
          </table:table-cell>
          <table:table-cell table:formula="of:=[.B988]/[.B987]" office:value-type="float" office:value="1.00203097088959" calcext:value-type="float">
            <text:p>1.0020</text:p>
          </table:table-cell>
          <table:table-cell table:formula="of:=[.B988]+[.D987]" office:value-type="float" office:value="64051694000000" calcext:value-type="float">
            <text:p>64,051,694,000,000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FLOOR(([.$G$2] * ([.A989]-1)^2 + ([.A989]-1) * [.$G$3]) * [.$G$1]) + [.$G$1]" office:value-type="float" office:value="194932600000" calcext:value-type="float">
            <text:p>194,932,600,000</text:p>
          </table:table-cell>
          <table:table-cell table:formula="of:=[.B989]/[.B988]" office:value-type="float" office:value="1.0020289105619" calcext:value-type="float">
            <text:p>1.0020</text:p>
          </table:table-cell>
          <table:table-cell table:formula="of:=[.B989]+[.D988]" office:value-type="float" office:value="64246626600000" calcext:value-type="float">
            <text:p>64,246,626,600,000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FLOOR(([.$G$2] * ([.A990]-1)^2 + ([.A990]-1) * [.$G$3]) * [.$G$1]) + [.$G$1]" office:value-type="float" office:value="195327700000" calcext:value-type="float">
            <text:p>195,327,700,000</text:p>
          </table:table-cell>
          <table:table-cell table:formula="of:=[.B990]/[.B989]" office:value-type="float" office:value="1.00202685441019" calcext:value-type="float">
            <text:p>1.0020</text:p>
          </table:table-cell>
          <table:table-cell table:formula="of:=[.B990]+[.D989]" office:value-type="float" office:value="64441954300000" calcext:value-type="float">
            <text:p>64,441,954,300,000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FLOOR(([.$G$2] * ([.A991]-1)^2 + ([.A991]-1) * [.$G$3]) * [.$G$1]) + [.$G$1]" office:value-type="float" office:value="195723200000" calcext:value-type="float">
            <text:p>195,723,200,000</text:p>
          </table:table-cell>
          <table:table-cell table:formula="of:=[.B991]/[.B990]" office:value-type="float" office:value="1.00202480242178" calcext:value-type="float">
            <text:p>1.0020</text:p>
          </table:table-cell>
          <table:table-cell table:formula="of:=[.B991]+[.D990]" office:value-type="float" office:value="64637677500000" calcext:value-type="float">
            <text:p>64,637,677,500,000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FLOOR(([.$G$2] * ([.A992]-1)^2 + ([.A992]-1) * [.$G$3]) * [.$G$1]) + [.$G$1]" office:value-type="float" office:value="196119100000" calcext:value-type="float">
            <text:p>196,119,100,000</text:p>
          </table:table-cell>
          <table:table-cell table:formula="of:=[.B992]/[.B991]" office:value-type="float" office:value="1.00202275458402" calcext:value-type="float">
            <text:p>1.0020</text:p>
          </table:table-cell>
          <table:table-cell table:formula="of:=[.B992]+[.D991]" office:value-type="float" office:value="64833796600000" calcext:value-type="float">
            <text:p>64,833,796,600,000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FLOOR(([.$G$2] * ([.A993]-1)^2 + ([.A993]-1) * [.$G$3]) * [.$G$1]) + [.$G$1]" office:value-type="float" office:value="196515400000" calcext:value-type="float">
            <text:p>196,515,400,000</text:p>
          </table:table-cell>
          <table:table-cell table:formula="of:=[.B993]/[.B992]" office:value-type="float" office:value="1.00202071088436" calcext:value-type="float">
            <text:p>1.0020</text:p>
          </table:table-cell>
          <table:table-cell table:formula="of:=[.B993]+[.D992]" office:value-type="float" office:value="65030312000000" calcext:value-type="float">
            <text:p>65,030,312,000,000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FLOOR(([.$G$2] * ([.A994]-1)^2 + ([.A994]-1) * [.$G$3]) * [.$G$1]) + [.$G$1]" office:value-type="float" office:value="196912100000" calcext:value-type="float">
            <text:p>196,912,100,000</text:p>
          </table:table-cell>
          <table:table-cell table:formula="of:=[.B994]/[.B993]" office:value-type="float" office:value="1.00201867131024" calcext:value-type="float">
            <text:p>1.0020</text:p>
          </table:table-cell>
          <table:table-cell table:formula="of:=[.B994]+[.D993]" office:value-type="float" office:value="65227224100000" calcext:value-type="float">
            <text:p>65,227,224,100,000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FLOOR(([.$G$2] * ([.A995]-1)^2 + ([.A995]-1) * [.$G$3]) * [.$G$1]) + [.$G$1]" office:value-type="float" office:value="197309200000" calcext:value-type="float">
            <text:p>197,309,200,000</text:p>
          </table:table-cell>
          <table:table-cell table:formula="of:=[.B995]/[.B994]" office:value-type="float" office:value="1.00201663584919" calcext:value-type="float">
            <text:p>1.0020</text:p>
          </table:table-cell>
          <table:table-cell table:formula="of:=[.B995]+[.D994]" office:value-type="float" office:value="65424533300000" calcext:value-type="float">
            <text:p>65,424,533,300,000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FLOOR(([.$G$2] * ([.A996]-1)^2 + ([.A996]-1) * [.$G$3]) * [.$G$1]) + [.$G$1]" office:value-type="float" office:value="197706700000" calcext:value-type="float">
            <text:p>197,706,700,000</text:p>
          </table:table-cell>
          <table:table-cell table:formula="of:=[.B996]/[.B995]" office:value-type="float" office:value="1.00201460448879" calcext:value-type="float">
            <text:p>1.0020</text:p>
          </table:table-cell>
          <table:table-cell table:formula="of:=[.B996]+[.D995]" office:value-type="float" office:value="65622240000000" calcext:value-type="float">
            <text:p>65,622,240,000,000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FLOOR(([.$G$2] * ([.A997]-1)^2 + ([.A997]-1) * [.$G$3]) * [.$G$1]) + [.$G$1]" office:value-type="float" office:value="198104600000" calcext:value-type="float">
            <text:p>198,104,600,000</text:p>
          </table:table-cell>
          <table:table-cell table:formula="of:=[.B997]/[.B996]" office:value-type="float" office:value="1.00201257721665" calcext:value-type="float">
            <text:p>1.0020</text:p>
          </table:table-cell>
          <table:table-cell table:formula="of:=[.B997]+[.D996]" office:value-type="float" office:value="65820344600000" calcext:value-type="float">
            <text:p>65,820,344,600,000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FLOOR(([.$G$2] * ([.A998]-1)^2 + ([.A998]-1) * [.$G$3]) * [.$G$1]) + [.$G$1]" office:value-type="float" office:value="198502900000" calcext:value-type="float">
            <text:p>198,502,900,000</text:p>
          </table:table-cell>
          <table:table-cell table:formula="of:=[.B998]/[.B997]" office:value-type="float" office:value="1.00201055402045" calcext:value-type="float">
            <text:p>1.0020</text:p>
          </table:table-cell>
          <table:table-cell table:formula="of:=[.B998]+[.D997]" office:value-type="float" office:value="66018847500000" calcext:value-type="float">
            <text:p>66,018,847,500,000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FLOOR(([.$G$2] * ([.A999]-1)^2 + ([.A999]-1) * [.$G$3]) * [.$G$1]) + [.$G$1]" office:value-type="float" office:value="198901600000" calcext:value-type="float">
            <text:p>198,901,600,000</text:p>
          </table:table-cell>
          <table:table-cell table:formula="of:=[.B999]/[.B998]" office:value-type="float" office:value="1.0020085348879" calcext:value-type="float">
            <text:p>1.0020</text:p>
          </table:table-cell>
          <table:table-cell table:formula="of:=[.B999]+[.D998]" office:value-type="float" office:value="66217749100000" calcext:value-type="float">
            <text:p>66,217,749,100,000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FLOOR(([.$G$2] * ([.A1000]-1)^2 + ([.A1000]-1) * [.$G$3]) * [.$G$1]) + [.$G$1]" office:value-type="float" office:value="199300700000" calcext:value-type="float">
            <text:p>199,300,700,000</text:p>
          </table:table-cell>
          <table:table-cell table:formula="of:=[.B1000]/[.B999]" office:value-type="float" office:value="1.00200651980678" calcext:value-type="float">
            <text:p>1.0020</text:p>
          </table:table-cell>
          <table:table-cell table:formula="of:=[.B1000]+[.D999]" office:value-type="float" office:value="66417049800000" calcext:value-type="float">
            <text:p>66,417,049,800,000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([.$G$2] * ([.A1001]-1)^2 + ([.A1001]-1) * [.$G$3]) * [.$G$1]) + [.$G$1]" office:value-type="float" office:value="199700200000" calcext:value-type="float">
            <text:p>199,700,200,000</text:p>
          </table:table-cell>
          <table:table-cell table:formula="of:=[.B1001]/[.B1000]" office:value-type="float" office:value="1.0020045087649" calcext:value-type="float">
            <text:p>1.0020</text:p>
          </table:table-cell>
          <table:table-cell table:formula="of:=[.B1001]+[.D1000]" office:value-type="float" office:value="66616750000000" calcext:value-type="float">
            <text:p>66,616,750,000,000</text:p>
          </table:table-cell>
          <table:table-cell table:number-columns-repeated="8"/>
        </table:table-row>
      </table:table>
      <table:table table:name="rebirth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FLOOR(([.$B2]-1)/5)+1" office:value-type="float" office:value="0" calcext:value-type="float">
            <text:p>0</text:p>
          </table:table-cell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FLOOR(([.$B3]-1)/5)+1" office:value-type="float" office:value="1" calcext:value-type="float">
            <text:p>1</text:p>
          </table:table-cell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FLOOR(([.$B4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FLOOR(([.$B5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FLOOR(([.$B6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FLOOR(([.$B7]-1)/5)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FLOOR(([.$B8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FLOOR(([.$B9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FLOOR(([.$B10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FLOOR(([.$B11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FLOOR(([.$B12]-1)/5)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FLOOR(([.$B13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FLOOR(([.$B14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FLOOR(([.$B15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FLOOR(([.$B16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FLOOR(([.$B17]-1)/5)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FLOOR(([.$B18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FLOOR(([.$B19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FLOOR(([.$B20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FLOOR(([.$B21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FLOOR(([.$B22]-1)/5)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FLOOR(([.$B23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FLOOR(([.$B24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FLOOR(([.$B25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FLOOR(([.$B26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FLOOR(([.$B27]-1)/5)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FLOOR(([.$B28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FLOOR(([.$B29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FLOOR(([.$B30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FLOOR(([.$B31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FLOOR(([.$B32]-1)/5)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FLOOR(([.$B33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FLOOR(([.$B34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FLOOR(([.$B35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FLOOR(([.$B36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FLOOR(([.$B37]-1)/5)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FLOOR(([.$B38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FLOOR(([.$B39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FLOOR(([.$B40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FLOOR(([.$B41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FLOOR(([.$B42]-1)/5)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FLOOR(([.$B43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FLOOR(([.$B44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FLOOR(([.$B45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FLOOR(([.$B46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FLOOR(([.$B47]-1)/5)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FLOOR(([.$B48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FLOOR(([.$B49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FLOOR(([.$B50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FLOOR(([.$B51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FLOOR(([.$B52]-1)/5)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FLOOR(([.$B53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FLOOR(([.$B54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FLOOR(([.$B55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FLOOR(([.$B56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FLOOR(([.$B57]-1)/5)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FLOOR(([.$B58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FLOOR(([.$B59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FLOOR(([.$B60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FLOOR(([.$B61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FLOOR(([.$B62]-1)/5)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FLOOR(([.$B63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FLOOR(([.$B64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FLOOR(([.$B65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FLOOR(([.$B66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FLOOR(([.$B67]-1)/5)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FLOOR(([.$B68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FLOOR(([.$B69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FLOOR(([.$B70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FLOOR(([.$B71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FLOOR(([.$B72]-1)/5)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FLOOR(([.$B73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FLOOR(([.$B74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FLOOR(([.$B75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FLOOR(([.$B76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FLOOR(([.$B77]-1)/5)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FLOOR(([.$B78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FLOOR(([.$B79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FLOOR(([.$B80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FLOOR(([.$B81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FLOOR(([.$B82]-1)/5)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FLOOR(([.$B83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FLOOR(([.$B84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FLOOR(([.$B85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FLOOR(([.$B86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FLOOR(([.$B87]-1)/5)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FLOOR(([.$B88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FLOOR(([.$B89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FLOOR(([.$B90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FLOOR(([.$B91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FLOOR(([.$B92]-1)/5)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FLOOR(([.$B93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FLOOR(([.$B94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FLOOR(([.$B95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FLOOR(([.$B96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FLOOR(([.$B97]-1)/5)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FLOOR(([.$B98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FLOOR(([.$B99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FLOOR(([.$B100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FLOOR(([.$B101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FLOOR(([.$B102]-1)/5)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FLOOR(([.$B103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FLOOR(([.$B104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FLOOR(([.$B105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FLOOR(([.$B106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FLOOR(([.$B107]-1)/5)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FLOOR(([.$B108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FLOOR(([.$B109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FLOOR(([.$B110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FLOOR(([.$B111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FLOOR(([.$B112]-1)/5)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FLOOR(([.$B113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FLOOR(([.$B114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FLOOR(([.$B115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FLOOR(([.$B116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FLOOR(([.$B117]-1)/5)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FLOOR(([.$B118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FLOOR(([.$B119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FLOOR(([.$B120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FLOOR(([.$B121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FLOOR(([.$B122]-1)/5)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FLOOR(([.$B123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FLOOR(([.$B124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FLOOR(([.$B125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FLOOR(([.$B126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FLOOR(([.$B127]-1)/5)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FLOOR(([.$B128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FLOOR(([.$B129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FLOOR(([.$B130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FLOOR(([.$B131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FLOOR(([.$B132]-1)/5)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FLOOR(([.$B133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FLOOR(([.$B134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FLOOR(([.$B135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FLOOR(([.$B136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FLOOR(([.$B137]-1)/5)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FLOOR(([.$B138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FLOOR(([.$B139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FLOOR(([.$B140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FLOOR(([.$B141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FLOOR(([.$B142]-1)/5)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FLOOR(([.$B143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FLOOR(([.$B144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FLOOR(([.$B145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FLOOR(([.$B146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FLOOR(([.$B147]-1)/5)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FLOOR(([.$B148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FLOOR(([.$B149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FLOOR(([.$B150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FLOOR(([.$B151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FLOOR(([.$B152]-1)/5)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FLOOR(([.$B153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FLOOR(([.$B154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FLOOR(([.$B155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FLOOR(([.$B156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FLOOR(([.$B157]-1)/5)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FLOOR(([.$B158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FLOOR(([.$B159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FLOOR(([.$B160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FLOOR(([.$B161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FLOOR(([.$B162]-1)/5)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FLOOR(([.$B163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FLOOR(([.$B164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FLOOR(([.$B165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FLOOR(([.$B166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FLOOR(([.$B167]-1)/5)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FLOOR(([.$B168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FLOOR(([.$B169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FLOOR(([.$B170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FLOOR(([.$B171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FLOOR(([.$B172]-1)/5)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FLOOR(([.$B173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FLOOR(([.$B174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FLOOR(([.$B175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FLOOR(([.$B176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FLOOR(([.$B177]-1)/5)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FLOOR(([.$B178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FLOOR(([.$B179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FLOOR(([.$B180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FLOOR(([.$B181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FLOOR(([.$B182]-1)/5)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FLOOR(([.$B183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FLOOR(([.$B184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FLOOR(([.$B185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FLOOR(([.$B186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FLOOR(([.$B187]-1)/5)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FLOOR(([.$B188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FLOOR(([.$B189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FLOOR(([.$B190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FLOOR(([.$B191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FLOOR(([.$B192]-1)/5)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FLOOR(([.$B193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FLOOR(([.$B194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FLOOR(([.$B195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FLOOR(([.$B196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FLOOR(([.$B197]-1)/5)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FLOOR(([.$B198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FLOOR(([.$B199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FLOOR(([.$B200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FLOOR(([.$B201]-1)/5)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FLOOR(([.$B202]-1)/5)+1"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7:27:19.980823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0.3$Linux_X86_64 LibreOffice_project/10$Build-3</meta:generator>
    <meta:initial-creator>Alan Witkowski</meta:initial-creator>
    <meta:creation-date>2008-06-06T09:57:50</meta:creation-date>
    <dc:date>2021-02-17T17:29:32.731046923</dc:date>
    <meta:editing-cycles>566</meta:editing-cycles>
    <meta:editing-duration>PT14H8M27S</meta:editing-duration>
    <meta:document-statistic meta:table-count="15" meta:cell-count="16388" meta:object-count="0"/>
    <meta:user-defined meta:name="Info 1"/>
    <meta:user-defined meta:name="Info 2"/>
    <meta:user-defined meta:name="Info 3"/>
    <meta:user-defined meta:name="Info 4"/>
  </office:meta>
</office:document-meta>
</file>